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1" svg:font-family="Courier" style:font-family-generic="modern" style:font-pitch="variable"/>
    <style:font-face style:name="Courier" svg:font-family="Courier" style:font-adornments="Regular"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077fe5" officeooo:paragraph-rsid="00077fe5"/>
    </style:style>
    <style:style style:name="P2" style:family="paragraph" style:parent-style-name="Text_20_body">
      <style:text-properties officeooo:rsid="00077fe5" officeooo:paragraph-rsid="007a9212"/>
    </style:style>
    <style:style style:name="P3" style:family="paragraph" style:parent-style-name="Text_20_body">
      <style:text-properties officeooo:rsid="00077fe5" officeooo:paragraph-rsid="012e4d31"/>
    </style:style>
    <style:style style:name="P4" style:family="paragraph" style:parent-style-name="Text_20_body">
      <style:text-properties officeooo:rsid="00077fe5" officeooo:paragraph-rsid="00ebdfc1"/>
    </style:style>
    <style:style style:name="P5" style:family="paragraph" style:parent-style-name="Text_20_body">
      <style:text-properties officeooo:rsid="00077fe5" officeooo:paragraph-rsid="012cf320"/>
    </style:style>
    <style:style style:name="P6" style:family="paragraph" style:parent-style-name="Text_20_body">
      <style:text-properties officeooo:rsid="0009b6dc" officeooo:paragraph-rsid="0009b6dc"/>
    </style:style>
    <style:style style:name="P7" style:family="paragraph" style:parent-style-name="Text_20_body">
      <style:text-properties officeooo:rsid="000bc39e" officeooo:paragraph-rsid="000bc39e"/>
    </style:style>
    <style:style style:name="P8" style:family="paragraph" style:parent-style-name="Text_20_body">
      <style:text-properties officeooo:rsid="000d4b21" officeooo:paragraph-rsid="000d4b21"/>
    </style:style>
    <style:style style:name="P9" style:family="paragraph" style:parent-style-name="Text_20_body">
      <style:text-properties officeooo:rsid="001bf820" officeooo:paragraph-rsid="002dea44"/>
    </style:style>
    <style:style style:name="P10" style:family="paragraph" style:parent-style-name="Text_20_body">
      <style:text-properties officeooo:rsid="001ce9aa" officeooo:paragraph-rsid="001e9d4a"/>
    </style:style>
    <style:style style:name="P11" style:family="paragraph" style:parent-style-name="Text_20_body">
      <style:text-properties officeooo:rsid="001ce9aa" officeooo:paragraph-rsid="004bb4b4"/>
    </style:style>
    <style:style style:name="P12" style:family="paragraph" style:parent-style-name="Text_20_body">
      <style:text-properties fo:font-size="14pt" fo:font-weight="bold" officeooo:rsid="001ce9aa" officeooo:paragraph-rsid="001ce9aa" style:font-size-asian="14pt" style:font-weight-asian="bold" style:font-size-complex="14pt" style:font-weight-complex="bold"/>
    </style:style>
    <style:style style:name="P13" style:family="paragraph" style:parent-style-name="Text_20_body">
      <style:text-properties officeooo:rsid="0021913a" officeooo:paragraph-rsid="0040206f"/>
    </style:style>
    <style:style style:name="P14" style:family="paragraph" style:parent-style-name="Text_20_body">
      <style:text-properties officeooo:rsid="002758f1" officeooo:paragraph-rsid="002758f1"/>
    </style:style>
    <style:style style:name="P15" style:family="paragraph" style:parent-style-name="Text_20_body">
      <style:text-properties officeooo:rsid="002758f1" officeooo:paragraph-rsid="00319869"/>
    </style:style>
    <style:style style:name="P16" style:family="paragraph" style:parent-style-name="Text_20_body">
      <style:text-properties officeooo:rsid="002758f1" officeooo:paragraph-rsid="00d6dfe0"/>
    </style:style>
    <style:style style:name="P17" style:family="paragraph" style:parent-style-name="Text_20_body">
      <style:paragraph-properties fo:text-align="start" style:justify-single-word="false"/>
      <style:text-properties officeooo:rsid="002758f1" officeooo:paragraph-rsid="011ff205"/>
    </style:style>
    <style:style style:name="P18" style:family="paragraph" style:parent-style-name="Text_20_body">
      <style:text-properties officeooo:rsid="0027c4d9" officeooo:paragraph-rsid="0027c4d9"/>
    </style:style>
    <style:style style:name="P19" style:family="paragraph" style:parent-style-name="Text_20_body">
      <style:text-properties officeooo:rsid="0027c4d9" officeooo:paragraph-rsid="00eeccf7"/>
    </style:style>
    <style:style style:name="P20" style:family="paragraph" style:parent-style-name="Text_20_body">
      <style:text-properties officeooo:rsid="0050c974" officeooo:paragraph-rsid="0050c974"/>
    </style:style>
    <style:style style:name="P21" style:family="paragraph" style:parent-style-name="Text_20_body">
      <style:text-properties officeooo:rsid="0050c974" officeooo:paragraph-rsid="00592cbe"/>
    </style:style>
    <style:style style:name="P22" style:family="paragraph" style:parent-style-name="Text_20_body">
      <style:text-properties officeooo:rsid="0051966c" officeooo:paragraph-rsid="0051966c"/>
    </style:style>
    <style:style style:name="P23" style:family="paragraph" style:parent-style-name="Text_20_body">
      <style:text-properties officeooo:rsid="005a6ad4" officeooo:paragraph-rsid="005a6ad4"/>
    </style:style>
    <style:style style:name="P24" style:family="paragraph" style:parent-style-name="Text_20_body">
      <style:text-properties officeooo:rsid="005a6ad4" officeooo:paragraph-rsid="00663ac4"/>
    </style:style>
    <style:style style:name="P25" style:family="paragraph" style:parent-style-name="Text_20_body">
      <style:text-properties officeooo:rsid="005bc3fd" officeooo:paragraph-rsid="005efd8c"/>
    </style:style>
    <style:style style:name="P26" style:family="paragraph" style:parent-style-name="Text_20_body">
      <style:text-properties officeooo:rsid="0062c489" officeooo:paragraph-rsid="005efd8c"/>
    </style:style>
    <style:style style:name="P27" style:family="paragraph" style:parent-style-name="Text_20_body">
      <style:text-properties officeooo:rsid="00747136" officeooo:paragraph-rsid="00747136"/>
    </style:style>
    <style:style style:name="P28" style:family="paragraph" style:parent-style-name="Text_20_body">
      <style:text-properties officeooo:rsid="0074a0d3" officeooo:paragraph-rsid="0109399c"/>
    </style:style>
    <style:style style:name="P29" style:family="paragraph" style:parent-style-name="Text_20_body">
      <style:text-properties officeooo:rsid="0074a0d3" officeooo:paragraph-rsid="00861824"/>
    </style:style>
    <style:style style:name="P30" style:family="paragraph" style:parent-style-name="Text_20_body">
      <style:text-properties officeooo:rsid="0077d8c2" officeooo:paragraph-rsid="0077d8c2"/>
    </style:style>
    <style:style style:name="P31" style:family="paragraph" style:parent-style-name="Text_20_body">
      <style:text-properties officeooo:rsid="0077d8c2" officeooo:paragraph-rsid="00f9fd9f"/>
    </style:style>
    <style:style style:name="P32" style:family="paragraph" style:parent-style-name="Text_20_body">
      <style:text-properties officeooo:rsid="007b7695" officeooo:paragraph-rsid="00db423d"/>
    </style:style>
    <style:style style:name="P33" style:family="paragraph" style:parent-style-name="Text_20_body">
      <style:paragraph-properties fo:text-align="center" style:justify-single-word="false"/>
      <style:text-properties officeooo:rsid="007b7695" officeooo:paragraph-rsid="00e78854"/>
    </style:style>
    <style:style style:name="P34" style:family="paragraph" style:parent-style-name="Text_20_body">
      <style:text-properties officeooo:rsid="00861824" officeooo:paragraph-rsid="00861824"/>
    </style:style>
    <style:style style:name="P35" style:family="paragraph" style:parent-style-name="Text_20_body">
      <style:text-properties style:font-name="Courier" fo:font-size="6pt" officeooo:rsid="0077d8c2" officeooo:paragraph-rsid="011ff205" style:font-size-asian="10.5pt"/>
    </style:style>
    <style:style style:name="P36" style:family="paragraph" style:parent-style-name="Text_20_body">
      <style:text-properties officeooo:rsid="0044e3c4" officeooo:paragraph-rsid="0078a5ae"/>
    </style:style>
    <style:style style:name="P37" style:family="paragraph" style:parent-style-name="Text_20_body">
      <style:text-properties fo:font-style="italic" fo:font-weight="bold" officeooo:rsid="0096c1cd" officeooo:paragraph-rsid="0096c1cd" style:font-style-asian="italic" style:font-weight-asian="bold" style:font-style-complex="italic" style:font-weight-complex="bold"/>
    </style:style>
    <style:style style:name="P38" style:family="paragraph" style:parent-style-name="Text_20_body">
      <style:text-properties fo:font-style="italic" fo:font-weight="bold" officeooo:rsid="00a0041e" officeooo:paragraph-rsid="00a0041e" style:font-style-asian="italic" style:font-weight-asian="bold" style:font-style-complex="italic" style:font-weight-complex="bold"/>
    </style:style>
    <style:style style:name="P39" style:family="paragraph" style:parent-style-name="Text_20_body">
      <style:text-properties fo:font-style="italic" fo:font-weight="bold" officeooo:rsid="00a31207" officeooo:paragraph-rsid="00a31207" style:font-style-asian="italic" style:font-weight-asian="bold" style:font-style-complex="italic" style:font-weight-complex="bold"/>
    </style:style>
    <style:style style:name="P40" style:family="paragraph" style:parent-style-name="Text_20_body">
      <style:paragraph-properties fo:text-align="center" style:justify-single-word="false"/>
      <style:text-properties fo:font-style="italic" fo:font-weight="bold" officeooo:rsid="00e15bfc" officeooo:paragraph-rsid="00e1b121" style:font-style-asian="italic" style:font-weight-asian="bold" style:font-style-complex="italic" style:font-weight-complex="bold"/>
    </style:style>
    <style:style style:name="P41"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2" style:family="paragraph" style:parent-style-name="Text_20_body">
      <style:paragraph-properties fo:text-align="start" style:justify-single-word="false"/>
      <style:text-properties fo:font-style="italic" fo:font-weight="bold" officeooo:rsid="011efbbb" officeooo:paragraph-rsid="011ff205" style:font-style-asian="italic" style:font-weight-asian="bold" style:font-style-complex="italic" style:font-weight-complex="bold"/>
    </style:style>
    <style:style style:name="P43" style:family="paragraph" style:parent-style-name="Text_20_body">
      <style:text-properties fo:font-style="italic" officeooo:rsid="0099d840" officeooo:paragraph-rsid="0099d840" style:font-style-asian="italic" style:font-style-complex="italic"/>
    </style:style>
    <style:style style:name="P44" style:family="paragraph" style:parent-style-name="Text_20_body">
      <style:text-properties fo:font-style="italic" officeooo:rsid="005a2d08" officeooo:paragraph-rsid="0096c1cd" style:font-style-asian="italic" style:font-style-complex="italic"/>
    </style:style>
    <style:style style:name="P45" style:family="paragraph" style:parent-style-name="Text_20_body">
      <style:text-properties fo:font-style="italic" officeooo:rsid="006aac99" officeooo:paragraph-rsid="006aac99" style:font-style-asian="italic" style:font-style-complex="italic"/>
    </style:style>
    <style:style style:name="P46" style:family="paragraph" style:parent-style-name="Text_20_body">
      <style:text-properties fo:font-style="italic" officeooo:rsid="00a31207" officeooo:paragraph-rsid="00a31207" style:font-style-asian="italic" style:font-style-complex="italic"/>
    </style:style>
    <style:style style:name="P47" style:family="paragraph" style:parent-style-name="Text_20_body">
      <style:text-properties fo:font-style="italic" officeooo:rsid="00a64ca9" officeooo:paragraph-rsid="00a64ca9" style:font-style-asian="italic" style:font-style-complex="italic"/>
    </style:style>
    <style:style style:name="P48" style:family="paragraph" style:parent-style-name="Text_20_body">
      <style:text-properties fo:font-style="italic" officeooo:rsid="005bc3fd" officeooo:paragraph-rsid="0096c1cd" style:font-style-asian="italic" style:font-style-complex="italic"/>
    </style:style>
    <style:style style:name="P49" style:family="paragraph" style:parent-style-name="Text_20_body">
      <style:text-properties fo:font-style="italic" officeooo:rsid="00e004e8" officeooo:paragraph-rsid="00dcfc43" style:font-style-asian="italic" style:font-style-complex="italic"/>
    </style:style>
    <style:style style:name="P50" style:family="paragraph" style:parent-style-name="Text_20_body">
      <style:text-properties fo:font-style="italic" officeooo:rsid="0129f598" officeooo:paragraph-rsid="0129f598" style:font-style-asian="italic" style:font-style-complex="italic"/>
    </style:style>
    <style:style style:name="P51" style:family="paragraph" style:parent-style-name="Text_20_body">
      <style:text-properties fo:font-style="italic" officeooo:rsid="01901e86" officeooo:paragraph-rsid="01901e86" style:font-style-asian="italic" style:font-style-complex="italic"/>
    </style:style>
    <style:style style:name="P52" style:family="paragraph" style:parent-style-name="Text_20_body">
      <style:text-properties officeooo:rsid="00a64ca9" officeooo:paragraph-rsid="00a64ca9"/>
    </style:style>
    <style:style style:name="P53" style:family="paragraph" style:parent-style-name="Text_20_body">
      <style:text-properties officeooo:rsid="00a7ddbd" officeooo:paragraph-rsid="00a7ddbd"/>
    </style:style>
    <style:style style:name="P54" style:family="paragraph" style:parent-style-name="Text_20_body">
      <style:text-properties officeooo:rsid="00a61ea7" officeooo:paragraph-rsid="00a61ea7"/>
    </style:style>
    <style:style style:name="P55" style:family="paragraph" style:parent-style-name="Text_20_body">
      <style:text-properties officeooo:rsid="007a06a2" officeooo:paragraph-rsid="00e1b121"/>
    </style:style>
    <style:style style:name="P56" style:family="paragraph" style:parent-style-name="Text_20_body">
      <style:text-properties officeooo:rsid="007a06a2" officeooo:paragraph-rsid="00e395c6"/>
    </style:style>
    <style:style style:name="P57" style:family="paragraph" style:parent-style-name="Text_20_body">
      <style:text-properties officeooo:rsid="00d96375" officeooo:paragraph-rsid="00d96375"/>
    </style:style>
    <style:style style:name="P58" style:family="paragraph" style:parent-style-name="Text_20_body">
      <style:text-properties officeooo:rsid="00d96375" officeooo:paragraph-rsid="00dcfc43"/>
    </style:style>
    <style:style style:name="P59" style:family="paragraph" style:parent-style-name="Text_20_body">
      <style:text-properties officeooo:rsid="00dac7bb" officeooo:paragraph-rsid="00dac7bb"/>
    </style:style>
    <style:style style:name="P60" style:family="paragraph" style:parent-style-name="Text_20_body">
      <style:text-properties officeooo:rsid="00dac7bb" officeooo:paragraph-rsid="00e1b121"/>
    </style:style>
    <style:style style:name="P61" style:family="paragraph" style:parent-style-name="Text_20_body">
      <style:text-properties officeooo:rsid="00db423d" officeooo:paragraph-rsid="00db423d"/>
    </style:style>
    <style:style style:name="P62" style:family="paragraph" style:parent-style-name="Text_20_body">
      <style:text-properties fo:font-style="normal" officeooo:rsid="00df694e" officeooo:paragraph-rsid="00df694e" style:font-style-asian="normal" style:font-style-complex="normal"/>
    </style:style>
    <style:style style:name="P63" style:family="paragraph" style:parent-style-name="Text_20_body">
      <style:text-properties fo:font-style="normal" officeooo:rsid="005a6ad4" officeooo:paragraph-rsid="0193aa38" style:font-style-asian="normal" style:font-style-complex="normal"/>
    </style:style>
    <style:style style:name="P6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65" style:family="paragraph" style:parent-style-name="Text_20_body">
      <style:paragraph-properties fo:text-align="center" style:justify-single-word="false"/>
      <style:text-properties fo:font-style="normal" fo:font-weight="normal" officeooo:rsid="01316a8f" style:font-style-asian="normal" style:font-weight-asian="normal" style:font-style-complex="normal" style:font-weight-complex="normal"/>
    </style:style>
    <style:style style:name="P66" style:family="paragraph" style:parent-style-name="Text_20_body">
      <style:paragraph-properties fo:text-align="center" style:justify-single-word="false"/>
      <style:text-properties fo:font-style="normal" fo:font-weight="normal" officeooo:rsid="012fe941" officeooo:paragraph-rsid="012fe941" style:font-style-asian="normal" style:font-weight-asian="normal" style:font-style-complex="normal" style:font-weight-complex="normal"/>
    </style:style>
    <style:style style:name="P67" style:family="paragraph" style:parent-style-name="Text_20_body">
      <style:text-properties officeooo:rsid="00ebdfc1" officeooo:paragraph-rsid="00ebdfc1"/>
    </style:style>
    <style:style style:name="P68" style:family="paragraph" style:parent-style-name="Text_20_body">
      <style:text-properties officeooo:rsid="002920b7" officeooo:paragraph-rsid="00ff2917"/>
    </style:style>
    <style:style style:name="P69" style:family="paragraph" style:parent-style-name="Text_20_body">
      <style:text-properties officeooo:rsid="00b6edbc" officeooo:paragraph-rsid="00eeccf7"/>
    </style:style>
    <style:style style:name="P70" style:family="paragraph" style:parent-style-name="Text_20_body">
      <style:text-properties officeooo:rsid="00806f38" officeooo:paragraph-rsid="00806f38"/>
    </style:style>
    <style:style style:name="P71" style:family="paragraph" style:parent-style-name="Text_20_body">
      <style:text-properties officeooo:rsid="00806f38" officeooo:paragraph-rsid="01ee478f"/>
    </style:style>
    <style:style style:name="P72" style:family="paragraph" style:parent-style-name="Text_20_body">
      <style:text-properties officeooo:paragraph-rsid="0056daa9"/>
    </style:style>
    <style:style style:name="P73" style:family="paragraph" style:parent-style-name="Text_20_body">
      <style:text-properties officeooo:paragraph-rsid="00f32d7f"/>
    </style:style>
    <style:style style:name="P74" style:family="paragraph" style:parent-style-name="Text_20_body">
      <style:text-properties officeooo:rsid="00d0b7b3" officeooo:paragraph-rsid="00f9fd9f"/>
    </style:style>
    <style:style style:name="P75" style:family="paragraph" style:parent-style-name="Text_20_body">
      <style:text-properties officeooo:rsid="0102d096" officeooo:paragraph-rsid="0102d096"/>
    </style:style>
    <style:style style:name="P76" style:family="paragraph" style:parent-style-name="Text_20_body">
      <style:text-properties officeooo:rsid="0100eaf4" officeooo:paragraph-rsid="00ff2e22"/>
    </style:style>
    <style:style style:name="P77" style:family="paragraph" style:parent-style-name="Text_20_body">
      <style:text-properties officeooo:rsid="01060a46" officeooo:paragraph-rsid="01235c68"/>
    </style:style>
    <style:style style:name="P78" style:family="paragraph" style:parent-style-name="Text_20_body">
      <style:text-properties officeooo:rsid="01025235" officeooo:paragraph-rsid="012de39c"/>
    </style:style>
    <style:style style:name="P79" style:family="paragraph" style:parent-style-name="Text_20_body">
      <style:text-properties officeooo:rsid="0125047d" officeooo:paragraph-rsid="0125047d"/>
    </style:style>
    <style:style style:name="P80" style:family="paragraph" style:parent-style-name="Text_20_body">
      <style:text-properties officeooo:rsid="0125047d" officeooo:paragraph-rsid="012cf320"/>
    </style:style>
    <style:style style:name="P81" style:family="paragraph" style:parent-style-name="Text_20_body">
      <style:text-properties officeooo:rsid="00af8830" officeooo:paragraph-rsid="012cf320"/>
    </style:style>
    <style:style style:name="P82" style:family="paragraph" style:parent-style-name="Text_20_body">
      <style:text-properties officeooo:rsid="01373cbc" officeooo:paragraph-rsid="01373cbc"/>
    </style:style>
    <style:style style:name="P83" style:family="paragraph" style:parent-style-name="Text_20_body">
      <style:paragraph-properties fo:text-align="start" style:justify-single-word="false"/>
      <style:text-properties officeooo:paragraph-rsid="00f32d7f"/>
    </style:style>
    <style:style style:name="P84" style:family="paragraph" style:parent-style-name="Text_20_body">
      <style:text-properties officeooo:rsid="01817c6b" officeooo:paragraph-rsid="01817c6b"/>
    </style:style>
    <style:style style:name="P85" style:family="paragraph" style:parent-style-name="Text_20_body">
      <style:text-properties officeooo:paragraph-rsid="00861824"/>
    </style:style>
    <style:style style:name="P86" style:family="paragraph" style:parent-style-name="Text_20_body">
      <style:text-properties officeooo:paragraph-rsid="019caf35"/>
    </style:style>
    <style:style style:name="P87" style:family="paragraph" style:parent-style-name="Text_20_body">
      <style:text-properties officeooo:rsid="019e8a9c" officeooo:paragraph-rsid="019e8a9c"/>
    </style:style>
    <style:style style:name="P88" style:family="paragraph" style:parent-style-name="Text_20_body">
      <style:paragraph-properties fo:text-align="center" style:justify-single-word="false"/>
      <style:text-properties fo:font-size="12pt" fo:font-style="italic" fo:font-weight="bold" officeooo:rsid="00443252" officeooo:paragraph-rsid="00f8aad2" style:font-size-asian="10.5pt" style:font-style-asian="italic" style:font-weight-asian="bold" style:font-size-complex="12pt" style:font-style-complex="italic" style:font-weight-complex="bold"/>
    </style:style>
    <style:style style:name="P89" style:family="paragraph" style:parent-style-name="Text_20_body">
      <style:paragraph-properties fo:text-align="center" style:justify-single-word="false"/>
      <style:text-properties officeooo:rsid="00d6dfe0" officeooo:paragraph-rsid="00d6dfe0"/>
    </style:style>
    <style:style style:name="P90" style:family="paragraph" style:parent-style-name="Text_20_body">
      <style:paragraph-properties fo:text-align="start" style:justify-single-word="false"/>
      <style:text-properties officeooo:rsid="00d6dfe0" officeooo:paragraph-rsid="00d6dfe0"/>
    </style:style>
    <style:style style:name="P91" style:family="paragraph" style:parent-style-name="Text_20_body">
      <style:text-properties officeooo:rsid="01ac6648" officeooo:paragraph-rsid="00ebdfc1"/>
    </style:style>
    <style:style style:name="P92" style:family="paragraph" style:parent-style-name="Text_20_body">
      <style:text-properties fo:font-size="6pt" officeooo:rsid="00077fe5" officeooo:paragraph-rsid="012cf320" style:font-size-asian="5.25pt" style:font-size-complex="6pt"/>
    </style:style>
    <style:style style:name="P93" style:family="paragraph" style:parent-style-name="Text_20_body">
      <style:text-properties officeooo:rsid="0014535c" officeooo:paragraph-rsid="0018b9a9"/>
    </style:style>
    <style:style style:name="P94" style:family="paragraph" style:parent-style-name="Text_20_body">
      <style:text-properties officeooo:rsid="002a9202" officeooo:paragraph-rsid="002a9202"/>
    </style:style>
    <style:style style:name="P95" style:family="paragraph" style:parent-style-name="Text_20_body">
      <style:text-properties officeooo:rsid="002a9202" officeooo:paragraph-rsid="01cb89b5"/>
    </style:style>
    <style:style style:name="P96" style:family="paragraph" style:parent-style-name="Text_20_body">
      <style:text-properties officeooo:rsid="01d1f270" officeooo:paragraph-rsid="01d1f270"/>
    </style:style>
    <style:style style:name="P97" style:family="paragraph" style:parent-style-name="Text_20_body">
      <style:text-properties officeooo:rsid="01d42d95" officeooo:paragraph-rsid="01d42d95"/>
    </style:style>
    <style:style style:name="P98" style:family="paragraph" style:parent-style-name="Text_20_body">
      <style:text-properties officeooo:rsid="01da1136" officeooo:paragraph-rsid="01da1136"/>
    </style:style>
    <style:style style:name="P99" style:family="paragraph" style:parent-style-name="Text_20_body">
      <style:text-properties officeooo:rsid="01e1f4ac" officeooo:paragraph-rsid="01e1f4ac"/>
    </style:style>
    <style:style style:name="P100" style:family="paragraph" style:parent-style-name="Standard">
      <style:text-properties style:font-name="Courier1" fo:font-size="8pt" style:font-size-asian="8pt" style:font-size-complex="8pt"/>
    </style:style>
    <style:style style:name="P101" style:family="paragraph" style:parent-style-name="Standard">
      <style:text-properties style:font-name="Courier1" fo:font-size="8pt" officeooo:paragraph-rsid="00e1b121" style:font-size-asian="8pt" style:font-size-complex="8pt"/>
    </style:style>
    <style:style style:name="P102" style:family="paragraph" style:parent-style-name="Standard">
      <style:text-properties style:font-name="Courier1" fo:font-size="6pt" style:font-size-asian="6pt" style:font-size-complex="6pt"/>
    </style:style>
    <style:style style:name="P103" style:family="paragraph" style:parent-style-name="Standard">
      <style:text-properties style:font-name="Courier1" fo:font-size="6pt" officeooo:paragraph-rsid="011ff205" style:font-size-asian="6pt" style:font-size-complex="6pt"/>
    </style:style>
    <style:style style:name="P104" style:family="paragraph" style:parent-style-name="Standard">
      <style:text-properties style:font-name="Courier1" fo:font-size="6pt" officeooo:rsid="01827070" officeooo:paragraph-rsid="01827070" style:font-size-asian="6pt" style:font-size-complex="6pt"/>
    </style:style>
    <style:style style:name="P105" style:family="paragraph" style:parent-style-name="Standard">
      <style:text-properties style:font-name="Courier1" fo:font-size="6pt" officeooo:rsid="01827070" officeooo:paragraph-rsid="01848dad" style:font-size-asian="6pt" style:font-size-complex="6pt"/>
    </style:style>
    <style:style style:name="P106" style:family="paragraph" style:parent-style-name="Standard">
      <style:text-properties style:font-name="Courier1" fo:font-size="6pt" officeooo:rsid="011c9907" officeooo:paragraph-rsid="019caf35" style:font-size-asian="6pt" style:font-size-complex="6pt"/>
    </style:style>
    <style:style style:name="P107" style:family="paragraph" style:parent-style-name="Text_20_body" style:master-page-name="">
      <style:paragraph-properties style:page-number="auto" fo:break-before="auto" fo:break-after="auto"/>
      <style:text-properties officeooo:paragraph-rsid="00f32d7f"/>
    </style:style>
    <style:style style:name="P108" style:family="paragraph" style:parent-style-name="Drawing">
      <style:paragraph-properties fo:text-align="center" style:justify-single-word="false"/>
    </style:style>
    <style:style style:name="P109" style:family="paragraph" style:parent-style-name="Drawing">
      <style:paragraph-properties fo:text-align="center" style:justify-single-word="false"/>
      <style:text-properties fo:font-weight="bold" style:font-weight-asian="bold" style:font-weight-complex="bold"/>
    </style:style>
    <style:style style:name="P110" style:family="paragraph" style:parent-style-name="Drawing">
      <style:paragraph-properties fo:text-align="center" style:justify-single-word="false"/>
      <style:text-properties fo:font-weight="bold" officeooo:paragraph-rsid="015d2733" style:font-weight-asian="bold" style:font-weight-complex="bold"/>
    </style:style>
    <style:style style:name="P111" style:family="paragraph" style:parent-style-name="Drawing">
      <style:paragraph-properties fo:text-align="center" style:justify-single-word="false"/>
      <style:text-properties fo:font-weight="bold" officeooo:paragraph-rsid="016c13fa" style:font-weight-asian="bold" style:font-weight-complex="bold"/>
    </style:style>
    <style:style style:name="P112" style:family="paragraph" style:parent-style-name="Drawing">
      <style:paragraph-properties fo:text-align="start" style:justify-single-word="false"/>
      <style:text-properties fo:font-style="normal" fo:font-weight="normal" style:font-style-asian="normal" style:font-weight-asian="normal" style:font-style-complex="normal" style:font-weight-complex="normal"/>
    </style:style>
    <style:style style:name="P113" style:family="paragraph" style:parent-style-name="Text">
      <style:paragraph-properties fo:text-align="center" style:justify-single-word="false"/>
      <style:text-properties fo:font-weight="bold" style:font-weight-asian="bold" style:font-weight-complex="bold"/>
    </style:style>
    <style:style style:name="P114" style:family="paragraph" style:parent-style-name="Text">
      <style:paragraph-properties fo:text-align="center" style:justify-single-word="false"/>
    </style:style>
    <style:style style:name="P115" style:family="paragraph" style:parent-style-name="Text_20_body">
      <style:paragraph-properties fo:break-before="page"/>
      <style:text-properties officeooo:rsid="00747136" officeooo:paragraph-rsid="019527eb"/>
    </style:style>
    <style:style style:name="P116" style:family="paragraph" style:parent-style-name="Illustration_20_Index_20_1">
      <style:paragraph-properties>
        <style:tab-stops>
          <style:tab-stop style:position="6.6929in" style:type="right" style:leader-style="dotted" style:leader-text="."/>
        </style:tab-stops>
      </style:paragraph-properties>
    </style:style>
    <style:style style:name="P117" style:family="paragraph" style:parent-style-name="Index_20_1">
      <style:paragraph-properties>
        <style:tab-stops>
          <style:tab-stop style:position="6.6929in" style:type="right" style:leader-style="dotted" style:leader-text="."/>
        </style:tab-stops>
      </style:paragraph-properties>
    </style:style>
    <style:style style:name="P118" style:family="paragraph" style:parent-style-name="Index_20_Separator">
      <style:paragraph-properties>
        <style:tab-stops/>
      </style:paragraph-properties>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4965in" style:type="right" style:leader-style="dotted" style:leader-text="."/>
        </style:tab-stops>
      </style:paragraph-properties>
    </style:style>
    <style:style style:name="P121" style:family="paragraph" style:parent-style-name="Contents_20_3">
      <style:paragraph-properties>
        <style:tab-stops>
          <style:tab-stop style:position="6.3in" style:type="right" style:leader-style="dotted" style:leader-text="."/>
        </style:tab-stops>
      </style:paragraph-properties>
    </style:style>
    <style:style style:name="P122" style:family="paragraph" style:parent-style-name="Contents_20_4">
      <style:paragraph-properties>
        <style:tab-stops>
          <style:tab-stop style:position="6.1035in" style:type="right" style:leader-style="dotted" style:leader-text="."/>
        </style:tab-stops>
      </style:paragraph-properties>
    </style:style>
    <style:style style:name="P123" style:family="paragraph" style:parent-style-name="Heading_20_1" style:list-style-name="">
      <style:text-properties officeooo:rsid="0009123c" officeooo:paragraph-rsid="000af65f"/>
    </style:style>
    <style:style style:name="P124" style:family="paragraph" style:parent-style-name="Heading_20_1">
      <style:paragraph-properties fo:break-before="page"/>
      <style:text-properties officeooo:rsid="00077fe5" officeooo:paragraph-rsid="00077fe5"/>
    </style:style>
    <style:style style:name="P125" style:family="paragraph" style:parent-style-name="Heading_20_1">
      <style:paragraph-properties fo:break-before="page"/>
      <style:text-properties officeooo:rsid="0009123c" officeooo:paragraph-rsid="000af65f"/>
    </style:style>
    <style:style style:name="P126" style:family="paragraph" style:parent-style-name="Heading_20_1">
      <style:paragraph-properties fo:break-before="page"/>
      <style:text-properties officeooo:rsid="0025fab5" officeooo:paragraph-rsid="0025fab5"/>
    </style:style>
    <style:style style:name="P127" style:family="paragraph" style:parent-style-name="Heading_20_1">
      <style:paragraph-properties fo:break-before="page"/>
      <style:text-properties officeooo:rsid="01f30b5f" officeooo:paragraph-rsid="01f30b5f"/>
    </style:style>
    <style:style style:name="P128" style:family="paragraph" style:parent-style-name="Heading_20_2">
      <style:text-properties officeooo:rsid="0009b6dc" officeooo:paragraph-rsid="0009b6dc"/>
    </style:style>
    <style:style style:name="P129" style:family="paragraph" style:parent-style-name="Heading_20_2">
      <style:text-properties officeooo:rsid="002a9202" officeooo:paragraph-rsid="002a9202"/>
    </style:style>
    <style:style style:name="P130" style:family="paragraph" style:parent-style-name="Heading_20_2">
      <style:text-properties officeooo:rsid="000af65f" officeooo:paragraph-rsid="000af65f"/>
    </style:style>
    <style:style style:name="P131" style:family="paragraph" style:parent-style-name="Heading_20_2">
      <style:text-properties officeooo:rsid="000bc39e" officeooo:paragraph-rsid="000bc39e"/>
    </style:style>
    <style:style style:name="P132" style:family="paragraph" style:parent-style-name="Heading_20_2">
      <style:text-properties officeooo:rsid="001af526" officeooo:paragraph-rsid="000bc39e"/>
    </style:style>
    <style:style style:name="P133" style:family="paragraph" style:parent-style-name="Heading_20_2">
      <style:text-properties officeooo:rsid="010e666b" officeooo:paragraph-rsid="010e666b"/>
    </style:style>
    <style:style style:name="P134" style:family="paragraph" style:parent-style-name="Heading_20_2">
      <style:text-properties officeooo:rsid="001bf820" officeooo:paragraph-rsid="001bf820"/>
    </style:style>
    <style:style style:name="P135" style:family="paragraph" style:parent-style-name="Heading_20_2">
      <style:text-properties officeooo:rsid="0020c30b" officeooo:paragraph-rsid="0020c30b"/>
    </style:style>
    <style:style style:name="P136" style:family="paragraph" style:parent-style-name="Heading_20_2">
      <style:text-properties officeooo:rsid="01f3f02e" officeooo:paragraph-rsid="01f3f02e"/>
    </style:style>
    <style:style style:name="P137" style:family="paragraph" style:parent-style-name="Heading_20_2">
      <style:paragraph-properties fo:break-before="page"/>
      <style:text-properties officeooo:rsid="001ce9aa" officeooo:paragraph-rsid="001ce9aa"/>
    </style:style>
    <style:style style:name="P138" style:family="paragraph" style:parent-style-name="Heading_20_2">
      <style:paragraph-properties fo:break-before="page"/>
      <style:text-properties officeooo:paragraph-rsid="00f9fd9f"/>
    </style:style>
    <style:style style:name="P139" style:family="paragraph" style:parent-style-name="Heading_20_3">
      <style:text-properties officeooo:rsid="001e9d4a" officeooo:paragraph-rsid="004bb4b4"/>
    </style:style>
    <style:style style:name="P140" style:family="paragraph" style:parent-style-name="Heading_20_3">
      <style:text-properties officeooo:rsid="001eb525" officeooo:paragraph-rsid="001eb525"/>
    </style:style>
    <style:style style:name="P141" style:family="paragraph" style:parent-style-name="Heading_20_3">
      <style:text-properties officeooo:rsid="0051966c" officeooo:paragraph-rsid="0051966c"/>
    </style:style>
    <style:style style:name="P142" style:family="paragraph" style:parent-style-name="Heading_20_3">
      <style:text-properties officeooo:rsid="00d6dfe0" officeooo:paragraph-rsid="00d6dfe0"/>
    </style:style>
    <style:style style:name="P143" style:family="paragraph" style:parent-style-name="Heading_20_3" style:list-style-nam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rsid="0056daa9" officeooo:paragraph-rsid="00688de4"/>
    </style:style>
    <style:style style:name="P146" style:family="paragraph" style:parent-style-name="Heading_20_3">
      <style:paragraph-properties fo:break-before="page"/>
      <style:text-properties officeooo:rsid="0056daa9" officeooo:paragraph-rsid="0056daa9"/>
    </style:style>
    <style:style style:name="P147" style:family="paragraph" style:parent-style-name="Heading_20_3">
      <style:paragraph-properties fo:break-before="page"/>
      <style:text-properties officeooo:paragraph-rsid="012de39c"/>
    </style:style>
    <style:style style:name="P148" style:family="paragraph" style:parent-style-name="Heading_20_4">
      <style:text-properties officeooo:rsid="004bb4b4" officeooo:paragraph-rsid="004bb4b4"/>
    </style:style>
    <style:style style:name="P149" style:family="paragraph" style:parent-style-name="Heading_20_4">
      <style:text-properties officeooo:rsid="00688de4" officeooo:paragraph-rsid="00688de4"/>
    </style:style>
    <style:style style:name="P150" style:family="paragraph" style:parent-style-name="Heading_20_4">
      <style:text-properties officeooo:rsid="00688de4" officeooo:paragraph-rsid="009de205"/>
    </style:style>
    <style:style style:name="P151" style:family="paragraph" style:parent-style-name="Heading_20_4">
      <style:text-properties officeooo:rsid="01a3e1f0" officeooo:paragraph-rsid="01a3e1f0"/>
    </style:style>
    <style:style style:name="P152" style:family="paragraph" style:parent-style-name="Heading_20_4">
      <style:text-properties officeooo:rsid="01ee478f" officeooo:paragraph-rsid="01ee478f"/>
    </style:style>
    <style:style style:name="P153" style:family="paragraph" style:parent-style-name="Heading_20_4">
      <style:text-properties officeooo:rsid="00fcfb80" officeooo:paragraph-rsid="01235c68"/>
    </style:style>
    <style:style style:name="P154" style:family="paragraph" style:parent-style-name="Heading_20_4">
      <style:text-properties officeooo:paragraph-rsid="01235c68"/>
    </style:style>
    <style:style style:name="P155" style:family="paragraph" style:parent-style-name="Heading_20_4">
      <style:text-properties officeooo:paragraph-rsid="012cf320"/>
    </style:style>
    <style:style style:name="P156" style:family="paragraph" style:parent-style-name="Heading_20_4">
      <style:text-properties officeooo:rsid="00077fe5" officeooo:paragraph-rsid="00ebdfc1"/>
    </style:style>
    <style:style style:name="P157" style:family="paragraph" style:parent-style-name="Heading_20_4">
      <style:text-properties officeooo:paragraph-rsid="00f9fd9f"/>
    </style:style>
    <style:style style:name="P158" style:family="paragraph" style:parent-style-name="Heading_20_4">
      <style:text-properties officeooo:rsid="00d0b7b3" officeooo:paragraph-rsid="00f9fd9f"/>
    </style:style>
    <style:style style:name="P159" style:family="paragraph" style:parent-style-name="Heading_20_4">
      <style:paragraph-properties fo:break-before="page"/>
    </style:style>
    <style:style style:name="P160" style:family="paragraph" style:parent-style-name="Text_20_body" style:list-style-name="L1">
      <style:text-properties officeooo:rsid="00077fe5" officeooo:paragraph-rsid="00077fe5"/>
    </style:style>
    <style:style style:name="P161" style:family="paragraph" style:parent-style-name="Text_20_body" style:list-style-name="L2">
      <style:text-properties officeooo:rsid="00077fe5" officeooo:paragraph-rsid="00077fe5"/>
    </style:style>
    <style:style style:name="P162" style:family="paragraph" style:parent-style-name="Text_20_body" style:list-style-name="L2">
      <style:text-properties officeooo:rsid="0009123c" officeooo:paragraph-rsid="0009123c"/>
    </style:style>
    <style:style style:name="P163" style:family="paragraph" style:parent-style-name="Text_20_body" style:list-style-name="L3"/>
    <style:style style:name="P164" style:family="paragraph" style:parent-style-name="Text_20_body" style:list-style-name="L3">
      <style:text-properties fo:font-style="italic" style:text-underline-style="solid" style:text-underline-width="auto" style:text-underline-color="font-color" fo:font-weight="bold" officeooo:rsid="0018b9a9" officeooo:paragraph-rsid="0018b9a9" style:font-style-asian="italic" style:font-weight-asian="bold" style:font-style-complex="italic" style:font-weight-complex="bold"/>
    </style:style>
    <style:style style:name="P165" style:family="paragraph" style:parent-style-name="Text_20_body" style:list-style-name="L3">
      <style:text-properties fo:font-style="italic" style:text-underline-style="solid" style:text-underline-width="auto" style:text-underline-color="font-color" fo:font-weight="bold" officeooo:rsid="000d4b21" officeooo:paragraph-rsid="0018b9a9" style:font-style-asian="italic" style:font-weight-asian="bold" style:font-style-complex="italic" style:font-weight-complex="bold"/>
    </style:style>
    <style:style style:name="P166" style:family="paragraph" style:parent-style-name="Text_20_body" style:list-style-name="L18">
      <style:text-properties fo:font-style="italic" fo:font-weight="bold" officeooo:rsid="00a0041e" officeooo:paragraph-rsid="00a0041e" style:font-style-asian="italic" style:font-weight-asian="bold" style:font-style-complex="italic" style:font-weight-complex="bold"/>
    </style:style>
    <style:style style:name="P167" style:family="paragraph" style:parent-style-name="Text_20_body" style:list-style-name="L19">
      <style:text-properties fo:font-style="italic" fo:font-weight="bold" officeooo:rsid="00a31207" officeooo:paragraph-rsid="00a31207" style:font-style-asian="italic" style:font-weight-asian="bold" style:font-style-complex="italic" style:font-weight-complex="bold"/>
    </style:style>
    <style:style style:name="P168" style:family="paragraph" style:parent-style-name="Text_20_body" style:list-style-name="L18">
      <style:text-properties fo:font-style="italic" officeooo:paragraph-rsid="00a0041e" style:font-style-asian="italic" style:font-style-complex="italic"/>
    </style:style>
    <style:style style:name="P169" style:family="paragraph" style:parent-style-name="Text_20_body" style:list-style-name="L19">
      <style:text-properties fo:font-style="italic" officeooo:rsid="00a31207" officeooo:paragraph-rsid="00a31207" style:font-style-asian="italic" style:font-style-complex="italic"/>
    </style:style>
    <style:style style:name="P170" style:family="paragraph" style:parent-style-name="Text_20_body" style:list-style-name="L22">
      <style:text-properties fo:font-style="italic" officeooo:rsid="006a4f0a" officeooo:paragraph-rsid="006a4f0a" style:font-style-asian="italic" style:font-style-complex="italic"/>
    </style:style>
    <style:style style:name="P171" style:family="paragraph" style:parent-style-name="Text_20_body" style:list-style-name="L22">
      <style:text-properties fo:font-style="italic" officeooo:rsid="01ea0db4" officeooo:paragraph-rsid="006a4f0a" style:font-style-asian="italic" style:font-style-complex="italic"/>
    </style:style>
    <style:style style:name="P172" style:family="paragraph" style:parent-style-name="Text_20_body" style:list-style-name="L26">
      <style:text-properties fo:font-style="italic" officeooo:rsid="00ddf723" officeooo:paragraph-rsid="00e004e8" style:font-style-asian="italic" style:font-style-complex="italic"/>
    </style:style>
    <style:style style:name="P173" style:family="paragraph" style:parent-style-name="Text_20_body" style:list-style-name="L34">
      <style:text-properties fo:font-style="italic" officeooo:rsid="0129f598" officeooo:paragraph-rsid="0129f598" style:font-style-asian="italic" style:font-style-complex="italic"/>
    </style:style>
    <style:style style:name="P174" style:family="paragraph" style:parent-style-name="Text_20_body" style:list-style-name="L34">
      <style:text-properties fo:font-style="italic" officeooo:rsid="012be298" officeooo:paragraph-rsid="012be298" style:font-style-asian="italic" style:font-style-complex="italic"/>
    </style:style>
    <style:style style:name="P175" style:family="paragraph" style:parent-style-name="Text_20_body" style:list-style-name="L3">
      <style:text-properties officeooo:rsid="000bc39e" officeooo:paragraph-rsid="0018b9a9"/>
    </style:style>
    <style:style style:name="P176" style:family="paragraph" style:parent-style-name="Text_20_body" style:list-style-name="L4">
      <style:text-properties officeooo:rsid="000bc39e" officeooo:paragraph-rsid="0018b9a9"/>
    </style:style>
    <style:style style:name="P177" style:family="paragraph" style:parent-style-name="Text_20_body" style:list-style-name="L3">
      <style:text-properties officeooo:rsid="0014535c" officeooo:paragraph-rsid="0018b9a9"/>
    </style:style>
    <style:style style:name="P178" style:family="paragraph" style:parent-style-name="Text_20_body" style:list-style-name="L4">
      <style:text-properties officeooo:rsid="0010fe75" officeooo:paragraph-rsid="0018b9a9"/>
    </style:style>
    <style:style style:name="P179" style:family="paragraph" style:parent-style-name="Text_20_body" style:list-style-name="L5">
      <style:text-properties officeooo:rsid="000e7019" officeooo:paragraph-rsid="000e7019"/>
    </style:style>
    <style:style style:name="P180" style:family="paragraph" style:parent-style-name="Text_20_body" style:list-style-name="L6">
      <style:text-properties officeooo:rsid="01d1f270" officeooo:paragraph-rsid="01d1f270"/>
    </style:style>
    <style:style style:name="P181" style:family="paragraph" style:parent-style-name="Text_20_body" style:list-style-name="L6">
      <style:text-properties officeooo:rsid="01d42d95" officeooo:paragraph-rsid="01d42d95"/>
    </style:style>
    <style:style style:name="P182" style:family="paragraph" style:parent-style-name="Text_20_body" style:list-style-name="L7">
      <style:text-properties officeooo:rsid="010e666b" officeooo:paragraph-rsid="010e666b"/>
    </style:style>
    <style:style style:name="P183" style:family="paragraph" style:parent-style-name="Text_20_body" style:list-style-name="L7">
      <style:text-properties officeooo:rsid="01101058" officeooo:paragraph-rsid="01101058"/>
    </style:style>
    <style:style style:name="P184" style:family="paragraph" style:parent-style-name="Text_20_body" style:list-style-name="L7">
      <style:text-properties officeooo:rsid="01d5c7c0" officeooo:paragraph-rsid="01d5c7c0"/>
    </style:style>
    <style:style style:name="P185" style:family="paragraph" style:parent-style-name="Text_20_body" style:list-style-name="L8">
      <style:text-properties officeooo:rsid="001ce9aa" officeooo:paragraph-rsid="001e9d4a"/>
    </style:style>
    <style:style style:name="P186" style:family="paragraph" style:parent-style-name="Text_20_body" style:list-style-name="L9">
      <style:text-properties officeooo:rsid="001ce9aa" officeooo:paragraph-rsid="01da1136"/>
    </style:style>
    <style:style style:name="P187" style:family="paragraph" style:parent-style-name="Text_20_body" style:list-style-name="L9">
      <style:text-properties officeooo:rsid="001ce9aa" officeooo:paragraph-rsid="001e9d4a"/>
    </style:style>
    <style:style style:name="P188" style:family="paragraph" style:parent-style-name="Text_20_body" style:list-style-name="L10">
      <style:text-properties officeooo:rsid="001ce9aa" officeooo:paragraph-rsid="0055d405"/>
    </style:style>
    <style:style style:name="P189" style:family="paragraph" style:parent-style-name="Text_20_body" style:list-style-name="L10">
      <style:text-properties officeooo:rsid="001ce9aa" officeooo:paragraph-rsid="001eb525"/>
    </style:style>
    <style:style style:name="P190" style:family="paragraph" style:parent-style-name="Text_20_body" style:list-style-name="L9">
      <style:text-properties officeooo:rsid="01da1136" officeooo:paragraph-rsid="01da1136"/>
    </style:style>
    <style:style style:name="P191" style:family="paragraph" style:parent-style-name="Text_20_body" style:list-style-name="L10">
      <style:text-properties officeooo:rsid="0039fa49" officeooo:paragraph-rsid="0039fa49"/>
    </style:style>
    <style:style style:name="P192" style:family="paragraph" style:parent-style-name="Text_20_body" style:list-style-name="L11">
      <style:text-properties officeooo:rsid="004f052a" officeooo:paragraph-rsid="0050c974"/>
    </style:style>
    <style:style style:name="P193" style:family="paragraph" style:parent-style-name="Text_20_body" style:list-style-name="L11">
      <style:text-properties officeooo:rsid="004f052a" officeooo:paragraph-rsid="00592cbe"/>
    </style:style>
    <style:style style:name="P194" style:family="paragraph" style:parent-style-name="Text_20_body" style:list-style-name="L12">
      <style:text-properties officeooo:rsid="004943e4" officeooo:paragraph-rsid="004a2389"/>
    </style:style>
    <style:style style:name="P195" style:family="paragraph" style:parent-style-name="Text_20_body" style:list-style-name="L12">
      <style:text-properties officeooo:rsid="004943e4" officeooo:paragraph-rsid="0051966c"/>
    </style:style>
    <style:style style:name="P196" style:family="paragraph" style:parent-style-name="Text_20_body" style:list-style-name="L13">
      <style:text-properties officeooo:paragraph-rsid="004aeeb7"/>
    </style:style>
    <style:style style:name="P197" style:family="paragraph" style:parent-style-name="Text_20_body" style:list-style-name="L14">
      <style:text-properties officeooo:paragraph-rsid="009a7b10"/>
    </style:style>
    <style:style style:name="P198" style:family="paragraph" style:parent-style-name="Text_20_body" style:list-style-name="L15">
      <style:text-properties officeooo:paragraph-rsid="009a7b10"/>
    </style:style>
    <style:style style:name="P199" style:family="paragraph" style:parent-style-name="Text_20_body" style:list-style-name="L16">
      <style:text-properties officeooo:rsid="009ecefa" officeooo:paragraph-rsid="00a29a34"/>
    </style:style>
    <style:style style:name="P200" style:family="paragraph" style:parent-style-name="Text_20_body" style:list-style-name="L17">
      <style:text-properties officeooo:paragraph-rsid="00a29a34"/>
    </style:style>
    <style:style style:name="P201" style:family="paragraph" style:parent-style-name="Text_20_body" style:list-style-name="L18">
      <style:text-properties officeooo:paragraph-rsid="00a0cfd7"/>
    </style:style>
    <style:style style:name="P202" style:family="paragraph" style:parent-style-name="Text_20_body" style:list-style-name="L20">
      <style:text-properties officeooo:paragraph-rsid="00a31207"/>
    </style:style>
    <style:style style:name="P203" style:family="paragraph" style:parent-style-name="Text_20_body" style:list-style-name="L21">
      <style:text-properties officeooo:paragraph-rsid="01817c6b"/>
    </style:style>
    <style:style style:name="P204" style:family="paragraph" style:parent-style-name="Text_20_body" style:list-style-name="L21">
      <style:text-properties officeooo:paragraph-rsid="01819e5b"/>
    </style:style>
    <style:style style:name="P205" style:family="paragraph" style:parent-style-name="Text_20_body" style:list-style-name="L21">
      <style:text-properties officeooo:paragraph-rsid="01ea0db4"/>
    </style:style>
    <style:style style:name="P206" style:family="paragraph" style:parent-style-name="Text_20_body" style:list-style-name="L23">
      <style:text-properties officeooo:rsid="00747136" officeooo:paragraph-rsid="0074a0d3"/>
    </style:style>
    <style:style style:name="P207" style:family="paragraph" style:parent-style-name="Text_20_body" style:list-style-name="L23">
      <style:text-properties officeooo:rsid="00747136" officeooo:paragraph-rsid="01ee478f"/>
    </style:style>
    <style:style style:name="P208" style:family="paragraph" style:parent-style-name="Text_20_body" style:list-style-name="L23">
      <style:text-properties officeooo:rsid="0074a0d3" officeooo:paragraph-rsid="0074a0d3"/>
    </style:style>
    <style:style style:name="P209" style:family="paragraph" style:parent-style-name="Text_20_body" style:list-style-name="L24">
      <style:text-properties fo:font-weight="bold" officeooo:rsid="00861824" officeooo:paragraph-rsid="00861824" style:font-weight-asian="bold" style:font-weight-complex="bold"/>
    </style:style>
    <style:style style:name="P210" style:family="paragraph" style:parent-style-name="Text_20_body" style:list-style-name="L24">
      <style:text-properties officeooo:rsid="00861824" officeooo:paragraph-rsid="00861824"/>
    </style:style>
    <style:style style:name="P211" style:family="paragraph" style:parent-style-name="Text_20_body" style:list-style-name="L25">
      <style:text-properties officeooo:rsid="00d7f15e" officeooo:paragraph-rsid="00d7f15e"/>
    </style:style>
    <style:style style:name="P212" style:family="paragraph" style:parent-style-name="Text_20_body" style:list-style-name="L25">
      <style:text-properties officeooo:rsid="00e49591" officeooo:paragraph-rsid="00e49591"/>
    </style:style>
    <style:style style:name="P213" style:family="paragraph" style:parent-style-name="Text_20_body" style:list-style-name="L26">
      <style:paragraph-properties fo:text-align="start" style:justify-single-word="false"/>
      <style:text-properties officeooo:paragraph-rsid="00e004e8"/>
    </style:style>
    <style:style style:name="P214" style:family="paragraph" style:parent-style-name="Text_20_body" style:list-style-name="L27">
      <style:text-properties officeooo:paragraph-rsid="00e49591"/>
    </style:style>
    <style:style style:name="P215" style:family="paragraph" style:parent-style-name="Text_20_body" style:list-style-name="L28">
      <style:text-properties officeooo:rsid="002920b7" officeooo:paragraph-rsid="00eeccf7"/>
    </style:style>
    <style:style style:name="P216" style:family="paragraph" style:parent-style-name="Text_20_body" style:list-style-name="L29">
      <style:text-properties officeooo:rsid="002920b7" officeooo:paragraph-rsid="00ff2917"/>
    </style:style>
    <style:style style:name="P217" style:family="paragraph" style:parent-style-name="Text_20_body" style:list-style-name="L28">
      <style:text-properties officeooo:rsid="00ff2917" officeooo:paragraph-rsid="00eeccf7"/>
    </style:style>
    <style:style style:name="P218" style:family="paragraph" style:parent-style-name="Text_20_body" style:list-style-name="L29">
      <style:text-properties officeooo:rsid="00ff2917" officeooo:paragraph-rsid="00ff2917"/>
    </style:style>
    <style:style style:name="P219" style:family="paragraph" style:parent-style-name="Text_20_body" style:list-style-name="L30">
      <style:text-properties officeooo:rsid="00ff2917" officeooo:paragraph-rsid="00ff2917"/>
    </style:style>
    <style:style style:name="P220" style:family="paragraph" style:parent-style-name="Text_20_body" style:list-style-name="L31">
      <style:text-properties officeooo:rsid="0102d096" officeooo:paragraph-rsid="0102d096"/>
    </style:style>
    <style:style style:name="P221" style:family="paragraph" style:parent-style-name="Text_20_body" style:list-style-name="L31">
      <style:text-properties officeooo:rsid="0102d096" officeooo:paragraph-rsid="01113380"/>
    </style:style>
    <style:style style:name="P222" style:family="paragraph" style:parent-style-name="Text_20_body" style:list-style-name="L31">
      <style:text-properties officeooo:rsid="01113380" officeooo:paragraph-rsid="01113380"/>
    </style:style>
    <style:style style:name="P223" style:family="paragraph" style:parent-style-name="Text_20_body" style:list-style-name="L32">
      <style:text-properties officeooo:paragraph-rsid="01113380"/>
    </style:style>
    <style:style style:name="P224" style:family="paragraph" style:parent-style-name="Text_20_body" style:list-style-name="L32">
      <style:text-properties officeooo:rsid="01056f98" officeooo:paragraph-rsid="0102d096"/>
    </style:style>
    <style:style style:name="P225" style:family="paragraph" style:parent-style-name="Text_20_body" style:list-style-name="L32">
      <style:text-properties officeooo:rsid="01060a46" officeooo:paragraph-rsid="01060a46"/>
    </style:style>
    <style:style style:name="P226" style:family="paragraph" style:parent-style-name="Text_20_body" style:list-style-name="L32">
      <style:text-properties officeooo:rsid="010a7300" officeooo:paragraph-rsid="01235c68"/>
    </style:style>
    <style:style style:name="P227" style:family="paragraph" style:parent-style-name="Text_20_body" style:list-style-name="L32">
      <style:text-properties officeooo:rsid="010a7300" officeooo:paragraph-rsid="01113380"/>
    </style:style>
    <style:style style:name="P228" style:family="paragraph" style:parent-style-name="Text_20_body" style:list-style-name="L32">
      <style:text-properties officeooo:rsid="01316a8f" officeooo:paragraph-rsid="01316a8f"/>
    </style:style>
    <style:style style:name="P229" style:family="paragraph" style:parent-style-name="Text_20_body" style:list-style-name="L33">
      <style:text-properties officeooo:paragraph-rsid="0126b502"/>
    </style:style>
    <style:style style:name="P230" style:family="paragraph" style:parent-style-name="Text_20_body" style:list-style-name="L35">
      <style:text-properties officeooo:paragraph-rsid="01373cbc"/>
    </style:style>
    <style:style style:name="P231" style:family="paragraph" style:parent-style-name="Text_20_body" style:list-style-name="L36">
      <style:text-properties officeooo:rsid="01373cbc" officeooo:paragraph-rsid="01373cbc"/>
    </style:style>
    <style:style style:name="P232" style:family="paragraph" style:parent-style-name="Text_20_body" style:list-style-name=""/>
    <style:style style:name="P233" style:family="paragraph" style:parent-style-name="Text_20_body" style:list-style-name="">
      <style:text-properties fo:font-style="normal" fo:font-weight="normal" style:font-style-asian="normal" style:font-weight-asian="normal" style:font-style-complex="normal" style:font-weight-complex="normal"/>
    </style:style>
    <style:style style:name="P234" style:family="paragraph" style:parent-style-name="Text_20_body" style:list-style-name="">
      <style:paragraph-properties fo:text-align="start" style:justify-single-word="false"/>
      <style:text-properties fo:font-style="normal" fo:font-weight="normal" officeooo:rsid="01316a8f" officeooo:paragraph-rsid="01316a8f" style:font-style-asian="normal" style:font-weight-asian="normal" style:font-style-complex="normal" style:font-weight-complex="normal"/>
    </style:style>
    <style:style style:name="P235" style:family="paragraph" style:parent-style-name="Text_20_body">
      <style:text-properties officeooo:rsid="01f5edb0" officeooo:paragraph-rsid="01f5edb0"/>
    </style:style>
    <style:style style:name="P236" style:family="paragraph" style:parent-style-name="Text_20_body" style:list-style-name="">
      <style:paragraph-properties fo:text-align="start" style:justify-single-word="false" fo:break-before="page"/>
      <style:text-properties fo:font-style="normal" fo:font-weight="normal" officeooo:rsid="01316a8f" officeooo:paragraph-rsid="01316a8f" style:font-style-asian="normal" style:font-weight-asian="normal" style:font-style-complex="normal" style:font-weight-complex="normal"/>
    </style:style>
    <style:style style:name="P2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align="center" fo:text-indent="0in"/>
    </style:style>
    <style:style style:name="P23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Courier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4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4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indent="0in"/>
    </style:style>
    <style:style style:name="P24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24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24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247" style:family="paragraph">
      <loext:graphic-properties draw:fill="none"/>
    </style:style>
    <style:style style:name="P248" style:family="paragraph">
      <loext:graphic-properties draw:fill="none"/>
      <style:text-properties fo:font-size="12pt"/>
    </style:style>
    <style:style style:name="P24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8pt" fo:font-style="italic" fo:text-shadow="none" style:text-underline-style="none" fo:font-weight="normal" style:letter-kerning="true" style:font-name-asian="Arial Unicode MS" style:font-size-asian="8pt" style:font-style-asian="italic" style:font-weight-asian="normal" style:font-name-complex="Arial Unicode MS" style:font-size-complex="8pt" style:font-style-complex="italic"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bold" style:letter-kerning="true" style:font-name-asian="Arial Unicode MS"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style:style>
    <style:style style:name="P25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2"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P2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55"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Arial Unicode MS" style:font-size-asian="18pt" style:font-style-asian="italic" style:font-weight-asian="bold" style:font-name-complex="Arial Unicode MS" style:font-size-complex="18pt" style:font-style-complex="italic" style:font-weight-complex="bold" style:text-emphasize="none" style:font-relief="none" style:text-overline-style="none" style:text-overline-color="font-color"/>
    </style:style>
    <style:style style:name="P2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8pt" fo:font-style="normal" fo:text-shadow="none" style:text-underline-style="solid" style:text-underline-width="auto" style:text-underline-color="font-color"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57"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5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8pt" fo:font-style="italic" fo:text-shadow="none" style:text-underline-style="none" fo:font-weight="bold" style:letter-kerning="true" style:font-name-asian="Arial Unicode MS" style:font-size-asian="10pt" style:font-style-asian="italic" style:font-weight-asian="bold" style:font-name-complex="Arial Unicode MS" style:font-size-complex="10pt" style:font-style-complex="italic" style:font-weight-complex="bold" style:text-emphasize="none" style:font-relief="none" style:text-overline-style="none" style:text-overline-color="font-color"/>
    </style:style>
    <style:style style:name="P25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6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2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26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align="start" fo:text-indent="0in"/>
    </style:style>
    <style:style style:name="P26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6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6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1" fo:font-size="6pt" fo:font-style="normal" fo:text-shadow="none" style:text-underline-style="none" fo:font-weight="normal" style:letter-kerning="true" style:font-name-asian="Arial Unicode MS"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P26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Courier1" fo:font-size="6pt" fo:font-style="normal" fo:text-shadow="1pt 1pt" style:text-underline-style="none" fo:font-weight="normal" style:letter-kerning="true" style:font-name-asian="Arial Unicode MS"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P269" style:family="paragraph">
      <loext:graphic-properties draw:fill="none" draw:opacity="100%"/>
      <style:text-properties fo:font-size="12pt"/>
    </style:style>
    <style:style style:name="P270"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7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72"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73" style:family="paragraph">
      <loext:graphic-properties draw:fill="solid" draw:fill-color="#eeeeee" draw:opacity="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7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275"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Courier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Courier1"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1" style:family="text">
      <style:text-properties officeooo:rsid="000af65f"/>
    </style:style>
    <style:style style:name="T2" style:family="text">
      <style:text-properties officeooo:rsid="000d4b21"/>
    </style:style>
    <style:style style:name="T3" style:family="text">
      <style:text-properties officeooo:rsid="00115b5e"/>
    </style:style>
    <style:style style:name="T4" style:family="text">
      <style:text-properties officeooo:rsid="0014535c"/>
    </style:style>
    <style:style style:name="T5" style:family="text">
      <style:text-properties officeooo:rsid="0018b9a9"/>
    </style:style>
    <style:style style:name="T6" style:family="text">
      <style:text-properties officeooo:rsid="0019dcbb"/>
    </style:style>
    <style:style style:name="T7" style:family="text">
      <style:text-properties officeooo:rsid="001ad164"/>
    </style:style>
    <style:style style:name="T8" style:family="text">
      <style:text-properties officeooo:rsid="001af526"/>
    </style:style>
    <style:style style:name="T9" style:family="text">
      <style:text-properties fo:font-weight="bold" style:font-weight-asian="bold" style:font-weight-complex="bold"/>
    </style:style>
    <style:style style:name="T10" style:family="text">
      <style:text-properties fo:font-weight="bold" officeooo:rsid="001e9d4a" style:font-weight-asian="bold" style:font-weight-complex="bold"/>
    </style:style>
    <style:style style:name="T11" style:family="text">
      <style:text-properties fo:font-weight="bold" officeooo:rsid="001eb525" style:font-weight-asian="bold" style:font-weight-complex="bold"/>
    </style:style>
    <style:style style:name="T12" style:family="text">
      <style:text-properties fo:font-weight="bold" officeooo:rsid="0039fa49" style:font-weight-asian="bold" style:font-weight-complex="bold"/>
    </style:style>
    <style:style style:name="T13" style:family="text">
      <style:text-properties fo:font-weight="bold" officeooo:rsid="0052d66a" style:font-weight-asian="bold" style:font-weight-complex="bold"/>
    </style:style>
    <style:style style:name="T14" style:family="text">
      <style:text-properties fo:font-weight="bold" officeooo:rsid="005cb6f5" style:font-weight-asian="bold" style:font-weight-complex="bold"/>
    </style:style>
    <style:style style:name="T15" style:family="text">
      <style:text-properties fo:font-weight="bold" officeooo:rsid="005a2d08" style:font-weight-asian="bold" style:font-weight-complex="bold"/>
    </style:style>
    <style:style style:name="T16" style:family="text">
      <style:text-properties fo:font-weight="bold" officeooo:rsid="00a0041e" style:font-weight-asian="bold" style:font-weight-complex="bold"/>
    </style:style>
    <style:style style:name="T17" style:family="text">
      <style:text-properties fo:font-weight="bold" officeooo:rsid="006aac99" style:font-weight-asian="bold" style:font-weight-complex="bold"/>
    </style:style>
    <style:style style:name="T18" style:family="text">
      <style:text-properties fo:font-weight="bold" officeooo:rsid="00a4472e" style:font-weight-asian="bold" style:font-weight-complex="bold"/>
    </style:style>
    <style:style style:name="T19" style:family="text">
      <style:text-properties fo:font-weight="bold" officeooo:rsid="004aeeb7" style:font-weight-asian="bold" style:font-weight-complex="bold"/>
    </style:style>
    <style:style style:name="T20" style:family="text">
      <style:text-properties fo:font-weight="bold" officeooo:rsid="00a9ba7a" style:font-weight-asian="bold" style:font-weight-complex="bold"/>
    </style:style>
    <style:style style:name="T21" style:family="text">
      <style:text-properties fo:font-weight="bold" officeooo:rsid="00ab91b0" style:font-weight-asian="bold" style:font-weight-complex="bold"/>
    </style:style>
    <style:style style:name="T22" style:family="text">
      <style:text-properties fo:font-weight="bold" officeooo:rsid="00ec4020" style:font-weight-asian="bold" style:font-weight-complex="bold"/>
    </style:style>
    <style:style style:name="T23" style:family="text">
      <style:text-properties fo:font-weight="bold" officeooo:rsid="0114ed63" style:font-weight-asian="bold" style:font-weight-complex="bold"/>
    </style:style>
    <style:style style:name="T24" style:family="text">
      <style:text-properties fo:font-weight="bold" officeooo:rsid="01169a08" style:font-weight-asian="bold" style:font-weight-complex="bold"/>
    </style:style>
    <style:style style:name="T25" style:family="text">
      <style:text-properties fo:font-weight="bold" officeooo:rsid="01173975" style:font-weight-asian="bold" style:font-weight-complex="bold"/>
    </style:style>
    <style:style style:name="T26" style:family="text">
      <style:text-properties fo:font-weight="bold" officeooo:rsid="01191005" style:font-weight-asian="bold" style:font-weight-complex="bold"/>
    </style:style>
    <style:style style:name="T27" style:family="text">
      <style:text-properties fo:font-weight="bold" officeooo:rsid="0110fc85" style:font-weight-asian="bold" style:font-weight-complex="bold"/>
    </style:style>
    <style:style style:name="T28" style:family="text">
      <style:text-properties fo:font-weight="bold" officeooo:rsid="00b6edbc" style:font-weight-asian="bold" style:font-weight-complex="bold"/>
    </style:style>
    <style:style style:name="T29" style:family="text">
      <style:text-properties fo:font-weight="bold" officeooo:rsid="0126b502" style:font-weight-asian="bold" style:font-weight-complex="bold"/>
    </style:style>
    <style:style style:name="T30" style:family="text">
      <style:text-properties fo:font-weight="bold" officeooo:rsid="012cf320" style:font-weight-asian="bold" style:font-weight-complex="bold"/>
    </style:style>
    <style:style style:name="T31" style:family="text">
      <style:text-properties fo:font-weight="bold" officeooo:rsid="012fe941" style:font-weight-asian="bold" style:font-weight-complex="bold"/>
    </style:style>
    <style:style style:name="T32" style:family="text">
      <style:text-properties fo:font-weight="bold" officeooo:rsid="0134130d" style:font-weight-asian="bold" style:font-weight-complex="bold"/>
    </style:style>
    <style:style style:name="T33" style:family="text">
      <style:text-properties fo:font-weight="bold" officeooo:rsid="006c8776" style:font-weight-asian="bold" style:font-weight-complex="bold"/>
    </style:style>
    <style:style style:name="T34" style:family="text">
      <style:text-properties fo:font-weight="bold" officeooo:rsid="01817c6b" style:font-weight-asian="bold" style:font-weight-complex="bold"/>
    </style:style>
    <style:style style:name="T35" style:family="text">
      <style:text-properties fo:font-weight="bold" officeooo:rsid="018d5249" style:font-weight-asian="bold" style:font-weight-complex="bold"/>
    </style:style>
    <style:style style:name="T36" style:family="text">
      <style:text-properties fo:font-weight="bold" officeooo:rsid="017127a4" style:font-weight-asian="bold" style:font-weight-complex="bold"/>
    </style:style>
    <style:style style:name="T37" style:family="text">
      <style:text-properties fo:font-weight="bold" officeooo:rsid="017a3979" style:font-weight-asian="bold" style:font-weight-complex="bold"/>
    </style:style>
    <style:style style:name="T38" style:family="text">
      <style:text-properties fo:font-weight="bold" officeooo:rsid="0178dc7e" style:font-weight-asian="bold" style:font-weight-complex="bold"/>
    </style:style>
    <style:style style:name="T39" style:family="text">
      <style:text-properties fo:font-weight="bold" officeooo:rsid="018740aa" style:font-weight-asian="bold" style:font-weight-complex="bold"/>
    </style:style>
    <style:style style:name="T40" style:family="text">
      <style:text-properties fo:font-weight="bold" officeooo:rsid="01848dad" style:font-weight-asian="bold" style:font-weight-complex="bold"/>
    </style:style>
    <style:style style:name="T41" style:family="text">
      <style:text-properties fo:font-weight="bold" officeooo:rsid="015d4e90" style:font-weight-asian="bold" style:font-weight-complex="bold"/>
    </style:style>
    <style:style style:name="T42" style:family="text">
      <style:text-properties fo:font-weight="bold" officeooo:rsid="0170ff7c" style:font-weight-asian="bold" style:font-weight-complex="bold"/>
    </style:style>
    <style:style style:name="T43" style:family="text">
      <style:text-properties officeooo:rsid="001e9d4a"/>
    </style:style>
    <style:style style:name="T44" style:family="text">
      <style:text-properties officeooo:rsid="001eb525"/>
    </style:style>
    <style:style style:name="T45" style:family="text">
      <style:text-properties officeooo:rsid="001fb766"/>
    </style:style>
    <style:style style:name="T46" style:family="text">
      <style:text-properties officeooo:rsid="0021913a"/>
    </style:style>
    <style:style style:name="T47" style:family="text">
      <style:text-properties officeooo:rsid="0027c4d9"/>
    </style:style>
    <style:style style:name="T48" style:family="text">
      <style:text-properties officeooo:rsid="002a9202"/>
    </style:style>
    <style:style style:name="T49" style:family="text">
      <style:text-properties officeooo:rsid="002dea44"/>
    </style:style>
    <style:style style:name="T50" style:family="text">
      <style:text-properties officeooo:rsid="0039958c"/>
    </style:style>
    <style:style style:name="T51" style:family="text">
      <style:text-properties officeooo:rsid="0039fa49"/>
    </style:style>
    <style:style style:name="T52" style:family="text">
      <style:text-properties fo:font-weight="normal" style:font-weight-asian="normal" style:font-weight-complex="normal"/>
    </style:style>
    <style:style style:name="T53" style:family="text">
      <style:text-properties fo:font-weight="normal" officeooo:rsid="004f02fd" style:font-weight-asian="normal" style:font-weight-complex="normal"/>
    </style:style>
    <style:style style:name="T54" style:family="text">
      <style:text-properties fo:font-weight="normal" officeooo:rsid="0051966c" style:font-weight-asian="normal" style:font-weight-complex="normal"/>
    </style:style>
    <style:style style:name="T55" style:family="text">
      <style:text-properties fo:font-weight="normal" officeooo:rsid="0052d66a" style:font-weight-asian="normal" style:font-weight-complex="normal"/>
    </style:style>
    <style:style style:name="T56" style:family="text">
      <style:text-properties fo:font-weight="normal" officeooo:rsid="00a0041e" style:font-weight-asian="normal" style:font-weight-complex="normal"/>
    </style:style>
    <style:style style:name="T57" style:family="text">
      <style:text-properties fo:font-weight="normal" officeooo:rsid="004aeeb7" style:font-weight-asian="normal" style:font-weight-complex="normal"/>
    </style:style>
    <style:style style:name="T58" style:family="text">
      <style:text-properties fo:font-weight="normal" officeooo:rsid="010c4aca" style:font-weight-asian="normal" style:font-weight-complex="normal"/>
    </style:style>
    <style:style style:name="T59" style:family="text">
      <style:text-properties fo:font-weight="normal" officeooo:rsid="010d2e2f" style:font-weight-asian="normal" style:font-weight-complex="normal"/>
    </style:style>
    <style:style style:name="T60" style:family="text">
      <style:text-properties fo:font-style="italic" fo:font-weight="bold" officeooo:rsid="00a29a34" style:font-style-asian="italic" style:font-weight-asian="bold" style:font-style-complex="italic" style:font-weight-complex="bold"/>
    </style:style>
    <style:style style:name="T61" style:family="text">
      <style:text-properties fo:font-style="italic" fo:font-weight="bold" officeooo:rsid="010abe42" style:font-style-asian="italic" style:font-weight-asian="bold" style:font-style-complex="italic" style:font-weight-complex="bold"/>
    </style:style>
    <style:style style:name="T62" style:family="text">
      <style:text-properties fo:font-style="italic" fo:font-weight="bold" officeooo:rsid="01235c68" style:font-style-asian="italic" style:font-weight-asian="bold" style:font-style-complex="italic" style:font-weight-complex="bold"/>
    </style:style>
    <style:style style:name="T63" style:family="text">
      <style:text-properties fo:font-style="italic" fo:font-weight="bold" officeooo:rsid="00a4472e" style:font-style-asian="italic" style:font-weight-asian="bold" style:font-style-complex="italic" style:font-weight-complex="bold"/>
    </style:style>
    <style:style style:name="T64" style:family="text">
      <style:text-properties fo:font-style="italic" fo:font-weight="bold" officeooo:rsid="00a0041e" style:font-style-asian="italic" style:font-weight-asian="bold" style:font-style-complex="italic" style:font-weight-complex="bold"/>
    </style:style>
    <style:style style:name="T65" style:family="text">
      <style:text-properties fo:font-style="italic" style:font-style-asian="italic" style:font-style-complex="italic"/>
    </style:style>
    <style:style style:name="T66" style:family="text">
      <style:text-properties fo:font-style="italic" officeooo:rsid="00a29a34" style:font-style-asian="italic" style:font-style-complex="italic"/>
    </style:style>
    <style:style style:name="T67" style:family="text">
      <style:text-properties fo:font-style="italic" officeooo:rsid="00a31207" style:font-style-asian="italic" style:font-style-complex="italic"/>
    </style:style>
    <style:style style:name="T68" style:family="text">
      <style:text-properties fo:font-style="italic" officeooo:rsid="00a64ca9" style:font-style-asian="italic" style:font-style-complex="italic"/>
    </style:style>
    <style:style style:name="T69" style:family="text">
      <style:text-properties fo:font-style="italic" officeooo:rsid="00e004e8" style:font-style-asian="italic" style:font-style-complex="italic"/>
    </style:style>
    <style:style style:name="T70" style:family="text">
      <style:text-properties fo:font-style="italic" officeooo:rsid="00d96375" style:font-style-asian="italic" style:font-style-complex="italic"/>
    </style:style>
    <style:style style:name="T71" style:family="text">
      <style:text-properties fo:font-style="italic" officeooo:rsid="00e78854" style:font-style-asian="italic" style:font-style-complex="italic"/>
    </style:style>
    <style:style style:name="T72" style:family="text">
      <style:text-properties fo:font-style="italic" officeooo:rsid="007b7695" style:font-style-asian="italic" style:font-style-complex="italic"/>
    </style:style>
    <style:style style:name="T73" style:family="text">
      <style:text-properties fo:font-style="italic" officeooo:rsid="00e49591" style:font-style-asian="italic" style:font-style-complex="italic"/>
    </style:style>
    <style:style style:name="T74" style:family="text">
      <style:text-properties fo:font-style="italic" officeooo:rsid="00a0041e" style:font-style-asian="italic" style:font-style-complex="italic"/>
    </style:style>
    <style:style style:name="T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1cb89b5"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1ad164"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fo:font-weight="bold" officeooo:rsid="001af526"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officeooo:rsid="00681bfd"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bold" officeooo:rsid="0014535c"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fo:font-weight="bold" officeooo:rsid="0018b9a9"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fo:font-weight="bold" officeooo:rsid="002dea44" style:font-style-asian="italic" style:font-weight-asian="bold" style:font-style-complex="italic" style:font-weight-complex="bold"/>
    </style:style>
    <style:style style:name="T83" style:family="text">
      <style:text-properties fo:font-style="italic" style:text-underline-style="solid" style:text-underline-width="auto" style:text-underline-color="font-color" fo:font-weight="bold" officeooo:rsid="01dc7aa8" style:font-style-asian="italic" style:font-weight-asian="bold" style:font-style-complex="italic" style:font-weight-complex="bold"/>
    </style:style>
    <style:style style:name="T84" style:family="text">
      <style:text-properties fo:font-style="italic" style:text-underline-style="solid" style:text-underline-width="auto" style:text-underline-color="font-color" fo:font-weight="bold" officeooo:rsid="0074a0d3"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fo:font-weight="bold" officeooo:rsid="00815a97" style:font-style-asian="italic" style:font-weight-asian="bold" style:font-style-complex="italic" style:font-weight-complex="bold"/>
    </style:style>
    <style:style style:name="T86" style:family="text">
      <style:text-properties officeooo:rsid="0040b765"/>
    </style:style>
    <style:style style:name="T87" style:family="text">
      <style:text-properties officeooo:rsid="004a2389"/>
    </style:style>
    <style:style style:name="T88" style:family="text">
      <style:text-properties officeooo:rsid="004bb4b4"/>
    </style:style>
    <style:style style:name="T89" style:family="text">
      <style:text-properties officeooo:rsid="0050c974"/>
    </style:style>
    <style:style style:name="T90" style:family="text">
      <style:text-properties officeooo:rsid="0051966c"/>
    </style:style>
    <style:style style:name="T91" style:family="text">
      <style:text-properties style:text-underline-style="solid" style:text-underline-width="auto" style:text-underline-color="font-color" fo:font-weight="bold" officeooo:rsid="004a2389" style:font-weight-asian="bold" style:font-weight-complex="bold"/>
    </style:style>
    <style:style style:name="T92" style:family="text">
      <style:text-properties style:text-underline-style="solid" style:text-underline-width="auto" style:text-underline-color="font-color" fo:font-weight="bold" officeooo:rsid="0051966c" style:font-weight-asian="bold" style:font-weight-complex="bold"/>
    </style:style>
    <style:style style:name="T93" style:family="text">
      <style:text-properties style:text-underline-style="solid" style:text-underline-width="auto" style:text-underline-color="font-color" fo:font-weight="bold" officeooo:rsid="005a2d08" style:font-weight-asian="bold" style:font-weight-complex="bold"/>
    </style:style>
    <style:style style:name="T94" style:family="text">
      <style:text-properties style:text-underline-style="solid" style:text-underline-width="auto" style:text-underline-color="font-color" fo:font-weight="bold" officeooo:rsid="004aeeb7" style:font-weight-asian="bold" style:font-weight-complex="bold"/>
    </style:style>
    <style:style style:name="T95" style:family="text">
      <style:text-properties style:text-underline-style="none" fo:font-weight="normal" officeooo:rsid="0051966c" style:font-weight-asian="normal" style:font-weight-complex="normal"/>
    </style:style>
    <style:style style:name="T96" style:family="text">
      <style:text-properties officeooo:rsid="0052d66a"/>
    </style:style>
    <style:style style:name="T97" style:family="text">
      <style:text-properties officeooo:rsid="0054c9e7"/>
    </style:style>
    <style:style style:name="T98" style:family="text">
      <style:text-properties officeooo:rsid="005a966a"/>
    </style:style>
    <style:style style:name="T99" style:family="text">
      <style:text-properties officeooo:rsid="005b2100"/>
    </style:style>
    <style:style style:name="T100" style:family="text">
      <style:text-properties officeooo:rsid="005bc3fd"/>
    </style:style>
    <style:style style:name="T101" style:family="text">
      <style:text-properties officeooo:rsid="005cb6f5"/>
    </style:style>
    <style:style style:name="T102" style:family="text">
      <style:text-properties officeooo:rsid="005dc55d"/>
    </style:style>
    <style:style style:name="T103" style:family="text">
      <style:text-properties officeooo:rsid="005efd8c"/>
    </style:style>
    <style:style style:name="T104" style:family="text">
      <style:text-properties officeooo:rsid="00681bfd"/>
    </style:style>
    <style:style style:name="T105" style:family="text">
      <style:text-properties officeooo:rsid="00688de4"/>
    </style:style>
    <style:style style:name="T106" style:family="text">
      <style:text-properties officeooo:rsid="006a4f0a"/>
    </style:style>
    <style:style style:name="T107" style:family="text">
      <style:text-properties officeooo:rsid="006aac99"/>
    </style:style>
    <style:style style:name="T108" style:family="text">
      <style:text-properties officeooo:rsid="0074a0d3"/>
    </style:style>
    <style:style style:name="T109" style:family="text">
      <style:text-properties officeooo:rsid="007a06a2"/>
    </style:style>
    <style:style style:name="T110" style:family="text">
      <style:text-properties officeooo:rsid="00815a97"/>
    </style:style>
    <style:style style:name="T111" style:family="text">
      <style:text-properties officeooo:rsid="00982bca"/>
    </style:style>
    <style:style style:name="T112" style:family="text">
      <style:text-properties officeooo:rsid="0099d840"/>
    </style:style>
    <style:style style:name="T113" style:family="text">
      <style:text-properties fo:font-style="normal" style:font-style-asian="normal" style:font-style-complex="normal"/>
    </style:style>
    <style:style style:name="T114" style:family="text">
      <style:text-properties officeooo:rsid="005a2d08"/>
    </style:style>
    <style:style style:name="T115" style:family="text">
      <style:text-properties officeooo:rsid="00a0041e"/>
    </style:style>
    <style:style style:name="T116" style:family="text">
      <style:text-properties officeooo:rsid="00a544b1"/>
    </style:style>
    <style:style style:name="T117" style:family="text">
      <style:text-properties officeooo:rsid="00a64ca9"/>
    </style:style>
    <style:style style:name="T118" style:family="text">
      <style:text-properties officeooo:rsid="004aeeb7"/>
    </style:style>
    <style:style style:name="T119" style:family="text">
      <style:text-properties officeooo:rsid="00b8362a"/>
    </style:style>
    <style:style style:name="T120" style:family="text">
      <style:text-properties officeooo:rsid="00d7f15e"/>
    </style:style>
    <style:style style:name="T121" style:family="text">
      <style:text-properties officeooo:rsid="00e004e8"/>
    </style:style>
    <style:style style:name="T122" style:family="text">
      <style:text-properties officeooo:rsid="00e1b121"/>
    </style:style>
    <style:style style:name="T123" style:family="text">
      <style:text-properties officeooo:rsid="00e395c6"/>
    </style:style>
    <style:style style:name="T124" style:family="text">
      <style:text-properties officeooo:rsid="00e49591"/>
    </style:style>
    <style:style style:name="T125" style:family="text">
      <style:text-properties officeooo:rsid="00ea446b"/>
    </style:style>
    <style:style style:name="T126" style:family="text">
      <style:text-properties officeooo:rsid="00ebdfc1"/>
    </style:style>
    <style:style style:name="T127" style:family="text">
      <style:text-properties officeooo:rsid="00ec4020"/>
    </style:style>
    <style:style style:name="T128" style:family="text">
      <style:text-properties officeooo:rsid="00ed89c0"/>
    </style:style>
    <style:style style:name="T129" style:family="text">
      <style:text-properties officeooo:rsid="00f8aad2"/>
    </style:style>
    <style:style style:name="T130" style:family="text">
      <style:text-properties officeooo:rsid="00fcfb80"/>
    </style:style>
    <style:style style:name="T131" style:family="text">
      <style:text-properties officeooo:rsid="00ff2917"/>
    </style:style>
    <style:style style:name="T132" style:family="text">
      <style:text-properties officeooo:rsid="0102d096"/>
    </style:style>
    <style:style style:name="T133" style:family="text">
      <style:text-properties officeooo:rsid="0106bcac"/>
    </style:style>
    <style:style style:name="T134" style:family="text">
      <style:text-properties officeooo:rsid="010a7590"/>
    </style:style>
    <style:style style:name="T135" style:family="text">
      <style:text-properties officeooo:rsid="010abe42"/>
    </style:style>
    <style:style style:name="T136" style:family="text">
      <style:text-properties officeooo:rsid="010bcec8"/>
    </style:style>
    <style:style style:name="T137" style:family="text">
      <style:text-properties officeooo:rsid="010c4aca"/>
    </style:style>
    <style:style style:name="T138" style:family="text">
      <style:text-properties officeooo:rsid="0110fc85"/>
    </style:style>
    <style:style style:name="T139" style:family="text">
      <style:text-properties officeooo:rsid="0114ed63"/>
    </style:style>
    <style:style style:name="T140" style:family="text">
      <style:text-properties officeooo:rsid="01173975"/>
    </style:style>
    <style:style style:name="T141" style:family="text">
      <style:text-properties officeooo:rsid="01191005"/>
    </style:style>
    <style:style style:name="T142" style:family="text">
      <style:text-properties officeooo:rsid="011ab922"/>
    </style:style>
    <style:style style:name="T143" style:family="text">
      <style:text-properties officeooo:rsid="011ae4e6"/>
    </style:style>
    <style:style style:name="T144" style:family="text">
      <style:text-properties officeooo:rsid="011d44de"/>
    </style:style>
    <style:style style:name="T145" style:family="text">
      <style:text-properties officeooo:rsid="0120ef98"/>
    </style:style>
    <style:style style:name="T146" style:family="text">
      <style:text-properties officeooo:rsid="012330ec"/>
    </style:style>
    <style:style style:name="T147" style:family="text">
      <style:text-properties officeooo:rsid="01235c68"/>
    </style:style>
    <style:style style:name="T148" style:family="text">
      <style:text-properties officeooo:rsid="01250967"/>
    </style:style>
    <style:style style:name="T149" style:family="text">
      <style:text-properties officeooo:rsid="00b6edbc"/>
    </style:style>
    <style:style style:name="T150" style:family="text">
      <style:text-properties officeooo:rsid="012cf320"/>
    </style:style>
    <style:style style:name="T151" style:family="text">
      <style:text-properties officeooo:rsid="012de39c"/>
    </style:style>
    <style:style style:name="T152" style:family="text">
      <style:text-properties officeooo:rsid="012fe941"/>
    </style:style>
    <style:style style:name="T153" style:family="text">
      <style:text-properties officeooo:rsid="0134130d"/>
    </style:style>
    <style:style style:name="T154" style:family="text">
      <style:text-properties officeooo:rsid="014b2bd4"/>
    </style:style>
    <style:style style:name="T155" style:family="text">
      <style:text-properties officeooo:rsid="01591808"/>
    </style:style>
    <style:style style:name="T156" style:family="text">
      <style:text-properties officeooo:rsid="015d4e90"/>
    </style:style>
    <style:style style:name="T157" style:family="text">
      <style:text-properties officeooo:rsid="015d84e9"/>
    </style:style>
    <style:style style:name="T158" style:family="text">
      <style:text-properties officeooo:rsid="01689f8e"/>
    </style:style>
    <style:style style:name="T159" style:family="text">
      <style:text-properties officeooo:rsid="016c13fa"/>
    </style:style>
    <style:style style:name="T160" style:family="text">
      <style:text-properties officeooo:rsid="016f52b6"/>
    </style:style>
    <style:style style:name="T161" style:family="text">
      <style:text-properties officeooo:rsid="0170ff7c"/>
    </style:style>
    <style:style style:name="T162" style:family="text">
      <style:text-properties officeooo:rsid="0175d9dd"/>
    </style:style>
    <style:style style:name="T163" style:family="text">
      <style:text-properties officeooo:rsid="0178dc7e"/>
    </style:style>
    <style:style style:name="T164" style:family="text">
      <style:text-properties officeooo:rsid="0180055b"/>
    </style:style>
    <style:style style:name="T165" style:family="text">
      <style:text-properties officeooo:rsid="018021bd"/>
    </style:style>
    <style:style style:name="T166" style:family="text">
      <style:text-properties officeooo:rsid="01817c6b"/>
    </style:style>
    <style:style style:name="T167" style:family="text">
      <style:text-properties officeooo:rsid="006c8776"/>
    </style:style>
    <style:style style:name="T168" style:family="text">
      <style:text-properties officeooo:rsid="018efdd5"/>
    </style:style>
    <style:style style:name="T169" style:family="text">
      <style:text-properties officeooo:rsid="019a9555"/>
    </style:style>
    <style:style style:name="T170" style:family="text">
      <style:text-properties officeooo:rsid="019ad9c7"/>
    </style:style>
    <style:style style:name="T171" style:family="text">
      <style:text-properties officeooo:rsid="019caf35"/>
    </style:style>
    <style:style style:name="T172" style:family="text">
      <style:text-properties officeooo:rsid="019e8a9c"/>
    </style:style>
    <style:style style:name="T173" style:family="text">
      <style:text-properties officeooo:rsid="01a07b32"/>
    </style:style>
    <style:style style:name="T174" style:family="text">
      <style:text-properties officeooo:rsid="01a7005a"/>
    </style:style>
    <style:style style:name="T175" style:family="text">
      <style:text-properties officeooo:rsid="01b2bce8"/>
    </style:style>
    <style:style style:name="T176" style:family="text">
      <style:text-properties officeooo:rsid="01b8f661"/>
    </style:style>
    <style:style style:name="T177" style:family="text">
      <style:text-properties officeooo:rsid="01c0ad13"/>
    </style:style>
    <style:style style:name="T178" style:family="text">
      <style:text-properties officeooo:rsid="01cb89b5"/>
    </style:style>
    <style:style style:name="T179" style:family="text">
      <style:text-properties officeooo:rsid="01cdae91"/>
    </style:style>
    <style:style style:name="T180" style:family="text">
      <style:text-properties officeooo:rsid="01cfac78"/>
    </style:style>
    <style:style style:name="T181" style:family="text">
      <style:text-properties officeooo:rsid="01d04c93"/>
    </style:style>
    <style:style style:name="T182" style:family="text">
      <style:text-properties officeooo:rsid="01d122e7"/>
    </style:style>
    <style:style style:name="T183" style:family="text">
      <style:text-properties officeooo:rsid="01d3b71c"/>
    </style:style>
    <style:style style:name="T184" style:family="text">
      <style:text-properties officeooo:rsid="01d3d329"/>
    </style:style>
    <style:style style:name="T185" style:family="text">
      <style:text-properties officeooo:rsid="01d42d95"/>
    </style:style>
    <style:style style:name="T186" style:family="text">
      <style:text-properties officeooo:rsid="01d4c27d"/>
    </style:style>
    <style:style style:name="T187" style:family="text">
      <style:text-properties officeooo:rsid="01da1136"/>
    </style:style>
    <style:style style:name="T188" style:family="text">
      <style:text-properties officeooo:rsid="01db6ba4"/>
    </style:style>
    <style:style style:name="T189" style:family="text">
      <style:text-properties officeooo:rsid="01dddd7c"/>
    </style:style>
    <style:style style:name="T190" style:family="text">
      <style:text-properties officeooo:rsid="01df50ec"/>
    </style:style>
    <style:style style:name="T191" style:family="text">
      <style:text-properties officeooo:rsid="01e59130"/>
    </style:style>
    <style:style style:name="T192" style:family="text">
      <style:text-properties officeooo:rsid="01e816b9"/>
    </style:style>
    <style:style style:name="T193" style:family="text">
      <style:text-properties officeooo:rsid="01e85c9f"/>
    </style:style>
    <style:style style:name="T194" style:family="text">
      <style:text-properties officeooo:rsid="01ea0db4"/>
    </style:style>
    <style:style style:name="T195" style:family="text">
      <style:text-properties officeooo:rsid="01ed857e"/>
    </style:style>
    <style:style style:name="T196" style:family="text">
      <style:text-properties officeooo:rsid="01ede7fa"/>
    </style:style>
    <style:style style:name="T197" style:family="text">
      <style:text-properties officeooo:rsid="01ee478f"/>
    </style:style>
    <style:style style:name="T198" style:family="text">
      <style:text-properties officeooo:rsid="01f25bc7"/>
    </style:style>
    <style:style style:name="T199" style:family="text">
      <style:text-properties fo:font-variant="normal" fo:text-transform="none" style:use-window-font-color="true" style:text-outline="false" style:text-line-through-style="none" style:text-line-through-type="none" style:font-name="Courier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Courier1"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font-name="Courier1" fo:font-size="8pt" fo:font-style="italic" fo:text-shadow="none" style:text-underline-style="none" fo:font-weight="normal" style:letter-kerning="true" style:font-name-asian="Arial Unicode MS" style:font-size-asian="8pt" style:font-style-asian="italic" style:font-weight-asian="normal" style:font-name-complex="Arial Unicode MS" style:font-size-complex="8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font-name="Courier1"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font-name="Courier1" fo:font-size="8pt" fo:font-style="italic" fo:text-shadow="none" style:text-underline-style="none" fo:font-weight="bold" style:letter-kerning="true" style:font-name-asian="Arial Unicode MS" style:font-size-asian="10pt" style:font-style-asian="italic" style:font-weight-asian="bold" style:font-name-complex="Arial Unicode MS" style:font-size-complex="10pt" style:font-style-complex="italic" style:font-weight-complex="bold"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font-name="Courier1" fo:font-size="8pt" fo:font-style="normal" fo:text-shadow="none" style:text-underline-style="solid" style:text-underline-width="auto" style:text-underline-color="font-color"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08" style:family="text">
      <style:text-properties fo:font-variant="normal" fo:text-transform="none" style:use-window-font-color="true" style:text-outline="false" style:text-line-through-style="none" style:text-line-through-type="none" style:font-name="Courier1" fo:font-size="8pt" fo:font-style="italic" fo:text-shadow="none" style:text-underline-style="none" fo:font-weight="normal" style:letter-kerning="true" style:font-name-asian="Arial Unicode MS" style:font-size-asian="10pt" style:font-style-asian="italic" style:font-weight-asian="normal" style:font-name-complex="Arial Unicode MS" style:font-size-complex="10pt" style:font-style-complex="italic" style:font-weight-complex="normal" style:text-emphasize="none" style:font-relief="none" style:text-overline-style="none" style:text-overline-color="font-color"/>
    </style:style>
    <style:style style:name="T20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Courier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Courier1" fo:font-size="8pt" fo:font-style="normal" fo:text-shadow="none" style:text-underline-style="none" fo:font-weight="bold" style:letter-kerning="true" style:font-name-asian="Arial Unicode MS"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Arial Unicode MS"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style:style>
    <style:style style:name="T214" style:family="text">
      <style:text-properties fo:font-variant="normal" fo:text-transform="none" style:use-window-font-color="true" style:text-outline="false" style:text-line-through-style="none" style:text-line-through-type="none" style:font-name="Courier1" fo:font-size="6pt" fo:font-style="normal" fo:text-shadow="none" style:text-underline-style="none" fo:font-weight="normal" style:letter-kerning="true" style:font-name-asian="Arial Unicode MS"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Courier1" fo:font-size="6pt" fo:font-style="normal" fo:text-shadow="1pt 1pt" style:text-underline-style="none" fo:font-weight="normal" style:letter-kerning="true" style:font-name-asian="Arial Unicode MS"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Courier1"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opacity="0%" draw:fill-image-width="0in" draw:fill-image-height="0in"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opacity="0%" fo:padding="0in" fo:border="none"/>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054"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4" style:family="graphic">
      <style:graphic-properties draw:stroke="none" draw:stroke-dash="Dashed_20__28_var_29__20_1055"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1056"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6" style:family="graphic">
      <style:graphic-properties draw:stroke="none" draw:stroke-dash="Dashed_20__28_var_29__20_1057"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1058"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8" style:family="graphic">
      <style:graphic-properties draw:stroke="none" draw:stroke-dash="Dashed_20__28_var_29__20_1059"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dash" draw:stroke-dash="Fine_20_Dashed" svg:stroke-width="0.011in" svg:stroke-color="#000000" draw:marker-start="Circle"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 style:family="graphic">
      <style:graphic-properties draw:stroke="dash" draw:stroke-dash="Fine_20_Dashed" svg:stroke-width="0.011in" svg:stroke-color="#000000" draw:marker-start="Circle_20_unfilled" draw:marker-start-width="0.0953in" draw:marker-start-center="false"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1" style:family="graphic">
      <style:graphic-properties draw:stroke="solid" draw:stroke-dash="Dashed_20__28_var_29__20_1060"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5in" fo:min-width="1.3665in" fo:padding-top="0.0547in" fo:padding-bottom="0.0547in" fo:padding-left="0.1043in" fo:padding-right="0.1043in" draw:shadow="hidden" draw:shadow-offset-x="0.0783in" draw:shadow-offset-y="0.0783in" draw:shadow-color="#808080" style:run-through="foreground"/>
    </style:style>
    <style:style style:name="gr12" style:family="graphic">
      <style:graphic-properties draw:stroke="none" draw:stroke-dash="Dashed_20__28_var_29__20_1061"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011in" svg:stroke-color="#000000" draw:marker-start="Circle_20_unfilled"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4" style:family="graphic">
      <style:graphic-properties draw:stroke="solid" draw:stroke-dash="Dashed_20__28_var_29__20_1062"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5in" fo:min-width="1.3665in" fo:padding-top="0.0547in" fo:padding-bottom="0.0547in" fo:padding-left="0.1043in" fo:padding-right="0.1043in" draw:shadow="hidden" draw:shadow-offset-x="0.0783in" draw:shadow-offset-y="0.0783in" draw:shadow-color="#808080" style:run-through="foreground"/>
    </style:style>
    <style:style style:name="gr15" style:family="graphic">
      <style:graphic-properties draw:stroke="none" draw:stroke-dash="Dashed_20__28_var_29__20_1063"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064"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7" style:family="graphic">
      <style:graphic-properties draw:stroke="none" draw:stroke-dash="Dashed_20__28_var_29__20_1065"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066"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9" style:family="graphic">
      <style:graphic-properties draw:stroke="none" draw:stroke-dash="Dashed_20__28_var_29__20_1067"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1068"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21" style:family="graphic">
      <style:graphic-properties draw:stroke="none" draw:stroke-dash="Dashed_20__28_var_29__20_1069"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070"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5in" fo:min-width="1.3665in" fo:padding-top="0.0547in" fo:padding-bottom="0.0547in" fo:padding-left="0.1043in" fo:padding-right="0.1043in" draw:shadow="hidden" draw:shadow-offset-x="0.0783in" draw:shadow-offset-y="0.0783in" draw:shadow-color="#808080" style:run-through="foreground"/>
    </style:style>
    <style:style style:name="gr23" style:family="graphic">
      <style:graphic-properties draw:stroke="none" draw:stroke-dash="Dashed_20__28_var_29__20_1071"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72"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5in" fo:min-width="1.3661in" fo:padding-top="0.0547in" fo:padding-bottom="0.0547in" fo:padding-left="0.1043in" fo:padding-right="0.1043in" draw:shadow="hidden" draw:shadow-offset-x="0.0783in" draw:shadow-offset-y="0.0783in" draw:shadow-color="#808080" style:run-through="foreground"/>
    </style:style>
    <style:style style:name="gr25" style:family="graphic">
      <style:graphic-properties draw:stroke="none" draw:stroke-dash="Dashed_20__28_var_29__20_1073"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1074" svg:stroke-width="0.011in" svg:stroke-color="#000000" draw:marker-start-width="0.0783in" draw:marker-start-center="false" draw:marker-end-width="0.0783in" draw:marker-end-center="false" draw:fill="none" draw:fill-color="#ffffff" draw:textarea-horizontal-align="left" draw:auto-grow-height="true" draw:auto-grow-width="true" fo:min-height="0.1283in" fo:min-width="0.1492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11in" svg:stroke-color="#000000" draw:marker-start-width="0.0992in" draw:marker-start-center="false" draw:marker-end="Half_20_Circle_20_unfilled" draw:marker-end-width="0.0992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8" style:family="graphic">
      <style:graphic-properties draw:stroke="none" draw:stroke-dash="Dashed_20__28_var_29__20_1075" svg:stroke-width="0.011in" svg:stroke-color="#000000" draw:marker-start-width="0.0783in" draw:marker-start-center="false" draw:marker-end-width="0.0783in" draw:marker-end-center="false" draw:fill="none" draw:fill-color="#ffffff" draw:textarea-horizontal-align="left" draw:auto-grow-height="true" draw:auto-grow-width="false" fo:min-height="0.2563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11in" svg:stroke-color="#000000" draw:marker-start="Circle_20_unfilled" draw:marker-start-width="0.0992in" draw:marker-start-center="false" draw:marker-end-width="0.0992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0" style:family="graphic">
      <style:graphic-properties draw:stroke="none" draw:stroke-dash="Dashed_20__28_var_29__20_1076" svg:stroke-width="0.011in" svg:stroke-color="#000000" draw:marker-start-width="0.0783in" draw:marker-start-center="false" draw:marker-end-width="0.0783in" draw:marker-end-center="false" draw:fill="none" draw:fill-color="#ffffff" draw:textarea-horizontal-align="left" draw:auto-grow-height="true" draw:auto-grow-width="true" fo:min-height="0.1283in" fo:min-width="0.692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1077" svg:stroke-width="0.011in" svg:stroke-color="#000000" draw:marker-start-width="0.0783in" draw:marker-start-center="false" draw:marker-end-width="0.0783in" draw:marker-end-center="false" draw:fill="none" draw:fill-color="#ffffff" draw:textarea-horizontal-align="left" draw:auto-grow-height="true" draw:auto-grow-width="true" fo:min-height="0.1283in" fo:min-width="0.149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Fine_20_Dashed" svg:stroke-width="0.011in" svg:stroke-color="#000000" draw:marker-start-width="0.0953in" draw:marker-start-center="false" draw:marker-end="Half_20_Circle_20_unfilled"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dash" draw:stroke-dash="Fine_20_Dashed" svg:stroke-width="0.011in" svg:stroke-color="#000000" draw:marker-start-width="0.0783in" draw:marker-start-center="false" draw:marker-end="Half_20_Circle_20_unfilled" draw:marker-end-width="0.078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4" style:family="graphic">
      <style:graphic-properties draw:stroke="none" draw:stroke-dash="Dashed_20__28_var_29__20_1078" svg:stroke-width="0.011in" svg:stroke-color="#000000" draw:marker-start-width="0.0783in" draw:marker-start-center="false" draw:marker-end-width="0.0783in" draw:marker-end-center="false" draw:fill="none" draw:fill-color="#ffffff" draw:textarea-horizontal-align="left" draw:auto-grow-height="true" draw:auto-grow-width="true" fo:min-height="0.1283in" fo:min-width="0.5516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1079" svg:stroke-width="0.011in" svg:stroke-color="#000000" draw:marker-start-width="0.0783in" draw:marker-start-center="false" draw:marker-end-width="0.0783in" draw:marker-end-center="false" draw:fill="none" draw:fill-color="#ffffff" draw:textarea-horizontal-align="left" draw:auto-grow-height="true" draw:auto-grow-width="true" fo:min-height="0.1283in" fo:min-width="0.5945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080"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37" style:family="graphic">
      <style:graphic-properties draw:stroke="solid" draw:stroke-dash="Dashed_20__28_var_29__20_1081"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38" style:family="graphic">
      <style:graphic-properties draw:stroke="solid" draw:stroke-dash="Dashed_20__28_var_29__20_1082"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39" style:family="graphic">
      <style:graphic-properties draw:stroke="dash" draw:stroke-dash="Dashed_20__28_var_29_"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40" style:family="graphic">
      <style:graphic-properties draw:stroke="none" draw:stroke-dash="Dashed_20__28_var_29__20_1083"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084"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54in" fo:padding-top="0.0547in" fo:padding-bottom="0.0547in" fo:padding-left="0.1043in" fo:padding-right="0.1043in" draw:shadow="hidden" draw:shadow-offset-x="0.0783in" draw:shadow-offset-y="0.0783in" draw:shadow-color="#808080" style:run-through="foreground"/>
    </style:style>
    <style:style style:name="gr42" style:family="graphic">
      <style:graphic-properties draw:stroke="solid" draw:stroke-dash="Dashed_20__28_var_29__20_1085"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43" style:family="graphic">
      <style:graphic-properties draw:stroke="solid" draw:stroke-dash="Dashed_20__28_var_29__20_1086"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44" style:family="graphic">
      <style:graphic-properties draw:stroke="solid" draw:stroke-dash="Dashed_20__28_var_29__20_1087"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72in" fo:min-width="0.0654in" fo:padding-top="0.0547in" fo:padding-bottom="0.0547in" fo:padding-left="0.1043in" fo:padding-right="0.1043in" draw:shadow="hidden" draw:shadow-offset-x="0.0783in" draw:shadow-offset-y="0.0783in" draw:shadow-color="#808080" style:run-through="foreground"/>
    </style:style>
    <style:style style:name="gr45" style:family="graphic">
      <style:graphic-properties draw:stroke="solid" draw:stroke-dash="Dashed_20__28_var_29__20_1088"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46" style:family="graphic">
      <style:graphic-properties draw:stroke="solid" draw:stroke-dash="Dashed_20__28_var_29__20_1089"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47" style:family="graphic">
      <style:graphic-properties draw:stroke="solid" draw:stroke-dash="Dashed_20__28_var_29__20_1090"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54in" fo:padding-top="0.0547in" fo:padding-bottom="0.0547in" fo:padding-left="0.1043in" fo:padding-right="0.1043in" draw:shadow="hidden" draw:shadow-offset-x="0.0783in" draw:shadow-offset-y="0.0783in" draw:shadow-color="#808080" style:run-through="foreground"/>
    </style:style>
    <style:style style:name="gr48" style:family="graphic">
      <style:graphic-properties draw:stroke="solid" draw:stroke-dash="Dashed_20__28_var_29__20_1091"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49" style:family="graphic">
      <style:graphic-properties draw:stroke="solid" draw:stroke-dash="Dashed_20__28_var_29__20_1092"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0" style:family="graphic">
      <style:graphic-properties draw:stroke="solid" draw:stroke-dash="Dashed_20__28_var_29__20_1093"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51" style:family="graphic">
      <style:graphic-properties draw:stroke="solid" draw:stroke-dash="Dashed_20__28_var_29__20_1094"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2" style:family="graphic">
      <style:graphic-properties draw:stroke="solid" draw:stroke-dash="Dashed_20__28_var_29__20_1095"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3" style:family="graphic">
      <style:graphic-properties draw:stroke="solid" draw:stroke-dash="Dashed_20__28_var_29__20_1096"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54in" fo:padding-top="0.0547in" fo:padding-bottom="0.0547in" fo:padding-left="0.1043in" fo:padding-right="0.1043in" draw:shadow="hidden" draw:shadow-offset-x="0.0783in" draw:shadow-offset-y="0.0783in" draw:shadow-color="#808080" style:run-through="foreground"/>
    </style:style>
    <style:style style:name="gr54" style:family="graphic">
      <style:graphic-properties draw:stroke="solid" draw:stroke-dash="Dashed_20__28_var_29__20_1097"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5" style:family="graphic">
      <style:graphic-properties draw:stroke="solid" draw:stroke-dash="Dashed_20__28_var_29__20_1098"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6" style:family="graphic">
      <style:graphic-properties draw:stroke="solid" draw:stroke-dash="Dashed_20__28_var_29__20_1099"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57" style:family="graphic">
      <style:graphic-properties draw:stroke="solid" draw:stroke-dash="Dashed_20__28_var_29__20_1100"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8" style:family="graphic">
      <style:graphic-properties draw:stroke="solid" draw:stroke-dash="Dashed_20__28_var_29__20_1101"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59" style:family="graphic">
      <style:graphic-properties draw:stroke="solid" draw:stroke-dash="Dashed_20__28_var_29__20_1102"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60" style:family="graphic">
      <style:graphic-properties draw:stroke="solid" draw:stroke-dash="Dashed_20__28_var_29__20_1103"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61" style:family="graphic">
      <style:graphic-properties draw:stroke="solid" draw:stroke-dash="Dashed_20__28_var_29__20_1104"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62" style:family="graphic">
      <style:graphic-properties draw:stroke="solid" draw:stroke-dash="Dashed_20__28_var_29__20_1105"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63" style:family="graphic">
      <style:graphic-properties draw:stroke="solid" draw:stroke-dash="Dashed_20__28_var_29__20_1106"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64" style:family="graphic">
      <style:graphic-properties draw:stroke="solid" draw:stroke-dash="Dashed_20__28_var_29__20_1107"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65" style:family="graphic">
      <style:graphic-properties draw:stroke="solid" draw:stroke-dash="Dashed_20__28_var_29__20_1108"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66" style:family="graphic">
      <style:graphic-properties draw:stroke="solid" draw:stroke-dash="Dashed_20__28_var_29__20_1109"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67" style:family="graphic">
      <style:graphic-properties draw:stroke="solid" draw:stroke-dash="Dashed_20__28_var_29__20_1110"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68" style:family="graphic">
      <style:graphic-properties draw:stroke="solid" draw:stroke-dash="Dashed_20__28_var_29__20_1111"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69" style:family="graphic">
      <style:graphic-properties draw:stroke="solid" draw:stroke-dash="Dashed_20__28_var_29__20_1112"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70" style:family="graphic">
      <style:graphic-properties draw:stroke="solid" draw:stroke-dash="Dashed_20__28_var_29__20_1113"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71" style:family="graphic">
      <style:graphic-properties draw:stroke="solid" draw:stroke-dash="Dashed_20__28_var_29__20_1114" svg:stroke-width="0in" svg:stroke-color="#000000" draw:marker-start-width="0.0783in" draw:marker-start-center="false" draw:marker-end="Circle_20_unfille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draw:stroke-dash="Dashed_20__28_var_29__20_1115" svg:stroke-width="0in" svg:stroke-color="#000000" draw:marker-start-width="0.0783in" draw:marker-start-center="false" draw:marker-end="Half_20_Circle_20_unfille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1116" svg:stroke-width="0in" svg:stroke-color="#000000" draw:marker-start-width="0.0783in" draw:marker-start-center="false" draw:marker-end-width="0.0783in" draw:marker-end-center="false" draw:fill="none" draw:fill-color="#ffffff" draw:textarea-horizontal-align="left" draw:auto-grow-height="true" draw:auto-grow-width="false" fo:min-height="0.1283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Dashed_20__28_var_29__20_1117"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75" style:family="graphic">
      <style:graphic-properties draw:stroke="none" draw:stroke-dash="Dashed_20__28_var_29__20_1118" svg:stroke-width="0.011in" svg:stroke-color="#000000" draw:marker-start-width="0.0783in" draw:marker-start-center="false" draw:marker-end-width="0.0783in" draw:marker-end-center="false" draw:fill="none" draw:fill-color="#ffffff" draw:textarea-horizontal-align="left" draw:auto-grow-height="true" draw:auto-grow-width="false" fo:min-height="0.2165in" fo:min-width="0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ed_20__28_var_29__20_1119" svg:stroke-width="0.011in" svg:stroke-color="#000000" draw:marker-start-width="0.0783in" draw:marker-start-center="false" draw:marker-end-width="0.0783in" draw:marker-end-center="false" draw:fill="none" draw:fill-color="#729fcf" draw:textarea-horizontal-align="justify" draw:textarea-vertical-align="middle" draw:auto-grow-height="false" fo:min-height="0.048in" fo:min-width="0.0661in" fo:padding-top="0.0547in" fo:padding-bottom="0.0547in" fo:padding-left="0.1043in" fo:padding-right="0.1043in" draw:shadow="hidden" draw:shadow-offset-x="0.0783in" draw:shadow-offset-y="0.0783in" draw:shadow-color="#808080" style:run-through="foreground"/>
    </style:style>
    <style:style style:name="gr77" style:family="graphic">
      <style:graphic-properties draw:stroke="solid" draw:stroke-dash="Dashed_20__28_var_29__20_1120"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78" style:family="graphic">
      <style:graphic-properties draw:stroke="solid" draw:stroke-dash="Dashed_20__28_var_29__20_1121" svg:stroke-width="0.011in" svg:stroke-color="#000000" draw:marker-start-width="0.0783in" draw:marker-start-center="false" draw:marker-end-width="0.0783in" draw:marker-end-center="false" draw:fill="solid" draw:fill-color="#ffffff" draw:textarea-horizontal-align="justify" draw:textarea-vertical-align="middle" draw:auto-grow-height="false" fo:min-height="0in" fo:min-width="0in" fo:padding-top="0.0547in" fo:padding-bottom="0.0547in" fo:padding-left="0.1043in" fo:padding-right="0.1043in" draw:shadow="hidden" draw:shadow-offset-x="0.0783in" draw:shadow-offset-y="0.0783in" draw:shadow-color="#808080" style:run-through="foreground"/>
    </style:style>
    <style:style style:name="gr79" style:family="graphic">
      <style:graphic-properties draw:stroke="solid" draw:stroke-dash="Dashed_20__28_var_29__20_1122" svg:stroke-width="0in" svg:stroke-color="#000000" draw:marker-start-width="0.0783in" draw:marker-start-center="false" draw:marker-end="Half_20_Circle_20_unfille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draw:stroke-dash="Dashed_20__28_var_29__20_1123" svg:stroke-width="0in" svg:stroke-color="#000000" draw:marker-start-width="0.0783in" draw:marker-start-center="false" draw:marker-end="Circle_20_unfille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dash" draw:stroke-dash="Fine_20_Dashed" svg:stroke-width="0in" svg:stroke-color="#000000" draw:marker-start-width="0.0783in" draw:marker-start-center="false" draw:marker-end="Half_20_Circle_20_unfille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dash" draw:stroke-dash="Fine_20_Dashed" svg:stroke-width="0in" svg:stroke-color="#000000" draw:marker-start="Circle_20_unfilled"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draw:stroke-dash="Dashed_20__28_var_29__20_1181" svg:stroke-width="0in" svg:stroke-color="#000000" draw:marker-start-width="0.0783in" draw:marker-start-center="false" draw:marker-end="Half_20_Circle_20_unfille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ed_20__28_var_29__20_1182" svg:stroke-width="0in" svg:stroke-color="#000000" draw:marker-start="Circle_20_unfilled"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1183" svg:stroke-width="0in" svg:stroke-color="#000000" draw:marker-start-width="0.0783in" draw:marker-start-center="false" draw:marker-end-width="0.0783in" draw:marker-end-center="false" draw:fill="none" draw:fill-color="#ffffff" draw:textarea-horizontal-align="left" draw:auto-grow-height="true" draw:auto-grow-width="true" fo:min-height="0.1118in" fo:min-width="4.402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1184" svg:stroke-width="0in" svg:stroke-color="#000000" draw:marker-start-width="0.0783in" draw:marker-start-center="false" draw:marker-end-width="0.0783in" draw:marker-end-center="false" draw:fill="none" draw:fill-color="#ffffff" draw:textarea-horizontal-align="left" draw:auto-grow-height="true" draw:auto-grow-width="true" fo:min-height="0.1118in" fo:min-width="2.8689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1185" svg:stroke-width="0in" svg:stroke-color="#000000" draw:marker-start-width="0.0783in" draw:marker-start-center="false" draw:marker-end-width="0.0783in" draw:marker-end-center="false" draw:fill="none" draw:fill-color="#ffffff" draw:textarea-horizontal-align="left" draw:auto-grow-height="true" draw:auto-grow-width="true" fo:min-height="0.1118in" fo:min-width="1.2016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svg:stroke-width="0.011in" svg:stroke-color="#000000" draw:marker-start-width="0.1555in" draw:marker-end-width="0.1555in" draw:fill="none" draw:textarea-horizontal-align="justify" draw:textarea-vertical-align="middle" draw:auto-grow-height="false" fo:min-height="2.248in" fo:min-width="6.661in" fo:padding-top="0.0055in" fo:padding-bottom="0.0055in" fo:padding-left="0.0055in" fo:padding-right="0.005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0" style:family="graphic">
      <style:graphic-properties svg:stroke-width="0.011in" svg:stroke-color="#000000" draw:marker-start-width="0.1555in" draw:marker-end-width="0.1555in" draw:fill="none" draw:textarea-horizontal-align="justify" draw:textarea-vertical-align="middle" draw:auto-grow-height="false" fo:min-height="1.1291in" fo:min-width="6.65in" fo:padding-top="0.0055in" fo:padding-bottom="0.0055in" fo:padding-left="0.0055in" fo:padding-right="0.005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1" style:family="graphic">
      <style:graphic-properties svg:stroke-width="0.011in" svg:stroke-color="#000000" draw:marker-start-width="0.1555in" draw:marker-end-width="0.1555in" draw:fill="none" draw:textarea-horizontal-align="justify" draw:textarea-vertical-align="middle" draw:auto-grow-height="false" fo:min-height="0.8598in" fo:min-width="6.65in" fo:padding-top="0.0055in" fo:padding-bottom="0.0055in" fo:padding-left="0.0055in" fo:padding-right="0.005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2" style:family="graphic">
      <style:graphic-properties draw:stroke="none" draw:stroke-dash="Dashed_20__28_var_29__20_818"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5346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819"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6681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820"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6016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821"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5346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822"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4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823"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4681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draw:stroke-dash="Dashed_20__28_var_29__20_824"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2.2134in" fo:min-width="1.3736in" fo:padding-top="0.0547in" fo:padding-bottom="0.0547in" fo:padding-left="0.1043in" fo:padding-right="0.1043in" draw:shadow="hidden" draw:shadow-offset-x="0.0783in" draw:shadow-offset-y="0.0783in" draw:shadow-color="#808080" style:run-through="foreground"/>
    </style:style>
    <style:style style:name="gr99" style:family="graphic">
      <style:graphic-properties draw:stroke="solid" draw:stroke-dash="Dashed_20__28_var_29__20_825"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0" style:family="graphic">
      <style:graphic-properties draw:stroke="none" draw:stroke-dash="Dashed_20__28_var_29__20_826" svg:stroke-width="0.011in" svg:stroke-color="#000000" draw:marker-start-width="0.0953in" draw:marker-start-center="false" draw:marker-end-width="0.0953in" draw:marker-end-center="false" draw:fill="none" draw:fill-color="#ffffff" draw:textarea-horizontal-align="left" draw:auto-grow-height="true" draw:auto-grow-width="true" fo:min-height="0.1673in" fo:min-width="0.6016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827" svg:stroke-width="0.011in" svg:stroke-color="#000000" draw:marker-start-width="0.0953in" draw:marker-start-center="false" draw:marker-end-width="0.0953in" draw:marker-end-center="false" draw:fill="none" draw:fill-color="#ffffff" draw:textarea-horizontal-align="left" draw:auto-grow-height="true" draw:auto-grow-width="true" fo:min-height="0.1118in" fo:min-width="0.6681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ed_20__28_var_29__20_828"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3" style:family="graphic">
      <style:graphic-properties draw:stroke="solid" draw:stroke-dash="Dashed_20__28_var_29__20_829" svg:stroke-width="0.011in" svg:stroke-color="#000000" draw:marker-start-width="0.0953in" draw:marker-start-center="false" draw:marker-end="Triangle_20_unfilled"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4" style:family="graphic">
      <style:graphic-properties draw:stroke="solid" draw:stroke-dash="Dashed_20__28_var_29__20_830" svg:stroke-width="0.011in" svg:stroke-color="#000000" draw:marker-start-width="0.0953in" draw:marker-start-center="false" draw:marker-end="Triangle_20_unfilled"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5" style:family="graphic">
      <style:graphic-properties draw:stroke="solid" draw:stroke-dash="Dashed_20__28_var_29__20_831" svg:stroke-width="0.011in" svg:stroke-color="#000000" draw:marker-start-width="0.0953in" draw:marker-start-center="false" draw:marker-end="Triangle_20_unfilled"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6" style:family="graphic">
      <style:graphic-properties draw:stroke="solid" draw:stroke-dash="Dashed_20__28_var_29__20_832" svg:stroke-width="0.011in" svg:stroke-color="#000000" draw:marker-start-width="0.0953in" draw:marker-start-center="false" draw:marker-end="Triangle_20_unfilled" draw:marker-end-width="0.0953in" draw:marker-end-center="false" draw:fill="solid" draw:fill-color="#000000"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7" style:family="graphic">
      <style:graphic-properties draw:stroke="none" draw:stroke-dash="Dashed_20__28_var_29__20_833"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draw:stroke-dash="Dashed_20__28_var_29__20_834"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09" style:family="graphic">
      <style:graphic-properties draw:stroke="solid" draw:stroke-dash="Dashed_20__28_var_29__20_835"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8591in" fo:min-width="0.972in" fo:padding-top="0.0547in" fo:padding-bottom="0.0547in" fo:padding-left="0.1043in" fo:padding-right="0.1043in" draw:shadow="hidden" draw:shadow-offset-x="0.0783in" draw:shadow-offset-y="0.0783in" draw:shadow-color="#808080" style:run-through="foreground"/>
    </style:style>
    <style:style style:name="gr110" style:family="graphic">
      <style:graphic-properties draw:stroke="none" draw:stroke-dash="Dashed_20__28_var_29__20_836" svg:stroke-width="0.011in" svg:stroke-color="#000000" draw:marker-start-width="0.0953in" draw:marker-start-center="false" draw:marker-end-width="0.0953in" draw:marker-end-center="false" draw:fill="none" draw:fill-color="#ffffff" draw:textarea-horizontal-align="left" draw:auto-grow-height="true" draw:auto-grow-width="true" fo:min-height="0.1673in" fo:min-width="0.5016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draw:stroke-dash="Dashed_20__28_var_29__20_837"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12" style:family="graphic">
      <style:graphic-properties draw:stroke="none" draw:stroke-dash="Dashed_20__28_var_29__20_838"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5992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839"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6016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draw:stroke-dash="Dashed_20__28_var_29__20_840"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15" style:family="graphic">
      <style:graphic-properties draw:stroke="none" draw:stroke-dash="Dashed_20__28_var_29__20_841"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842"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843"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4016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844"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845"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6681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draw:stroke-dash="Dashed_20__28_var_29__20_846"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3.9846in" fo:min-width="0.9728in" fo:padding-top="0.0547in" fo:padding-bottom="0.0547in" fo:padding-left="0.1043in" fo:padding-right="0.1043in" draw:shadow="hidden" draw:shadow-offset-x="0.0783in" draw:shadow-offset-y="0.0783in" draw:shadow-color="#808080" style:run-through="foreground"/>
    </style:style>
    <style:style style:name="gr121" style:family="graphic">
      <style:graphic-properties draw:stroke="none" draw:stroke-dash="Dashed_20__28_var_29__20_847" svg:stroke-width="0.011in" svg:stroke-color="#000000" draw:marker-start-width="0.0953in" draw:marker-start-center="false" draw:marker-end-width="0.0953in" draw:marker-end-center="false" draw:fill="none" draw:fill-color="#ffffff" draw:textarea-horizontal-align="left" draw:auto-grow-height="true" draw:auto-grow-width="true" fo:min-height="0.1673in" fo:min-width="0.5016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draw:stroke-dash="Dashed_20__28_var_29__20_848"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23" style:family="graphic">
      <style:graphic-properties draw:stroke="none" draw:stroke-dash="Dashed_20__28_var_29__20_849"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9453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850"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4173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draw:stroke-dash="Dashed_20__28_var_29__20_851"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26" style:family="graphic">
      <style:graphic-properties draw:stroke="none" draw:stroke-dash="Dashed_20__28_var_29__20_852"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853"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854"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855"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856"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857"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858"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859"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6681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860"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861"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862"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863"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864"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865"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draw:stroke-dash="Dashed_20__28_var_29__20_866"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41" style:family="graphic">
      <style:graphic-properties draw:stroke="solid" draw:stroke-dash="Dashed_20__28_var_29__20_867"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42" style:family="graphic">
      <style:graphic-properties draw:stroke="solid" draw:stroke-dash="Dashed_20__28_var_29__20_868"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2.8035in" fo:min-width="0.972in" fo:padding-top="0.0547in" fo:padding-bottom="0.0547in" fo:padding-left="0.1043in" fo:padding-right="0.1043in" draw:shadow="hidden" draw:shadow-offset-x="0.0783in" draw:shadow-offset-y="0.0783in" draw:shadow-color="#808080" style:run-through="foreground"/>
    </style:style>
    <style:style style:name="gr143" style:family="graphic">
      <style:graphic-properties draw:stroke="none" draw:stroke-dash="Dashed_20__28_var_29__20_869" svg:stroke-width="0.011in" svg:stroke-color="#000000" draw:marker-start-width="0.0953in" draw:marker-start-center="false" draw:marker-end-width="0.0953in" draw:marker-end-center="false" draw:fill="none" draw:fill-color="#ffffff" draw:textarea-horizontal-align="left" draw:auto-grow-height="true" draw:auto-grow-width="true" fo:min-height="0.1673in" fo:min-width="0.6016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draw:stroke-dash="Dashed_20__28_var_29__20_870"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45" style:family="graphic">
      <style:graphic-properties draw:stroke="none" draw:stroke-dash="Dashed_20__28_var_29__20_871"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9453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872"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6681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draw:stroke-dash="Dashed_20__28_var_29__20_873"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48" style:family="graphic">
      <style:graphic-properties draw:stroke="none" draw:stroke-dash="Dashed_20__28_var_29__20_874"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9453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875" svg:stroke-width="0in" svg:stroke-color="#3465a4" draw:marker-start-width="0.0783in" draw:marker-start-center="false" draw:marker-end-width="0.0783in" draw:marker-end-center="false" draw:fill="none" draw:fill-color="#729fcf" draw:textarea-horizontal-align="justify" fo:min-height="0.2209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876"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877"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878"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879"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880"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881"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draw:stroke-dash="Dashed_20__28_var_29__20_882"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57" style:family="graphic">
      <style:graphic-properties draw:stroke="solid" draw:stroke-dash="Dashed_20__28_var_29__20_883"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58" style:family="graphic">
      <style:graphic-properties draw:stroke="solid" draw:stroke-dash="Dashed_20__28_var_29__20_884"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2.961in" fo:min-width="0.9728in" fo:padding-top="0.0547in" fo:padding-bottom="0.0547in" fo:padding-left="0.1043in" fo:padding-right="0.1043in" draw:shadow="hidden" draw:shadow-offset-x="0.0783in" draw:shadow-offset-y="0.0783in" draw:shadow-color="#808080" style:run-through="foreground"/>
    </style:style>
    <style:style style:name="gr159" style:family="graphic">
      <style:graphic-properties draw:stroke="none" draw:stroke-dash="Dashed_20__28_var_29__20_885" svg:stroke-width="0.011in" svg:stroke-color="#000000" draw:marker-start-width="0.0953in" draw:marker-start-center="false" draw:marker-end-width="0.0953in" draw:marker-end-center="false" draw:fill="none" draw:fill-color="#ffffff" draw:textarea-horizontal-align="left" draw:auto-grow-height="true" draw:auto-grow-width="true" fo:min-height="0.1673in" fo:min-width="0.6016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draw:stroke-dash="Dashed_20__28_var_29__20_886"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61" style:family="graphic">
      <style:graphic-properties draw:stroke="none" draw:stroke-dash="Dashed_20__28_var_29__20_887"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6693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888"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4173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draw:stroke-dash="Dashed_20__28_var_29__20_889"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64" style:family="graphic">
      <style:graphic-properties draw:stroke="none" draw:stroke-dash="Dashed_20__28_var_29__20_890"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891"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9346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892"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893"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894"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895"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896"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897"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898" svg:stroke-width="0in" svg:stroke-color="#3465a4" draw:marker-start-width="0.0783in" draw:marker-start-center="false" draw:marker-end-width="0.0783in" draw:marker-end-center="false" draw:fill="none" draw:fill-color="#729fcf" draw:textarea-horizontal-align="justify" fo:min-height="0.1118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draw:stroke-dash="Dashed_20__28_var_29__20_899"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74" style:family="graphic">
      <style:graphic-properties draw:stroke="solid" draw:stroke-dash="Dashed_20__28_var_29__20_900"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75" style:family="graphic">
      <style:graphic-properties draw:stroke="solid" draw:stroke-dash="Dashed_20__28_var_29__20_270"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76" style:family="graphic">
      <style:graphic-properties draw:stroke="solid" draw:stroke-dash="Dashed_20__28_var_29__20_271"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77" style:family="graphic">
      <style:graphic-properties draw:stroke="solid" draw:stroke-dash="Dashed_20__28_var_29__20_272"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1in" fo:padding-top="0.0547in" fo:padding-bottom="0.0547in" fo:padding-left="0.1043in" fo:padding-right="0.1043in" draw:shadow="hidden" draw:shadow-offset-x="0.0783in" draw:shadow-offset-y="0.0783in" draw:shadow-color="#808080" style:run-through="foreground"/>
    </style:style>
    <style:style style:name="gr178" style:family="graphic">
      <style:graphic-properties draw:stroke="solid" draw:stroke-dash="Dashed_20__28_var_29__20_273"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79" style:family="graphic">
      <style:graphic-properties draw:stroke="solid" draw:stroke-dash="Dashed_20__28_var_29__20_274"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80" style:family="graphic">
      <style:graphic-properties draw:stroke="solid" draw:stroke-dash="Dashed_20__28_var_29__20_275" svg:stroke-width="0.011in" svg:stroke-color="#000000" draw:marker-start="Square_20_45_20_unfilled"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81" style:family="graphic">
      <style:graphic-properties draw:stroke="solid" draw:stroke-dash="Dashed_20__28_var_29__20_276"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82" style:family="graphic">
      <style:graphic-properties draw:stroke="solid" draw:stroke-dash="Dashed_20__28_var_29__20_277" svg:stroke-width="0.011in" svg:stroke-color="#000000" draw:marker-start-width="0.0953in" draw:marker-start-center="false" draw:marker-end="Triangle_20_unfilled"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83" style:family="graphic">
      <style:graphic-properties draw:stroke="solid" draw:stroke-dash="Dashed_20__28_var_29__20_278" svg:stroke-width="0.011in" svg:stroke-color="#000000" draw:marker-start-width="0.0953in" draw:marker-start-center="false" draw:marker-end="Triangle_20_unfilled"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84" style:family="graphic">
      <style:graphic-properties draw:stroke="solid" draw:stroke-dash="Dashed_20__28_var_29__20_279" svg:stroke-width="0.011in" svg:stroke-color="#000000" draw:marker-start="Square_20_45_20_unfilled"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85" style:family="graphic">
      <style:graphic-properties draw:stroke="solid" draw:stroke-dash="Dashed_20__28_var_29__20_280" svg:stroke-width="0.011in" svg:stroke-color="#000000" draw:marker-start-width="0.0953in" draw:marker-start-center="false" draw:marker-end="Triangle_20_unfilled"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86" style:family="graphic">
      <style:graphic-properties draw:stroke="none" draw:stroke-dash="Dashed_20__28_var_29__20_281"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2516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282"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2516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ed_20__28_var_29__20_283"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1in" fo:padding-top="0.0547in" fo:padding-bottom="0.0547in" fo:padding-left="0.1043in" fo:padding-right="0.1043in" draw:shadow="hidden" draw:shadow-offset-x="0.0783in" draw:shadow-offset-y="0.0783in" draw:shadow-color="#808080" style:run-through="foreground"/>
    </style:style>
    <style:style style:name="gr189" style:family="graphic">
      <style:graphic-properties draw:stroke="solid" draw:stroke-dash="Dashed_20__28_var_29__20_284"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190" style:family="graphic">
      <style:graphic-properties draw:stroke="solid" draw:stroke-dash="Dashed_20__28_var_29__20_285" svg:stroke-width="0.011in" svg:stroke-color="#000000" draw:marker-start-width="0.0953in" draw:marker-start-center="false" draw:marker-end="Triangle_20_unfilled"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91" style:family="graphic">
      <style:graphic-properties draw:stroke="solid" draw:stroke-dash="Dashed_20__28_var_29__20_286" svg:stroke-width="0.011in" svg:stroke-color="#000000" draw:marker-start-width="0.0953in" draw:marker-start-center="false" draw:marker-end="Triangle_20_unfilled"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92" style:family="graphic">
      <style:graphic-properties draw:stroke="solid" draw:stroke-dash="Dashed_20__28_var_29__20_765"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4654in" fo:min-width="0.9728in" fo:padding-top="0.0547in" fo:padding-bottom="0.0547in" fo:padding-left="0.1043in" fo:padding-right="0.1043in" draw:shadow="hidden" draw:shadow-offset-x="0.0783in" draw:shadow-offset-y="0.0783in" draw:shadow-color="#808080" style:run-through="foreground"/>
    </style:style>
    <style:style style:name="gr193" style:family="graphic">
      <style:graphic-properties draw:stroke="none" draw:stroke-dash="Dashed_20__28_var_29__20_766" svg:stroke-width="0.011in" svg:stroke-color="#000000" draw:marker-start-width="0.0953in" draw:marker-start-center="false" draw:marker-end-width="0.0953in" draw:marker-end-center="false" draw:fill="none" draw:fill-color="#ffffff" draw:textarea-horizontal-align="left" draw:auto-grow-height="true" draw:auto-grow-width="true" fo:min-height="0.4453in" fo:min-width="1.0016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draw:stroke-dash="Dashed_20__28_var_29__20_767"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95" style:family="graphic">
      <style:graphic-properties draw:stroke="none" draw:stroke-dash="Dashed_20__28_var_29__20_768"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769"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770"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771"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draw:stroke-dash="Dashed_20__28_var_29__20_772" svg:stroke-width="0.011in" svg:stroke-color="#000000" draw:marker-start="Dimension_20_Lines" draw:marker-start-width="0.0953in" draw:marker-start-center="false" draw:marker-end="Arrow_20_concave"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00" style:family="graphic">
      <style:graphic-properties draw:stroke="solid" draw:stroke-dash="Dashed_20__28_var_29__20_773"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3862in" fo:min-width="1.3661in" fo:padding-top="0.0547in" fo:padding-bottom="0.0547in" fo:padding-left="0.1043in" fo:padding-right="0.1043in" draw:shadow="hidden" draw:shadow-offset-x="0.0783in" draw:shadow-offset-y="0.0783in" draw:shadow-color="#808080" style:run-through="foreground"/>
    </style:style>
    <style:style style:name="gr201" style:family="graphic">
      <style:graphic-properties draw:stroke="none" draw:stroke-dash="Dashed_20__28_var_29__20_774" svg:stroke-width="0.011in" svg:stroke-color="#000000" draw:marker-start-width="0.0953in" draw:marker-start-center="false" draw:marker-end-width="0.0953in" draw:marker-end-center="false" draw:fill="none" draw:fill-color="#ffffff" draw:textarea-horizontal-align="left" draw:auto-grow-height="true" draw:auto-grow-width="true" fo:min-height="0.3339in" fo:min-width="1.2681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draw:stroke-dash="Dashed_20__28_var_29__20_775"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03" style:family="graphic">
      <style:graphic-properties draw:stroke="none" draw:stroke-dash="Dashed_20__28_var_29__20_776"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1.3346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777"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1.3346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778"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779"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1.3346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draw:stroke-dash="Dashed_20__28_var_29__20_780"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6555in" fo:min-width="0.9728in" fo:padding-top="0.0547in" fo:padding-bottom="0.0547in" fo:padding-left="0.1043in" fo:padding-right="0.1043in" draw:shadow="hidden" draw:shadow-offset-x="0.0783in" draw:shadow-offset-y="0.0783in" draw:shadow-color="#808080" style:run-through="foreground"/>
    </style:style>
    <style:style style:name="gr208" style:family="graphic">
      <style:graphic-properties draw:stroke="none" draw:stroke-dash="Dashed_20__28_var_29__20_781" svg:stroke-width="0.011in" svg:stroke-color="#000000" draw:marker-start-width="0.0953in" draw:marker-start-center="false" draw:marker-end-width="0.0953in" draw:marker-end-center="false" draw:fill="none" draw:fill-color="#ffffff" draw:textarea-horizontal-align="left" draw:auto-grow-height="true" draw:auto-grow-width="true" fo:min-height="0.4453in" fo:min-width="1.0016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ed_20__28_var_29__20_782"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10" style:family="graphic">
      <style:graphic-properties draw:stroke="none" draw:stroke-dash="Dashed_20__28_var_29__20_783"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784"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785"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786"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draw:stroke-dash="Dashed_20__28_var_29__20_787"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6618in" fo:min-width="0.9728in" fo:padding-top="0.0547in" fo:padding-bottom="0.0547in" fo:padding-left="0.1043in" fo:padding-right="0.1043in" draw:shadow="hidden" draw:shadow-offset-x="0.0783in" draw:shadow-offset-y="0.0783in" draw:shadow-color="#808080" style:run-through="foreground"/>
    </style:style>
    <style:style style:name="gr215" style:family="graphic">
      <style:graphic-properties draw:stroke="none" draw:stroke-dash="Dashed_20__28_var_29__20_788" svg:stroke-width="0.011in" svg:stroke-color="#000000" draw:marker-start-width="0.0953in" draw:marker-start-center="false" draw:marker-end-width="0.0953in" draw:marker-end-center="false" draw:fill="none" draw:fill-color="#ffffff" draw:textarea-horizontal-align="left" draw:auto-grow-height="true" draw:auto-grow-width="true" fo:min-height="0.4453in" fo:min-width="1.0016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draw:stroke-dash="Dashed_20__28_var_29__20_789"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17" style:family="graphic">
      <style:graphic-properties draw:stroke="none" draw:stroke-dash="Dashed_20__28_var_29__20_790"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791"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792"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793"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794"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795"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ed_20__28_var_29__20_796"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6618in" fo:min-width="0.9728in" fo:padding-top="0.0547in" fo:padding-bottom="0.0547in" fo:padding-left="0.1043in" fo:padding-right="0.1043in" draw:shadow="hidden" draw:shadow-offset-x="0.0783in" draw:shadow-offset-y="0.0783in" draw:shadow-color="#808080" style:run-through="foreground"/>
    </style:style>
    <style:style style:name="gr224" style:family="graphic">
      <style:graphic-properties draw:stroke="none" draw:stroke-dash="Dashed_20__28_var_29__20_797" svg:stroke-width="0.011in" svg:stroke-color="#000000" draw:marker-start-width="0.0953in" draw:marker-start-center="false" draw:marker-end-width="0.0953in" draw:marker-end-center="false" draw:fill="none" draw:fill-color="#ffffff" draw:textarea-horizontal-align="left" draw:auto-grow-height="true" draw:auto-grow-width="true" fo:min-height="0.4453in" fo:min-width="1.0016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draw:stroke-dash="Dashed_20__28_var_29__20_798"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26" style:family="graphic">
      <style:graphic-properties draw:stroke="none" draw:stroke-dash="Dashed_20__28_var_29__20_799"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800"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801"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802"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0.8681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803"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solid" draw:stroke-dash="Dashed_20__28_var_29__20_804"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1.3862in" fo:min-width="1.3661in" fo:padding-top="0.0547in" fo:padding-bottom="0.0547in" fo:padding-left="0.1043in" fo:padding-right="0.1043in" draw:shadow="hidden" draw:shadow-offset-x="0.0783in" draw:shadow-offset-y="0.0783in" draw:shadow-color="#808080" style:run-through="foreground"/>
    </style:style>
    <style:style style:name="gr232" style:family="graphic">
      <style:graphic-properties draw:stroke="none" draw:stroke-dash="Dashed_20__28_var_29__20_805" svg:stroke-width="0.011in" svg:stroke-color="#000000" draw:marker-start-width="0.0953in" draw:marker-start-center="false" draw:marker-end-width="0.0953in" draw:marker-end-center="false" draw:fill="none" draw:fill-color="#ffffff" draw:textarea-horizontal-align="left" draw:auto-grow-height="true" draw:auto-grow-width="true" fo:min-height="0.3339in" fo:min-width="1.2681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solid" draw:stroke-dash="Dashed_20__28_var_29__20_806" svg:stroke-width="0.011in" svg:stroke-color="#000000"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34" style:family="graphic">
      <style:graphic-properties draw:stroke="none" draw:stroke-dash="Dashed_20__28_var_29__20_807"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1.3346in"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808"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1.3346in"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809" svg:stroke-width="0.011in" svg:stroke-color="#000000" draw:marker-start-width="0.0953in" draw:marker-start-center="false" draw:marker-end-width="0.0953in" draw:marker-end-center="false" draw:fill="none" draw:fill-color="#ffffff" draw:textarea-horizontal-align="left" draw:auto-grow-height="true" draw:auto-grow-width="false" fo:min-height="0.1402in" fo:min-width="0.7508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810" svg:stroke-width="0.011in" svg:stroke-color="#000000" draw:marker-start-width="0.0953in" draw:marker-start-center="false" draw:marker-end-width="0.0953in" draw:marker-end-center="false" draw:fill="none" draw:fill-color="#ffffff" draw:textarea-horizontal-align="left" draw:auto-grow-height="true" draw:auto-grow-width="true" fo:min-height="0.1402in" fo:min-width="1.3346in"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solid" draw:stroke-dash="Dashed_20__28_var_29__20_811" svg:stroke-width="0.011in" svg:stroke-color="#000000" draw:marker-start="Dimension_20_Lines" draw:marker-start-width="0.0953in" draw:marker-start-center="false" draw:marker-end="Arrow_20_concave"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39" style:family="graphic">
      <style:graphic-properties draw:stroke="solid" draw:stroke-dash="Dashed_20__28_var_29__20_812" svg:stroke-width="0.011in" svg:stroke-color="#000000" draw:marker-start="Dimension_20_Lines" draw:marker-start-width="0.0953in" draw:marker-start-center="false" draw:marker-end="Arrow_20_concave"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40" style:family="graphic">
      <style:graphic-properties draw:stroke="solid" draw:stroke-dash="Dashed_20__28_var_29__20_813" svg:stroke-width="0.011in" svg:stroke-color="#000000" draw:marker-start="Dimension_20_Lines" draw:marker-start-width="0.0953in" draw:marker-start-center="false" draw:marker-end="Arrow_20_concave" draw:marker-end-width="0.0953in" draw:marker-end-center="false" draw:fill="solid"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41" style:family="graphic">
      <style:graphic-properties draw:stroke="solid" draw:stroke-dash="Dashed_20__28_var_29__20_814" svg:stroke-width="0.011in" svg:stroke-color="#000000" draw:marker-start-width="0.0953in" draw:marker-start-center="false" draw:marker-end="Arrow_20_concav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42" style:family="graphic">
      <style:graphic-properties draw:stroke="solid" draw:stroke-dash="Dashed_20__28_var_29__20_815" svg:stroke-width="0.011in" svg:stroke-color="#000000" draw:marker-start-width="0.0953in" draw:marker-start-center="false" draw:marker-end="Arrow_20_concav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43" style:family="graphic">
      <style:graphic-properties draw:stroke="solid" draw:stroke-dash="Dashed_20__28_var_29__20_816" svg:stroke-width="0.011in" svg:stroke-color="#000000" draw:marker-start-width="0.0953in" draw:marker-start-center="false" draw:marker-end="Arrow_20_concav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44" style:family="graphic">
      <style:graphic-properties draw:stroke="solid" draw:stroke-dash="Dashed_20__28_var_29__20_817" svg:stroke-width="0.011in" svg:stroke-color="#000000" draw:marker-start="Dimension_20_Lines" draw:marker-start-width="0.0953in" draw:marker-start-center="false"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45" style:family="graphic">
      <style:graphic-properties svg:stroke-width="0.011in" svg:stroke-color="#000000" draw:marker-start-width="0.1555in" draw:marker-end-width="0.1555in" draw:fill="none" draw:textarea-horizontal-align="justify" draw:textarea-vertical-align="middle" draw:auto-grow-height="false" fo:min-height="2.6402in" fo:min-width="6.6772in" fo:padding-top="0.0055in" fo:padding-bottom="0.0055in" fo:padding-left="0.0055in" fo:padding-right="0.005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6" style:family="graphic">
      <style:graphic-properties draw:stroke="solid"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9957in" fo:min-width="1.2126in" fo:padding-top="0.0547in" fo:padding-bottom="0.0547in" fo:padding-left="0.1043in" fo:padding-right="0.1043in" draw:shadow="hidden" draw:shadow-offset-x="0.0783in" draw:shadow-offset-y="0.0783in" draw:shadow-color="#808080" style:run-through="foreground"/>
    </style:style>
    <style:style style:name="gr247" style:family="graphic">
      <style:graphic-properties draw:stroke="solid"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5819in" fo:min-width="1.2709in" fo:padding-top="0.0547in" fo:padding-bottom="0.0547in" fo:padding-left="0.1043in" fo:padding-right="0.1043in" draw:shadow="hidden" draw:shadow-offset-x="0.0783in" draw:shadow-offset-y="0.0783in" draw:shadow-color="#808080" style:run-through="foreground"/>
    </style:style>
    <style:style style:name="gr248" style:family="graphic">
      <style:graphic-properties draw:stroke="solid"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5819in" fo:min-width="1.2709in" fo:padding-top="0.0547in" fo:padding-bottom="0.0547in" fo:padding-left="0.1043in" fo:padding-right="0.1043in" draw:shadow="hidden" draw:shadow-offset-x="0.0783in" draw:shadow-offset-y="0.0783in" draw:shadow-color="#808080" style:run-through="foreground"/>
    </style:style>
    <style:style style:name="gr249" style:family="graphic">
      <style:graphic-properties draw:stroke="solid" svg:stroke-width="0in" svg:stroke-color="#000000" draw:marker-start-width="0.0783in" draw:marker-start-center="false" draw:marker-end="Arrow_20_concav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283in" fo:min-width="0.8535in"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in" svg:stroke-color="#000000" draw:marker-start-width="0.0783in" draw:marker-start-center="false" draw:marker-end-width="0.0783in" draw:marker-end-center="false" draw:fill="none" draw:fill-color="#729fcf" draw:textarea-horizontal-align="justify" fo:min-height="0.1283in"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in" svg:stroke-color="#000000" draw:marker-start-width="0.0783in" draw:marker-start-center="false" draw:marker-end-width="0.0783in" draw:marker-end-center="false" draw:fill="none" draw:fill-color="#729fcf" draw:textarea-horizontal-align="justify" fo:min-height="0.2465in"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in" svg:stroke-color="#000000" draw:marker-start-width="0.0783in" draw:marker-start-center="false" draw:marker-end-width="0.0783in" draw:marker-end-center="false" draw:fill="none" draw:fill-color="#729fc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in" svg:stroke-color="#000000" draw:marker-start-width="0.0783in" draw:marker-start-center="false" draw:marker-end-width="0.0783in" draw:marker-end-center="false" draw:fill="none" draw:fill-color="#729fc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solid"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in" svg:stroke-color="#000000" draw:marker-start-width="0.0783in" draw:marker-start-center="false" draw:marker-end-width="0.0783in" draw:marker-end-center="false" draw:fill="none" draw:fill-color="#729fc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in" svg:stroke-color="#000000" draw:marker-start-width="0.0783in" draw:marker-start-center="false" draw:marker-end-width="0.0783in" draw:marker-end-center="false" draw:fill="none" draw:fill-color="#729fcf" draw:textarea-horizontal-align="justify" fo:min-height="0.4929in"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solid"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465in" fo:min-width="1.3291in" fo:padding-top="0.0547in" fo:padding-bottom="0.0547in" fo:padding-left="0.1043in" fo:padding-right="0.1043in" draw:shadow="hidden" draw:shadow-offset-x="0.0783in" draw:shadow-offset-y="0.0783in" draw:shadow-color="#808080" style:run-through="foreground"/>
    </style:style>
    <style:style style:name="gr259"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673in" fo:min-width="0.9016in"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solid"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465in" fo:min-width="1.3283in" fo:padding-top="0.0547in" fo:padding-bottom="0.0547in" fo:padding-left="0.1043in" fo:padding-right="0.1043in" draw:shadow="hidden" draw:shadow-offset-x="0.0783in" draw:shadow-offset-y="0.0783in" draw:shadow-color="#808080" style:run-through="foreground"/>
    </style:style>
    <style:style style:name="gr261"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673in" fo:min-width="1.1016in"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673in" fo:min-width="0.6016in"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solid" svg:stroke-width="0in" svg:stroke-color="#000000"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dash" draw:stroke-dash="Fine_20_Dashed" svg:stroke-width="0in" svg:stroke-color="#000000"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0846in" fo:min-width="0.8516in"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0846in" fo:min-width="0.8008in"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2528in" fo:min-width="1.202in"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0846in" fo:min-width="1.502in"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0846in" fo:min-width="0.5016in"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0846in" fo:min-width="0.8016in"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366in" fo:min-width="1.2016in"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svg:stroke-width="0.011in" svg:stroke-color="#000000" draw:marker-start-width="0.1555in" draw:marker-end-width="0.1555in" draw:fill="none" draw:opacity="100%" draw:textarea-horizontal-align="justify" draw:textarea-vertical-align="middle" draw:auto-grow-height="false" fo:min-height="0.9272in" fo:min-width="5.5575in" fo:padding-top="0.0055in" fo:padding-bottom="0.0055in" fo:padding-left="0.0055in" fo:padding-right="0.0055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73" style:family="graphic">
      <style:graphic-properties svg:stroke-width="0.011in" svg:stroke-color="#000000" draw:marker-start-width="0.1555in" draw:marker-end-width="0.1555in" draw:fill="none" draw:textarea-horizontal-align="justify" draw:textarea-vertical-align="middle" draw:auto-grow-height="false" fo:min-height="6.989in" fo:min-width="7.2181in" fo:padding-top="0.0055in" fo:padding-bottom="0.0055in" fo:padding-left="0.0055in" fo:padding-right="0.005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4" style:family="graphic">
      <style:graphic-properties draw:stroke="solid" draw:stroke-dash="Dashed_20__28_var_29__20_1186" svg:stroke-width="0.011in" svg:stroke-color="#000000" draw:marker-start-width="0.0953in" draw:marker-start-center="false" draw:marker-end-width="0.0783in" draw:marker-end-center="false" draw:fill="none" draw:fill-color="#729fcf" draw:textarea-horizontal-align="justify" draw:textarea-vertical-align="middle" draw:auto-grow-height="false" fo:min-height="5.7957in" fo:min-width="0.1854in" fo:padding-top="0.0547in" fo:padding-bottom="0.0547in" fo:padding-left="0.1043in" fo:padding-right="0.1043in" draw:shadow="hidden" draw:shadow-offset-x="0.0783in" draw:shadow-offset-y="0.0783in" draw:shadow-color="#808080" style:run-through="foreground"/>
    </style:style>
    <style:style style:name="gr275" style:family="graphic">
      <style:graphic-properties draw:stroke="dash" draw:stroke-dash="Fine_20_Dashed" svg:stroke-width="0.011in" svg:stroke-color="#000000" draw:marker-start-width="0.0953in" draw:marker-start-center="false" draw:marker-end-width="0.078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76" style:family="graphic">
      <style:graphic-properties draw:stroke="solid" draw:stroke-dash="Dashed_20__28_var_29__20_1187" svg:stroke-width="0.011in" svg:stroke-color="#000000" draw:marker-start-width="0.0953in" draw:marker-start-center="false" draw:marker-end-width="0.0783in" draw:marker-end-center="false" draw:fill="solid" draw:fill-color="#cccccc" draw:textarea-horizontal-align="justify" draw:textarea-vertical-align="middle" draw:auto-grow-height="false" fo:min-height="0.2839in" fo:min-width="1.3661in" fo:padding-top="0.0547in" fo:padding-bottom="0.0547in" fo:padding-left="0.1043in" fo:padding-right="0.1043in" draw:shadow="hidden" draw:shadow-offset-x="0.0783in" draw:shadow-offset-y="0.0783in" draw:shadow-color="#808080" style:run-through="foreground"/>
    </style:style>
    <style:style style:name="gr277" style:family="graphic">
      <style:graphic-properties draw:stroke="none" draw:stroke-dash="Dashed_20__28_var_29__20_1188" svg:stroke-width="0.011in" svg:stroke-color="#000000" draw:marker-start-width="0.0953in" draw:marker-start-center="false"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solid" draw:stroke-dash="Dashed_20__28_var_29__20_1189" svg:stroke-width="0.011in" svg:stroke-color="#000000" draw:marker-start-width="0.0953in" draw:marker-start-center="false" draw:marker-end-width="0.0783in" draw:marker-end-center="false" draw:fill="solid" draw:fill-color="#cccccc" draw:textarea-horizontal-align="justify" draw:textarea-vertical-align="middle" draw:auto-grow-height="false" fo:min-height="0.2839in" fo:min-width="1.3665in" fo:padding-top="0.0547in" fo:padding-bottom="0.0547in" fo:padding-left="0.1043in" fo:padding-right="0.1043in" draw:shadow="hidden" draw:shadow-offset-x="0.0783in" draw:shadow-offset-y="0.0783in" draw:shadow-color="#808080" style:run-through="foreground"/>
    </style:style>
    <style:style style:name="gr279" style:family="graphic">
      <style:graphic-properties draw:stroke="solid" draw:stroke-dash="Dashed_20__28_var_29__20_1190" svg:stroke-width="0.011in" svg:stroke-color="#000000" draw:marker-start-width="0.0953in" draw:marker-start-center="false" draw:marker-end-width="0.0783in" draw:marker-end-center="false" draw:fill="solid" draw:fill-color="#cccccc" draw:textarea-horizontal-align="justify" draw:textarea-vertical-align="middle" draw:auto-grow-height="false" fo:min-height="0.2839in" fo:min-width="1.3661in" fo:padding-top="0.0547in" fo:padding-bottom="0.0547in" fo:padding-left="0.1043in" fo:padding-right="0.1043in" draw:shadow="hidden" draw:shadow-offset-x="0.0783in" draw:shadow-offset-y="0.0783in" draw:shadow-color="#808080" style:run-through="foreground"/>
    </style:style>
    <style:style style:name="gr280" style:family="graphic">
      <style:graphic-properties draw:stroke="solid" draw:stroke-dash="Dashed_20__28_var_29__20_1191" svg:stroke-width="0.011in" svg:stroke-color="#000000" draw:marker-start-width="0.0953in" draw:marker-start-center="false" draw:marker-end-width="0.0953in" draw:marker-end-center="false" draw:fill="solid" draw:fill-color="#eeeeee" draw:opacity="30%" draw:textarea-horizontal-align="justify" draw:textarea-vertical-align="middle" draw:auto-grow-height="false" fo:min-height="4.6146in" fo:min-width="6.4839in" fo:padding-top="0.0547in" fo:padding-bottom="0.0547in" fo:padding-left="0.1043in" fo:padding-right="0.1043in" draw:shadow="hidden" draw:shadow-offset-x="0.0783in" draw:shadow-offset-y="0.0783in" draw:shadow-color="#808080" style:run-through="foreground"/>
    </style:style>
    <style:style style:name="gr281" style:family="graphic">
      <style:graphic-properties draw:stroke="solid" draw:stroke-dash="Dashed_20__28_var_29__20_1192" svg:stroke-width="0.0138in" svg:stroke-color="#000000" draw:marker-start="Dimension_20_Lines" draw:marker-start-width="0.0992in" draw:marker-start-center="false" draw:marker-end="Arrow" draw:marker-end-width="0.139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82" style:family="graphic">
      <style:graphic-properties draw:stroke="none" draw:stroke-dash="Dashed_20__28_var_29__20_1193" svg:stroke-width="0in" svg:stroke-color="#000000" draw:marker-start-width="0.0783in" draw:marker-start-center="false" draw:marker-end-width="0.0783in" draw:marker-end-center="false" draw:fill="none" draw:fill-color="#ffffff" draw:textarea-horizontal-align="left" draw:auto-grow-height="true" draw:auto-grow-width="true" fo:min-height="0.1283in" fo:min-width="0.7236in"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solid" draw:stroke-dash="Dashed_20__28_var_29__20_1194" svg:stroke-width="0.011in" svg:stroke-color="#000000" draw:marker-start-width="0.0953in" draw:marker-start-center="false" draw:marker-end-width="0.0953in" draw:marker-end-center="false" draw:fill="solid" draw:fill-color="#eeeeee" draw:opacity="30%" draw:textarea-horizontal-align="justify" draw:textarea-vertical-align="middle" draw:auto-grow-height="false" fo:min-height="3.6307in" fo:min-width="6.0909in" fo:padding-top="0.0547in" fo:padding-bottom="0.0547in" fo:padding-left="0.1043in" fo:padding-right="0.1043in" draw:shadow="hidden" draw:shadow-offset-x="0.0783in" draw:shadow-offset-y="0.0783in" draw:shadow-color="#808080" style:run-through="foreground"/>
    </style:style>
    <style:style style:name="gr284" style:family="graphic">
      <style:graphic-properties draw:stroke="solid" draw:stroke-dash="Dashed_20__28_var_29__20_1195" svg:stroke-width="0.011in" svg:stroke-color="#000000" draw:marker-start-width="0.0953in" draw:marker-start-center="false" draw:marker-end-width="0.0783in" draw:marker-end-center="false" draw:fill="solid" draw:fill-color="#eeeeee" draw:textarea-horizontal-align="justify" draw:textarea-vertical-align="middle" draw:auto-grow-height="false" fo:min-height="1.0717in" fo:min-width="0.1862in" fo:padding-top="0.0547in" fo:padding-bottom="0.0547in" fo:padding-left="0.1043in" fo:padding-right="0.1043in" draw:shadow="hidden" draw:shadow-offset-x="0.0783in" draw:shadow-offset-y="0.0783in" draw:shadow-color="#808080" style:run-through="foreground"/>
    </style:style>
    <style:style style:name="gr285" style:family="graphic">
      <style:graphic-properties draw:stroke="solid" draw:stroke-dash="Dashed_20__28_var_29__20_1196" svg:stroke-width="0.011in" svg:stroke-color="#000000" draw:marker-start-width="0.0953in" draw:marker-start-center="false" draw:marker-end="Arrow" draw:marker-end-width="0.1181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86" style:family="graphic">
      <style:graphic-properties draw:stroke="solid" draw:stroke-dash="Dashed_20__28_var_29__20_1197" svg:stroke-width="0.011in" svg:stroke-color="#000000" draw:marker-start-width="0.0953in" draw:marker-start-center="false" draw:marker-end="Arrow" draw:marker-end-width="0.1181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87" style:family="graphic">
      <style:graphic-properties draw:stroke="none" draw:stroke-dash="Dashed_20__28_var_29__20_1198" svg:stroke-width="0.011in" svg:stroke-color="#000000" draw:marker-start-width="0.0953in" draw:marker-start-center="false" draw:marker-end-width="0.0783in" draw:marker-end-center="false" draw:fill="none" draw:fill-color="#ffffff" draw:textarea-horizontal-align="left" draw:auto-grow-height="true" draw:auto-grow-width="true" fo:min-height="0.1602in" fo:min-width="2.4409in"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1199" svg:stroke-width="0in" svg:stroke-color="#000000" draw:marker-start-width="0.0783in" draw:marker-start-center="false" draw:marker-end-width="0.0783in" draw:marker-end-center="false" draw:fill="none" draw:fill-color="#ffffff" draw:textarea-horizontal-align="left" draw:auto-grow-height="true" draw:auto-grow-width="true" fo:min-height="0.1283in" fo:min-width="1.4898in"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solid" draw:stroke-dash="Dashed_20__28_var_29__20_1200" svg:stroke-width="0.011in" svg:stroke-color="#000000" draw:marker-start-width="0.0953in" draw:marker-start-center="false" draw:marker-end-width="0.0953in" draw:marker-end-center="false" draw:fill="solid" draw:fill-color="#eeeeee" draw:opacity="30%" draw:textarea-horizontal-align="justify" draw:textarea-vertical-align="middle" draw:auto-grow-height="false" fo:min-height="1.5047in" fo:min-width="5.6972in" fo:padding-top="0.0547in" fo:padding-bottom="0.0547in" fo:padding-left="0.1043in" fo:padding-right="0.1043in" draw:shadow="hidden" draw:shadow-offset-x="0.0783in" draw:shadow-offset-y="0.0783in" draw:shadow-color="#808080" style:run-through="foreground"/>
    </style:style>
    <style:style style:name="gr290" style:family="graphic">
      <style:graphic-properties draw:stroke="solid" draw:stroke-dash="Dashed_20__28_var_29__20_1201" svg:stroke-width="0in" svg:stroke-color="#000000" draw:marker-start-width="0.0783in" draw:marker-start-center="false" draw:marker-end-width="0.0783in" draw:marker-end-center="false" draw:fill="solid" draw:fill-color="#cccccc" draw:textarea-horizontal-align="justify" draw:textarea-vertical-align="middle" draw:auto-grow-height="false" fo:min-height="0.1882in" fo:min-width="0.3547in"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1202" svg:stroke-width="0.011in" svg:stroke-color="#000000" draw:marker-start-width="0.0953in" draw:marker-start-center="false" draw:marker-end-width="0.0783in" draw:marker-end-center="false" draw:fill="none" draw:fill-color="#ffffff" draw:textarea-horizontal-align="left" draw:auto-grow-height="true" draw:auto-grow-width="false" fo:min-height="0.1283in" fo:min-width="0in"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solid" draw:stroke-dash="Dashed_20__28_var_29__20_1203" svg:stroke-width="0.011in" svg:stroke-color="#000000" draw:marker-start-width="0.0953in" draw:marker-start-center="false" draw:marker-end="Arrow" draw:marker-end-width="0.1181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93" style:family="graphic">
      <style:graphic-properties draw:stroke="none" draw:stroke-dash="Dashed_20__28_var_29__20_1204" svg:stroke-width="0.011in" svg:stroke-color="#000000" draw:marker-start-width="0.0953in" draw:marker-start-center="false"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solid" draw:stroke-dash="Dashed_20__28_var_29__20_1205" svg:stroke-width="0.011in" svg:stroke-color="#000000" draw:marker-start-width="0.0953in" draw:marker-start-center="false" draw:marker-end="Arrow" draw:marker-end-width="0.1181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295" style:family="graphic">
      <style:graphic-properties draw:stroke="none" draw:stroke-dash="Dashed_20__28_var_29__20_1206" svg:stroke-width="0.011in" svg:stroke-color="#000000" draw:marker-start-width="0.0953in" draw:marker-start-center="false" draw:marker-end-width="0.0783in" draw:marker-end-center="false" draw:fill="none" draw:fill-color="#ffffff" draw:textarea-horizontal-align="left" draw:auto-grow-height="true" draw:auto-grow-width="true" fo:min-height="0.1602in" fo:min-width="1.2217in"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1207" svg:stroke-width="0.011in" svg:stroke-color="#000000" draw:marker-start-width="0.0953in" draw:marker-start-center="false" draw:marker-end-width="0.0783in" draw:marker-end-center="false" draw:fill="none" draw:fill-color="#ffffff" draw:textarea-horizontal-align="left" draw:auto-grow-height="true" draw:auto-grow-width="false" fo:min-height="0.1283in" fo:min-width="0in"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solid" draw:stroke-dash="Dashed_20__28_var_29__20_1208" svg:stroke-width="0in" svg:stroke-color="#000000" draw:marker-start-width="0.0783in" draw:marker-start-center="false" draw:marker-end-width="0.0783in" draw:marker-end-center="false" draw:fill="solid" draw:fill-color="#cccccc" draw:textarea-horizontal-align="justify" draw:textarea-vertical-align="middle" draw:auto-grow-height="false" fo:min-height="0.1882in" fo:min-width="0.3543in"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1209" svg:stroke-width="0.011in" svg:stroke-color="#000000" draw:marker-start-width="0.0953in" draw:marker-start-center="false" draw:marker-end-width="0.0783in" draw:marker-end-center="false" draw:fill="none" draw:fill-color="#ffffff" draw:textarea-horizontal-align="left" draw:auto-grow-height="true" draw:auto-grow-width="false" fo:min-height="0.1283in" fo:min-width="0in"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solid" draw:stroke-dash="Dashed_20__28_var_29__20_1210" svg:stroke-width="0.011in" svg:stroke-color="#000000" draw:marker-start-width="0.0953in" draw:marker-start-center="false" draw:marker-end-width="0.0783in" draw:marker-end-center="false" draw:fill="solid" draw:fill-color="#eeeeee" draw:textarea-horizontal-align="justify" draw:textarea-vertical-align="middle" draw:auto-grow-height="false" fo:min-height="1.0717in" fo:min-width="0.1866in" fo:padding-top="0.0547in" fo:padding-bottom="0.0547in" fo:padding-left="0.1043in" fo:padding-right="0.1043in" draw:shadow="hidden" draw:shadow-offset-x="0.0783in" draw:shadow-offset-y="0.0783in" draw:shadow-color="#808080" style:run-through="foreground"/>
    </style:style>
    <style:style style:name="gr300" style:family="graphic">
      <style:graphic-properties draw:stroke="solid" draw:stroke-dash="Dashed_20__28_var_29__20_1211" svg:stroke-width="0in" svg:stroke-color="#000000" draw:marker-start-width="0.0783in" draw:marker-start-center="false" draw:marker-end-width="0.0783in" draw:marker-end-center="false" draw:fill="solid" draw:fill-color="#cccccc" draw:textarea-horizontal-align="justify" draw:textarea-vertical-align="middle" draw:auto-grow-height="false" fo:min-height="0.1882in" fo:min-width="0.3543in"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svg:stroke-width="0.011in" svg:stroke-color="#000000" draw:marker-start-width="0.1555in" draw:marker-end-width="0.1555in" draw:fill="none" draw:textarea-horizontal-align="justify" draw:textarea-vertical-align="middle" draw:auto-grow-height="false" fo:min-height="1.0071in" fo:min-width="5.5945in" fo:padding-top="0.0055in" fo:padding-bottom="0.0055in" fo:padding-left="0.0055in" fo:padding-right="0.005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02" style:family="graphic">
      <style:graphic-properties draw:stroke="solid" svg:stroke-width="0.011in" svg:stroke-color="#000000" draw:marker-start-width="0.0953in" draw:marker-start-center="false" draw:marker-end-width="0.0953in" draw:marker-end-center="false" draw:fill="none" draw:fill-color="#729fcf" draw:textarea-horizontal-align="justify" draw:textarea-vertical-align="middle" draw:auto-grow-height="false" fo:min-height="0.2366in" fo:min-width="0.9256in" fo:padding-top="0.0547in" fo:padding-bottom="0.0547in" fo:padding-left="0.1043in" fo:padding-right="0.1043in" draw:shadow="hidden" draw:shadow-offset-x="0.0783in" draw:shadow-offset-y="0.0783in" draw:shadow-color="#808080" style:run-through="foreground"/>
    </style:style>
    <style:style style:name="gr303" style:family="graphic">
      <style:graphic-properties draw:stroke="none" svg:stroke-width="0in" svg:stroke-color="#3465a4" draw:marker-start-width="0.0783in" draw:marker-start-center="false" draw:marker-end-width="0.0783in" draw:marker-end-center="false" draw:fill="none" draw:fill-color="#729fcf" draw:textarea-horizontal-align="justify" fo:min-height="0.1681in"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solid" svg:stroke-width="0.0071in" svg:stroke-color="#000000" draw:marker-start-width="0.0898in" draw:marker-start-center="false" draw:marker-end="Arrow" draw:marker-end-width="0.0898in" draw:marker-end-center="false" draw:fill="none" draw:fill-color="#729fcf" draw:textarea-horizontal-align="justify" draw:textarea-vertical-align="middle" fo:padding-top="0.0528in" fo:padding-bottom="0.0528in" fo:padding-left="0.102in" fo:padding-right="0.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Emphil_Doc_Indice_analitico.sdi"/>
      <text:p text:style-name="Standard"/>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 dei contenuti</text:p>
          </text:index-title>
          <text:p text:style-name="P119"><text:a xlink:type="simple" xlink:href="#__RefHeading___Toc1188_289744690" text:style-name="Index_20_Link" text:visited-style-name="Index_20_Link">0. Premessa<text:tab/>4</text:a></text:p>
          <text:p text:style-name="P120"><text:a xlink:type="simple" xlink:href="#__RefHeading___Toc1190_289744690" text:style-name="Index_20_Link" text:visited-style-name="Index_20_Link">0.1 Target – A chi è rivolto<text:tab/>4</text:a></text:p>
          <text:p text:style-name="P120"><text:a xlink:type="simple" xlink:href="#__RefHeading___Toc1192_289744690" text:style-name="Index_20_Link" text:visited-style-name="Index_20_Link">0.2 Target – Tipologia di applicazioni<text:tab/>4</text:a></text:p>
          <text:p text:style-name="P120"><text:a xlink:type="simple" xlink:href="#__RefHeading___Toc1194_289744690" text:style-name="Index_20_Link" text:visited-style-name="Index_20_Link">0.3 Avvertenze<text:tab/>4</text:a></text:p>
          <text:p text:style-name="P119"><text:a xlink:type="simple" xlink:href="#__RefHeading___Toc1196_289744690" text:style-name="Index_20_Link" text:visited-style-name="Index_20_Link">1. Introduzione<text:tab/>5</text:a></text:p>
          <text:p text:style-name="P120"><text:a xlink:type="simple" xlink:href="#__RefHeading___Toc1198_289744690" text:style-name="Index_20_Link" text:visited-style-name="Index_20_Link">1.1 Caratteristiche<text:tab/>5</text:a></text:p>
          <text:p text:style-name="P120"><text:a xlink:type="simple" xlink:href="#__RefHeading___Toc1200_289744690" text:style-name="Index_20_Link" text:visited-style-name="Index_20_Link">1.2 Modularità e suoi vantaggi<text:tab/>5</text:a></text:p>
          <text:p text:style-name="P120"><text:a xlink:type="simple" xlink:href="#__RefHeading___Toc1202_289744690" text:style-name="Index_20_Link" text:visited-style-name="Index_20_Link">1.3 Schemi e moduli ricorrenti in applicazioni PLC<text:tab/>5</text:a></text:p>
          <text:p text:style-name="P120"><text:a xlink:type="simple" xlink:href="#__RefHeading___Toc1204_289744690" text:style-name="Index_20_Link" text:visited-style-name="Index_20_Link">1.3 Descrizione piattaforme usate<text:tab/>6</text:a></text:p>
          <text:p text:style-name="P120"><text:a xlink:type="simple" xlink:href="#__RefHeading___Toc1206_289744690" text:style-name="Index_20_Link" text:visited-style-name="Index_20_Link">1.4 Progetti / Sviluppi futuri<text:tab/>6</text:a></text:p>
          <text:p text:style-name="P120"><text:a xlink:type="simple" xlink:href="#__RefHeading___Toc2628_2045575324" text:style-name="Index_20_Link" text:visited-style-name="Index_20_Link">1.5 Progetti simili o complementari<text:tab/>7</text:a></text:p>
          <text:p text:style-name="P119"><text:a xlink:type="simple" xlink:href="#__RefHeading___Toc1210_289744690" text:style-name="Index_20_Link" text:visited-style-name="Index_20_Link">2. Descrizione del Codice<text:tab/>8</text:a></text:p>
          <text:p text:style-name="P120"><text:a xlink:type="simple" xlink:href="#__RefHeading___Toc1212_289744690" text:style-name="Index_20_Link" text:visited-style-name="Index_20_Link">2.1 Files e loro nomenclatura<text:tab/>8</text:a></text:p>
          <text:p text:style-name="P121"><text:a xlink:type="simple" xlink:href="#__RefHeading___Toc1214_289744690" text:style-name="Index_20_Link" text:visited-style-name="Index_20_Link">2.1.1 Prefissi<text:tab/>8</text:a></text:p>
          <text:p text:style-name="P122"><text:a xlink:type="simple" xlink:href="#__RefHeading___Toc1216_289744690" text:style-name="Index_20_Link" text:visited-style-name="Index_20_Link">2.1.1.1 Prefissi di primo livello<text:tab/>8</text:a></text:p>
          <text:p text:style-name="P122"><text:a xlink:type="simple" xlink:href="#__RefHeading___Toc1218_289744690" text:style-name="Index_20_Link" text:visited-style-name="Index_20_Link">2.1.1.1 Prefissi di secondo livello – Identificatore del gruppo di moduli<text:tab/>8</text:a></text:p>
          <text:p text:style-name="P121"><text:a xlink:type="simple" xlink:href="#__RefHeading___Toc1220_289744690" text:style-name="Index_20_Link" text:visited-style-name="Index_20_Link">2.1.2 Postfissi<text:tab/>9</text:a></text:p>
          <text:p text:style-name="P120"><text:a xlink:type="simple" xlink:href="#__RefHeading___Toc1222_289744690" text:style-name="Index_20_Link" text:visited-style-name="Index_20_Link">2.2 Moduli / Componenti e Gruppi di Moduli / Componenti<text:tab/>9</text:a></text:p>
          <text:p text:style-name="P121"><text:a xlink:type="simple" xlink:href="#__RefHeading___Toc1224_289744690" text:style-name="Index_20_Link" text:visited-style-name="Index_20_Link">2.2.1 Esempio di Moduli / Componenti<text:tab/>9</text:a></text:p>
          <text:p text:style-name="P121"><text:a xlink:type="simple" xlink:href="#__RefHeading___Toc1226_289744690" text:style-name="Index_20_Link" text:visited-style-name="Index_20_Link">2.2.2 Esempio di Gruppo di Moduli / Componenti<text:tab/>9</text:a></text:p>
          <text:p text:style-name="P121"><text:a xlink:type="simple" xlink:href="#__RefHeading___Toc1228_289744690" text:style-name="Index_20_Link" text:visited-style-name="Index_20_Link">2.2.3 Driver<text:tab/>10</text:a></text:p>
          <text:p text:style-name="P120"><text:a xlink:type="simple" xlink:href="#__RefHeading___Toc1230_289744690" text:style-name="Index_20_Link" text:visited-style-name="Index_20_Link">2.3 Descrizione del codice e Diagrammi UML<text:tab/>10</text:a></text:p>
          <text:p text:style-name="P120"><text:a xlink:type="simple" xlink:href="#__RefHeading___Toc1232_289744690" text:style-name="Index_20_Link" text:visited-style-name="Index_20_Link">2.4 Struttura del codice<text:tab/>10</text:a></text:p>
          <text:p text:style-name="P121"><text:a xlink:type="simple" xlink:href="#__RefHeading___Toc1234_289744690" text:style-name="Index_20_Link" text:visited-style-name="Index_20_Link">2.4.1 Diagramma dei Componenti - Dipendenze tra i moduli<text:tab/>11</text:a></text:p>
          <text:p text:style-name="P122"><text:a xlink:type="simple" xlink:href="#__RefHeading___Toc1236_289744690" text:style-name="Index_20_Link" text:visited-style-name="Index_20_Link">2.4.1.1 Dipendenze Dirette e Indirette<text:tab/>12</text:a></text:p>
          <text:p text:style-name="P122"><text:a xlink:type="simple" xlink:href="#__RefHeading___Toc1238_289744690" text:style-name="Index_20_Link" text:visited-style-name="Index_20_Link">2.4.1.2 Fasi nello sviluppo del codice<text:tab/>13</text:a></text:p>
          <text:p text:style-name="P122"><text:a xlink:type="simple" xlink:href="#__RefHeading___Toc2209_854820432" text:style-name="Index_20_Link" text:visited-style-name="Index_20_Link">2.4.1.3 Diagramma e Codice<text:tab/>13</text:a></text:p>
          <text:p text:style-name="P122"><text:a xlink:type="simple" xlink:href="#__RefHeading___Toc2971_2001445726" text:style-name="Index_20_Link" text:visited-style-name="Index_20_Link">2.4.1.4 Tabelle di aggregazione dei Moduli<text:tab/>14</text:a></text:p>
          <text:p text:style-name="P121"><text:a xlink:type="simple" xlink:href="#__RefHeading___Toc1242_289744690" text:style-name="Index_20_Link" text:visited-style-name="Index_20_Link">2.4.2 Diagramma delle classi - Strutture e gerarchia dei moduli “ui”<text:tab/>16</text:a></text:p>
          <text:p text:style-name="P122"><text:a xlink:type="simple" xlink:href="#__RefHeading___Toc19769_1058825349" text:style-name="Index_20_Link" text:visited-style-name="Index_20_Link">2.4.2.1 Descrizione dei componenti: cosa fanno<text:tab/>17</text:a></text:p>
          <text:p text:style-name="P122"><text:a xlink:type="simple" xlink:href="#__RefHeading___Toc4210_911036608" text:style-name="Index_20_Link" text:visited-style-name="Index_20_Link">2.4.2.2 Funzioni del modulo uiBase<text:tab/>17</text:a></text:p>
          <text:p text:style-name="P121"><text:a xlink:type="simple" xlink:href="#__RefHeading___Toc1244_289744690" text:style-name="Index_20_Link" text:visited-style-name="Index_20_Link">2.4.3 Diagramma delle classi - Relazione di aggregazione tra i moduli “ui”<text:tab/>18</text:a></text:p>
          <text:p text:style-name="P121"><text:a xlink:type="simple" xlink:href="#__RefHeading___Toc1246_289744690" text:style-name="Index_20_Link" text:visited-style-name="Index_20_Link">2.4.4 Tabelle dei moduli “ui”<text:tab/>19</text:a></text:p>
          <text:p text:style-name="P120"><text:a xlink:type="simple" xlink:href="#__RefHeading___Toc1262_289744690" text:style-name="Index_20_Link" text:visited-style-name="Index_20_Link">2.5 Flusso di esecuzione del codice<text:tab/>22</text:a></text:p>
          <text:p text:style-name="P121"><text:a xlink:type="simple" xlink:href="#__RefHeading___Toc10753_2141414465" text:style-name="Index_20_Link" text:visited-style-name="Index_20_Link">2.5.1 Diagramma delle sequenze – Main Loop<text:tab/>22</text:a></text:p>
          <text:p text:style-name="P122"><text:a xlink:type="simple" xlink:href="#__RefHeading___Toc10755_2141414465" text:style-name="Index_20_Link" text:visited-style-name="Index_20_Link">2.5.1.1 Schema Produttore/Consumatore<text:tab/>23</text:a></text:p>
          <text:p text:style-name="P121"><text:a xlink:type="simple" xlink:href="#__RefHeading___Toc2676_473660269" text:style-name="Index_20_Link" text:visited-style-name="Index_20_Link">2.5.2 Diagrammi Macchina a Stati – Sistema Interfaccia<text:tab/>25</text:a></text:p>
          <text:p text:style-name="P122"><text:a xlink:type="simple" xlink:href="#__RefHeading___Toc2728_1016977302" text:style-name="Index_20_Link" text:visited-style-name="Index_20_Link">2.5.2.1 Introduzione<text:tab/>25</text:a></text:p>
          <text:p text:style-name="P122"><text:a xlink:type="simple" xlink:href="#__RefHeading___Toc2720_1016977302" text:style-name="Index_20_Link" text:visited-style-name="Index_20_Link">2.5.2.2 Istanze e Oggetti<text:tab/>25</text:a></text:p>
          <text:p text:style-name="P122"><text:a xlink:type="simple" xlink:href="#__RefHeading___Toc2722_1016977302" text:style-name="Index_20_Link" text:visited-style-name="Index_20_Link">2.5.2.3 Istanze statiche e dinamiche<text:tab/>26</text:a></text:p>
          <text:p text:style-name="P122"><text:a xlink:type="simple" xlink:href="#__RefHeading___Toc2229_854820432" text:style-name="Index_20_Link" text:visited-style-name="Index_20_Link">2.5.2.4 Stati del Sistema interfaccia<text:tab/>26</text:a></text:p>
          <text:p text:style-name="P122"><text:a xlink:type="simple" xlink:href="#__RefHeading___Toc2730_1016977302" text:style-name="Index_20_Link" text:visited-style-name="Index_20_Link">2.5.2.5 Passaggi di stato<text:tab/>27</text:a></text:p>
          <text:p text:style-name="P121"><text:a xlink:type="simple" xlink:href="#__RefHeading___Toc2680_473660269" text:style-name="Index_20_Link" text:visited-style-name="Index_20_Link">2.5.3 Diagramma Macchina a Stati - Visualizzazione lista di elementi<text:tab/>30</text:a></text:p>
          <text:p text:style-name="P121"><text:a xlink:type="simple" xlink:href="#__RefHeading___Toc2682_473660269" text:style-name="Index_20_Link" text:visited-style-name="Index_20_Link">2.5.4 Diagramma Macchina a Stati - Lettura tasti<text:tab/>30</text:a></text:p>
          <text:p text:style-name="P119"><text:a xlink:type="simple" xlink:href="#__RefHeading___Toc4416_911036608" text:style-name="Index_20_Link" text:visited-style-name="Index_20_Link">3. Lavorare con il codice<text:tab/>31</text:a></text:p>
          <text:p text:style-name="P120"><text:a xlink:type="simple" xlink:href="#__RefHeading___Toc4418_911036608" text:style-name="Index_20_Link" text:visited-style-name="Index_20_Link">3.1 File .Def<text:tab/>31</text:a></text:p>
          <text:p text:style-name="P120"><text:a xlink:type="simple" xlink:href="#__RefHeading___Toc4420_911036608" text:style-name="Index_20_Link" text:visited-style-name="Index_20_Link">3.2 Servizio “Timer”<text:tab/>31</text:a></text:p>
          <text:p text:style-name="P120"><text:soft-page-break/><text:a xlink:type="simple" xlink:href="#__RefHeading___Toc4422_911036608" text:style-name="Index_20_Link" text:visited-style-name="Index_20_Link">3.3 Matrice dei Processi<text:tab/>31</text:a></text:p>
          <text:p text:style-name="P120"><text:a xlink:type="simple" xlink:href="#__RefHeading___Toc2705_473660269" text:style-name="Index_20_Link" text:visited-style-name="Index_20_Link">Appendice<text:tab/>32</text:a></text:p>
          <text:p text:style-name="P122"><text:a xlink:type="simple" xlink:href="#__RefHeading___Toc2211_854820432" text:style-name="Index_20_Link" text:visited-style-name="Index_20_Link">Cose Interessanti da inserire<text:tab/>32</text:a></text:p>
          <text:p text:style-name="P122"><text:a xlink:type="simple" xlink:href="#__RefHeading___Toc2213_854820432" text:style-name="Index_20_Link" text:visited-style-name="Index_20_Link">Timer a word<text:tab/>32</text:a></text:p>
          <text:p text:style-name="P122"><text:a xlink:type="simple" xlink:href="#__RefHeading___Toc2215_854820432" text:style-name="Index_20_Link" text:visited-style-name="Index_20_Link">Variabili globali<text:tab/>32</text:a></text:p>
          <text:p text:style-name="P122"><text:a xlink:type="simple" xlink:href="#__RefHeading___Toc2217_854820432" text:style-name="Index_20_Link" text:visited-style-name="Index_20_Link">Implementazione dipendenze indirette<text:tab/>33</text:a></text:p>
        </text:index-body>
      </text:table-of-content>
      <text:p text:style-name="Text_20_body"/>
      <text:alphabetical-index text:style-name="Sect1" text:protected="true" text:name="Alphabetical Index1">
        <text:alphabetical-index-source text:alphabetical-separators="true" text:sort-algorithm="alphanumeric" fo:language="en" fo:country="US">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ice Analitico</text:p>
          </text:index-title>
          <text:p text:style-name="P118">F</text:p>
          <text:p text:style-name="P117">firmware<text:tab/>4, 8, 12p., 23, 25p., 31</text:p>
          <text:p text:style-name="P118">I</text:p>
          <text:p text:style-name="P117">istanze<text:tab/>5, 18, 21, 25pp.</text:p>
          <text:p text:style-name="P118">O</text:p>
          <text:p text:style-name="P117">oggetti<text:tab/>26p.</text:p>
          <text:p text:style-name="P118">P</text:p>
          <text:p text:style-name="P117">produttore/consumatore<text:tab/>1, 23, 25</text:p>
        </text:index-body>
      </text:alphabetical-index>
      <text:p text:style-name="Text_20_body"/>
      <text:p text:style-name="Text_20_body"/>
      <text:p text:style-name="Text_20_body"/>
      <text:illustration-index text:style-name="Sect1" text:protected="true" text:name="Illustration Index1">
        <text:illustration-index-source text:caption-sequence-name="Drawing" text:caption-sequence-format="text">
          <text:index-title-template text:style-name="Illustration_20_Index_20_Heading">Indice Diagrammi UML e no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ice Diagrammi UML e non</text:p>
          </text:index-title>
          <text:p text:style-name="P116">Diag. 1: Diagramma dei componenti – Descrizione delle dipendenze dei moduli<text:tab/>10</text:p>
          <text:p text:style-name="P116">Diag. 2: Diagramma delle Classi – Descrizione della gerarchia dei componenti "ui"<text:tab/>15</text:p>
          <text:p text:style-name="P116">Diag. 3: Diagramma delle Classi – Descrizione delle aggregazioni tra i componenti “ui”<text:tab/>17</text:p>
          <text:p text:style-name="P116">Diag. 4: Tabelle dei componenti “ui” – Descrizione delle relazioni<text:tab/>18</text:p>
          <text:p text:style-name="P116">Diag. 5: Diagramma delle Sequenze - Descrizione "main loop"<text:tab/>21</text:p>
          <text:p text:style-name="P116">Diag. 6: Macchina a Stati – Passaggi di stato tra le istanze del modulo uiPage<text:tab/>27</text:p>
          <text:p text:style-name="P116">Diag. 7: Macchina a Stati – Passaggi di stato tra i moduli<text:tab/>27</text:p>
          <text:p text:style-name="P116">Diag. 8: Macchina a Stati – Passaggi di stato per gli oggetti del modulo uiPage<text:tab/>28</text:p>
          <text:p text:style-name="P116">Diag. 9: Macchina a Stati – Passaggi di stato per gli oggetti dei moduli Lbox e Par<text:tab/>28</text:p>
        </text:index-body>
      </text:illustration-index>
      <text:p text:style-name="Text_20_body"/>
      <text:illustration-index text:style-name="Sect1" text:protected="true" text:name="Illustration Index1">
        <text:illustration-index-source text:caption-sequence-name="Text" text:caption-sequence-format="text">
          <text:index-title-template text:style-name="Illustration_20_Index_20_Heading">Indice di estratti di codic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Indice di estratti di codice</text:p>
          </text:index-title>
          <text:p text:style-name="P116">Codice 1: Tabella EventTimer – dal file “krTimerTbl.c”<text:tab/>14</text:p>
          <text:p text:style-name="P116">Codice 2: Definizione Identificativi delle variabili Timer – dal file “krTimerGlo.h”<text:tab/>14</text:p>
          <text:p text:style-name="P116">Codice 3: Tabella delle istanze dei componenti “ui” - dal file “uiApplication.c”<text:tab/>19</text:p>
          <text:p text:style-name="P116">Codice 4: Tabella lista elementi dei moduli "uiPage" e "uiLbox" - dal file "uiApplication.c"<text:tab/>20</text:p>
          <text:p text:style-name="P116">Codice 5: "main loop" e modello Produttore / Consumatore – dal file “krProcess.c”<text:tab/>22</text:p>
          <text:p text:style-name="P116">Codice 6: Matrice dei processi – dal file “krProcessTbl.c”<text:tab/>22</text:p>
          <text:p text:style-name="P116">Codice 7: Tabella eventi – dal file “uiLbox.c”<text:tab/>23</text:p>
        </text:index-body>
      </text:illustration-index>
      <text:p text:style-name="Text_20_body"/>
      <text:p text:style-name="Text_20_body"/>
      <text:p text:style-name="Text_20_body"><text:soft-page-break/></text:p>
      <text:p text:style-name="Text_20_body"/>
      <text:p text:style-name="Text_20_body"/>
      <text:h text:style-name="P124" text:outline-level="1"><text:bookmark-start text:name="__RefHeading___Toc1188_289744690"/>0. Premessa<text:bookmark-end text:name="__RefHeading___Toc1188_289744690"/></text:h>
      <text:h text:style-name="P128" text:outline-level="2"><text:bookmark-start text:name="__RefHeading___Toc1190_289744690"/>0.1 Target – A chi è rivolto<text:bookmark-end text:name="__RefHeading___Toc1190_289744690"/></text:h>
      <text:p text:style-name="Text_20_body">Il presente lavoro <text:span text:style-name="T1">(codice sorgente e documentazione) </text:span>è rivolto principalmente a programmatori in linguaggio C di microcontrollori ad 8bit.</text:p>
      <text:h text:style-name="P128" text:outline-level="2"><text:bookmark-start text:name="__RefHeading___Toc1192_289744690"/>0.2 Target – Tipologia di applicazioni<text:bookmark-end text:name="__RefHeading___Toc1192_289744690"/></text:h>
      <text:p text:style-name="P6">Il <text:alphabetical-index-mark text:string-value="firmware"/><text:alphabetical-index-mark text:string-value="firmware"/><text:alphabetical-index-mark text:string-value="firmware"/><text:span text:style-name="T76">firmware</text:span> a cui la presente documentazione si riferisce è stato sviluppato pensando ad applicazioni PLC, <text:span text:style-name="T4">sia per la parte funzionale che per quella interfaccia</text:span>; <text:span text:style-name="T1">le </text:span>applicazioni <text:span text:style-name="T1">PLC sono quelle applicazioni </text:span>in cui devono essere gestit<text:span text:style-name="T48">e le logiche che legano gli</text:span> <text:span text:style-name="T75">ingressi</text:span> <text:span text:style-name="T48">alle </text:span><text:span text:style-name="T75">uscite</text:span>; <text:span text:style-name="T178">gli ingressi e le uscite possono essere sia </text:span><text:span text:style-name="T76">digitali</text:span><text:span text:style-name="T178"> che </text:span><text:span text:style-name="T76">analogici</text:span><text:span text:style-name="T178">.</text:span></text:p>
      <text:h text:style-name="P129" text:outline-level="2"><text:bookmark-start text:name="__RefHeading___Toc1194_289744690"/>0.3 Avvertenze<text:bookmark-end text:name="__RefHeading___Toc1194_289744690"/></text:h>
      <text:p text:style-name="P94"><text:span text:style-name="T181">Nella presente documentazione c</text:span>i sono <text:span text:style-name="T145">ancora molte inesattezze (dovuti in parte anche alla difficoltosa sincronizzazione con il codice) e nel </text:span><text:alphabetical-index-mark text:string-value="firmware"/><text:alphabetical-index-mark text:string-value="firmware"/><text:alphabetical-index-mark text:string-value="firmware"/><text:span text:style-name="T145">firmware aspetti</text:span> da completare ma<text:span text:style-name="T178"> il codice sviluppato con le sue regole e i suoi modelli implementati, e qui descritti, già permette uno sviluppo modulare di una applicazione per microcontrollori 8-bit ed era questo l'obiettivo base di questo lavoro.</text:span></text:p>
      <text:p text:style-name="P95"><text:span text:style-name="T179">Alcuni concetti o termini di informatica specie nell'ambito della programmazione ad oggetti nel tentativo di portare questa tecnica allo sviluppo di applicazioni per microcontrollori 8-bit usando il linguaggio C sono stati, forse, un po' abusati, quindi se qualcuno ritene che siano stati usati impropriamente è pregato di farmelo notare (la mia mail è “md120308 at gmail dot com”), ringrazio in anticipo tutti coloro che mi faranno questa cortesia.</text:span> </text:p>
      <text:p text:style-name="P99">Nel caso qualche lettore gradisca un maggiore dettaglio di alcune parti della presente documentazione sarò ben lieto di esaudirne le richieste, stessa cosa per il firmware.</text:p>
      <text:p text:style-name="P99">In ultimo desidero evidenziare che tutte le critiche positive e negative sulla presente documentazione e in generale sull'intero lavoro (firmware e documentazione) saranno bene accette.</text:p>
      <text:p text:style-name="P99"/>
      <text:h text:style-name="P123" text:outline-level="1"/>
      <text:h text:style-name="P125" text:outline-level="1"><text:bookmark-start text:name="__RefHeading___Toc1196_289744690"/>1. Introduzione<text:bookmark-end text:name="__RefHeading___Toc1196_289744690"/></text:h>
      <text:h text:style-name="P130" text:outline-level="2"><text:bookmark-start text:name="__RefHeading___Toc1198_289744690"/>1.1 Caratteristiche<text:bookmark-end text:name="__RefHeading___Toc1198_289744690"/></text:h>
      <text:p text:style-name="P1">Il codice è stato sviluppat<text:span text:style-name="T8">o</text:span> pensando alle seguenti caratteristiche</text:p>
      <text:list xml:id="list534046704142158337" text:style-name="L1">
        <text:list-item>
          <text:p text:style-name="P160"><text:span text:style-name="T75">Ottimizzazione del codice</text:span>: minimizzare l'utilizzo di memoria <text:span text:style-name="T75">ROM</text:span> e <text:span text:style-name="T75">RAM</text:span></text:p>
        </text:list-item>
        <text:list-item>
          <text:p text:style-name="P160"><text:span text:style-name="T75">Modularità</text:span>: sviluppare nuove funzionalità senza dover modificare il codice di altri moduli.</text:p>
        </text:list-item>
      </text:list>
      <text:h text:style-name="P130" text:outline-level="2"><text:bookmark-start text:name="__RefHeading___Toc1200_289744690"/>1.2 <text:span text:style-name="T8">Modularità e suoi v</text:span>antaggi<text:bookmark-end text:name="__RefHeading___Toc1200_289744690"/></text:h>
      <text:p text:style-name="P1">La seconda caratteristica ha numerosi vantaggi, <text:span text:style-name="T7">ben noti a coloro che usano il paradigma della </text:span><text:span text:style-name="T77">programmazione orientata agli oggetti</text:span>:</text:p>
      <text:list xml:id="list7596070417888754056" text:style-name="L2">
        <text:list-item>
          <text:p text:style-name="P161">Facilita il <text:span text:style-name="T75">debug</text:span> e quindi in generale anche la manutenzione <text:span text:style-name="T8">del codice</text:span></text:p>
        </text:list-item>
        <text:list-item>
          <text:p text:style-name="P161">Facilita l'introduzione di nuove funzionalità minimizzando problemi di interferenza con altr<text:span text:style-name="T8">e parti del codice</text:span></text:p>
        </text:list-item>
        <text:list-item>
          <text:p text:style-name="P161">Permette un più veloce e “pulito” riutilizzo del codice in altri progetti anche con different<text:span text:style-name="T104">i</text:span> <text:span text:style-name="T75">piatta</text:span><text:span text:style-name="T78">f</text:span><text:span text:style-name="T75">orm</text:span><text:span text:style-name="T79">e</text:span> HW <text:span text:style-name="T104">e/o SW</text:span></text:p>
        </text:list-item>
        <text:list-item>
          <text:p text:style-name="P161">Permette di identificare chiaramente le parti del codice <text:span text:style-name="T5">in</text:span>dipendenti dalla <text:span text:style-name="T3">piattaforma</text:span> su cui <text:span text:style-name="T8">far</text:span> gira<text:span text:style-name="T8">re</text:span> il fw (notare che la <text:span text:style-name="T3">piattaforma</text:span> può essere HW o SW)</text:p>
        </text:list-item>
        <text:list-item>
          <text:p text:style-name="P162">Possibilità di <text:span text:style-name="T7">sviluppare progetti coinvolgendo più persone o gruppi e in ultima </text:span><text:alphabetical-index-mark text:string-value="istanze"/><text:alphabetical-index-mark text:string-value="istanze"/><text:alphabetical-index-mark text:string-value="istanze"/><text:span text:style-name="T7">istanza creare in rete una repository di moduli e configurazioni fw/hw</text:span></text:p>
        </text:list-item>
      </text:list>
      <text:h text:style-name="P131" text:outline-level="2"><text:bookmark-start text:name="__RefHeading___Toc1202_289744690"/>1.3 <text:span text:style-name="T5">Schemi e moduli </text:span>ricorrenti in applicazioni PLC<text:bookmark-end text:name="__RefHeading___Toc1202_289744690"/></text:h>
      <text:p text:style-name="P7">In applicazioni PLC <text:span text:style-name="T180">(ma non solo!) </text:span>ci sono <text:span text:style-name="T75">schemi</text:span> <text:span text:style-name="T5">e </text:span><text:span text:style-name="T81">moduli</text:span> spesso ricorrenti, <text:span text:style-name="T7">di seguito i principali che sono <text:s/>stati implementati nel codice sorgente a cui la presente documentazione si riferisce: </text:span></text:p>
      <text:list xml:id="list5812948395229996662" text:style-name="L3">
        <text:list-item>
          <text:p text:style-name="P164">Schemi</text:p>
          <text:list>
            <text:list-item>
              <text:p text:style-name="P175"><text:span text:style-name="T75">produttore-consumatore</text:span>: <text:span text:style-name="T6">controllo del verificarsi di particolari situazioni o condizioni, chiamate anche eventi (Produzione evento), e successiva esecuzione di azioni associate a tali eventi (Consumazione evento)</text:span></text:p>
            </text:list-item>
            <text:list-item>
              <text:p text:style-name="P163"><text:span text:style-name="T75">timer</text:span><text:span text:style-name="T80">s</text:span><text:span text:style-name="T75"> di sistema</text:span>: <text:span text:style-name="T6">quasi sempre i moduli hanno bisogno di eseguire delle procedure a particolari intervalli di tempo; ad esempio gestione dell'anti-rimbalzo nella lettura dei tasti oppure la gestione del lampeggio nei moduli interfaccia utente</text:span></text:p>
            </text:list-item>
            <text:list-item>
              <text:p text:style-name="P177"><text:span text:style-name="T75">funzioni di init</text:span>: <text:span text:style-name="T6">quasi sempre i moduli hanno bisogno di una inizializzazione che deve essere eseguita</text:span> alla partenza del microcontrollore</text:p>
            </text:list-item>
          </text:list>
        </text:list-item>
      </text:list>
      <text:p text:style-name="P93"/>
      <text:list xml:id="list181738396775844" text:continue-numbering="true" text:style-name="L3">
        <text:list-item>
          <text:p text:style-name="P164"><text:soft-page-break/>Moduli</text:p>
          <text:list>
            <text:list-item>
              <text:p text:style-name="P175"><text:span text:style-name="T75">gestione interfaccia utente</text:span> (componenti base: lista di voci, modifica valori)</text:p>
              <text:list>
                <text:list-item>
                  <text:p text:style-name="P165">gestione <text:span text:style-name="T5">parametri</text:span></text:p>
                </text:list-item>
                <text:list-item>
                  <text:p text:style-name="P165">multilingua</text:p>
                </text:list-item>
              </text:list>
            </text:list-item>
          </text:list>
        </text:list-item>
      </text:list>
      <text:h text:style-name="P131" text:outline-level="2"><text:bookmark-start text:name="__RefHeading___Toc1204_289744690"/><text:span text:style-name="T5">1.3 </text:span>Descrizione piattaforme <text:span text:style-name="T8">usate</text:span><text:bookmark-end text:name="__RefHeading___Toc1204_289744690"/></text:h>
      <text:p text:style-name="P7">Il codice sorgente a cui è associata la presente documentazione è <text:span text:style-name="T2">stato implementato su due diverse piattaforme una HW ed una SW</text:span></text:p>
      <text:list xml:id="list8215411752264708385" text:style-name="L4">
        <text:list-item>
          <text:p text:style-name="P178">piattaforma HW: EasyPicV7 di MikroElektronica</text:p>
        </text:list-item>
        <text:list-item>
          <text:p text:style-name="P176">piattaforma SW: Windows7 Microsoft</text:p>
        </text:list-item>
      </text:list>
      <text:p text:style-name="P8">Si vuole far notare che ci sono dei vantaggi nel poter eseguire il fw su piattaforme SW come Windows, <text:span text:style-name="T5">Linux oppure OS X</text:span></text:p>
      <text:list xml:id="list3583200976151835704" text:style-name="L5">
        <text:list-item>
          <text:p text:style-name="P179">allestire debug automatici del fw (naturalmente sono esclusi <text:span text:style-name="T180">i</text:span> <text:span text:style-name="T75">driver</text:span>, questi possono essere testati solo sulle piattaforme per cui sono scritti)</text:p>
        </text:list-item>
        <text:list-item>
          <text:p text:style-name="P179">rendere il progetto <text:span text:style-name="T182">FW</text:span> (ad esclusione dei driver) indipendente dal <text:span text:style-name="T5">progetto</text:span> HW <text:span text:style-name="T5">a</text:span> cui è <text:span text:style-name="T5">associato</text:span></text:p>
        </text:list-item>
      </text:list>
      <text:h text:style-name="P132" text:outline-level="2"><text:bookmark-start text:name="__RefHeading___Toc1206_289744690"/>1.4 Progetti / Sviluppi futuri<text:bookmark-end text:name="__RefHeading___Toc1206_289744690"/></text:h>
      <text:p text:style-name="P96">Possibili sviluppi futuri del pre<text:span text:style-name="T183">se</text:span>nte lavoro vertono <text:span text:style-name="T183">s</text:span>u <text:span text:style-name="T185">tre</text:span> linee, <text:span text:style-name="T184">una rivolta all'ambiente di sviluppo l'altra rivolta alla riutilizzabilità e condivisione del codice e l'ultima relativa ad un progetto PLC openSource</text:span>:</text:p>
      <text:list xml:id="list848848448655646826" text:style-name="L6">
        <text:list-item>
          <text:p text:style-name="P180"><text:span text:style-name="T183">permettere lo sviluppo rapido di</text:span> appicazioni per microcontrollori 8-bit, <text:span text:style-name="T183">allo stesso modo delle applicazioni Windows/OS X/Linux</text:span></text:p>
          <text:list>
            <text:list-item>
              <text:p text:style-name="P181">creare interfaccia utente con tool grafici senza modificare <text:span text:style-name="T189">manualmente</text:span> il codice <text:span text:style-name="T189">nello stile degli ambienti di sviluppo come Delphi, QtCreator / QtDesign, VisualStudio oppure <text:s/>degli ambienti di sviluppo PLC per la programmazione delle interfacce utente</text:span></text:p>
            </text:list-item>
          </text:list>
        </text:list-item>
        <text:list-item>
          <text:p text:style-name="P180">crea<text:span text:style-name="T183">re</text:span> <text:span text:style-name="T183">in rete una repository</text:span> per la condivisione di moduli <text:span text:style-name="T184">relativi alle più disparate applicazioni e necessità, e</text:span> <text:span text:style-name="T183">driver relativi alle più svariate configurazioni di “microcontrollore + piattaforma”; per quest'ultimo aspetto già si può trovare qualcosa in rete</text:span></text:p>
        </text:list-item>
        <text:list-item>
          <text:p text:style-name="P181">sviluppare applicazion<text:span text:style-name="T191">i</text:span> nello stile del linguaggio LADDER ma sfruttando <text:span text:style-name="T186">anche </text:span>moduli più complessi <text:span text:style-name="T186">che permettano di uscire dal paradigma procedurale che quando l'applicazione è leggermente più articolata crea difficoltà di manutenzione e debug</text:span>; si veda in rete il progetto OpenPLC <text:span text:style-name="T186">(progetto open) </text:span>e CodeFlow <text:span text:style-name="T186">(progetto proprietario)</text:span></text:p>
        </text:list-item>
      </text:list>
      <text:p text:style-name="P97">Notare che i primi due punti sono tra loro strettamente legati.</text:p>
      <text:h text:style-name="P133" text:outline-level="2"><text:bookmark-start text:name="__RefHeading___Toc2628_2045575324"/><text:soft-page-break/>1.5 Progetti simili o complementari<text:bookmark-end text:name="__RefHeading___Toc2628_2045575324"/></text:h>
      <text:list xml:id="list6776550135671066093" text:style-name="L7">
        <text:list-item>
          <text:p text:style-name="P182">FlowCode</text:p>
        </text:list-item>
        <text:list-item>
          <text:p text:style-name="P182">FemtoOS</text:p>
        </text:list-item>
        <text:list-item>
          <text:p text:style-name="P182">OpenPLC</text:p>
        </text:list-item>
        <text:list-item>
          <text:p text:style-name="P183">Librerie per vari microcontrollori per la gestione dei registri</text:p>
        </text:list-item>
        <text:list-item>
          <text:p text:style-name="P184">EICASLAB</text:p>
        </text:list-item>
      </text:list>
      <text:h text:style-name="P126" text:outline-level="1"><text:bookmark-start text:name="__RefHeading___Toc1210_289744690"/>2. Descrizione del Codice<text:bookmark-end text:name="__RefHeading___Toc1210_289744690"/></text:h>
      <text:h text:style-name="P134" text:outline-level="2"><text:bookmark-start text:name="__RefHeading___Toc1212_289744690"/>2.1 <text:span text:style-name="T90">Files e loro nomenclatura</text:span><text:bookmark-end text:name="__RefHeading___Toc1212_289744690"/></text:h>
      <text:p text:style-name="P10">Tutti i nomi dei file eccetto il file <text:span text:style-name="T9">main.c</text:span> rispettano la seguente codifica:</text:p>
      <text:p text:style-name="P12">[hw_|ui_][kr<text:span text:style-name="T50">|ui|fn</text:span>|rs2|<text:span text:style-name="T50">ms</text:span>]&lt;Nome del modulo&gt;[<text:span text:style-name="T50">Def|</text:span>Tbl|Glo|Edt].[c|h] </text:p>
      <text:h text:style-name="P139" text:outline-level="3"><text:bookmark-start text:name="__RefHeading___Toc1214_289744690"/>2.1.1 Prefissi<text:bookmark-end text:name="__RefHeading___Toc1214_289744690"/></text:h>
      <text:p text:style-name="P11"><text:span text:style-name="T88">N</text:span>otare che ci sono due <text:span text:style-name="T88">livelli</text:span> di prefissi <text:span text:style-name="T43">la prima</text:span> termina con un underscore "_"; <text:span text:style-name="T88">di seguito il significato e l'utilizzo di questi prefissi</text:span></text:p>
      <text:h text:style-name="P148" text:outline-level="4"><text:bookmark-start text:name="__RefHeading___Toc1216_289744690"/>2.1.1.1 Prefissi di primo livello<text:bookmark-end text:name="__RefHeading___Toc1216_289744690"/></text:h>
      <text:list xml:id="list2983487084932535545" text:style-name="L8">
        <text:list-item>
          <text:p text:style-name="P185"><text:span text:style-name="T12">hw_</text:span><text:span text:style-name="T51">: </text:span>evidenziare un file in cui il codice gestisce istruzioni dipendenti dalla piattaforma, sono i file che costituiscono i driver d<text:span text:style-name="T43">el</text:span> sistema, <text:span text:style-name="T88">tipicamente fanno parte dei moduli delle risorse (moduli rs2) </text:span></text:p>
        </text:list-item>
        <text:list-item>
          <text:p text:style-name="P185"><text:span text:style-name="T12">ui_</text:span><text:span text:style-name="T51">: </text:span>evidenziare i<text:span text:style-name="T88">l</text:span> file <text:span text:style-name="T88">header</text:span> che contengono variabili globali di un modulo che <text:span text:style-name="T88">si desidera siano presenti nella lista dei parametri che si possono modificare</text:span> via interfaccia utente; <text:span text:style-name="T88">i file con questo primo livello di prefisso sono sempre i file con postfisso “Edt” e quindi sono sempre file header</text:span></text:p>
        </text:list-item>
      </text:list>
      <text:h text:style-name="P148" text:outline-level="4"><text:bookmark-start text:name="__RefHeading___Toc1218_289744690"/>2.1.1.1 Prefissi di secondo livello – Identificatore del gruppo di moduli<text:bookmark-end text:name="__RefHeading___Toc1218_289744690"/></text:h>
      <text:p text:style-name="P98">Questo livello di prefisso identifica anche il gruppo di moduli. Di seguito la loro descrizione:</text:p>
      <text:list xml:id="list3375356100294440088" text:style-name="L9">
        <text:list-item>
          <text:p text:style-name="P186"><text:span text:style-name="T10">kr</text:span><text:span text:style-name="T43">:</text:span> (sta per <text:span text:style-name="T20">k</text:span>e<text:span text:style-name="T20">r</text:span>nel) sono i moduli base <text:span text:style-name="T45">di</text:span> un progetto che non possono mai mancare; <text:span text:style-name="T187">ci sono due moduli principali e ciascuno offre dei “servizi” agli altri moduli del </text:span><text:alphabetical-index-mark text:string-value="firmware"/><text:alphabetical-index-mark text:string-value="firmware"/><text:span text:style-name="T187">firmware:</text:span></text:p>
          <text:list>
            <text:list-item>
              <text:p text:style-name="P190">krProcess: è lo schedulatore dei processi; nel codice i processi sono rappresentati dalle righe della matrice dei processi e sono caratterizzati da una funzione che genera eventi (Produce un evento) e da una funzione che processa gli eventi (Consuma un evento) </text:p>
            </text:list-item>
            <text:list-item>
              <text:p text:style-name="P186"><text:span text:style-name="T187">krTimer: gestisce le funzioni evento associate alle variabili timer di cui necessitano i vari moduli del </text:span><text:alphabetical-index-mark text:string-value="firmware"/><text:alphabetical-index-mark text:string-value="firmware"/><text:span text:style-name="T187">firmware</text:span></text:p>
            </text:list-item>
          </text:list>
        </text:list-item>
        <text:list-item>
          <text:p text:style-name="P187"><text:span text:style-name="T9">ui</text:span>: (sta per <text:span text:style-name="T20">u</text:span>ser <text:span text:style-name="T20">i</text:span>nterface) sono i moduli che si occupano di gestire l'interfaccia utente;</text:p>
        </text:list-item>
        <text:list-item>
          <text:p text:style-name="P187"><text:span text:style-name="T10">fn</text:span>: (sta per <text:span text:style-name="T21">f</text:span>u<text:span text:style-name="T21">n</text:span>zionale) sono i moduli funzionali dove è presente il codice che gestisce <text:span text:style-name="T43">la logica tra </text:span>gli ingressi <text:span text:style-name="T187">e le uscite;</text:span></text:p>
        </text:list-item>
        <text:list-item>
          <text:p text:style-name="P187"><text:span text:style-name="T9">rs2</text:span>: (sta per <text:span text:style-name="T45">R</text:span>i<text:span text:style-name="T45">S</text:span>orse, toglien<text:span text:style-name="T51">d</text:span>o le vocali si ha rsrs da cui rs2) sono i moduli che forniscono agli altri moduli <text:span text:style-name="T45">l'</text:span>interfaccia con l'hardware, <text:span text:style-name="T188">tipicamente al proprio interno contengo i driver <text:s/>del sistema</text:span></text:p>
        </text:list-item>
        <text:list-item>
          <text:p text:style-name="P187"><text:span text:style-name="T9">ms</text:span>: (sta per <text:s/><text:span text:style-name="T9">m</text:span>i<text:span text:style-name="T9">s</text:span>cellaneous), sono moduli generici <text:span text:style-name="T45">che non apparetngono a nessuna delle precedenti categorie</text:span></text:p>
        </text:list-item>
      </text:list>
      <text:h text:style-name="P140" text:outline-level="3"><text:bookmark-start text:name="__RefHeading___Toc1220_289744690"/><text:soft-page-break/>2.1.2 Postfissi<text:bookmark-end text:name="__RefHeading___Toc1220_289744690"/></text:h>
      <text:list xml:id="list2530095645273016243" text:style-name="L10">
        <text:list-item>
          <text:p text:style-name="P191"><text:span text:style-name="T9">Def</text:span><text:span text:style-name="T52">: (è un postfisso e sta per </text:span><text:span text:style-name="T9">Def</text:span><text:span text:style-name="T52">inition) sono quei file in cui sono “</text:span><text:span text:style-name="T53">fisicamente</text:span><text:span text:style-name="T52">” definite le variabili globali dei moduli; questi file sono sempre con estensione “.c” non hanno il nome dei moduli ma solo il </text:span><text:span text:style-name="T53">prefisso di secondo livello</text:span><text:span text:style-name="T52">.</text:span></text:p>
        </text:list-item>
        <text:list-item>
          <text:p text:style-name="P188"><text:span text:style-name="T9">Tbl</text:span>: <text:span text:style-name="T44">(</text:span>è un postfisso <text:span text:style-name="T44">e</text:span> sta per <text:span text:style-name="T9">T</text:span>a<text:span text:style-name="T9">bl</text:span>e) sono quei file in cui sono <text:span text:style-name="T188">defnite Tabelle statiche necessarie per la gestione delle dipendenze indirette come ad esempio le funzioni timer dei moduli o gli eventi provenienti dai tasti, per maggiori dettagli si veda il paragrafo &lt;</text:span><text:span text:style-name="T188"><text:bookmark-ref text:reference-format="text" text:ref-name="__RefHeading___Toc1236_289744690">2.4.1.1 Dipendenze Dirette e Indirette</text:bookmark-ref></text:span><text:span text:style-name="T188">&gt;</text:span>; </text:p>
        </text:list-item>
        <text:list-item>
          <text:p text:style-name="P189"><text:span text:style-name="T11">Glo</text:span>: (è un postfisso e sta per <text:span text:style-name="T9">Glo</text:span>bal) è un file header in cui sono presenti strutture e variabili condivisi da più moduli, di solito quando venfgono condivise le strutture e/o le variabili c'è sempre un modulo di riferimento da cui il file prende anche il nome</text:p>
        </text:list-item>
        <text:list-item>
          <text:p text:style-name="P189"><text:span text:style-name="T9">Edt</text:span>: <text:span text:style-name="T44">(</text:span>è un postfisso e sta per <text:span text:style-name="T9">Ed</text:span>i<text:span text:style-name="T9">t</text:span>able) sono quei file in cui sono definite le variabili globali di un modulo con le loro proprietà di visualizzazione e di modifica che si vuole poter modificare via interfaccia utente.</text:p>
        </text:list-item>
      </text:list>
      <text:h text:style-name="Heading_20_2" text:outline-level="2"><text:bookmark-start text:name="__RefHeading___Toc1222_289744690"/>2.2 Moduli / Componenti <text:span text:style-name="T90">e</text:span> Gruppi di <text:span text:style-name="T90">M</text:span>oduli / <text:span text:style-name="T90">Componenti</text:span><text:bookmark-end text:name="__RefHeading___Toc1222_289744690"/></text:h>
      <text:p text:style-name="P20">I file con estensione “.c” ed “.h” possono essere suddivisi in base ai seguenti due criteri, formando rispettivamente moduli/componenti e gruppi di moduli/componenti:</text:p>
      <text:list xml:id="list8928186014168189924" text:style-name="L11">
        <text:list-item>
          <text:p text:style-name="P192"><text:span text:style-name="T89">&lt;</text:span>prefisso di secondo livello<text:span text:style-name="T89">&gt; e &lt;</text:span>nome<text:span text:style-name="T89">&gt; in comune</text:span></text:p>
        </text:list-item>
        <text:list-item>
          <text:p text:style-name="P193"><text:span text:style-name="T89">solo &lt;</text:span>prefisso di secondo livello<text:span text:style-name="T89">&gt; in comune</text:span></text:p>
        </text:list-item>
      </text:list>
      <text:p text:style-name="P21">Di seguito alcuni esempi:</text:p>
      <text:h text:style-name="Heading_20_3" text:outline-level="3"><text:bookmark-start text:name="__RefHeading___Toc1224_289744690"/><text:span text:style-name="T90">2.2.1 Esempio di </text:span>Moduli / <text:span text:style-name="T90">Componenti</text:span><text:bookmark-end text:name="__RefHeading___Toc1224_289744690"/></text:h>
      <text:list xml:id="list951566106220129029" text:style-name="L12">
        <text:list-item>
          <text:p text:style-name="P194"><text:span text:style-name="T95">Modulo </text:span><text:span text:style-name="T91">krProcess</text:span><text:span text:style-name="T87"> è costituito dai seguenti files: krProcess.c, krProcess.h, krProcessGlo.h, krProcessTbl.c;</text:span></text:p>
        </text:list-item>
        <text:list-item>
          <text:p text:style-name="P195"><text:span text:style-name="T95">Modulo </text:span><text:span text:style-name="T91">krTimer</text:span><text:span text:style-name="T87"> e costituito dai seguenti files: krTimer.c, krTimer.h, krTimerGlo.h, krTimerTbl.c;</text:span></text:p>
        </text:list-item>
        <text:list-item>
          <text:p text:style-name="P195"><text:span text:style-name="T54">Modulo </text:span><text:span text:style-name="T91">uiPage</text:span><text:span text:style-name="T87"> è costituito dai seguenti files: uiPage.c, uiPage.h, uiPageGlo.h</text:span></text:p>
        </text:list-item>
      </text:list>
      <text:h text:style-name="P141" text:outline-level="3"><text:bookmark-start text:name="__RefHeading___Toc1226_289744690"/>2.2.2 Esempio di Gruppo di Moduli / Componenti<text:bookmark-end text:name="__RefHeading___Toc1226_289744690"/></text:h>
      <text:list xml:id="list864485486352827516" text:style-name="L13">
        <text:list-item>
          <text:p text:style-name="P196"><text:span text:style-name="T118">moduli del gruppo </text:span><text:span text:style-name="T94">kernel</text:span><text:span text:style-name="T118"> identificati dal prefisso </text:span><text:span text:style-name="T19">kr</text:span><text:span text:style-name="T57">: i moduli sono krEvent, krProcess, krTimer, hw_krInterrupt;</text:span></text:p>
        </text:list-item>
        <text:list-item>
          <text:p text:style-name="P196"><text:span text:style-name="T118">moduli del gruppo </text:span><text:span text:style-name="T94">interfaccia </text:span><text:span text:style-name="T92">utente</text:span><text:span text:style-name="T118"> identificati dal prefisso </text:span><text:span text:style-name="T19">ui</text:span><text:span text:style-name="T57">: i moduli sono uiPage, uiLbox, uiPar, uiVar, uiStr, uiDef</text:span></text:p>
        </text:list-item>
      </text:list>
      <text:h text:style-name="P141" text:outline-level="3"><text:bookmark-start text:name="__RefHeading___Toc1228_289744690"/><text:soft-page-break/>2.2.3 Driver<text:bookmark-end text:name="__RefHeading___Toc1228_289744690"/></text:h>
      <text:p text:style-name="P22">I driver non <text:span text:style-name="T96">sono</text:span> moduli ma sono semplicemente dei file identificati dal prefisso di primo livello “hw_” e in cui sono presenti istruzioni dipendenti dalla piattaforma; notare poi che questi file tipicamente <text:span text:style-name="T188">dfanno parte dei </text:span>moduli di risorse quindi con prefisso di secondo livello “rs2”; <text:span text:style-name="T96">un caso particolare è il file “hw_krInterrupt.c” che è anche modulo non essendoci altri file con lo stesso prefisso </text:span><text:span text:style-name="T13">kr</text:span><text:span text:style-name="T96"> e nome </text:span><text:span text:style-name="T13">Interrupt</text:span><text:span text:style-name="T55">.</text:span></text:p>
      <text:h text:style-name="P135" text:outline-level="2"><text:bookmark-start text:name="__RefHeading___Toc1230_289744690"/>2.<text:span text:style-name="T97">3</text:span> Descrizione del codice e Diagrammi UML<text:bookmark-end text:name="__RefHeading___Toc1230_289744690"/></text:h>
      <text:p text:style-name="P9">Per descriver<text:span text:style-name="T46">e </text:span>la struttura <text:span text:style-name="T46">del fw </text:span>ed il suo flusso di esecuzione ci si è avvalsi dell'uso dei diagrammi UML <text:span text:style-name="T49">nella maggior parte delle situazioni; l'unica eccezione è il diagramma per la descrizione delle relazioni tra le tabelle dei componenti interfaccia definite nel file </text:span><text:span text:style-name="T82">uiApplication.c </text:span><text:span text:style-name="T83">uiApp_XXX_Tlb.c</text:span></text:p>
      <text:h text:style-name="P134" text:outline-level="2"><text:bookmark-start text:name="__RefHeading___Toc1232_289744690"/>2.<text:span text:style-name="T97">4 S</text:span>truttura del codice<text:bookmark-end text:name="__RefHeading___Toc1232_289744690"/></text:h>
      <text:p text:style-name="P15">In questo paragrafo si descriverà la parte statica del codice <text:span text:style-name="T98">attraverso i diagrammi dei componenti (visione globale della struttura del codice) e delle classi (visione più specifica e riguardante solo i moduli “ui” Interfaccia Utente):</text:span></text:p>
      <text:p text:style-name="P14"/>
      <text:h text:style-name="P145" text:outline-level="3"><text:bookmark-start text:name="__RefHeading___Toc1234_289744690"/>2.4.1 <text:span text:style-name="T105">Diagramma dei Componenti - </text:span>Dipendenze tra i moduli<text:bookmark-end text:name="__RefHeading___Toc1234_289744690"/></text:h>
      <text:p text:style-name="P36"/>
      <text:p text:style-name="P36"><draw:frame draw:style-name="fr1" draw:name="Frame1" text:anchor-type="paragraph" svg:x="-0.3937in" svg:y="0.1354in" svg:width="7.4925in" draw:z-index="0"><draw:text-box fo:min-height="5.9362in"><text:p text:style-name="P108"><draw:g text:anchor-type="paragraph" draw:z-index="1" draw:style-name="gr1"><draw:g draw:style-name="gr2" xml:id="id9" draw:id="id9"><draw:custom-shape draw:style-name="gr3" draw:text-style-name="P237" svg:width="1.5752in" svg:height="0.3941in" svg:x="0.7929in" svg:y="0.0252in"><text:p/><draw:enhanced-geometry svg:viewBox="0 0 21600 21600" draw:mirror-horizontal="false" draw:mirror-vertical="false" draw:type="rectangle" draw:enhanced-path="M 0 0 L 21600 0 21600 21600 0 21600 0 0 Z N"/></draw:custom-shape><draw:frame draw:style-name="gr4" draw:text-style-name="P239" svg:width="1.5358in" svg:height="0.3157in" svg:x="0.7929in" svg:y="0.0646in"><draw:text-box><text:p text:style-name="P238"><text:span text:style-name="T199"><text:s text:c="2"/></text:span><text:span text:style-name="T199">krProcess</text:span></text:p></draw:text-box></draw:frame></draw:g><draw:g draw:style-name="gr2" xml:id="id1" draw:id="id1"><draw:custom-shape draw:style-name="gr5" draw:text-style-name="P237" svg:width="1.5752in" svg:height="0.3941in" svg:x="3.1547in" svg:y="1.6in"><text:p/><draw:enhanced-geometry svg:viewBox="0 0 21600 21600" draw:mirror-horizontal="false" draw:mirror-vertical="false" draw:type="rectangle" draw:enhanced-path="M 0 0 L 21600 0 21600 21600 0 21600 0 0 Z N"/></draw:custom-shape><draw:frame draw:style-name="gr6" draw:text-style-name="P240" svg:width="1.5358in" svg:height="0.3157in" svg:x="3.1547in" svg:y="1.6398in"><draw:text-box><text:p text:style-name="P238"><text:span text:style-name="T199"><text:s text:c="3"/></text:span><text:span text:style-name="T199">krEvent</text:span></text:p></draw:text-box></draw:frame></draw:g><draw:g draw:style-name="gr2" xml:id="id2" draw:id="id2"><draw:custom-shape draw:style-name="gr7" draw:text-style-name="P237" svg:width="1.5752in" svg:height="0.3941in" svg:x="3.1547in" svg:y="2.7811in"><text:p/><draw:enhanced-geometry svg:viewBox="0 0 21600 21600" draw:mirror-horizontal="false" draw:mirror-vertical="false" draw:type="rectangle" draw:enhanced-path="M 0 0 L 21600 0 21600 21600 0 21600 0 0 Z N"/></draw:custom-shape><draw:frame draw:style-name="gr8" draw:text-style-name="P240" svg:width="1.5358in" svg:height="0.3157in" svg:x="3.1547in" svg:y="2.8201in"><draw:text-box><text:p text:style-name="P238"><text:span text:style-name="T199"><text:s text:c="3"/></text:span><text:span text:style-name="T199">krTimer</text:span></text:p></draw:text-box></draw:frame></draw:g><draw:connector draw:style-name="gr9" draw:text-style-name="P237" xml:id="id11" draw:id="id11" draw:type="line" svg:x1="3.9421in" svg:y1="1.2063in" svg:x2="3.9421in" svg:y2="1.6in" draw:end-shape="id1" draw:end-glue-point="0" svg:d="M10013 3064v1000" svg:viewBox="0 0 2 1002"><text:p/></draw:connector><draw:connector draw:style-name="gr10" draw:text-style-name="P241" draw:type="curve" draw:line-skew="0.4228in" svg:x1="2.3681in" svg:y1="1.2063in" svg:x2="3.9425in" svg:y2="2.7811in" draw:end-shape="id2" draw:end-glue-point="0" svg:d="M6015 3064c0 4224 3999 2226 3999 4000" svg:viewBox="0 0 4001 4002"><text:p/></draw:connector><draw:connector draw:style-name="gr10" draw:text-style-name="P241" draw:type="curve" svg:x1="0.7835in" svg:y1="1.2252in" svg:x2="3.9425in" svg:y2="2.7811in" draw:start-shape="id3" draw:start-glue-point="3" draw:end-shape="id2" draw:end-glue-point="0" svg:d="M1990 3112c0 2963 8024 987 8024 3952" svg:viewBox="0 0 8026 3955"><text:p/></draw:connector><draw:g draw:style-name="gr2" xml:id="id4" draw:id="id4"><draw:custom-shape draw:style-name="gr11" draw:text-style-name="P237" svg:width="1.5752in" svg:height="0.3933in" svg:x="3.9421in" svg:y="4.3563in"><text:p/><draw:enhanced-geometry svg:viewBox="0 0 21600 21600" draw:mirror-horizontal="false" draw:mirror-vertical="false" draw:type="rectangle" draw:enhanced-path="M 0 0 L 21600 0 21600 21600 0 21600 0 0 Z N"/></draw:custom-shape><draw:frame draw:style-name="gr12" draw:text-style-name="P240" svg:width="1.5358in" svg:height="0.3157in" svg:x="3.9421in" svg:y="4.3953in"><draw:text-box><text:p text:style-name="P238"><text:span text:style-name="T199"><text:s/></text:span><text:span text:style-name="T199">rs2Buttons</text:span></text:p></draw:text-box></draw:frame></draw:g><draw:connector draw:style-name="gr13" draw:text-style-name="P237" draw:type="curve" draw:line-skew="1.0366in" svg:x1="2.3681in" svg:y1="1.2063in" svg:x2="4.7299in" svg:y2="4.3563in" draw:end-shape="id4" draw:end-glue-point="0" svg:d="M6015 3064c0 9567 5999 5567 5999 8001" svg:viewBox="0 0 6001 8003"><text:p/></draw:connector><draw:connector draw:style-name="gr13" draw:text-style-name="P237" draw:type="curve" draw:line-skew="1.0937in" svg:x1="0.7835in" svg:y1="1.2252in" svg:x2="4.7299in" svg:y2="4.3563in" draw:start-shape="id3" draw:start-glue-point="3" draw:end-shape="id4" draw:end-glue-point="0" svg:d="M1990 3112c0 10130 10024 6154 10024 7953" svg:viewBox="0 0 10026 7955"><text:p/></draw:connector><draw:g draw:style-name="gr2" xml:id="id5" draw:id="id5"><draw:g draw:style-name="gr2"><draw:custom-shape draw:style-name="gr14" draw:text-style-name="P237" svg:width="1.5752in" svg:height="0.3933in" svg:x="0.0055in" svg:y="4.3563in"><text:p/><draw:enhanced-geometry svg:viewBox="0 0 21600 21600" draw:mirror-horizontal="false" draw:mirror-vertical="false" draw:type="rectangle" draw:enhanced-path="M 0 0 L 21600 0 21600 21600 0 21600 0 0 Z N"/></draw:custom-shape><draw:frame draw:style-name="gr15" draw:text-style-name="P239" svg:width="1.5358in" svg:height="0.3157in" svg:x="0.0055in" svg:y="4.3953in"><draw:text-box><text:p text:style-name="P238"><text:span text:style-name="T199">kr&lt;Module&gt;</text:span></text:p></draw:text-box></draw:frame></draw:g><draw:g draw:style-name="gr2"><draw:custom-shape draw:style-name="gr16" draw:text-style-name="P237" svg:width="1.5752in" svg:height="0.3941in" svg:x="0.0055in" svg:y="4.7492in"><text:p/><draw:enhanced-geometry svg:viewBox="0 0 21600 21600" draw:mirror-horizontal="false" draw:mirror-vertical="false" draw:type="rectangle" draw:enhanced-path="M 0 0 L 21600 0 21600 21600 0 21600 0 0 Z N"/></draw:custom-shape><draw:frame draw:style-name="gr17" draw:text-style-name="P239" svg:width="1.5358in" svg:height="0.3157in" svg:x="0.0055in" svg:y="4.789in"><draw:text-box><text:p text:style-name="P238"><text:span text:style-name="T199">rs2&lt;Module&gt;</text:span></text:p></draw:text-box></draw:frame></draw:g><draw:g draw:style-name="gr2"><draw:custom-shape draw:style-name="gr18" draw:text-style-name="P237" svg:width="1.5752in" svg:height="0.3941in" svg:x="0.0055in" svg:y="5.1429in"><text:p/><draw:enhanced-geometry svg:viewBox="0 0 21600 21600" draw:mirror-horizontal="false" draw:mirror-vertical="false" draw:type="rectangle" draw:enhanced-path="M 0 0 L 21600 0 21600 21600 0 21600 0 0 Z N"/></draw:custom-shape><draw:frame draw:style-name="gr19" draw:text-style-name="P239" svg:width="1.5358in" svg:height="0.3157in" svg:x="0.0055in" svg:y="5.1827in"><draw:text-box><text:p text:style-name="P238"><text:span text:style-name="T199">ui&lt;Module&gt;</text:span></text:p></draw:text-box></draw:frame></draw:g><draw:g draw:style-name="gr2"><draw:custom-shape draw:style-name="gr20" draw:text-style-name="P237" svg:width="1.5752in" svg:height="0.3941in" svg:x="0.0055in" svg:y="5.5366in"><text:p/><draw:enhanced-geometry svg:viewBox="0 0 21600 21600" draw:mirror-horizontal="false" draw:mirror-vertical="false" draw:type="rectangle" draw:enhanced-path="M 0 0 L 21600 0 21600 21600 0 21600 0 0 Z N"/></draw:custom-shape><draw:frame draw:style-name="gr21" draw:text-style-name="P239" svg:width="1.5358in" svg:height="0.3157in" svg:x="0.0055in" svg:y="5.5764in"><draw:text-box><text:p text:style-name="P238"><text:span text:style-name="T199">fn&lt;Module&gt;</text:span></text:p></draw:text-box></draw:frame></draw:g></draw:g><draw:connector draw:style-name="gr13" draw:text-style-name="P237" draw:type="line" svg:x1="0.7835in" svg:y1="1.2252in" svg:x2="0.7929in" svg:y2="4.3563in" draw:start-shape="id3" draw:start-glue-point="3" draw:end-shape="id5" draw:end-glue-point="0" svg:d="M1990 3112l24 7953" svg:viewBox="0 0 26 7955"><text:p/></draw:connector><draw:g draw:style-name="gr2" xml:id="id7" draw:id="id7"><draw:custom-shape draw:style-name="gr22" draw:text-style-name="P237" svg:width="1.5752in" svg:height="0.3933in" svg:x="5.911in" svg:y="4.3563in"><text:p/><draw:enhanced-geometry svg:viewBox="0 0 21600 21600" draw:mirror-horizontal="false" draw:mirror-vertical="false" draw:type="rectangle" draw:enhanced-path="M 0 0 L 21600 0 21600 21600 0 21600 0 0 Z N"/></draw:custom-shape><draw:frame draw:style-name="gr23" draw:text-style-name="P239" svg:width="1.5358in" svg:height="0.3157in" svg:x="5.911in" svg:y="4.3953in"><draw:text-box><text:p text:style-name="P238"><text:span text:style-name="T199"><text:s/></text:span><text:span text:style-name="T199">ui&lt;Module&gt;</text:span></text:p></draw:text-box></draw:frame></draw:g><draw:connector draw:style-name="gr13" draw:text-style-name="P237" draw:type="curve" svg:x1="3.948in" svg:y1="3.572in" svg:x2="6.6984in" svg:y2="4.3563in" draw:start-shape="id6" draw:start-glue-point="3" draw:end-shape="id7" draw:end-glue-point="0" svg:d="M10028 9073c0 1484 6986 489 6986 1992" svg:viewBox="0 0 6989 1993"><text:p/></draw:connector><draw:g draw:style-name="gr2" xml:id="id8" draw:id="id8"><draw:custom-shape draw:style-name="gr24" draw:text-style-name="P237" svg:width="1.5748in" svg:height="0.3933in" svg:x="1.9744in" svg:y="4.3563in"><text:p/><draw:enhanced-geometry svg:viewBox="0 0 21600 21600" draw:mirror-horizontal="false" draw:mirror-vertical="false" draw:type="rectangle" draw:enhanced-path="M 0 0 L 21600 0 21600 21600 0 21600 0 0 Z N"/></draw:custom-shape><draw:frame draw:style-name="gr25" draw:text-style-name="P240" svg:width="1.5358in" svg:height="0.3157in" svg:x="1.9744in" svg:y="4.3953in"><draw:text-box><text:p text:style-name="P238"><text:span text:style-name="T199"><text:s/></text:span><text:span text:style-name="T199">fn&lt;Module&gt;</text:span></text:p></draw:text-box></draw:frame></draw:g><draw:connector draw:style-name="gr13" draw:text-style-name="P237" xml:id="id10" draw:id="id10" draw:type="curve" draw:line-skew="0.5417in" svg:x1="2.3681in" svg:y1="1.2063in" svg:x2="2.761in" svg:y2="4.3563in" draw:end-shape="id8" draw:end-glue-point="0" svg:d="M6015 3064c0 7680 998 3681 998 8001" svg:viewBox="0 0 1000 8003"><text:p/></draw:connector><draw:frame draw:style-name="gr26" draw:text-style-name="P243" svg:width="0.3469in" svg:height="0.2276in" svg:x="0.2909in" svg:y="0.9839in"><draw:text-box><text:p text:style-name="P242"><text:span text:style-name="T200">Init</text:span></text:p></draw:text-box></draw:frame><draw:connector draw:style-name="gr27" draw:text-style-name="P237" xml:id="id3" draw:id="id3" draw:type="curve" svg:x1="1.5807in" svg:y1="0.4189in" svg:x2="0.7835in" svg:y2="1.2252in" draw:start-shape="id9" svg:d="M4015 1064c0 1921-2025 897-2025 2048" svg:viewBox="0 0 2027 2050"><text:p/></draw:connector><draw:connector draw:style-name="gr27" draw:text-style-name="P237" draw:type="curve" svg:x1="1.5807in" svg:y1="0.4189in" svg:x2="2.3681in" svg:y2="1.2063in" draw:start-shape="id9" draw:start-glue-point="2" draw:end-shape="id10" draw:end-glue-point="2" svg:d="M4015 1064c0 1508 2000 508 2000 2000" svg:viewBox="0 0 2002 2002"><text:p/></draw:connector><draw:connector draw:style-name="gr27" draw:text-style-name="P237" draw:type="curve" svg:x1="1.5807in" svg:y1="0.4189in" svg:x2="3.9425in" svg:y2="1.2063in" draw:start-shape="id9" draw:start-glue-point="2" draw:end-shape="id11" draw:end-glue-point="2" svg:d="M4015 1064c0 1510 5999 511 5999 2000" svg:viewBox="0 0 6001 2002"><text:p/></draw:connector><draw:frame draw:style-name="gr28" draw:text-style-name="P243" svg:width="0.8213in" svg:height="0.3551in" svg:x="1.5807in" svg:y="0.9701in"><draw:text-box><text:p text:style-name="P242"><text:span text:style-name="T200">EventSupply</text:span></text:p></draw:text-box></draw:frame><draw:connector draw:style-name="gr27" draw:text-style-name="P237" xml:id="id12" draw:id="id12" draw:type="curve" svg:x1="2.3681in" svg:y1="0.2217in" svg:x2="3.1465in" svg:y2="0.2256in" draw:start-shape="id9" draw:start-glue-point="1" svg:d="M6015 563c1868 0 880 10 1977 10" svg:viewBox="0 0 1979 12"><text:p/></draw:connector><draw:connector draw:style-name="gr29" draw:text-style-name="P237" draw:type="curve" svg:x1="3.1465in" svg:y1="0.2256in" svg:x2="3.9425in" svg:y2="0.222in" draw:start-shape="id12" draw:start-glue-point="3" svg:d="M7992 573c1891 0 882-9 2022-9" svg:viewBox="0 0 2023 11"><text:p/></draw:connector><draw:frame draw:style-name="gr30" draw:text-style-name="P243" svg:width="0.8906in" svg:height="0.2276in" svg:x="2.9756in" svg:y="0.9701in"><draw:text-box><text:p text:style-name="P242"><text:span text:style-name="T200">EventPtrTable</text:span></text:p></draw:text-box></draw:frame><draw:frame draw:style-name="gr31" draw:text-style-name="P243" svg:width="0.3469in" svg:height="0.2276in" svg:x="2.7717in" svg:y="0in"><draw:text-box><text:p text:style-name="P242"><text:span text:style-name="T200">Init</text:span></text:p></draw:text-box></draw:frame><draw:connector draw:style-name="gr32" draw:text-style-name="P237" xml:id="id13" draw:id="id13" draw:type="line" svg:x1="3.9421in" svg:y1="1.9937in" svg:x2="3.9421in" svg:y2="2.3965in" draw:start-shape="id1" draw:start-glue-point="2" svg:d="M10013 5064v1023" svg:viewBox="0 0 2 1025"><text:p/></draw:connector><draw:connector draw:style-name="gr9" draw:text-style-name="P237" draw:type="curve" draw:line-skew="-0.4413in" svg:x1="3.9421in" svg:y1="2.3965in" svg:x2="6.698in" svg:y2="4.3563in" draw:start-shape="id13" draw:start-glue-point="3" draw:end-shape="id7" draw:end-glue-point="0" svg:d="M10013 6087c0 2039 7000-448 7000 4978" svg:viewBox="0 0 7003 4979"><text:p/></draw:connector><draw:connector draw:style-name="gr9" draw:text-style-name="P237" draw:type="line" svg:x1="3.9421in" svg:y1="2.3965in" svg:x2="3.9421in" svg:y2="2.7811in" draw:start-shape="id13" draw:start-glue-point="3" draw:end-shape="id2" draw:end-glue-point="0" svg:d="M10013 6087v977" svg:viewBox="0 0 2 979"><text:p/></draw:connector><draw:connector draw:style-name="gr9" draw:text-style-name="P237" draw:type="curve" draw:line-skew="-0.5587in" svg:x1="3.9425in" svg:y1="2.3965in" svg:x2="2.761in" svg:y2="4.3563in" draw:start-shape="id13" draw:start-glue-point="3" draw:end-shape="id8" draw:end-glue-point="0" svg:d="M10014 6087c0 1593-3001-896-3001 4978" svg:viewBox="0 0 3002 4979"><text:p/></draw:connector><draw:connector draw:style-name="gr33" draw:text-style-name="P237" xml:id="id6" draw:id="id6" draw:type="line" svg:x1="3.9421in" svg:y1="3.1752in" svg:x2="3.9476in" svg:y2="3.572in" draw:start-shape="id2" draw:start-glue-point="2" svg:d="M10013 8065l14 1008" svg:viewBox="0 0 16 1011"><text:p/></draw:connector><draw:connector draw:style-name="gr13" draw:text-style-name="P237" draw:type="curve" svg:x1="3.948in" svg:y1="3.572in" svg:x2="4.7299in" svg:y2="4.3563in" draw:start-shape="id6" draw:start-glue-point="3" draw:end-shape="id4" draw:end-glue-point="0" svg:d="M10028 9073c0 1484 1986 489 1986 1992" svg:viewBox="0 0 1988 1993"><text:p/></draw:connector><draw:frame draw:style-name="gr34" draw:text-style-name="P243" svg:width="0.7488in" svg:height="0.2276in" svg:x="3.9445in" svg:y="2.1516in"><draw:text-box><text:p text:style-name="P242"><text:span text:style-name="T200">EventTable</text:span></text:p></draw:text-box></draw:frame><draw:frame draw:style-name="gr35" draw:text-style-name="P243" svg:width="0.7921in" svg:height="0.2276in" svg:x="3.9421in" svg:y="3.3492in"><draw:text-box><text:p text:style-name="P242"><text:span text:style-name="T200">EventAction</text:span></text:p></draw:text-box></draw:frame><draw:g draw:style-name="gr2"><draw:custom-shape draw:style-name="gr36" draw:text-style-name="P237" svg:width="0.2748in" svg:height="0.1579in" svg:x="2.0539in" svg:y="0.0646in"><text:p/><draw:enhanced-geometry svg:viewBox="0 0 21600 21600" draw:type="rectangle" draw:enhanced-path="M 0 0 L 21600 0 21600 21600 0 21600 0 0 Z N"/></draw:custom-shape><draw:custom-shape draw:style-name="gr37" draw:text-style-name="P244" svg:width="0.0831in" svg:height="0.0315in" svg:x="2.013in" svg:y="0.1591in"><text:p/><draw:enhanced-geometry svg:viewBox="0 0 21600 21600" draw:type="rectangle" draw:enhanced-path="M 0 0 L 21600 0 21600 21600 0 21600 0 0 Z N"/></draw:custom-shape><draw:custom-shape draw:style-name="gr38" draw:text-style-name="P244" svg:width="0.0831in" svg:height="0.0323in" svg:x="2.013in" svg:y="0.0957in"><text:p/><draw:enhanced-geometry svg:viewBox="0 0 21600 21600" draw:type="rectangle" draw:enhanced-path="M 0 0 L 21600 0 21600 21600 0 21600 0 0 Z N"/></draw:custom-shape></draw:g><draw:custom-shape draw:style-name="gr39" draw:text-style-name="P237" svg:width="1.5752in" svg:height="0.3941in" svg:x="3.9421in" svg:y="0.0252in"><text:p/><draw:enhanced-geometry svg:viewBox="0 0 21600 21600" draw:mirror-horizontal="false" draw:mirror-vertical="false" draw:type="rectangle" draw:enhanced-path="M 0 0 L 21600 0 21600 21600 0 21600 0 0 Z N"/></draw:custom-shape><draw:frame draw:style-name="gr40" draw:text-style-name="P245" svg:width="1.5358in" svg:height="0.3157in" svg:x="3.9421in" svg:y="0.1043in"><draw:text-box><text:p text:style-name="P238"><text:span text:style-name="T201">hw_krInterrupt</text:span></text:p></draw:text-box></draw:frame><draw:g draw:style-name="gr2"><draw:custom-shape draw:style-name="gr41" draw:text-style-name="P237" svg:width="0.274in" svg:height="0.1579in" svg:x="5.2039in" svg:y="0.0646in"><text:p/><draw:enhanced-geometry svg:viewBox="0 0 21600 21600" draw:type="rectangle" draw:enhanced-path="M 0 0 L 21600 0 21600 21600 0 21600 0 0 Z N"/></draw:custom-shape><draw:custom-shape draw:style-name="gr42" draw:text-style-name="P244" svg:width="0.0823in" svg:height="0.0315in" svg:x="5.163in" svg:y="0.1591in"><text:p/><draw:enhanced-geometry svg:viewBox="0 0 21600 21600" draw:type="rectangle" draw:enhanced-path="M 0 0 L 21600 0 21600 21600 0 21600 0 0 Z N"/></draw:custom-shape><draw:custom-shape draw:style-name="gr43" draw:text-style-name="P244" svg:width="0.0823in" svg:height="0.0323in" svg:x="5.163in" svg:y="0.0957in"><text:p/><draw:enhanced-geometry svg:viewBox="0 0 21600 21600" draw:type="rectangle" draw:enhanced-path="M 0 0 L 21600 0 21600 21600 0 21600 0 0 Z N"/></draw:custom-shape></draw:g><draw:g draw:style-name="gr2"><draw:custom-shape draw:style-name="gr44" draw:text-style-name="P237" svg:width="0.274in" svg:height="0.1571in" svg:x="4.4165in" svg:y="1.6398in"><text:p/><draw:enhanced-geometry svg:viewBox="0 0 21600 21600" draw:type="rectangle" draw:enhanced-path="M 0 0 L 21600 0 21600 21600 0 21600 0 0 Z N"/></draw:custom-shape><draw:custom-shape draw:style-name="gr45" draw:text-style-name="P244" svg:width="0.0823in" svg:height="0.0315in" svg:x="4.3756in" svg:y="1.7339in"><text:p/><draw:enhanced-geometry svg:viewBox="0 0 21600 21600" draw:type="rectangle" draw:enhanced-path="M 0 0 L 21600 0 21600 21600 0 21600 0 0 Z N"/></draw:custom-shape><draw:custom-shape draw:style-name="gr46" draw:text-style-name="P244" svg:width="0.0823in" svg:height="0.0315in" svg:x="4.3756in" svg:y="1.6709in"><text:p/><draw:enhanced-geometry svg:viewBox="0 0 21600 21600" draw:type="rectangle" draw:enhanced-path="M 0 0 L 21600 0 21600 21600 0 21600 0 0 Z N"/></draw:custom-shape></draw:g><draw:g draw:style-name="gr2"><draw:custom-shape draw:style-name="gr47" draw:text-style-name="P237" svg:width="0.274in" svg:height="0.1579in" svg:x="4.4165in" svg:y="2.8201in"><text:p/><draw:enhanced-geometry svg:viewBox="0 0 21600 21600" draw:type="rectangle" draw:enhanced-path="M 0 0 L 21600 0 21600 21600 0 21600 0 0 Z N"/></draw:custom-shape><draw:custom-shape draw:style-name="gr48" draw:text-style-name="P244" svg:width="0.0823in" svg:height="0.0315in" svg:x="4.3756in" svg:y="2.9154in"><text:p/><draw:enhanced-geometry svg:viewBox="0 0 21600 21600" draw:type="rectangle" draw:enhanced-path="M 0 0 L 21600 0 21600 21600 0 21600 0 0 Z N"/></draw:custom-shape><draw:custom-shape draw:style-name="gr49" draw:text-style-name="P244" svg:width="0.0823in" svg:height="0.0315in" svg:x="4.3756in" svg:y="2.852in"><text:p/><draw:enhanced-geometry svg:viewBox="0 0 21600 21600" draw:type="rectangle" draw:enhanced-path="M 0 0 L 21600 0 21600 21600 0 21600 0 0 Z N"/></draw:custom-shape></draw:g><draw:g draw:style-name="gr2"><draw:custom-shape draw:style-name="gr50" draw:text-style-name="P237" svg:width="0.2748in" svg:height="0.1579in" svg:x="3.2354in" svg:y="4.3953in"><text:p/><draw:enhanced-geometry svg:viewBox="0 0 21600 21600" draw:type="rectangle" draw:enhanced-path="M 0 0 L 21600 0 21600 21600 0 21600 0 0 Z N"/></draw:custom-shape><draw:custom-shape draw:style-name="gr51" draw:text-style-name="P244" svg:width="0.0831in" svg:height="0.0323in" svg:x="3.1945in" svg:y="4.4898in"><text:p/><draw:enhanced-geometry svg:viewBox="0 0 21600 21600" draw:type="rectangle" draw:enhanced-path="M 0 0 L 21600 0 21600 21600 0 21600 0 0 Z N"/></draw:custom-shape><draw:custom-shape draw:style-name="gr52" draw:text-style-name="P244" svg:width="0.0831in" svg:height="0.0315in" svg:x="3.1945in" svg:y="4.4272in"><text:p/><draw:enhanced-geometry svg:viewBox="0 0 21600 21600" draw:type="rectangle" draw:enhanced-path="M 0 0 L 21600 0 21600 21600 0 21600 0 0 Z N"/></draw:custom-shape></draw:g><draw:g draw:style-name="gr2"><draw:custom-shape draw:style-name="gr53" draw:text-style-name="P237" svg:width="0.274in" svg:height="0.1579in" svg:x="5.2039in" svg:y="4.3953in"><text:p/><draw:enhanced-geometry svg:viewBox="0 0 21600 21600" draw:type="rectangle" draw:enhanced-path="M 0 0 L 21600 0 21600 21600 0 21600 0 0 Z N"/></draw:custom-shape><draw:custom-shape draw:style-name="gr54" draw:text-style-name="P244" svg:width="0.0823in" svg:height="0.0323in" svg:x="5.163in" svg:y="4.4898in"><text:p/><draw:enhanced-geometry svg:viewBox="0 0 21600 21600" draw:type="rectangle" draw:enhanced-path="M 0 0 L 21600 0 21600 21600 0 21600 0 0 Z N"/></draw:custom-shape><draw:custom-shape draw:style-name="gr55" draw:text-style-name="P244" svg:width="0.0823in" svg:height="0.0315in" svg:x="5.163in" svg:y="4.4272in"><text:p/><draw:enhanced-geometry svg:viewBox="0 0 21600 21600" draw:type="rectangle" draw:enhanced-path="M 0 0 L 21600 0 21600 21600 0 21600 0 0 Z N"/></draw:custom-shape></draw:g><draw:g draw:style-name="gr2"><draw:custom-shape draw:style-name="gr56" draw:text-style-name="P237" svg:width="0.2748in" svg:height="0.1579in" svg:x="7.172in" svg:y="4.3953in"><text:p/><draw:enhanced-geometry svg:viewBox="0 0 21600 21600" draw:type="rectangle" draw:enhanced-path="M 0 0 L 21600 0 21600 21600 0 21600 0 0 Z N"/></draw:custom-shape><draw:custom-shape draw:style-name="gr57" draw:text-style-name="P244" svg:width="0.0831in" svg:height="0.0323in" svg:x="7.1311in" svg:y="4.4898in"><text:p/><draw:enhanced-geometry svg:viewBox="0 0 21600 21600" draw:type="rectangle" draw:enhanced-path="M 0 0 L 21600 0 21600 21600 0 21600 0 0 Z N"/></draw:custom-shape><draw:custom-shape draw:style-name="gr58" draw:text-style-name="P244" svg:width="0.0831in" svg:height="0.0315in" svg:x="7.1311in" svg:y="4.4272in"><text:p/><draw:enhanced-geometry svg:viewBox="0 0 21600 21600" draw:type="rectangle" draw:enhanced-path="M 0 0 L 21600 0 21600 21600 0 21600 0 0 Z N"/></draw:custom-shape></draw:g><draw:g draw:style-name="gr2"><draw:custom-shape draw:style-name="gr59" draw:text-style-name="P237" svg:width="0.2748in" svg:height="0.1579in" svg:x="1.2665in" svg:y="4.3953in"><text:p/><draw:enhanced-geometry svg:viewBox="0 0 21600 21600" draw:type="rectangle" draw:enhanced-path="M 0 0 L 21600 0 21600 21600 0 21600 0 0 Z N"/></draw:custom-shape><draw:custom-shape draw:style-name="gr60" draw:text-style-name="P244" svg:width="0.0831in" svg:height="0.0323in" svg:x="1.2256in" svg:y="4.4898in"><text:p/><draw:enhanced-geometry svg:viewBox="0 0 21600 21600" draw:type="rectangle" draw:enhanced-path="M 0 0 L 21600 0 21600 21600 0 21600 0 0 Z N"/></draw:custom-shape><draw:custom-shape draw:style-name="gr61" draw:text-style-name="P244" svg:width="0.0831in" svg:height="0.0315in" svg:x="1.2256in" svg:y="4.4272in"><text:p/><draw:enhanced-geometry svg:viewBox="0 0 21600 21600" draw:type="rectangle" draw:enhanced-path="M 0 0 L 21600 0 21600 21600 0 21600 0 0 Z N"/></draw:custom-shape></draw:g><draw:g draw:style-name="gr2"><draw:custom-shape draw:style-name="gr62" draw:text-style-name="P237" svg:width="0.2748in" svg:height="0.1579in" svg:x="1.2665in" svg:y="4.789in"><text:p/><draw:enhanced-geometry svg:viewBox="0 0 21600 21600" draw:type="rectangle" draw:enhanced-path="M 0 0 L 21600 0 21600 21600 0 21600 0 0 Z N"/></draw:custom-shape><draw:custom-shape draw:style-name="gr63" draw:text-style-name="P244" svg:width="0.0831in" svg:height="0.0323in" svg:x="1.2256in" svg:y="4.8835in"><text:p/><draw:enhanced-geometry svg:viewBox="0 0 21600 21600" draw:type="rectangle" draw:enhanced-path="M 0 0 L 21600 0 21600 21600 0 21600 0 0 Z N"/></draw:custom-shape><draw:custom-shape draw:style-name="gr64" draw:text-style-name="P244" svg:width="0.0831in" svg:height="0.0323in" svg:x="1.2256in" svg:y="4.8201in"><text:p/><draw:enhanced-geometry svg:viewBox="0 0 21600 21600" draw:type="rectangle" draw:enhanced-path="M 0 0 L 21600 0 21600 21600 0 21600 0 0 Z N"/></draw:custom-shape></draw:g><draw:g draw:style-name="gr2"><draw:custom-shape draw:style-name="gr65" draw:text-style-name="P237" svg:width="0.2748in" svg:height="0.1579in" svg:x="1.2665in" svg:y="5.1827in"><text:p/><draw:enhanced-geometry svg:viewBox="0 0 21600 21600" draw:type="rectangle" draw:enhanced-path="M 0 0 L 21600 0 21600 21600 0 21600 0 0 Z N"/></draw:custom-shape><draw:custom-shape draw:style-name="gr66" draw:text-style-name="P244" svg:width="0.0831in" svg:height="0.0315in" svg:x="1.2256in" svg:y="5.2772in"><text:p/><draw:enhanced-geometry svg:viewBox="0 0 21600 21600" draw:type="rectangle" draw:enhanced-path="M 0 0 L 21600 0 21600 21600 0 21600 0 0 Z N"/></draw:custom-shape><draw:custom-shape draw:style-name="gr67" draw:text-style-name="P244" svg:width="0.0831in" svg:height="0.0323in" svg:x="1.2256in" svg:y="5.2138in"><text:p/><draw:enhanced-geometry svg:viewBox="0 0 21600 21600" draw:type="rectangle" draw:enhanced-path="M 0 0 L 21600 0 21600 21600 0 21600 0 0 Z N"/></draw:custom-shape></draw:g><draw:g draw:style-name="gr2"><draw:custom-shape draw:style-name="gr68" draw:text-style-name="P237" svg:width="0.2748in" svg:height="0.1579in" svg:x="1.2665in" svg:y="5.5764in"><text:p/><draw:enhanced-geometry svg:viewBox="0 0 21600 21600" draw:type="rectangle" draw:enhanced-path="M 0 0 L 21600 0 21600 21600 0 21600 0 0 Z N"/></draw:custom-shape><draw:custom-shape draw:style-name="gr69" draw:text-style-name="P244" svg:width="0.0831in" svg:height="0.0315in" svg:x="1.2256in" svg:y="5.6709in"><text:p/><draw:enhanced-geometry svg:viewBox="0 0 21600 21600" draw:type="rectangle" draw:enhanced-path="M 0 0 L 21600 0 21600 21600 0 21600 0 0 Z N"/></draw:custom-shape><draw:custom-shape draw:style-name="gr70" draw:text-style-name="P244" svg:width="0.0831in" svg:height="0.0323in" svg:x="1.2256in" svg:y="5.6075in"><text:p/><draw:enhanced-geometry svg:viewBox="0 0 21600 21600" draw:type="rectangle" draw:enhanced-path="M 0 0 L 21600 0 21600 21600 0 21600 0 0 Z N"/></draw:custom-shape></draw:g><draw:connector draw:style-name="gr71" draw:text-style-name="P237" xml:id="id14" draw:id="id14" draw:type="curve" draw:line-skew="0.4374in" svg:x1="3.9421in" svg:y1="2.7811in" svg:x2="5.5248in" svg:y2="1.2173in" draw:start-shape="id2" draw:start-glue-point="0" svg:d="M10013 7064c0-1698 4020 288 4020-3972" svg:viewBox="0 0 4022 3974"><text:p/></draw:connector><draw:connector draw:style-name="gr72" draw:text-style-name="P237" draw:type="curve" svg:x1="4.7299in" svg:y1="0.4189in" svg:x2="5.5252in" svg:y2="1.2173in" draw:end-shape="id14" draw:end-glue-point="3" svg:d="M12014 1064c0 1144 2020 132 2020 2028" svg:viewBox="0 0 2021 2030"><text:p/></draw:connector><draw:frame draw:style-name="gr73" draw:text-style-name="P243" svg:width="0.787in" svg:height="0.2276in" svg:x="5.5571in" svg:y="0.9839in"><draw:text-box><text:p text:style-name="P242"><text:span text:style-name="T200">Update</text:span></text:p></draw:text-box></draw:frame><draw:g draw:style-name="gr2" xml:id="id15" draw:id="id15"><draw:custom-shape draw:style-name="gr74" draw:text-style-name="P237" svg:width="1.5752in" svg:height="0.3941in" svg:x="5.911in" svg:y="5.5366in"><text:p/><draw:enhanced-geometry svg:viewBox="0 0 21600 21600" draw:mirror-horizontal="false" draw:mirror-vertical="false" draw:type="rectangle" draw:enhanced-path="M 0 0 L 21600 0 21600 21600 0 21600 0 0 Z N"/></draw:custom-shape><draw:frame draw:style-name="gr75" draw:text-style-name="P239" svg:width="1.5358in" svg:height="0.3157in" svg:x="5.911in" svg:y="5.5764in"><draw:text-box><text:p text:style-name="P238"><text:span text:style-name="T199"><text:s text:c="4"/></text:span><text:span text:style-name="T199">rs2Lcd</text:span></text:p></draw:text-box></draw:frame></draw:g><draw:g draw:style-name="gr2"><draw:custom-shape draw:style-name="gr76" draw:text-style-name="P237" svg:width="0.2748in" svg:height="0.1579in" svg:x="7.172in" svg:y="5.5764in"><text:p/><draw:enhanced-geometry svg:viewBox="0 0 21600 21600" draw:type="rectangle" draw:enhanced-path="M 0 0 L 21600 0 21600 21600 0 21600 0 0 Z N"/></draw:custom-shape><draw:custom-shape draw:style-name="gr77" draw:text-style-name="P244" svg:width="0.0831in" svg:height="0.0315in" svg:x="7.1311in" svg:y="5.6709in"><text:p/><draw:enhanced-geometry svg:viewBox="0 0 21600 21600" draw:type="rectangle" draw:enhanced-path="M 0 0 L 21600 0 21600 21600 0 21600 0 0 Z N"/></draw:custom-shape><draw:custom-shape draw:style-name="gr78" draw:text-style-name="P244" svg:width="0.0831in" svg:height="0.0323in" svg:x="7.1311in" svg:y="5.6075in"><text:p/><draw:enhanced-geometry svg:viewBox="0 0 21600 21600" draw:type="rectangle" draw:enhanced-path="M 0 0 L 21600 0 21600 21600 0 21600 0 0 Z N"/></draw:custom-shape></draw:g><draw:connector draw:style-name="gr79" draw:text-style-name="P237" xml:id="id16" draw:id="id16" draw:type="line" svg:x1="6.6984in" svg:y1="4.7492in" svg:x2="6.6965in" svg:y2="5.1417in" draw:start-shape="id7" draw:start-glue-point="2" svg:d="M17014 12063l-5 997" svg:viewBox="0 0 7 998"><text:p/></draw:connector><draw:connector draw:style-name="gr80" draw:text-style-name="P237" draw:type="line" svg:x1="6.6984in" svg:y1="5.5366in" svg:x2="6.6965in" svg:y2="5.1417in" draw:start-shape="id15" draw:start-glue-point="0" draw:end-shape="id16" draw:end-glue-point="3" svg:d="M17014 14063l-5-1003" svg:viewBox="0 0 7 1005"><text:p/></draw:connector></draw:g></text:p><text:p text:style-name="P110"><text:span text:style-name="T155">Diag.</text:span> <text:sequence text:ref-name="refDrawing0" text:name="Drawing" text:formula="ooow:Drawing+1" style:num-format="1">1</text:sequence>: Diagramma dei componenti – <text:span text:style-name="T129">Descrizione delle dipendenze dei moduli</text:span></text:p></draw:text-box><svg:title>Diagramma dei Componenti</svg:title><svg:desc>Descrizione delle dipendenze dei moduli</svg:desc></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Drawing"/>
      <text:p text:style-name="P36"/>
      <text:p text:style-name="P37">Legenda:</text:p>
      <text:p text:style-name="P36"><draw:g text:anchor-type="paragraph" draw:z-index="2" draw:style-name="gr81"><draw:connector draw:style-name="gr82" draw:text-style-name="P237" xml:id="id17" draw:id="id17" draw:type="line" svg:x1="0.0055in" svg:y1="0.2185in" svg:x2="0.4in" svg:y2="0.2185in" svg:d="M14 555h1002" svg:viewBox="0 0 1004 2"><text:p/></draw:connector><draw:connector draw:style-name="gr9" draw:text-style-name="P237" draw:type="line" svg:x1="0.4in" svg:y1="0.2185in" svg:x2="0.7945in" svg:y2="0.2185in" draw:start-shape="id17" draw:start-glue-point="3" svg:d="M1016 555h1002" svg:viewBox="0 0 1004 2"><text:p/></draw:connector><draw:connector draw:style-name="gr82" draw:text-style-name="P237" xml:id="id18" draw:id="id18" draw:type="line" svg:x1="0.0028in" svg:y1="0.6213in" svg:x2="0.3972in" svg:y2="0.6213in" svg:d="M7 1578h1002" svg:viewBox="0 0 1004 2"><text:p/></draw:connector><draw:connector draw:style-name="gr83" draw:text-style-name="P237" draw:type="line" svg:x1="0.3972in" svg:y1="0.6213in" svg:x2="0.7917in" svg:y2="0.6213in" draw:start-shape="id18" draw:start-glue-point="3" svg:d="M1009 1578h1002" svg:viewBox="0 0 1004 2"><text:p/></draw:connector><draw:connector draw:style-name="gr84" draw:text-style-name="P237" xml:id="id19" draw:id="id19" draw:type="line" svg:x1="0.0028in" svg:y1="1.015in" svg:x2="0.3972in" svg:y2="1.015in" svg:d="M7 2578h1002" svg:viewBox="0 0 1004 2"><text:p/></draw:connector><draw:connector draw:style-name="gr85" draw:text-style-name="P237" draw:type="line" svg:x1="0.3972in" svg:y1="1.015in" svg:x2="0.7917in" svg:y2="1.015in" draw:start-shape="id19" draw:start-glue-point="3" svg:d="M1009 2578h1002" svg:viewBox="0 0 1004 2"><text:p/></draw:connector><draw:frame draw:style-name="gr86" draw:text-style-name="P246" svg:width="4.5996in" svg:height="0.2106in" svg:x="1.1854in" svg:y="0.1366in"><draw:text-box><text:p text:style-name="P242"><text:span text:style-name="T202">Dipendenza indiretta – Puntatore a Tabella di Puntatori a Funzione</text:span></text:p></draw:text-box></draw:frame><draw:frame draw:style-name="gr87" draw:text-style-name="P246" svg:width="3.0661in" svg:height="0.2106in" svg:x="1.1854in" svg:y="0.5303in"><draw:text-box><text:p text:style-name="P242"><text:span text:style-name="T202">Dipendenza indiretta – Puntatore a Funzione</text:span></text:p></draw:text-box></draw:frame><draw:frame draw:style-name="gr88" draw:text-style-name="P246" svg:width="1.3988in" svg:height="0.2106in" svg:x="1.1854in" svg:y="0.924in"><draw:text-box><text:p text:style-name="P242"><text:span text:style-name="T202">Dipendenza diretta</text:span></text:p></draw:text-box></draw:frame></draw:g></text:p>
      <text:p text:style-name="P36"/>
      <text:p text:style-name="P36"/>
      <text:p text:style-name="P36"/>
      <text:h text:style-name="P159" text:outline-level="4"><text:bookmark-start text:name="__RefHeading___Toc1236_289744690"/><text:span text:style-name="T105">2.4.1.1 </text:span>Dipendenze Dirette e Indirette<text:bookmark-end text:name="__RefHeading___Toc1236_289744690"/></text:h>
      <text:p text:style-name="P24">Nella relazione di dipendenza tra due moduli si dice che il modulo A dipende dal Modulo B se A esegue <text:span text:style-name="T99">una </text:span>funzion<text:span text:style-name="T99">e</text:span> <text:span text:style-name="T99">X </text:span>del modulo B, <text:span text:style-name="T102">questo è il caso delle dipendenze dirette rappresentate da linee continue nel diagramma &lt;</text:span><text:span text:style-name="T102"><text:sequence-ref text:reference-format="text" text:ref-name="refDrawing0">Diag. 1: Diagramma dei componenti – Descrizione delle dipendenze dei moduli</text:sequence-ref></text:span><text:span text:style-name="T102">&gt;;</text:span> ci sono però situazioni in cui sebbene il modulo A esegua <text:span text:style-name="T99">una </text:span>fun<text:span text:style-name="T99">z</text:span>ion<text:span text:style-name="T99">e X</text:span> del modulo B i ruoli sono invertiti, questo accade quando la funzione <text:span text:style-name="T99">X </text:span>viene eseguita in modo anonimo tramite <text:span text:style-name="T99">un </text:span>puntator<text:span text:style-name="T99">e</text:span> <text:span text:style-name="T98">a</text:span> funzione o come si dice in altri contesti <text:span text:style-name="T100">(linguaggio C#, Java) tramite</text:span> funzione anonima o funzion<text:span text:style-name="T99">e</text:span> Lambda, <text:span text:style-name="T102">questo è il caso delle dipendenze indirette rappresentate da linee tratteggiate sempre nel diagramma &lt;</text:span><text:span text:style-name="T102"><text:sequence-ref text:reference-format="text" text:ref-name="refDrawing0">Diag. 1: Diagramma dei componenti – Descrizione delle dipendenze dei moduli</text:sequence-ref></text:span><text:span text:style-name="T102">&gt;; affinché una funzione X del modulo B venga eseguita in determinate situazioni il modulo B lo deve comunicare al Modulo A che, per esempio, <text:s/>è il modulo che fornisce questo “servizio”, a sua volta per permettere ciò il modulo A mette a disposizione una funzione di inizializzazione H la quale prevede come parametri anche ed in particolare il puntatore alla funzione X. Quindi come si vede, in questo caso, di fatto è il Modulo B che dipende dal modulo A dovendo chiamare la funzione di inizializzazione H del modulo A.</text:span></text:p>
      <text:p text:style-name="P43">Osservazione:</text:p>
      <text:p text:style-name="P44">Nelle dipendenze indirette la funzione <text:span text:style-name="T111">X del modulo B</text:span> da eseguire diventa parametro <text:span text:style-name="T111">della funzione di inizializzazione H del modulo A </text:span>e chi la esegue, <text:span text:style-name="T111">il modulo A, </text:span><text:s/>non ha il ruolo di dipendente ma di reggente; <text:span text:style-name="T112">concludendo, l'uso di puntatori a funzione ( o funzioni anonime, funzioni lambda) permette l'inversione dei ruoli nelle relazioni di dipendenza tra moduli e questo è un aspetto molto usato per lo sviluppo di codice modulare.</text:span></text:p>
      <text:p text:style-name="P47">Nota 1:</text:p>
      <text:p text:style-name="P48">Nel caso specifico del presente <text:alphabetical-index-mark text:string-value="firmware"/><text:alphabetical-index-mark text:string-value="firmware"/><text:alphabetical-index-mark text:string-value="firmware"/><text:alphabetical-index-mark text:string-value="firmware"/>firmware la fase di inizializzazione del “servizio” <text:span text:style-name="T101">viene eseguita a design time inserendo direttamente il puntatore alla funzione X in un apposito array quindi senza la chiamata della funzione di inizializzazione H; gli array di cui si è appena fatta menzione sono definiti nei file Tbl; <text:s/>è stata scelta questa impostazione per ottimizzare il codice.</text:span></text:p>
      <text:p text:style-name="P25">I servizi <text:span text:style-name="T103">o dipendenze indirette presenti nel </text:span><text:alphabetical-index-mark text:string-value="firmware"/><text:alphabetical-index-mark text:string-value="firmware"/><text:alphabetical-index-mark text:string-value="firmware"/><text:alphabetical-index-mark text:string-value="firmware"/><text:span text:style-name="T103">firmware sono:</text:span></text:p>
      <text:list xml:id="list5530040949199399454" text:style-name="L14">
        <text:list-item>
          <text:p text:style-name="P197"><text:span text:style-name="T14">Init</text:span><text:span text:style-name="T101">: funzione che viene eseguita alla partenza del micro prima che inizi il loop;</text:span></text:p>
        </text:list-item>
        <text:list-item>
          <text:p text:style-name="P197"><text:span text:style-name="T14">Timer / Event Action</text:span><text:span text:style-name="T101">: funzione che viene eseguita allo scadere della variabile timer ad esso associata;</text:span></text:p>
        </text:list-item>
        <text:list-item>
          <text:p text:style-name="P197"><text:span text:style-name="T14">EventSupply / Controllo</text:span><text:span text:style-name="T101">: funzione eseguita ad ogni ciclo di loop che ha il compito di controllare il verificarsi di specifici eventi come ad esempio la pressione di un tasto oppure la ricezione di messaggi provenienti dalla seriale;</text:span></text:p>
        </text:list-item>
        <text:list-item>
          <text:p text:style-name="P197"><text:span text:style-name="T14">EventPtrTable</text:span><text:span text:style-name="T101">: Array statici di puntatori a tabelle di funzione i cui elementi non possono essere cambiati run time; contengono le tabelle che a loro volta contengono le funzioni disposte in base alla codifica degli eventi vengono eseguite al verificarsi di eventi segnalati dalle funzioni di cui al punto precedente;</text:span></text:p>
        </text:list-item>
        <text:list-item>
          <text:p text:style-name="P197"><text:soft-page-break/><text:span text:style-name="T14">EventTable</text:span><text:span text:style-name="T101">: Array dinamici di puntatori a tabelle di funzioni contenuti nella tabella di cui al punto precedente; i suoi elementi possono essere cambiati durante l'esecuzione (run time) e contengono i puntatori è il caso delle tabelle eventi dei componenti interfaccia.</text:span></text:p>
        </text:list-item>
      </text:list>
      <text:p text:style-name="P43">Nota <text:span text:style-name="T117">2</text:span>:</text:p>
      <text:p text:style-name="P43">I due ultimi servizi potrebbero essere inglobati in uno unico, il sottoscritto però ha avuto problemi nel farlo. E' un aspetto da approfondire per semplificare il codice e ottimizzarlo ulteriormente.</text:p>
      <text:p text:style-name="P63">Nel diagramma dei componenti le dipendenze indirette vengono rappresentate dal simbolo del lecca-lecca <text:span text:style-name="T190">(lollypop) </text:span>tratteggiato, <text:span text:style-name="T98">accanto al punto di aggancio è riportato il nome del tipo di funzione da eseguire</text:span></text:p>
      <text:h text:style-name="P149" text:outline-level="4"><text:bookmark-start text:name="__RefHeading___Toc1238_289744690"/>2.4.1.2 Fasi nello sviluppo del codice<text:bookmark-end text:name="__RefHeading___Toc1238_289744690"/></text:h>
      <text:p text:style-name="P26">Nella realizzazione di un codice modulare ci sono due fasi:</text:p>
      <text:list xml:id="list5976703981234175062" text:style-name="L15">
        <text:list-item>
          <text:p text:style-name="P198"><text:span text:style-name="T15">Fase I</text:span><text:span text:style-name="T114">: implementazione dei moduli; si concretizza nella scrittura dei file con il nome dei moduli ad eccezione dei file Tlb;</text:span></text:p>
        </text:list-item>
        <text:list-item>
          <text:p text:style-name="P198"><text:span text:style-name="T15">Fase II</text:span><text:span text:style-name="T114">: assemblaggio dei moduli; i moduli devono essere messi insieme, praticamente questo avviene nei file Tbl. Nel caso specifico del presente </text:span><text:alphabetical-index-mark text:string-value="firmware"/><text:alphabetical-index-mark text:string-value="firmware"/><text:alphabetical-index-mark text:string-value="firmware"/><text:alphabetical-index-mark text:string-value="firmware"/><text:span text:style-name="T114">firmware l'assemblaggio dei moduli avviene a </text:span><text:span text:style-name="T93">design-time</text:span><text:span text:style-name="T114">, appunto scrivendo i file Tlb; si è scelta questa impostazione nell'ottica dell'ottimizzazione del codice tuttavia a seconda dei casi e delle esigenze può essere provata anche la via del </text:span><text:span text:style-name="T93">run-time</text:span><text:span text:style-name="T114">;</text:span></text:p>
        </text:list-item>
      </text:list>
      <text:h text:style-name="P150" text:outline-level="4"><text:bookmark-start text:name="__RefHeading___Toc2209_854820432"/>2.4.1.3 Diagramma e Codice<text:bookmark-end text:name="__RefHeading___Toc2209_854820432"/></text:h>
      <text:p text:style-name="P54">Il diagramma fornisce le seguenti informazioni esplicite ovvero direttamente legate al codice:</text:p>
      <text:list xml:id="list6202797022228158089" text:style-name="L16">
        <text:list-item>
          <text:p text:style-name="P199">i moduli nelle dipendenze indirette che hanno il <text:s/>ruolo di dipendente implementeranno funzioni di init , timer, controllo, oppure tabelle eventi </text:p>
        </text:list-item>
      </text:list>
      <text:p text:style-name="P52">Il diagramma fornisce le seguenti informazioni implicite: </text:p>
      <text:list xml:id="list7876684753323522310" text:style-name="L17">
        <text:list-item>
          <text:p text:style-name="P200"><text:span text:style-name="T117">in base alla </text:span><text:span text:style-name="T68">nota 1 </text:span><text:span text:style-name="T117">del paragrafo precedente; i moduli nelle dipendenze indirette che forniscono il servizio e che quindi hanno il ruolo di reggenti saranno caratterizzati da un file con postfisso Tlb, questo file verrà implementato nella fase di assemblaggio dei moduli.</text:span></text:p>
        </text:list-item>
      </text:list>
      <text:p text:style-name="P38">Esempi:</text:p>
      <text:p text:style-name="P38">Modulo “rs2Buttons”</text:p>
      <text:p text:style-name="P45">il modulo implementa funzion<text:span text:style-name="T115">i</text:span> d<text:span text:style-name="T115">elle seguenti tipologie:</text:span></text:p>
      <text:list xml:id="list5238347953154899340" text:style-name="L18">
        <text:list-item>
          <text:p text:style-name="P166">Init</text:p>
        </text:list-item>
        <text:list-item>
          <text:p text:style-name="P168"><text:span text:style-name="T16">Timer</text:span><text:span text:style-name="T56">: funzione che contiene l'implementazione della macchina a stati relativa alla lettura dello stato dei tasti</text:span></text:p>
        </text:list-item>
        <text:list-item>
          <text:p text:style-name="P201"><text:span text:style-name="T63">EventSupply / </text:span><text:span text:style-name="T64">Controllo</text:span><text:span text:style-name="T74">: nel caso specifico del presente </text:span><text:alphabetical-index-mark text:string-value="firmware"/><text:alphabetical-index-mark text:string-value="firmware"/><text:alphabetical-index-mark text:string-value="firmware"/><text:alphabetical-index-mark text:string-value="firmware"/><text:span text:style-name="T74">firmware questa funzione verrà </text:span><text:soft-page-break/><text:span text:style-name="T74">inserita, nella fase di assemblaggio , nella matrice dei processi e accoppiata con la tabella degli eventi dei moduli interfaccia; si evidenzia che la tabella degli eventi a cui è associata può cambiare nel corso dell'esecuzione del fw ed essere a seconda delle situazioni quella del modulo uiPage, uiLbox o del mdoulo uiPar</text:span></text:p>
        </text:list-item>
      </text:list>
      <text:p text:style-name="P39">Modulo “krTimer”</text:p>
      <text:p text:style-name="P46">Il modulo usufruisce di alcuni servizi <text:span text:style-name="T116">(Init, Controllo, Update) </text:span>ma fornisce anche un servizio <text:span text:style-name="T116">(timer di sistema)</text:span> quindi <text:span text:style-name="T192">può assumere sia</text:span> un ruolo di dipendente sia di reggente nelle relazioni di dipendenza indiretta.</text:p>
      <text:p text:style-name="P46">Il modulo nelle relazioni di dipendenza indiretta con ruolo di “dipendente” implementa i seguenti tipi di funzioni</text:p>
      <text:list xml:id="list1841199642311733344" text:style-name="L19">
        <text:list-item>
          <text:p text:style-name="P167">Init</text:p>
        </text:list-item>
        <text:list-item>
          <text:p text:style-name="P169"><text:span text:style-name="T18">EventSupply / </text:span><text:span text:style-name="T9">C</text:span><text:span text:style-name="T17">ontrollo</text:span></text:p>
        </text:list-item>
        <text:list-item>
          <text:p text:style-name="P169"><text:span text:style-name="T9">Update</text:span>:<text:span text:style-name="T107"> necessaria per gestire il decremento dei timer all'interno delle routine di interrupt</text:span></text:p>
        </text:list-item>
      </text:list>
      <text:p text:style-name="P46">Il modulo, nel ruolo di “reggente”, nella relazione di dipendenza indiretta è caratterizzata dal seguente file:</text:p>
      <text:list xml:id="list2152669891847628914" text:style-name="L20">
        <text:list-item>
          <text:p text:style-name="P202"><text:span text:style-name="T66">file </text:span><text:span text:style-name="T67">con postfisso </text:span><text:span text:style-name="T60">Tlb</text:span><text:span text:style-name="T66">: </text:span><text:span text:style-name="T67">in questo file </text:span><text:span text:style-name="T66">è </text:span><text:span text:style-name="T67">implementato</text:span><text:span text:style-name="T66"> l'array delle funzioni Evento Timer; notare che ad ogni funzione è associ</text:span><text:span text:style-name="T67">ato </text:span><text:span text:style-name="T66">una variabile timer è </text:span><text:span text:style-name="T67">associato un array delle variabili timer</text:span></text:p>
        </text:list-item>
      </text:list>
      <text:p text:style-name="P53"><text:span text:style-name="T113">Il presente diagramma essendo un diagramma statico non entra nei dettagli di come siano implementate le funzioni di cui dichiara l'esistenza, per questi aspetti ci si deve rivolgere principalmente a tre diagrammi: </text:span><text:span text:style-name="T106"><text:s/>il diagramma delle sequenze, diagramma della macchina a stati, diagramma delle attività; </text:span>nella presente documentazione si farà uso più avanti <text:span text:style-name="T164">solo </text:span>dei primi due diagrammi, <text:span text:style-name="T168">vedere paragrafo &lt;</text:span><text:span text:style-name="T168"><text:bookmark-ref text:reference-format="text" text:ref-name="__RefHeading___Toc1262_289744690">2.5 Flusso di esecuzione del codice</text:bookmark-ref></text:span><text:span text:style-name="T168">&gt;.</text:span></text:p>
      <text:h text:style-name="Heading_20_4" text:outline-level="4"><text:bookmark-start text:name="__RefHeading___Toc2971_2001445726"/><text:span text:style-name="T165">2.4.1.4 T</text:span>abelle di aggregazione dei <text:span text:style-name="T165">Moduli</text:span> <text:bookmark-end text:name="__RefHeading___Toc2971_2001445726"/></text:h>
      <text:p text:style-name="P84">Le tabelle di aggregazione dei moduli sono presenti nei file con postfisso “Tlb”, i moduli del kernel forniscono le seguenti tabelle (o anche “servizi”) di aggregazione:</text:p>
      <text:list xml:id="list7621885509091166648" text:style-name="L21">
        <text:list-item>
          <text:p text:style-name="P203"><text:span text:style-name="T34">Tabella </text:span><text:span text:style-name="T33">Init</text:span><text:span text:style-name="T167">: è un semplice array tuttavia è importante tener presente che l'ordine di inserimento delle funzioni è anche quello di esecuzione quindi si deve stabilire a priori l'ordine di inserimento delle funzioni di init;</text:span></text:p>
        </text:list-item>
        <text:list-item>
          <text:p text:style-name="P204"><text:span text:style-name="T34">Tabella </text:span><text:span text:style-name="T33">Timer</text:span><text:span text:style-name="T167">: è un semplice array di puntatori a funzione; tuttavia la posizione di questi puntatori all'interno della tabella deve corrispondere a quella delle variabili timer ad essi associate presenti nell'array dei Timer; di seguito vedere riquadri &lt;</text:span><text:span text:style-name="T167"><text:sequence-ref text:reference-format="text" text:ref-name="refText0">Codice 1: Tabella EventTimer – dal file “krTimerTbl.c”</text:sequence-ref></text:span><text:span text:style-name="T167">&gt; e &lt;</text:span><text:span text:style-name="T167"><text:sequence-ref text:reference-format="text" text:ref-name="refText1">Codice 2: Definizione Identificativi delle variabili Timer – dal file “krTimerGlo.h”</text:sequence-ref></text:span><text:span text:style-name="T167">&gt; in cui sono riportate rispettivamente la tabella degli eventi timer e la definizione degli identificativi delle variabili timer;</text:span></text:p>
        </text:list-item>
        <text:list-item>
          <text:p text:style-name="P205"><text:soft-page-break/><text:span text:style-name="T34">Tabella/</text:span><text:span text:style-name="T35">Matrice</text:span><text:span text:style-name="T34"> dei Processi</text:span><text:span text:style-name="T166">: ogni riga di questa matrice rappresenta un processo, eseguito ad ognio ciclo di loop, in cui è presente una funzione generatore di evento e la sua corrispettiva funzione consumatore evento (più precisamente è una tabella di funzioni il cui ordine rappresenta la codifica dell'evento); per maggiori dettagli vedere il paragrafo &lt;</text:span><text:span text:style-name="T166"><text:bookmark-ref text:reference-format="text" text:ref-name="__RefHeading___Toc10755_2141414465">2.5.1.1 Schema Produttore/Consumatore</text:bookmark-ref></text:span><text:span text:style-name="T166">&gt; e relativo riquadro &lt;</text:span><text:span text:style-name="T166"><text:sequence-ref text:reference-format="text" text:ref-name="refText5">Codice 6: Matrice dei processi – dal file “krProcessTbl.c”</text:sequence-ref></text:span><text:span text:style-name="T166">&gt;</text:span></text:p>
        </text:list-item>
      </text:list>
      <text:p text:style-name="P51">Osservazione:</text:p>
      <text:p text:style-name="P45">Alcune caratteristiche dei moduli a livello globale possono essere dedotte dal diagramma e sono le seguenti:</text:p>
      <text:list xml:id="list3464960164062293732" text:style-name="L22">
        <text:list-item>
          <text:p text:style-name="P170">i moduli kernel non dipendono da nessun altro modulo, <text:span text:style-name="T107">e rappresentano la radice delle dipenendenze, tutti i moduli dipendono dai moduli kernel</text:span></text:p>
        </text:list-item>
        <text:list-item>
          <text:p text:style-name="P170">i moduli funzionali e quelli dell'interfaccia utente sono tra loro indipendenti</text:p>
        </text:list-item>
        <text:list-item>
          <text:p text:style-name="P170">i<text:span text:style-name="T194">l</text:span> modul<text:span text:style-name="T194">o</text:span> rs2Buttons e i moduli interfaccia sono <text:span text:style-name="T168">tra loro</text:span> indipendenti ma comunicano att<text:span text:style-name="T107">r</text:span>averso lo scambio di messaggi rappresentati da eventi; <text:span text:style-name="T168">questo scambio è permesso dall'accoppiamento tra la funzione di generazione degli eventi da tasti (modulo “rs2Buttons”) con le tabelle eventi dei moduli interfaccia (moduli “ui”)</text:span></text:p>
        </text:list-item>
        <text:list-item>
          <text:p text:style-name="P171">i moduli che usufruiscono di “servizi” devono definire appropriate funzioni e/o tabelle di funzioni .</text:p>
        </text:list-item>
      </text:list>
      <text:p text:style-name="P23"/>
      <text:p text:style-name="P102"/>
      <text:p text:style-name="P102"><draw:frame draw:style-name="fr2" draw:name="Frame15" text:anchor-type="paragraph" svg:x="-0.0598in" svg:y="0.0098in" svg:width="5.6173in" draw:z-index="29"><draw:text-box fo:min-height="1.0299in"><text:p text:style-name="P113"><draw:custom-shape text:anchor-type="paragraph" draw:z-index="30" draw:style-name="gr301" draw:text-style-name="P247" svg:width="5.6059in" svg:height="1.0185in" svg:x="0.0055in" svg:y="0in"><text:p/><draw:enhanced-geometry svg:viewBox="0 0 21600 21600" draw:type="rectangle" draw:enhanced-path="M 0 0 L 21600 0 21600 21600 0 21600 0 0 Z N"/></draw:custom-shape><text:span text:style-name="T176">Codice</text:span> <text:sequence text:ref-name="refText0" text:name="Text" text:formula="ooow:Text+1" style:num-format="1">1</text:sequence>: Tabella EventTimer – dal file “krTimerTbl.c”</text:p></draw:text-box></draw:frame></text:p>
      <text:p text:style-name="P102"/>
      <text:p text:style-name="P104">_ROM EventTableDef EventTimer[TMR_NUMBER] = {</text:p>
      <text:p text:style-name="P104"><text:s text:c="33"/>TestTmrSecond, <text:s text:c="3"/>// TMR_SECOND <text:s text:c="7"/>0 <text:s/>// <text:s/>modulo Test <text:s text:c="5"/></text:p>
      <text:p text:style-name="P104"><text:s text:c="33"/>TestTmrGLCD, <text:s text:c="5"/>// TMR_TEST_GLCD <text:s text:c="4"/>1 <text:s/>// <text:s/>modulo Test <text:s text:c="5"/></text:p>
      <text:p text:style-name="P104"><text:s text:c="33"/>EventNull, <text:s text:c="7"/>// TMR_TOUCH <text:s text:c="8"/>2 <text:s/>// <text:s/>modulo Touch <text:s text:c="4"/></text:p>
      <text:p text:style-name="P104"><text:s text:c="33"/>EventNull, <text:s text:c="7"/>// TMR_LCD_INIT <text:s text:c="5"/>3 <text:s/>// <text:s/>non fare niente <text:s/></text:p>
      <text:p text:style-name="P104"><text:s text:c="33"/>ButtonsTimer, <text:s text:c="4"/>// TMR_BUTTONS <text:s text:c="6"/>4 <text:s/>// <text:s/>modulo Buttons <text:s text:c="2"/></text:p>
      <text:p text:style-name="P104"><text:s text:c="33"/>uiParTimer, <text:s text:c="6"/>// TMR_UI_PAR <text:s text:c="7"/>5 <text:s/>// <text:s/>modulo Parameter </text:p>
      <text:p text:style-name="P104"><text:s text:c="33"/>uiLboxTimer <text:s text:c="6"/>// TMR_UI_LBOX <text:s text:c="6"/>6 <text:s/>// <text:s/>modulo ListBox <text:s text:c="2"/></text:p>
      <text:p text:style-name="P105">}; <text:s text:c="48"/>// TMR_NUMBER <text:s text:c="7"/>7</text:p>
      <text:p text:style-name="P105"/>
      <text:p text:style-name="P105"/>
      <text:p text:style-name="P105"/>
      <text:p text:style-name="P23"/>
      <text:p text:style-name="P23"/>
      <text:p text:style-name="P23"><draw:frame draw:style-name="fr2" draw:name="Frame16" text:anchor-type="paragraph" svg:x="-0.0799in" svg:y="0.1799in" svg:width="5.5807in" draw:z-index="23"><draw:text-box fo:min-height="0.95in"><text:p text:style-name="P114"><draw:custom-shape text:anchor-type="paragraph" draw:z-index="24" draw:style-name="gr272" draw:text-style-name="P269" svg:width="5.5689in" svg:height="0.9386in" svg:x="0.0055in" svg:y="0in"><text:p/><draw:enhanced-geometry svg:viewBox="0 0 21600 21600" draw:mirror-horizontal="false" draw:mirror-vertical="false" draw:type="rectangle" draw:enhanced-path="M 0 0 L 21600 0 21600 21600 0 21600 0 0 Z N"/></draw:custom-shape><text:span text:style-name="T40">Codice</text:span><text:span text:style-name="T9"> </text:span><text:span text:style-name="T9"><text:sequence text:ref-name="refText1" text:name="Text" text:formula="ooow:Text+1" style:num-format="1">2</text:sequence></text:span><text:span text:style-name="T9">: Definizione </text:span><text:span text:style-name="T39">Identificativi delle variabili</text:span><text:span text:style-name="T9"> Timer – </text:span><text:span text:style-name="T39">dal file “krTimerGlo.h”</text:span></text:p></draw:text-box></draw:frame></text:p>
      <text:p text:style-name="P102">#define TMR_SECOND <text:s text:c="5"/>0 <text:s/>// <text:s/>modulo Test <text:s/></text:p>
      <text:p text:style-name="P102">#define TMR_TEST_GLCD <text:s text:c="2"/>1 <text:s/>// <text:s/>modulo Test </text:p>
      <text:p text:style-name="P102">#define TMR_TOUCH <text:s text:c="6"/>2 <text:s/>// <text:s/>modulo Touch</text:p>
      <text:p text:style-name="P102">#define TMR_LCD_INIT <text:s text:c="3"/>3 <text:s/>// <text:s/>non fare niente</text:p>
      <text:p text:style-name="P102">#define TMR_BUTTONS <text:s text:c="4"/>4 <text:s/>// <text:s/>modulo Buttons</text:p>
      <text:p text:style-name="P102">#define TMR_UI_PAR <text:s text:c="5"/>5 <text:s/>// <text:s/>modulo Parameter</text:p>
      <text:p text:style-name="P102">#define TMR_UI_LBOX <text:s text:c="4"/>6 <text:s/>// <text:s/>modulo ListBox</text:p>
      <text:p text:style-name="P102">#define TMR_NUMBER <text:s text:c="5"/>7</text:p>
      <text:p text:style-name="P102"/>
      <text:h text:style-name="P146" text:outline-level="3"><text:bookmark-start text:name="__RefHeading___Toc1242_289744690"/>2.4.2 Diagramma delle classi - Strutture e gerarchia dei moduli “ui”<text:bookmark-end text:name="__RefHeading___Toc1242_289744690"/></text:h>
      <text:p text:style-name="P27"><draw:frame draw:style-name="fr3" draw:name="Frame3" text:anchor-type="paragraph" svg:x="0.0008in" svg:y="0.1354in" svg:width="7.1736in" draw:z-index="9"><draw:text-box fo:min-height="8.4374in"><text:p text:style-name="Drawing"><draw:g text:anchor-type="paragraph" draw:z-index="10" draw:style-name="gr1"><draw:frame draw:style-name="gr92" draw:text-style-name="P249" svg:width="0.7323in" svg:height="0.2106in" svg:x="2.7681in" svg:y="0.972in"><draw:text-box><text:p text:style-name="P242"><text:span text:style-name="T203">InitCold</text:span></text:p></draw:text-box></draw:frame><draw:frame draw:style-name="gr93" draw:text-style-name="P249" svg:width="0.8657in" svg:height="0.2106in" svg:x="2.7701in" svg:y="1.3972in"><draw:text-box><text:p text:style-name="P242"><text:span text:style-name="T203">Visualizza</text:span></text:p></draw:text-box></draw:frame><draw:frame draw:style-name="gr94" draw:text-style-name="P249" svg:width="0.7988in" svg:height="0.2106in" svg:x="2.761in" svg:y="1.1846in"><draw:text-box><text:p text:style-name="P242"><text:span text:style-name="T203">InitLight</text:span></text:p></draw:text-box></draw:frame><draw:frame draw:style-name="gr95" draw:text-style-name="P249" svg:width="0.7323in" svg:height="0.2106in" svg:x="2.7661in" svg:y="2.0346in"><draw:text-box><text:p text:style-name="P242"><text:span text:style-name="T203">Deselect</text:span></text:p></draw:text-box></draw:frame><draw:frame draw:style-name="gr96" draw:text-style-name="P249" svg:width="0.5988in" svg:height="0.2106in" svg:x="2.7638in" svg:y="1.822in"><draw:text-box><text:p text:style-name="P242"><text:span text:style-name="T203">Select</text:span></text:p></draw:text-box></draw:frame><draw:frame draw:style-name="gr97" draw:text-style-name="P249" svg:width="0.6657in" svg:height="0.2106in" svg:x="2.7591in" svg:y="1.6098in"><draw:text-box><text:p text:style-name="P242"><text:span text:style-name="T203">EventOn</text:span></text:p></draw:text-box></draw:frame><draw:custom-shape draw:style-name="gr98" draw:text-style-name="P237" xml:id="id20" draw:id="id20" svg:width="1.5823in" svg:height="2.3232in" svg:x="2.7591in" svg:y="0in"><text:p/><draw:enhanced-geometry svg:viewBox="0 0 21600 21600" draw:mirror-horizontal="false" draw:mirror-vertical="false" draw:type="rectangle" draw:enhanced-path="M 0 0 L 21600 0 21600 21600 0 21600 0 0 Z N"/></draw:custom-shape><draw:line draw:style-name="gr99" draw:text-style-name="P237" svg:x1="2.7665in" svg:y1="0.3937in" svg:x2="4.3413in" svg:y2="0.3937in"><text:p/></draw:line><draw:frame draw:style-name="gr100" draw:text-style-name="P250" svg:width="0.7988in" svg:height="0.2661in" svg:x="3.1512in" svg:y="0.1575in"><draw:text-box><text:p text:style-name="P242"><text:span text:style-name="T204">uiBase</text:span></text:p></draw:text-box></draw:frame><draw:frame draw:style-name="gr101" draw:text-style-name="P246" svg:width="0.8657in" svg:height="0.2106in" svg:x="3.1209in" svg:y="0in"><draw:text-box><text:p text:style-name="P242"><text:span text:style-name="T202">{abstract}</text:span></text:p></draw:text-box></draw:frame><draw:line draw:style-name="gr102" draw:text-style-name="P237" svg:x1="2.7665in" svg:y1="0.5713in" svg:x2="4.3413in" svg:y2="0.5713in"><text:p/></draw:line><draw:connector draw:style-name="gr103" draw:text-style-name="P241" draw:line-skew="-0.2024in" svg:x1="0.6327in" svg:y1="4.3307in" svg:x2="3.55in" svg:y2="2.3228in" draw:end-shape="id20" draw:end-glue-point="2" svg:d="M1607 11000v-2808h7410v-2292" svg:viewBox="0 0 7412 5101"><text:p/></draw:connector><draw:connector draw:style-name="gr104" draw:text-style-name="P241" draw:line-skew="-0.2024in" svg:x1="2.602in" svg:y1="4.3307in" svg:x2="3.55in" svg:y2="2.3228in" draw:end-shape="id20" draw:end-glue-point="2" svg:d="M6609 11000v-2808h2408v-2292" svg:viewBox="0 0 2409 5101"><text:p/></draw:connector><draw:connector draw:style-name="gr105" draw:text-style-name="P241" draw:line-skew="-0.2004in" svg:x1="4.5638in" svg:y1="4.3307in" svg:x2="3.55in" svg:y2="2.3228in" draw:end-shape="id20" draw:end-glue-point="2" svg:d="M11592 11000v-2803h-2575v-2297" svg:viewBox="0 0 2577 5101"><text:p/></draw:connector><draw:connector draw:style-name="gr106" draw:text-style-name="P251" draw:line-skew="-0.0787in" svg:x1="6.5398in" svg:y1="4.328in" svg:x2="3.55in" svg:y2="2.3228in" draw:start-shape="id21" draw:end-shape="id20" draw:end-glue-point="2" svg:d="M16611 10993v-2749h-7594v-2344" svg:viewBox="0 0 7595 5094"><text:p/></draw:connector><draw:frame draw:style-name="gr107" draw:text-style-name="P252" svg:width="1.3394in" svg:height="0.2106in" svg:x="2.7591in" svg:y="0.6134in"><draw:text-box><text:p text:style-name="P242"><text:span text:style-name="T202">(Ptr Base)</text:span></text:p></draw:text-box></draw:frame><draw:line draw:style-name="gr108" draw:text-style-name="P237" svg:x1="2.7665in" svg:y1="0.9055in" svg:x2="4.3413in" svg:y2="0.9055in"><text:p/></draw:line><draw:g draw:style-name="gr2" xml:id="id21" draw:id="id21"><draw:custom-shape draw:style-name="gr109" draw:text-style-name="P237" svg:width="1.1807in" svg:height="1.9689in" svg:x="5.9102in" svg:y="4.328in"><text:p/><draw:enhanced-geometry svg:viewBox="0 0 21600 21600" draw:type="rectangle" draw:enhanced-path="M 0 0 L 21600 0 21600 21600 0 21600 0 0 Z N"/></draw:custom-shape><draw:frame draw:style-name="gr110" draw:text-style-name="P253" svg:width="0.6988in" svg:height="0.2661in" svg:x="6.1602in" svg:y="4.3772in"><draw:text-box><text:p text:style-name="P242"><text:span text:style-name="T204">uiVar</text:span></text:p></draw:text-box></draw:frame><draw:line draw:style-name="gr111" draw:text-style-name="P237" svg:x1="5.9236in" svg:y1="4.8004in" svg:x2="7.0909in" svg:y2="4.8004in"><text:p/></draw:line><draw:frame draw:style-name="gr112" draw:text-style-name="P254" svg:width="0.7969in" svg:height="0.2394in" svg:x="5.9118in" svg:y="5.2634in"><draw:text-box><text:p text:style-name="P242"><text:span text:style-name="T205">Label</text:span></text:p></draw:text-box></draw:frame><draw:frame draw:style-name="gr113" draw:text-style-name="P254" svg:width="0.7988in" svg:height="0.2394in" svg:x="5.9118in" svg:y="5.4626in"><draw:text-box><text:p text:style-name="P242"><text:span text:style-name="T205">Ptr Value</text:span></text:p></draw:text-box></draw:frame><draw:line draw:style-name="gr114" draw:text-style-name="P237" svg:x1="5.9236in" svg:y1="4.6429in" svg:x2="7.0909in" svg:y2="4.6429in"><text:p/></draw:line><draw:frame draw:style-name="gr115" draw:text-style-name="P254" svg:width="0.8559in" svg:height="0.2394in" svg:x="5.911in" svg:y="5.661in"><draw:text-box><text:p text:style-name="P242"><text:span text:style-name="T205">Size of</text:span></text:p></draw:text-box></draw:frame><draw:frame draw:style-name="gr116" draw:text-style-name="P254" svg:width="0.8594in" svg:height="0.2394in" svg:x="5.9091in" svg:y="5.861in"><draw:text-box><text:p text:style-name="P242"><text:span text:style-name="T205">Flag 1</text:span></text:p></draw:text-box></draw:frame><draw:frame draw:style-name="gr117" draw:text-style-name="P254" svg:width="0.5988in" svg:height="0.2394in" svg:x="5.9102in" svg:y="6.0602in"><draw:text-box><text:p text:style-name="P242"><text:span text:style-name="T205">Flag 2</text:span></text:p></draw:text-box></draw:frame><draw:frame draw:style-name="gr118" draw:text-style-name="P255" svg:width="1.2598in" svg:height="0.2106in" svg:x="5.9102in" svg:y="4.8791in"><draw:text-box><text:p text:style-name="P242"><text:span text:style-name="T206">Ptr static Inst</text:span></text:p></draw:text-box></draw:frame><draw:frame draw:style-name="gr119" draw:text-style-name="P256" svg:width="0.8657in" svg:height="0.2394in" svg:x="5.9091in" svg:y="5.0634in"><draw:text-box><text:p text:style-name="P242"><text:span text:style-name="T207">Coordinate</text:span></text:p></draw:text-box></draw:frame></draw:g><draw:g draw:style-name="gr2"><draw:custom-shape draw:style-name="gr120" draw:text-style-name="P237" svg:width="1.1815in" svg:height="4.0949in" svg:x="3.9402in" svg:y="4.3307in"><text:p/><draw:enhanced-geometry svg:viewBox="0 0 21600 21600" draw:type="rectangle" draw:enhanced-path="M 0 0 L 21600 0 21600 21600 0 21600 0 0 Z N"/></draw:custom-shape><draw:frame draw:style-name="gr121" draw:text-style-name="P253" svg:width="0.6988in" svg:height="0.2661in" svg:x="4.1902in" svg:y="4.3799in"><draw:text-box><text:p text:style-name="P242"><text:span text:style-name="T204">uiPar</text:span></text:p></draw:text-box></draw:frame><draw:line draw:style-name="gr122" draw:text-style-name="P237" svg:x1="3.9547in" svg:y1="4.8031in" svg:x2="5.122in" svg:y2="4.8031in"><text:p/></draw:line><draw:frame draw:style-name="gr123" draw:text-style-name="P254" svg:width="1.1425in" svg:height="0.2394in" svg:x="3.9346in" svg:y="5.6583in"><draw:text-box><text:p text:style-name="P242"><text:span text:style-name="T205">Default value</text:span></text:p></draw:text-box></draw:frame><draw:frame draw:style-name="gr124" draw:text-style-name="P254" svg:width="0.615in" svg:height="0.2394in" svg:x="3.9425in" svg:y="5.261in"><draw:text-box><text:p text:style-name="P242"><text:span text:style-name="T205">Label</text:span></text:p></draw:text-box></draw:frame><draw:line draw:style-name="gr125" draw:text-style-name="P237" svg:x1="3.9547in" svg:y1="4.6457in" svg:x2="5.122in" svg:y2="4.6457in"><text:p/></draw:line><draw:frame draw:style-name="gr126" draw:text-style-name="P254" svg:width="0.948in" svg:height="0.2394in" svg:x="3.9382in" svg:y="5.8571in"><draw:text-box><text:p text:style-name="P242"><text:span text:style-name="T205">Min value</text:span></text:p></draw:text-box></draw:frame><draw:frame draw:style-name="gr127" draw:text-style-name="P254" svg:width="0.9476in" svg:height="0.2394in" svg:x="3.9366in" svg:y="6.0547in"><draw:text-box><text:p text:style-name="P242"><text:span text:style-name="T205">Max value</text:span></text:p></draw:text-box></draw:frame><draw:frame draw:style-name="gr128" draw:text-style-name="P254" svg:width="0.948in" svg:height="0.2394in" svg:x="3.9327in" svg:y="5.4598in"><draw:text-box><text:p text:style-name="P242"><text:span text:style-name="T205">Ptr Value</text:span></text:p></draw:text-box></draw:frame><draw:frame draw:style-name="gr129" draw:text-style-name="P254" svg:width="0.9476in" svg:height="0.2394in" svg:x="3.9311in" svg:y="6.2543in"><draw:text-box><text:p text:style-name="P242"><text:span text:style-name="T205">Size of</text:span></text:p></draw:text-box></draw:frame><draw:frame draw:style-name="gr130" draw:text-style-name="P254" svg:width="0.6303in" svg:height="0.2394in" svg:x="3.9291in" svg:y="6.452in"><draw:text-box><text:p text:style-name="P242"><text:span text:style-name="T205">Flag 1</text:span></text:p></draw:text-box></draw:frame><draw:frame draw:style-name="gr131" draw:text-style-name="P254" svg:width="0.6303in" svg:height="0.2394in" svg:x="3.9272in" svg:y="6.6508in"><draw:text-box><text:p text:style-name="P242"><text:span text:style-name="T205">Flag 2</text:span></text:p></draw:text-box></draw:frame><draw:frame draw:style-name="gr132" draw:text-style-name="P255" svg:width="1.2598in" svg:height="0.2106in" svg:x="3.9402in" svg:y="4.8791in"><draw:text-box><text:p text:style-name="P242"><text:span text:style-name="T206">Ptr static Inst</text:span></text:p></draw:text-box></draw:frame><draw:frame draw:style-name="gr133" draw:text-style-name="P256" svg:width="0.8657in" svg:height="0.2394in" svg:x="3.9445in" svg:y="5.0626in"><draw:text-box><text:p text:style-name="P242"><text:span text:style-name="T207">Coordinate</text:span></text:p></draw:text-box></draw:frame><draw:g draw:style-name="gr2"><draw:g draw:style-name="gr2"><draw:frame draw:style-name="gr134" draw:text-style-name="P257" svg:width="1.1087in" svg:height="0.2106in" svg:x="3.9457in" svg:y="7.4016in"><draw:text-box><text:p text:style-name="P242"><text:span text:style-name="T208">Evento Up</text:span></text:p></draw:text-box></draw:frame><draw:frame draw:style-name="gr135" draw:text-style-name="P257" svg:width="1.1087in" svg:height="0.2106in" svg:x="3.9429in" svg:y="7.5984in"><draw:text-box><text:p text:style-name="P242"><text:span text:style-name="T208">Evento Down</text:span></text:p></draw:text-box></draw:frame><draw:frame draw:style-name="gr136" draw:text-style-name="P257" svg:width="1.1087in" svg:height="0.2106in" svg:x="3.9417in" svg:y="7.7953in"><draw:text-box><text:p text:style-name="P242"><text:span text:style-name="T208">Evento Enter</text:span></text:p></draw:text-box></draw:frame><draw:frame draw:style-name="gr137" draw:text-style-name="P257" svg:width="1.1087in" svg:height="0.2106in" svg:x="3.9445in" svg:y="7.9925in"><draw:text-box><text:p text:style-name="P242"><text:span text:style-name="T208">Evento Right</text:span></text:p></draw:text-box></draw:frame><draw:frame draw:style-name="gr138" draw:text-style-name="P257" svg:width="1.1087in" svg:height="0.2106in" svg:x="3.9402in" svg:y="8.189in"><draw:text-box><text:p text:style-name="P242"><text:span text:style-name="T208">Evento Left</text:span></text:p></draw:text-box></draw:frame><draw:frame draw:style-name="gr139" draw:text-style-name="P255" svg:width="1.1087in" svg:height="0.2106in" svg:x="3.9457in" svg:y="7.0075in"><draw:text-box><text:p text:style-name="P242"><text:span text:style-name="T206">Ptr Event Tb</text:span></text:p></draw:text-box></draw:frame></draw:g><draw:line draw:style-name="gr140" draw:text-style-name="P237" svg:x1="3.9402in" svg:y1="6.9291in" svg:x2="5.1075in" svg:y2="6.9291in"><text:p/></draw:line><draw:line draw:style-name="gr141" draw:text-style-name="P237" svg:x1="3.9402in" svg:y1="7.2441in" svg:x2="5.1075in" svg:y2="7.2441in"><text:p/></draw:line></draw:g></draw:g><draw:custom-shape draw:style-name="gr142" draw:text-style-name="P237" svg:width="1.1807in" svg:height="2.9134in" svg:x="1.972in" svg:y="4.3307in"><text:p/><draw:enhanced-geometry svg:viewBox="0 0 21600 21600" draw:type="rectangle" draw:enhanced-path="M 0 0 L 21600 0 21600 21600 0 21600 0 0 Z N"/></draw:custom-shape><draw:frame draw:style-name="gr143" draw:text-style-name="P253" svg:width="0.7988in" svg:height="0.2661in" svg:x="2.1429in" svg:y="4.3799in"><draw:text-box><text:p text:style-name="P242"><text:span text:style-name="T204">uiLbox</text:span></text:p></draw:text-box></draw:frame><draw:line draw:style-name="gr144" draw:text-style-name="P237" svg:x1="1.9854in" svg:y1="4.8031in" svg:x2="3.1528in" svg:y2="4.8031in"><text:p/></draw:line><draw:frame draw:style-name="gr145" draw:text-style-name="P254" svg:width="1.1425in" svg:height="0.2394in" svg:x="1.9756in" svg:y="5.2598in"><draw:text-box><text:p text:style-name="P242"><text:span text:style-name="T205">Numero righe</text:span></text:p></draw:text-box></draw:frame><draw:frame draw:style-name="gr146" draw:text-style-name="P256" svg:width="0.8657in" svg:height="0.2394in" svg:x="1.9744in" svg:y="5.0882in"><draw:text-box><text:p text:style-name="P242"><text:span text:style-name="T207">Coordinate</text:span></text:p></draw:text-box></draw:frame><draw:line draw:style-name="gr147" draw:text-style-name="P237" svg:x1="1.9854in" svg:y1="4.6457in" svg:x2="3.1528in" svg:y2="4.6457in"><text:p/></draw:line><draw:frame draw:style-name="gr148" draw:text-style-name="P258" svg:width="1.1425in" svg:height="0.2394in" svg:x="1.9728in" svg:y="5.4307in"><draw:text-box><text:p text:style-name="P242"><text:span text:style-name="T206">Ptr Lista Elem</text:span></text:p></draw:text-box></draw:frame><draw:frame draw:style-name="gr149" draw:text-style-name="P255" svg:width="1.2598in" svg:height="0.3197in" svg:x="1.972in" svg:y="4.878in"><draw:text-box><text:p text:style-name="P242"><text:span text:style-name="T206">Ptr static Inst</text:span></text:p></draw:text-box></draw:frame><draw:g draw:style-name="gr2"><draw:g draw:style-name="gr2"><draw:frame draw:style-name="gr150" draw:text-style-name="P257" svg:width="1.1079in" svg:height="0.2106in" svg:x="1.978in" svg:y="6.1811in"><draw:text-box><text:p text:style-name="P242"><text:span text:style-name="T208">Evento Up</text:span></text:p></draw:text-box></draw:frame><draw:frame draw:style-name="gr151" draw:text-style-name="P257" svg:width="1.1079in" svg:height="0.2106in" svg:x="1.9748in" svg:y="6.378in"><draw:text-box><text:p text:style-name="P242"><text:span text:style-name="T208">Evento Down</text:span></text:p></draw:text-box></draw:frame><draw:frame draw:style-name="gr152" draw:text-style-name="P257" svg:width="1.1079in" svg:height="0.2106in" svg:x="1.9736in" svg:y="6.5752in"><draw:text-box><text:p text:style-name="P242"><text:span text:style-name="T208">Evento Enter</text:span></text:p></draw:text-box></draw:frame><draw:frame draw:style-name="gr153" draw:text-style-name="P257" svg:width="1.1079in" svg:height="0.2106in" svg:x="1.9764in" svg:y="6.7717in"><draw:text-box><text:p text:style-name="P242"><text:span text:style-name="T208">Evento Right</text:span></text:p></draw:text-box></draw:frame><draw:frame draw:style-name="gr154" draw:text-style-name="P257" svg:width="1.1079in" svg:height="0.2106in" svg:x="1.972in" svg:y="6.9689in"><draw:text-box><text:p text:style-name="P242"><text:span text:style-name="T208">Evento Left</text:span></text:p></draw:text-box></draw:frame><draw:frame draw:style-name="gr155" draw:text-style-name="P255" svg:width="1.1079in" svg:height="0.2106in" svg:x="1.978in" svg:y="5.7874in"><draw:text-box><text:p text:style-name="P242"><text:span text:style-name="T206">Ptr Event Tb</text:span></text:p></draw:text-box></draw:frame></draw:g><draw:line draw:style-name="gr156" draw:text-style-name="P237" svg:x1="1.972in" svg:y1="5.7087in" svg:x2="3.1394in" svg:y2="5.7087in"><text:p/></draw:line><draw:line draw:style-name="gr157" draw:text-style-name="P237" svg:x1="1.972in" svg:y1="6.0236in" svg:x2="3.1394in" svg:y2="6.0236in"><text:p/></draw:line></draw:g><draw:g draw:style-name="gr2"><draw:custom-shape draw:style-name="gr158" draw:text-style-name="P237" svg:width="1.1815in" svg:height="3.0713in" svg:x="0.0035in" svg:y="4.3307in"><text:p/><draw:enhanced-geometry svg:viewBox="0 0 21600 21600" draw:mirror-horizontal="false" draw:mirror-vertical="false" draw:type="rectangle" draw:enhanced-path="M 0 0 L 21600 0 21600 21600 0 21600 0 0 Z N"/></draw:custom-shape><draw:frame draw:style-name="gr159" draw:text-style-name="P253" svg:width="0.7988in" svg:height="0.2661in" svg:x="0.1748in" svg:y="4.3799in"><draw:text-box><text:p text:style-name="P242"><text:span text:style-name="T204">uiPage</text:span></text:p></draw:text-box></draw:frame><draw:line draw:style-name="gr160" draw:text-style-name="P237" svg:x1="0.0169in" svg:y1="4.8031in" svg:x2="1.1843in" svg:y2="4.8031in"><text:p/></draw:line><draw:frame draw:style-name="gr161" draw:text-style-name="P254" svg:width="0.8669in" svg:height="0.2394in" svg:x="0.0055in" svg:y="5.2398in"><draw:text-box><text:p text:style-name="P242"><text:span text:style-name="T205">Prev Page</text:span></text:p></draw:text-box></draw:frame><draw:frame draw:style-name="gr162" draw:text-style-name="P254" svg:width="0.615in" svg:height="0.2394in" svg:x="0.0047in" svg:y="5.0457in"><draw:text-box><text:p text:style-name="P242"><text:span text:style-name="T205">Label</text:span></text:p></draw:text-box></draw:frame><draw:line draw:style-name="gr163" draw:text-style-name="P237" svg:x1="0.0169in" svg:y1="4.6457in" svg:x2="1.1843in" svg:y2="4.6457in"><text:p/></draw:line><draw:frame draw:style-name="gr164" draw:text-style-name="P254" svg:width="0.9476in" svg:height="0.2394in" svg:x="0.0028in" svg:y="5.4335in"><draw:text-box><text:p text:style-name="P242"><text:span text:style-name="T205">Next Page</text:span></text:p></draw:text-box></draw:frame><draw:frame draw:style-name="gr165" draw:text-style-name="P258" svg:width="1.1323in" svg:height="0.2394in" svg:x="0.0043in" svg:y="5.6272in"><draw:text-box><text:p text:style-name="P242"><text:span text:style-name="T206">Ptr Lista Elem</text:span></text:p></draw:text-box></draw:frame><draw:frame draw:style-name="gr166" draw:text-style-name="P255" svg:width="1.2598in" svg:height="0.2106in" svg:x="0.0035in" svg:y="4.8665in"><draw:text-box><text:p text:style-name="P242"><text:span text:style-name="T206">Ptr static Inst</text:span></text:p></draw:text-box></draw:frame><draw:g draw:style-name="gr2"><draw:g draw:style-name="gr2"><draw:frame draw:style-name="gr167" draw:text-style-name="P257" svg:width="1.1079in" svg:height="0.2106in" svg:x="0.0091in" svg:y="6.378in"><draw:text-box><text:p text:style-name="P242"><text:span text:style-name="T208">Evento Up</text:span></text:p></draw:text-box></draw:frame><draw:frame draw:style-name="gr168" draw:text-style-name="P257" svg:width="1.1079in" svg:height="0.2106in" svg:x="0.0063in" svg:y="6.5752in"><draw:text-box><text:p text:style-name="P242"><text:span text:style-name="T208">Evento Down</text:span></text:p></draw:text-box></draw:frame><draw:frame draw:style-name="gr169" draw:text-style-name="P257" svg:width="1.1087in" svg:height="0.2106in" svg:x="0.0047in" svg:y="6.7717in"><draw:text-box><text:p text:style-name="P242"><text:span text:style-name="T208">Evento Enter</text:span></text:p></draw:text-box></draw:frame><draw:frame draw:style-name="gr170" draw:text-style-name="P257" svg:width="1.1087in" svg:height="0.2106in" svg:x="0.0075in" svg:y="6.9689in"><draw:text-box><text:p text:style-name="P242"><text:span text:style-name="T208">Evento Right</text:span></text:p></draw:text-box></draw:frame><draw:frame draw:style-name="gr171" draw:text-style-name="P257" svg:width="1.1079in" svg:height="0.2106in" svg:x="0.0035in" svg:y="7.1654in"><draw:text-box><text:p text:style-name="P242"><text:span text:style-name="T208">Evento Left</text:span></text:p></draw:text-box></draw:frame><draw:frame draw:style-name="gr172" draw:text-style-name="P255" svg:width="1.1079in" svg:height="0.2106in" svg:x="0.0091in" svg:y="5.9839in"><draw:text-box><text:p text:style-name="P242"><text:span text:style-name="T206">Ptr Event Tb</text:span></text:p></draw:text-box></draw:frame></draw:g><draw:line draw:style-name="gr173" draw:text-style-name="P237" svg:x1="0.0031in" svg:y1="5.9055in" svg:x2="1.1705in" svg:y2="5.9055in"><text:p/></draw:line><draw:line draw:style-name="gr174" draw:text-style-name="P237" svg:x1="0.0031in" svg:y1="6.2205in" svg:x2="1.1705in" svg:y2="6.2205in"><text:p/></draw:line></draw:g></draw:g></draw:g></text:p><text:p text:style-name="P109">D<text:span text:style-name="T156">iag.</text:span> <text:sequence text:ref-name="refDrawing1" text:name="Drawing" text:formula="ooow:Drawing+1" style:num-format="1">2</text:sequence>: Diagramma delle Classi – Descrizione della gerarchia dei componenti "ui"</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8"/>
      <text:p text:style-name="P115">In questo diagramma si descrivono le strutture dati e il tipo di funzioni presenti nei moduli interfaccia; </text:p>
      <text:h text:style-name="P151" text:outline-level="4"><text:bookmark-start text:name="__RefHeading___Toc19769_1058825349"/>2.4.2.1 Descrizione dei componenti: cosa fanno<text:bookmark-end text:name="__RefHeading___Toc19769_1058825349"/></text:h>
      <text:list xml:id="list8223631004854051280" text:style-name="L23">
        <text:list-item>
          <text:p text:style-name="P206"><text:span text:style-name="T84">uiPage</text:span><text:span text:style-name="T108">: questo componente è l'equivalente del componente Form delle applicazioni windows, ha la caratteritica di fare da contenitore per gli altri componenti “grafici” (vedere &lt;</text:span><text:span text:style-name="T108"><text:sequence-ref text:reference-format="text" text:ref-name="refDrawing2">Diag. 3: Diagramma delle Classi – Descrizione delle aggregazioni tra i componenti “ui”</text:sequence-ref></text:span><text:span text:style-name="T108">&gt;);</text:span></text:p>
        </text:list-item>
        <text:list-item>
          <text:p text:style-name="P208"><text:span text:style-name="T75">uiLbox</text:span>: questo componente è <text:span text:style-name="T196">l'equivalente del</text:span> componente ListBox delle applicazioni windows in cui si può selezionare un elemento da una lista;</text:p>
        </text:list-item>
        <text:list-item>
          <text:p text:style-name="P206"><text:span text:style-name="T84">uiPar</text:span><text:span text:style-name="T108">: questo componente è l'equivalente dell'EditBox delle applicazioni windows ma specifico per parametri numerici; questo componente è usato per modificare i parametri del sistema tipicamante dei moduli funzionali ma non solo; le istanze statiche di questo modulo vengono definite nei file con postfisso Edt e poi raggruppate nella tabella delle istanze del modulo Par nel file uiApp_XXX_Tlb.c</text:span></text:p>
        </text:list-item>
        <text:list-item>
          <text:p text:style-name="P207"><text:span text:style-name="T84">uiVar</text:span><text:span text:style-name="T108">: questo componente è l'equivalente di una Label dinamica (ovvero di una label il cui valore viene aggiornato periodicamente) delle applicazioni Windows; questo componente viene usato per visualizzare variabili di sistema tipicamente dei moduli funzionali ma non solo; le istanze statiche di questo modulo vengono definite nei file con estensione Dsp e poi raggruppate nella tabella <text:s/>delle istanze del modulo Var nel file uiApp_XXX_Tlb.c</text:span></text:p>
        </text:list-item>
      </text:list>
      <text:h text:style-name="P152" text:outline-level="4"><text:bookmark-start text:name="__RefHeading___Toc4210_911036608"/>2.4.2.2 Funzioni del modulo uiBase<text:bookmark-end text:name="__RefHeading___Toc4210_911036608"/></text:h>
      <text:p text:style-name="P71">Le funzioni definite nel modulo uiBase sono quelle che permettono l'interazione tra i moduli interfaccia, in particolare le funzioni <text:span text:style-name="T75">Visaulizza</text:span>, <text:span text:style-name="T75">Select</text:span>, sono le le funzioni che i <text:span text:style-name="T197">m</text:span>odul<text:span text:style-name="T197">i</text:span> uiPage e uiLbox usano per comunicare con gli elementi che contengono, <text:span text:style-name="T110">mentre la funzione </text:span><text:span text:style-name="T85">EventOn</text:span><text:span text:style-name="T110"> è la funzione che gli tutti i componenti usano per impostare la tabella degli eventi del componente che si vuole attivare nella matrice dei processi, a tal proposito vedere i diagrammi &lt;</text:span><text:span text:style-name="T110"><text:sequence-ref text:reference-format="text" text:ref-name="refDrawing7">Diag. 8: Macchina a Stati – Passaggi di stato per gli oggetti del modulo uiPage</text:sequence-ref></text:span><text:span text:style-name="T110">&gt; e &lt;</text:span><text:span text:style-name="T110"><text:sequence-ref text:reference-format="text" text:ref-name="refDrawing8">Diag. 9: Macchina a Stati – Passaggi di stato per gli oggetti dei moduli Lbox e Par</text:sequence-ref></text:span><text:span text:style-name="T110">&gt;.</text:span></text:p>
      <text:p text:style-name="P70"/>
      <text:p text:style-name="P70"/>
      <text:h text:style-name="P146" text:outline-level="3"><text:bookmark-start text:name="__RefHeading___Toc1244_289744690"/>2.4.3 Diagramma delle classi - Relazione di aggregazione tra i moduli “ui”<text:bookmark-end text:name="__RefHeading___Toc1244_289744690"/></text:h>
      <text:p text:style-name="P72"/>
      <text:p text:style-name="P73"><draw:frame draw:style-name="fr1" draw:name="Frame4" text:anchor-type="paragraph" svg:x="0.0008in" svg:y="0.1362in" svg:width="6.311in" draw:z-index="11"><draw:text-box fo:min-height="4.3756in"><text:p text:style-name="P109"><draw:g text:anchor-type="paragraph" draw:z-index="12" draw:style-name="gr1"><draw:custom-shape draw:style-name="gr175" draw:text-style-name="P237" xml:id="id26" draw:id="id26" svg:width="1.5752in" svg:height="0.3941in" svg:x="0.0055in" svg:y="0.0398in"><text:p text:style-name="P238"><text:span text:style-name="T209">uiPage</text:span></text:p><draw:enhanced-geometry svg:viewBox="0 0 21600 21600" draw:type="rectangle" draw:enhanced-path="M 0 0 L 21600 0 21600 21600 0 21600 0 0 Z N"/></draw:custom-shape><draw:custom-shape draw:style-name="gr176" draw:text-style-name="P237" xml:id="id22" draw:id="id22" svg:width="1.5752in" svg:height="0.3941in" svg:x="0.0055in" svg:y="1.6138in"><text:p text:style-name="P238"><text:span text:style-name="T209">uiLbox</text:span></text:p><draw:enhanced-geometry svg:viewBox="0 0 21600 21600" draw:type="rectangle" draw:enhanced-path="M 0 0 L 21600 0 21600 21600 0 21600 0 0 Z N"/></draw:custom-shape><draw:custom-shape draw:style-name="gr177" draw:text-style-name="P237" xml:id="id25" draw:id="id25" svg:width="1.5748in" svg:height="0.3941in" svg:x="2.3681in" svg:y="1.6138in"><text:p text:style-name="P238"><text:span text:style-name="T209">uiPar</text:span></text:p><draw:enhanced-geometry svg:viewBox="0 0 21600 21600" draw:type="rectangle" draw:enhanced-path="M 0 0 L 21600 0 21600 21600 0 21600 0 0 Z N"/></draw:custom-shape><draw:custom-shape draw:style-name="gr178" draw:text-style-name="P237" xml:id="id27" draw:id="id27" svg:width="1.5752in" svg:height="0.3941in" svg:x="4.7299in" svg:y="1.6138in"><text:p text:style-name="P238"><text:span text:style-name="T209">uiVar</text:span></text:p><draw:enhanced-geometry svg:viewBox="0 0 21600 21600" draw:type="rectangle" draw:enhanced-path="M 0 0 L 21600 0 21600 21600 0 21600 0 0 Z N"/></draw:custom-shape><draw:custom-shape draw:style-name="gr179" draw:text-style-name="P237" xml:id="id24" draw:id="id24" svg:width="1.5752in" svg:height="0.3941in" svg:x="3.5484in" svg:y="0.0398in"><text:p text:style-name="P238"><text:span text:style-name="T209">uiBase</text:span></text:p><draw:enhanced-geometry svg:viewBox="0 0 21600 21600" draw:type="rectangle" draw:enhanced-path="M 0 0 L 21600 0 21600 21600 0 21600 0 0 Z N"/></draw:custom-shape><draw:connector draw:style-name="gr180" draw:text-style-name="P237" draw:line-skew="-0.4717in" svg:x1="1.5807in" svg:y1="1.8102in" svg:x2="3.5484in" svg:y2="2.598in" draw:start-shape="id22" draw:start-glue-point="1" draw:end-shape="id23" draw:end-glue-point="3" svg:d="M4015 4598h1300v2001h3698" svg:viewBox="0 0 5001 2002"><text:p/></draw:connector><draw:custom-shape draw:style-name="gr181" draw:text-style-name="P237" xml:id="id23" draw:id="id23" svg:width="1.5752in" svg:height="0.3941in" svg:x="3.5484in" svg:y="2.4016in"><text:p text:style-name="P238"><text:span text:style-name="T209">uiBase</text:span></text:p><draw:enhanced-geometry svg:viewBox="0 0 21600 21600" draw:type="rectangle" draw:enhanced-path="M 0 0 L 21600 0 21600 21600 0 21600 0 0 Z N"/></draw:custom-shape><draw:connector draw:style-name="gr182" draw:text-style-name="P237" svg:x1="0.7929in" svg:y1="1.6138in" svg:x2="4.3362in" svg:y2="0.4335in" draw:start-shape="id22" draw:start-glue-point="0" draw:end-shape="id24" draw:end-glue-point="2" svg:d="M2014 4099v-1501h9000v-1497" svg:viewBox="0 0 9001 3000"><text:p/></draw:connector><draw:connector draw:style-name="gr183" draw:text-style-name="P237" svg:x1="3.1547in" svg:y1="1.6138in" svg:x2="4.3362in" svg:y2="0.4335in" draw:start-shape="id25" draw:start-glue-point="0" draw:end-shape="id24" draw:end-glue-point="2" svg:d="M8013 4099v-1501h3001v-1497" svg:viewBox="0 0 3002 3000"><text:p/></draw:connector><draw:connector draw:style-name="gr184" draw:text-style-name="P237" svg:x1="1.5807in" svg:y1="0.2362in" svg:x2="3.5484in" svg:y2="0.2362in" draw:start-shape="id26" draw:start-glue-point="1" draw:end-shape="id24" draw:end-glue-point="3" svg:d="M4015 600h4998" svg:viewBox="0 0 5001 2"><text:p/></draw:connector><draw:connector draw:style-name="gr185" draw:text-style-name="P237" svg:x1="5.5173in" svg:y1="1.6138in" svg:x2="4.3362in" svg:y2="0.4335in" draw:start-shape="id27" draw:start-glue-point="0" draw:end-shape="id24" draw:end-glue-point="2" svg:d="M14014 4099v-1501h-3000v-1497" svg:viewBox="0 0 3002 3000"><text:p/></draw:connector><draw:frame draw:style-name="gr186" draw:text-style-name="P259" svg:width="0.4488in" svg:height="0.2394in" svg:x="3.1012in" svg:y="0in"><draw:text-box><text:p text:style-name="P242"><text:span text:style-name="T210">1..</text:span></text:p></draw:text-box></draw:frame><draw:frame draw:style-name="gr187" draw:text-style-name="P259" svg:width="0.4488in" svg:height="0.2394in" svg:x="3.1012in" svg:y="2.3626in"><draw:text-box><text:p text:style-name="P242"><text:span text:style-name="T210">1..</text:span></text:p></draw:text-box></draw:frame><draw:custom-shape draw:style-name="gr188" draw:text-style-name="P237" xml:id="id28" draw:id="id28" svg:width="1.5748in" svg:height="0.3941in" svg:x="2.3681in" svg:y="3.9764in"><text:p text:style-name="P238"><text:span text:style-name="T209">uiPar</text:span></text:p><draw:enhanced-geometry svg:viewBox="0 0 21600 21600" draw:type="rectangle" draw:enhanced-path="M 0 0 L 21600 0 21600 21600 0 21600 0 0 Z N"/></draw:custom-shape><draw:custom-shape draw:style-name="gr189" draw:text-style-name="P237" xml:id="id29" draw:id="id29" svg:width="1.5752in" svg:height="0.3941in" svg:x="4.7299in" svg:y="3.9764in"><text:p text:style-name="P238"><text:span text:style-name="T209">uiVar</text:span></text:p><draw:enhanced-geometry svg:viewBox="0 0 21600 21600" draw:type="rectangle" draw:enhanced-path="M 0 0 L 21600 0 21600 21600 0 21600 0 0 Z N"/></draw:custom-shape><draw:connector draw:style-name="gr190" draw:text-style-name="P241" svg:x1="3.1547in" svg:y1="3.9764in" svg:x2="4.3362in" svg:y2="2.7953in" draw:start-shape="id28" draw:start-glue-point="0" draw:end-shape="id23" draw:end-glue-point="2" svg:d="M8013 10100v-1501h3001v-1499" svg:viewBox="0 0 3002 3002"><text:p/></draw:connector><draw:connector draw:style-name="gr191" draw:text-style-name="P241" svg:x1="5.5173in" svg:y1="3.9764in" svg:x2="4.3362in" svg:y2="2.7953in" draw:start-shape="id29" draw:start-glue-point="0" draw:end-shape="id23" draw:end-glue-point="2" svg:d="M14014 10100v-1501h-3000v-1499" svg:viewBox="0 0 3002 3002"><text:p/></draw:connector></draw:g></text:p><text:p text:style-name="P109">D<text:span text:style-name="T156">iag.</text:span> <text:sequence text:ref-name="refDrawing2" text:name="Drawing" text:formula="ooow:Drawing+1" style:num-format="1">3</text:sequence>: Diagramma delle Classi – Descrizione delle aggregazioni tra i componenti “<text:span text:style-name="T156">ui</text:span>”</text:p></draw:text-box></draw:frame></text:p>
      <text:p text:style-name="P73"/>
      <text:p text:style-name="P73"/>
      <text:p text:style-name="P107"/>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3"/>
      <text:p text:style-name="P28"><text:span text:style-name="T174">Questo diagramma</text:span> <text:span text:style-name="T174">dice</text:span> che <text:span text:style-name="T169">un'</text:span><text:alphabetical-index-mark text:string-value="istanze"/><text:alphabetical-index-mark text:string-value="istanze"/><text:alphabetical-index-mark text:string-value="istanze"/><text:span text:style-name="T169">istanza del modulo</text:span> uiPage <text:span text:style-name="T169">può </text:span>cont<text:span text:style-name="T169">enere le istanze di </text:span>tutti gli altri elementi uiLbox, uiPar e uiVar, mentre <text:span text:style-name="T169">un'</text:span><text:alphabetical-index-mark text:string-value="istanze"/><text:alphabetical-index-mark text:string-value="istanze"/><text:alphabetical-index-mark text:string-value="istanze"/><text:span text:style-name="T169">istanza di </text:span>uiLbox <text:span text:style-name="T169">può contenere</text:span> solo <text:span text:style-name="T195">le istanze de</text:span>i componenti uiPar e uiVar; lo schema di aggregazioni tra componenti viene implementato nel codice con <text:span text:style-name="T170">la gestione del</text:span>le tabelle descritte nel diagramma <text:span text:style-name="T170">che segue</text:span> <text:span text:style-name="T170">&lt;</text:span><text:sequence-ref text:reference-format="text" text:ref-name="refDrawing3">Diag. 4: Tabelle dei componenti “ui” – Descrizione delle relazioni</text:sequence-ref><text:span text:style-name="T170">&gt;</text:span>, <text:span text:style-name="T169">queste tabelle sono definite nel file “uiApp_XXX_Tbl.c” per maggiore chiarezza queste tabelle sono risportate anche nei riquadri &lt;</text:span><text:span text:style-name="T169"><text:sequence-ref text:reference-format="text" text:ref-name="refText3">Codice 4: Tabella lista elementi dei moduli "uiPage" e "uiLbox" - dal file "uiApplication.c"</text:sequence-ref></text:span><text:span text:style-name="T169">&gt; <text:s/>e &lt;</text:span><text:span text:style-name="T169"><text:sequence-ref text:reference-format="text" text:ref-name="refText2">Codice 3: Tabella delle istanze dei componenti “ui” - dal file “uiApplication.c”</text:sequence-ref></text:span><text:span text:style-name="T169">&gt;</text:span></text:p>
      <text:p text:style-name="P29"/>
      <text:h text:style-name="P146" text:outline-level="3"><text:bookmark-start text:name="__RefHeading___Toc1246_289744690"/>2.4.4 Tabelle dei moduli “ui”<text:bookmark-end text:name="__RefHeading___Toc1246_289744690"/></text:h>
      <text:p text:style-name="P72"><draw:frame draw:style-name="fr3" draw:name="Frame5" text:anchor-type="paragraph" svg:x="0.8535in" svg:y="0.1362in" svg:width="5.2709in" draw:z-index="13"><draw:text-box fo:min-height="8.1972in"><text:p text:style-name="Drawing"><draw:g text:anchor-type="paragraph" draw:z-index="14" draw:style-name="gr1"><draw:custom-shape draw:style-name="gr192" draw:text-style-name="P237" svg:width="1.1815in" svg:height="1.5752in" svg:x="3.6559in" svg:y="0in"><text:p/><draw:enhanced-geometry svg:viewBox="0 0 21600 21600" draw:type="rectangle" draw:enhanced-path="M 0 0 L 21600 0 21600 21600 0 21600 0 0 Z N"/></draw:custom-shape><draw:frame draw:style-name="gr193" draw:text-style-name="P260" svg:width="1.1988in" svg:height="0.5441in" svg:x="3.6799in" svg:y="0.0035in"><draw:text-box><text:p text:style-name="P238"><text:span text:style-name="T211">uiPage</text:span></text:p><text:p text:style-name="P238"><text:span text:style-name="T202">Static Instance</text:span></text:p><text:p text:style-name="P238"><text:span text:style-name="T202">Array</text:span></text:p><text:p text:style-name="P238"><text:span text:style-name="T202">(PageIstanza)</text:span></text:p></draw:text-box></draw:frame><draw:line draw:style-name="gr194" draw:text-style-name="P237" svg:x1="3.6677in" svg:y1="0.5902in" svg:x2="4.835in" svg:y2="0.5902in"><text:p/></draw:line><draw:frame draw:style-name="gr195" draw:text-style-name="P254" svg:width="1.0657in" svg:height="0.2394in" svg:x="3.6559in" svg:y="0.9071in"><draw:text-box><text:p text:style-name="P242"><text:span text:style-name="T205">Row/Istanza 2</text:span></text:p></draw:text-box></draw:frame><draw:frame draw:style-name="gr196" draw:text-style-name="P254" svg:width="1.0657in" svg:height="0.2394in" svg:x="3.6661in" svg:y="0.7008in"><draw:text-box><text:p text:style-name="P242"><text:span text:style-name="T205">Row/Istanza 1</text:span></text:p></draw:text-box></draw:frame><draw:frame draw:style-name="gr197" draw:text-style-name="P254" xml:id="id30" draw:id="id30" svg:width="0.948in" svg:height="0.2394in" svg:x="3.6618in" svg:y="1.1138in"><draw:text-box><text:p text:style-name="P242"><text:span text:style-name="T205">...</text:span></text:p></draw:text-box></draw:frame><draw:frame draw:style-name="gr198" draw:text-style-name="P254" svg:width="1.0657in" svg:height="0.2394in" svg:x="3.6591in" svg:y="1.3193in"><draw:text-box><text:p text:style-name="P242"><text:span text:style-name="T205">Row/Istanza n</text:span></text:p></draw:text-box></draw:frame><draw:connector draw:style-name="gr199" draw:text-style-name="P241" draw:line-skew="0.4339in" svg:x1="4.6098in" svg:y1="1.2335in" svg:x2="4.4425in" svg:y2="2.3555in" draw:start-shape="id30" draw:start-glue-point="1" draw:end-shape="id31" draw:end-glue-point="0" svg:d="M11709 3133h1601v1570h-2026v1280" svg:viewBox="0 0 2028 2852"><text:p/></draw:connector><draw:custom-shape draw:style-name="gr200" draw:text-style-name="P237" xml:id="id31" draw:id="id31" svg:width="1.5748in" svg:height="1.4961in" svg:x="3.6559in" svg:y="2.3555in"><text:p/><draw:enhanced-geometry svg:viewBox="0 0 21600 21600" draw:type="rectangle" draw:enhanced-path="M 0 0 L 21600 0 21600 21600 0 21600 0 0 Z N"/></draw:custom-shape><draw:frame draw:style-name="gr201" draw:text-style-name="P260" svg:width="1.4657in" svg:height="0.4331in" svg:x="3.7287in" svg:y="2.3984in"><draw:text-box><text:p text:style-name="P238"><text:span text:style-name="T211">Ptr Page Elements</text:span></text:p><text:p text:style-name="P238"><text:span text:style-name="T202">Array</text:span></text:p><text:p text:style-name="P238"><text:span text:style-name="T202">(PageListaElementi)</text:span></text:p></draw:text-box></draw:frame><draw:line draw:style-name="gr202" draw:text-style-name="P237" svg:x1="3.6531in" svg:y1="2.8283in" svg:x2="5.228in" svg:y2="2.8283in"><text:p/></draw:line><draw:frame draw:style-name="gr203" draw:text-style-name="P254" svg:width="1.5323in" svg:height="0.2394in" svg:x="3.6559in" svg:y="3.1445in"><draw:text-box><text:p text:style-name="P242"><text:span text:style-name="T205">Prop &amp; Ptr Element 2</text:span></text:p></draw:text-box></draw:frame><draw:frame draw:style-name="gr204" draw:text-style-name="P254" svg:width="1.5323in" svg:height="0.2394in" svg:x="3.6661in" svg:y="2.9382in"><draw:text-box><text:p text:style-name="P242"><text:span text:style-name="T205">Prop &amp; Ptr Element 1</text:span></text:p></draw:text-box></draw:frame><draw:frame draw:style-name="gr205" draw:text-style-name="P254" xml:id="id40" draw:id="id40" svg:width="0.863in" svg:height="0.2394in" svg:x="3.778in" svg:y="3.3398in"><draw:text-box><text:p text:style-name="P242"><text:span text:style-name="T205">...</text:span></text:p></draw:text-box></draw:frame><draw:frame draw:style-name="gr206" draw:text-style-name="P254" svg:width="1.5323in" svg:height="0.2394in" svg:x="3.6591in" svg:y="3.5571in"><draw:text-box><text:p text:style-name="P242"><text:span text:style-name="T205">Prop &amp; Ptr Element n</text:span></text:p></draw:text-box></draw:frame><draw:custom-shape draw:style-name="gr207" draw:text-style-name="P237" svg:width="1.1815in" svg:height="1.7657in" svg:x="1.6862in" svg:y="4.3335in"><text:p/><draw:enhanced-geometry svg:viewBox="0 0 21600 21600" draw:type="rectangle" draw:enhanced-path="M 0 0 L 21600 0 21600 21600 0 21600 0 0 Z N"/></draw:custom-shape><draw:frame draw:style-name="gr208" draw:text-style-name="P260" svg:width="1.1988in" svg:height="0.5441in" svg:x="1.6862in" svg:y="4.3272in"><draw:text-box><text:p text:style-name="P238"><text:span text:style-name="T211">uiVar</text:span></text:p><text:p text:style-name="P238"><text:span text:style-name="T202">Static Instance</text:span></text:p><text:p text:style-name="P238"><text:span text:style-name="T202">Array</text:span></text:p><text:p text:style-name="P238"><text:span text:style-name="T202">(VarIstanza)</text:span></text:p></draw:text-box></draw:frame><draw:line draw:style-name="gr209" draw:text-style-name="P237" svg:x1="1.7in" svg:y1="4.9232in" svg:x2="2.8673in" svg:y2="4.9232in"><text:p/></draw:line><draw:frame draw:style-name="gr210" draw:text-style-name="P254" svg:width="1.0657in" svg:height="0.2394in" svg:x="1.6862in" svg:y="5.2402in"><draw:text-box><text:p text:style-name="P242"><text:span text:style-name="T205">Row/Istanza 2</text:span></text:p></draw:text-box></draw:frame><draw:frame draw:style-name="gr211" draw:text-style-name="P254" svg:width="1.0657in" svg:height="0.2394in" svg:x="1.6972in" svg:y="5.0339in"><draw:text-box><text:p text:style-name="P242"><text:span text:style-name="T205">Row/Istanza 1</text:span></text:p></draw:text-box></draw:frame><draw:frame draw:style-name="gr212" draw:text-style-name="P254" xml:id="id38" draw:id="id38" svg:width="0.948in" svg:height="0.2394in" svg:x="1.8906in" svg:y="5.4465in"><draw:text-box><text:p text:style-name="P242"><text:span text:style-name="T205">...</text:span></text:p></draw:text-box></draw:frame><draw:frame draw:style-name="gr213" draw:text-style-name="P254" svg:width="1.0657in" svg:height="0.2394in" svg:x="1.6906in" svg:y="5.8492in"><draw:text-box><text:p text:style-name="P242"><text:span text:style-name="T205">Row/Istanza n</text:span></text:p></draw:text-box></draw:frame><draw:custom-shape draw:style-name="gr214" draw:text-style-name="P237" svg:width="1.1815in" svg:height="1.7717in" svg:x="0.1118in" svg:y="4.3272in"><text:p/><draw:enhanced-geometry svg:viewBox="0 0 21600 21600" draw:type="rectangle" draw:enhanced-path="M 0 0 L 21600 0 21600 21600 0 21600 0 0 Z N"/></draw:custom-shape><draw:frame draw:style-name="gr215" draw:text-style-name="P260" svg:width="1.1988in" svg:height="0.5441in" svg:x="0.1118in" svg:y="4.3272in"><draw:text-box><text:p text:style-name="P238"><text:span text:style-name="T211">uiPar</text:span></text:p><text:p text:style-name="P238"><text:span text:style-name="T202">Static Instance</text:span></text:p><text:p text:style-name="P238"><text:span text:style-name="T202">Array</text:span></text:p><text:p text:style-name="P238"><text:span text:style-name="T202">(ParIstanza)</text:span></text:p></draw:text-box></draw:frame><draw:line draw:style-name="gr216" draw:text-style-name="P237" svg:x1="0.1236in" svg:y1="4.9173in" svg:x2="1.2909in" svg:y2="4.9173in"><text:p/></draw:line><draw:frame draw:style-name="gr217" draw:text-style-name="P254" svg:width="1.0657in" svg:height="0.2394in" svg:x="0.1118in" svg:y="5.2339in"><draw:text-box><text:p text:style-name="P242"><text:span text:style-name="T205">Row/Istanza 2</text:span></text:p></draw:text-box></draw:frame><draw:frame draw:style-name="gr218" draw:text-style-name="P254" svg:width="1.0657in" svg:height="0.2394in" svg:x="0.1217in" svg:y="5.028in"><draw:text-box><text:p text:style-name="P242"><text:span text:style-name="T205">Row/Istanza 1</text:span></text:p></draw:text-box></draw:frame><draw:frame draw:style-name="gr219" draw:text-style-name="P254" xml:id="id39" draw:id="id39" svg:width="0.9476in" svg:height="0.2394in" svg:x="0.3161in" svg:y="5.4402in"><draw:text-box><text:p text:style-name="P242"><text:span text:style-name="T205">...</text:span></text:p></draw:text-box></draw:frame><draw:frame draw:style-name="gr220" draw:text-style-name="P254" svg:width="1.0657in" svg:height="0.2394in" svg:x="0.1118in" svg:y="5.8598in"><draw:text-box><text:p text:style-name="P242"><text:span text:style-name="T205">Row/Istanza n</text:span></text:p></draw:text-box></draw:frame><draw:frame draw:style-name="gr221" draw:text-style-name="P254" xml:id="id36" draw:id="id36" svg:width="0.7016in" svg:height="0.2394in" svg:x="0.3161in" svg:y="5.6209in"><draw:text-box><text:p text:style-name="P242"><text:span text:style-name="T205">...</text:span></text:p></draw:text-box></draw:frame><draw:frame draw:style-name="gr222" draw:text-style-name="P254" xml:id="id35" draw:id="id35" svg:width="0.7016in" svg:height="0.2394in" svg:x="1.8909in" svg:y="5.6437in"><draw:text-box><text:p text:style-name="P242"><text:span text:style-name="T205">...</text:span></text:p></draw:text-box></draw:frame><draw:custom-shape draw:style-name="gr223" draw:text-style-name="P237" svg:width="1.1815in" svg:height="1.7717in" svg:x="3.6559in" svg:y="4.3272in"><text:p/><draw:enhanced-geometry svg:viewBox="0 0 21600 21600" draw:type="rectangle" draw:enhanced-path="M 0 0 L 21600 0 21600 21600 0 21600 0 0 Z N"/></draw:custom-shape><draw:frame draw:style-name="gr224" draw:text-style-name="P260" svg:width="1.1988in" svg:height="0.5441in" svg:x="3.6559in" svg:y="4.3272in"><draw:text-box><text:p text:style-name="P238"><text:span text:style-name="T211">uiLbox</text:span></text:p><text:p text:style-name="P238"><text:span text:style-name="T202">Static Instance</text:span></text:p><text:p text:style-name="P238"><text:span text:style-name="T202">Array</text:span></text:p><text:p text:style-name="P238"><text:span text:style-name="T202">(LboxIstanza)</text:span></text:p></draw:text-box></draw:frame><draw:line draw:style-name="gr225" draw:text-style-name="P237" svg:x1="3.6677in" svg:y1="4.9173in" svg:x2="4.835in" svg:y2="4.9173in"><text:p/></draw:line><draw:frame draw:style-name="gr226" draw:text-style-name="P254" svg:width="1.0657in" svg:height="0.2394in" svg:x="3.6559in" svg:y="5.2339in"><draw:text-box><text:p text:style-name="P242"><text:span text:style-name="T205">Row/Istanza 2</text:span></text:p></draw:text-box></draw:frame><draw:frame draw:style-name="gr227" draw:text-style-name="P254" svg:width="1.0657in" svg:height="0.2394in" svg:x="3.6661in" svg:y="5.028in"><draw:text-box><text:p text:style-name="P242"><text:span text:style-name="T205">Row/Istanza 1</text:span></text:p></draw:text-box></draw:frame><draw:frame draw:style-name="gr228" draw:text-style-name="P254" xml:id="id32" draw:id="id32" svg:width="0.7413in" svg:height="0.2394in" svg:x="3.8591in" svg:y="5.4402in"><draw:text-box><text:p text:style-name="P242"><text:span text:style-name="T205">...</text:span></text:p></draw:text-box></draw:frame><draw:frame draw:style-name="gr229" draw:text-style-name="P254" svg:width="1.0657in" svg:height="0.2394in" svg:x="3.6591in" svg:y="5.8437in"><draw:text-box><text:p text:style-name="P242"><text:span text:style-name="T205">Row/Istanza n</text:span></text:p></draw:text-box></draw:frame><draw:frame draw:style-name="gr230" draw:text-style-name="P254" svg:width="0.7413in" svg:height="0.2394in" svg:x="3.8591in" svg:y="5.6374in"><draw:text-box><text:p text:style-name="P242"><text:span text:style-name="T205">...</text:span></text:p></draw:text-box></draw:frame><draw:custom-shape draw:style-name="gr231" draw:text-style-name="P237" xml:id="id33" draw:id="id33" svg:width="1.5748in" svg:height="1.4961in" svg:x="3.6559in" svg:y="6.6898in"><text:p/><draw:enhanced-geometry svg:viewBox="0 0 21600 21600" draw:type="rectangle" draw:enhanced-path="M 0 0 L 21600 0 21600 21600 0 21600 0 0 Z N"/></draw:custom-shape><draw:frame draw:style-name="gr232" draw:text-style-name="P260" svg:width="1.4657in" svg:height="0.4331in" svg:x="3.7287in" svg:y="6.7319in"><draw:text-box><text:p text:style-name="P238"><text:span text:style-name="T211">Ptr Lbox Elements</text:span></text:p><text:p text:style-name="P238"><text:span text:style-name="T202">Array</text:span></text:p><text:p text:style-name="P238"><text:span text:style-name="T202">(LboxListaElementi)</text:span></text:p></draw:text-box></draw:frame><draw:line draw:style-name="gr233" draw:text-style-name="P237" svg:x1="3.6531in" svg:y1="7.1614in" svg:x2="5.228in" svg:y2="7.1614in"><text:p/></draw:line><draw:frame draw:style-name="gr234" draw:text-style-name="P254" svg:width="1.5323in" svg:height="0.2394in" svg:x="3.6559in" svg:y="7.4783in"><draw:text-box><text:p text:style-name="P242"><text:span text:style-name="T205">Prop &amp; Ptr Element 2</text:span></text:p></draw:text-box></draw:frame><draw:frame draw:style-name="gr235" draw:text-style-name="P254" svg:width="1.5323in" svg:height="0.2394in" svg:x="3.6661in" svg:y="7.272in"><draw:text-box><text:p text:style-name="P242"><text:span text:style-name="T205">Prop &amp; Ptr Element 1</text:span></text:p></draw:text-box></draw:frame><draw:frame draw:style-name="gr236" draw:text-style-name="P254" xml:id="id34" draw:id="id34" svg:width="0.863in" svg:height="0.2394in" svg:x="3.8559in" svg:y="7.6736in"><draw:text-box><text:p text:style-name="P242"><text:span text:style-name="T205">...</text:span></text:p></draw:text-box></draw:frame><draw:frame draw:style-name="gr237" draw:text-style-name="P254" svg:width="1.5323in" svg:height="0.2394in" svg:x="3.6591in" svg:y="7.8909in"><draw:text-box><text:p text:style-name="P242"><text:span text:style-name="T205">Prop &amp; Ptr Element n</text:span></text:p></draw:text-box></draw:frame><draw:connector draw:style-name="gr238" draw:text-style-name="P241" draw:line-skew="0.4335in" svg:x1="4.6in" svg:y1="5.5598in" svg:x2="4.4425in" svg:y2="6.6898in" draw:start-shape="id32" draw:start-glue-point="1" draw:end-shape="id33" draw:end-glue-point="0" svg:d="M11684 14122h1600v1580h-2000v1290" svg:viewBox="0 0 2002 2872"><text:p/></draw:connector><draw:connector draw:style-name="gr239" draw:text-style-name="P241" draw:line-skew="0.0374in" svg:x1="3.8555in" svg:y1="7.7929in" svg:x2="2.5925in" svg:y2="5.7634in" draw:start-shape="id34" draw:start-glue-point="3" draw:end-shape="id35" draw:end-glue-point="1" svg:d="M9793 19794h-1508v-5155h-1700" svg:viewBox="0 0 3210 5158"><text:p/></draw:connector><draw:connector draw:style-name="gr240" draw:text-style-name="P241" draw:line-skew="-0.8307in" svg:x1="3.8555in" svg:y1="7.7929in" svg:x2="1.0173in" svg:y2="5.7402in" draw:start-shape="id34" draw:start-glue-point="3" draw:end-shape="id36" draw:end-glue-point="1" svg:d="M9793 19794h-5715v-5214h-1494" svg:viewBox="0 0 7211 5216"><text:p/></draw:connector><draw:connector draw:style-name="gr241" draw:text-style-name="P237" svg:x1="3.2543in" svg:y1="3.4591in" svg:x2="3.8591in" svg:y2="5.5598in" draw:start-shape="id37" draw:start-glue-point="3" draw:end-shape="id32" draw:end-glue-point="3" svg:d="M8266 8786v5336h1536" svg:viewBox="0 0 1538 5338"><text:p/></draw:connector><draw:connector draw:style-name="gr242" draw:text-style-name="P237" draw:line-skew="-0.0886in" svg:x1="3.2547in" svg:y1="3.4591in" svg:x2="1.8906in" svg:y2="5.5661in" draw:start-shape="id37" draw:start-glue-point="3" draw:end-shape="id38" draw:end-glue-point="3" svg:d="M8267 8786h-4190v5352h725" svg:viewBox="0 0 4191 5353"><text:p/></draw:connector><draw:connector draw:style-name="gr243" draw:text-style-name="P237" draw:line-skew="-0.0886in" svg:x1="3.2543in" svg:y1="3.4591in" svg:x2="0.3161in" svg:y2="5.5598in" draw:start-shape="id37" draw:start-glue-point="3" draw:end-shape="id39" draw:end-glue-point="3" svg:d="M8266 8786h-8188v5336h725" svg:viewBox="0 0 8190 5338"><text:p/></draw:connector><draw:connector draw:style-name="gr244" draw:text-style-name="P237" xml:id="id37" draw:id="id37" draw:type="line" svg:x1="3.778in" svg:y1="3.4591in" svg:x2="3.2543in" svg:y2="3.4591in" draw:start-shape="id40" draw:start-glue-point="3" svg:d="M9596 8786h-1330" svg:viewBox="0 0 1332 2"><text:p/></draw:connector></draw:g></text:p><text:p text:style-name="P111">D<text:span text:style-name="T156">iag.</text:span> <text:sequence text:ref-name="refDrawing3" text:name="Drawing" text:formula="ooow:Drawing+1" style:num-format="1">4</text:sequence>: <text:span text:style-name="T159">T</text:span>abelle dei componenti “ui” <text:span text:style-name="T160">– Descrizione delle relazioni</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5"/>
      <text:p text:style-name="P34"><text:soft-page-break/>Come detto nel precedente paragrafo il presente diagramma descrive le relazioni tra le tabelle caratterizzanti i moduli interfaccia</text:p>
      <text:p text:style-name="P34">Le tabelle <text:span text:style-name="T171">riportate nel presente diagramma</text:span> sono di due tipi:</text:p>
      <text:list xml:id="list6874246727678328268" text:style-name="L24">
        <text:list-item>
          <text:p text:style-name="P209">Tabella delle istanze</text:p>
        </text:list-item>
        <text:list-item>
          <text:p text:style-name="P210"><text:span text:style-name="T9">Tabella della lista di componenti</text:span>; solo per i componenti Page e Lbox che hanno la proprietà di contenere altri componenti interfaccia come uiPar e uiVar;</text:p>
        </text:list-item>
      </text:list>
      <text:p text:style-name="P87">Di seguito si riportano due estratti del file <text:span text:style-name="T169">“uiApp_XXX_Tbl.c” che mostrano l'implementazione del</text:span>le suddette tabelle:</text:p>
      <text:p text:style-name="P106"><draw:frame draw:style-name="fr4" draw:name="Frame11" text:anchor-type="paragraph" svg:x="-0.1811in" svg:y="0.0772in" svg:width="7.2409in" draw:z-index="25"><draw:text-box fo:min-height="7.0118in"><text:p text:style-name="P113"><draw:custom-shape text:anchor-type="paragraph" draw:z-index="26" draw:style-name="gr273" draw:text-style-name="P247" svg:width="7.2295in" svg:height="7.0004in" svg:x="0.0055in" svg:y="0in"><text:p/><draw:enhanced-geometry svg:viewBox="0 0 21600 21600" draw:type="rectangle" draw:enhanced-path="M 0 0 L 21600 0 21600 21600 0 21600 0 0 Z N"/></draw:custom-shape><text:span text:style-name="T162">Codice</text:span> <text:sequence text:ref-name="refText2" text:name="Text" text:formula="ooow:Text+1" style:num-format="1">3</text:sequence>: Tabella delle istanze dei componenti “ui” - dal file “uiApplication.c”</text:p></draw:text-box></draw:frame></text:p>
      <text:p text:style-name="P106"/>
      <text:p text:style-name="P106"/>
      <text:p text:style-name="P106"/>
      <text:p text:style-name="P106">// MODULO VAR</text:p>
      <text:p text:style-name="P106"/>
      <text:p text:style-name="P106">// Definizione identificativi delle variabili di stato</text:p>
      <text:p text:style-name="P106">#define <text:s/>ID_VAR_TERMOSTATO_TEMPERATURA <text:s text:c="12"/>0</text:p>
      <text:p text:style-name="P106">#define <text:s/>ID_VAR_TERMOSTATO_UMIDITA <text:s text:c="16"/>1</text:p>
      <text:p text:style-name="P106">#define <text:s/>NUMERO_VAR_ELEMENTI <text:s text:c="22"/>2</text:p>
      <text:p text:style-name="P106"/>
      <text:p text:style-name="P106">// Definizione tabella</text:p>
      <text:p text:style-name="P106">_ROM VarIstanzaStruct VarIstanza[NUMERO_VAR_ELEMENTI] = {</text:p>
      <text:p text:style-name="P106"><text:s text:c="4"/>ROW_VAR_TERMOSTATO_TEMPERATURA <text:s text:c="4"/>// ID_VAR_TERMOSTATO_TEMPERATURA <text:s text:c="6"/>0</text:p>
      <text:p text:style-name="P106"><text:s text:c="3"/>,ROW_VAR_TERMOSTATO_UMIDITA <text:s text:c="8"/>// ID_VAR_TERMOSTATO_UMIDITA <text:s text:c="10"/>1</text:p>
      <text:p text:style-name="P106">}; <text:s text:c="2"/></text:p>
      <text:p text:style-name="P106"/>
      <text:p text:style-name="P106"/>
      <text:p text:style-name="P106"/>
      <text:p text:style-name="P106">// MODULO PAR</text:p>
      <text:p text:style-name="P106"/>
      <text:p text:style-name="P106">// Definizione identificativi dei parametri</text:p>
      <text:p text:style-name="P106">#define <text:s/>ID_PAR_TERMOSTATO_SETPOINT <text:s text:c="15"/>0</text:p>
      <text:p text:style-name="P106">#define <text:s/>ID_PAR_TERMOSTATO_SETPOINT_MIN <text:s text:c="11"/>1</text:p>
      <text:p text:style-name="P106">#define <text:s/>ID_PAR_TERMOSTATO_SETPOINT_MAX <text:s text:c="11"/>2</text:p>
      <text:p text:style-name="P106">#define <text:s/>ID_PAR_TERMOSTATO_DELTA <text:s text:c="18"/>3</text:p>
      <text:p text:style-name="P106">#define <text:s/>ID_PAR_TERMOSTATO_TEMPO_MINUTI <text:s text:c="11"/>4</text:p>
      <text:p text:style-name="P106">#define <text:s/>ID_PAR_TERMOSTATO_TEMPO_SECONDI <text:s text:c="10"/>5</text:p>
      <text:p text:style-name="P106">#define <text:s/>ID_PAR_GENERAL_LANGUAGE <text:s text:c="18"/>6</text:p>
      <text:p text:style-name="P106">#define <text:s/>NUMERO_PAR_ELEMENTI <text:s text:c="22"/>7</text:p>
      <text:p text:style-name="P106"/>
      <text:p text:style-name="P106">// Definizione tabella</text:p>
      <text:p text:style-name="P106">_ROM ParIstanzaStruct ParIstanza[NUMERO_PAR_ELEMENTI] = {</text:p>
      <text:p text:style-name="P106"><text:s text:c="4"/>ROW_PAR_TERMOSTATO_SETPOINT <text:s text:c="7"/>// ID_PAR_TERMOSTATO_SETPOINT <text:s text:c="12"/>0</text:p>
      <text:p text:style-name="P106"><text:s text:c="3"/>,ROW_PAR_TERMOSTATO_SETPOINT_MIN <text:s text:c="3"/>// ID_PAR_TERMOSTATO_SETPOINT_MIN <text:s text:c="8"/>1</text:p>
      <text:p text:style-name="P106"><text:s text:c="3"/>,ROW_PAR_TERMOSTATO_SETPOINT_MAX <text:s text:c="3"/>// ID_PAR_TERMOSTATO_SETPOINT_MAX <text:s text:c="8"/>2</text:p>
      <text:p text:style-name="P106"><text:s text:c="3"/>,ROW_PAR_TERMOSTATO_DELTA <text:s text:c="10"/>// ID_PAR_TERMOSTATO_DELTA <text:s text:c="15"/>3</text:p>
      <text:p text:style-name="P106"><text:s text:c="3"/>,ROW_PAR_TERMOSTATO_TEMPO_MINUTI <text:s text:c="3"/>// ID_PAR_TERMOSTATO_TEMPO_MINUTI <text:s text:c="8"/>4</text:p>
      <text:p text:style-name="P106"><text:s text:c="3"/>,ROW_PAR_TERMOSTATO_TEMPO_SECONDI <text:s text:c="2"/>// ID_PAR_TERMOSTATO_TEMPO_SECONDI <text:s text:c="7"/>5</text:p>
      <text:p text:style-name="P106"><text:s text:c="3"/>,ROW_PAR_GENERAL_LANGUAGE <text:s text:c="10"/>// ID_PAR_GENERAL_LANGUAGE <text:s text:c="15"/>6</text:p>
      <text:p text:style-name="P106">}; <text:s text:c="2"/></text:p>
      <text:p text:style-name="P106"/>
      <text:p text:style-name="P106"/>
      <text:p text:style-name="P106"/>
      <text:p text:style-name="P106">// MODULO LBOX</text:p>
      <text:p text:style-name="P106"/>
      <text:p text:style-name="P106">// Definizione identificativi dei list box</text:p>
      <text:p text:style-name="P106">#define <text:s/>ID_LBOX_TST_1 <text:s text:c="16"/>0</text:p>
      <text:p text:style-name="P106">#define <text:s/>ID_LBOX_TST_2 <text:s text:c="16"/>1</text:p>
      <text:p text:style-name="P106">#define <text:s/>ID_LBOX_SETTINGS_A <text:s text:c="11"/>2</text:p>
      <text:p text:style-name="P106">#define <text:s/>ID_LBOX_SETTINGS_B <text:s text:c="11"/>3</text:p>
      <text:p text:style-name="P106">#define <text:s/>NUMERO_LBOX_ELEMENTI <text:s text:c="9"/>4</text:p>
      <text:p text:style-name="P106"/>
      <text:p text:style-name="P106">// Definizione tabella</text:p>
      <text:p text:style-name="P106">_ROM LboxIstanzaStruct LboxIstanza[NUMERO_LBOX_ELEMENTI] = {</text:p>
      <text:p text:style-name="P106">// <text:s text:c="3"/>dimensione (numero righe) <text:s/>,Id_Start_lista_elementi <text:s text:c="14"/>,numero_elementi</text:p>
      <text:p text:style-name="P106"><text:s text:c="4"/>{ 2 <text:s text:c="25"/>,ID_LBOX_TST_1_START_ELEMENT <text:s text:c="10"/>,4 <text:s text:c="15"/>} <text:s/>// ID_LBOX_TST_1 <text:s text:c="16"/>0</text:p>
      <text:p text:style-name="P106"><text:s text:c="3"/>,{ 1 <text:s text:c="25"/>,ID_LBOX_TST_2_START_ELEMENT <text:s text:c="10"/>,3 <text:s text:c="15"/>} <text:s/>// ID_LBOX_TST_2 <text:s text:c="16"/>1</text:p>
      <text:p text:style-name="P106"><text:s text:c="3"/>,{ 3 <text:s text:c="25"/>,ID_LBOX_SETTINGS_A_START_ELEMENT <text:s text:c="5"/>,6 <text:s text:c="15"/>} <text:s/>// ID_LBOX_SETTINGS_A <text:s text:c="11"/>2</text:p>
      <text:p text:style-name="P106"><text:s text:c="3"/>,{ 2 <text:s text:c="25"/>,ID_LBOX_SETTINGS_B_START_ELEMENT <text:s text:c="5"/>,2 <text:s text:c="15"/>} <text:s/>// ID_LBOX_SETTINGS_B <text:s text:c="11"/>3</text:p>
      <text:p text:style-name="P106">};</text:p>
      <text:p text:style-name="P106"/>
      <text:p text:style-name="P106"/>
      <text:p text:style-name="P106"/>
      <text:p text:style-name="P106">// MODULO PAGE</text:p>
      <text:p text:style-name="P106"><text:s text:c="2"/></text:p>
      <text:p text:style-name="P106">// Definizione identificativi delle pagine</text:p>
      <text:p text:style-name="P106">#define <text:s/>ID_PAGE_HOME <text:s text:c="17"/>0</text:p>
      <text:p text:style-name="P106">#define <text:s/>ID_PAGE_SETTINGS_A <text:s text:c="11"/>1</text:p>
      <text:p text:style-name="P106">#define <text:s/>ID_PAGE_SETTINGS_B <text:s text:c="11"/>2</text:p>
      <text:p text:style-name="P106">#define <text:s/>ID_PAGE_INFO <text:s text:c="17"/>3</text:p>
      <text:p text:style-name="P106">#define <text:s/>NUNERO_PAGE_ELEMENTI <text:s text:c="9"/>4</text:p>
      <text:p text:style-name="P106"/>
      <text:p text:style-name="P106"/>
      <text:p text:style-name="P106">// Definizione tabella</text:p>
      <text:p text:style-name="P106">_ROM PageIstanzaStruct <text:s/>PageIstanza[NUNERO_PAGE_ELEMENTI] = {</text:p>
      <text:p text:style-name="P106">// <text:s text:c="3"/>Titolo <text:s text:c="16"/>,Id_Start_lista_elementi <text:s text:c="9"/>,<text:span text:style-name="T144">n</text:span> ,IdPrevNext <text:s text:c="8"/>,IdPageNext</text:p>
      <text:p text:style-name="P106"><text:s text:c="4"/>{ ID_STR_PAGE_HOME <text:s text:c="6"/>,ID_PAGE_HOME_START_ELEMENT <text:s text:c="6"/>,2 ,ID_PAGE_INFO <text:s text:c="6"/>,ID_PAGE_SETTINGS_A <text:s/>} // ID_PAGE_HOME <text:s text:c="7"/>0</text:p>
      <text:p text:style-name="P106"><text:s text:c="3"/>,{ ID_STR_PAGE_SETTINGS_A ,ID_PAGE_SETTINGS_A_START_ELEMENT ,1 ,ID_PAGE_HOME <text:s text:c="6"/>,ID_PAGE_SETTINGS_B <text:s/>} // ID_PAGE_SETTINGS_A <text:s/>1</text:p>
      <text:p text:style-name="P106"><text:s text:c="3"/>,{ ID_STR_PAGE_SETTINGS_B ,ID_PAGE_SETTINGS_B_START_ELEMENT ,1 ,ID_PAGE_SETTINGS_A ,ID_PAGE_INFO <text:s text:c="7"/>} // ID_PAGE_SETTINGS_B <text:s/>2</text:p>
      <text:p text:style-name="P106"><text:s text:c="3"/>,{ ID_STR_PAGE_INFO <text:s text:c="6"/>,ID_PAGE_INFO_START_ELEMENT <text:s text:c="6"/>,3 ,ID_PAGE_SETTINGS_B ,ID_PAGE_HOME <text:s text:c="7"/>} // ID_PAGE_INFO <text:s text:c="7"/>3</text:p>
      <text:p text:style-name="P106">};</text:p>
      <text:p text:style-name="P86"/>
      <text:p text:style-name="P86"/>
      <text:p text:style-name="P86"><text:soft-page-break/></text:p>
      <text:p text:style-name="P30">come si vede nella tabella delle istanze <text:span text:style-name="T172">dei moduli Page e Lbox in ogni riga (o </text:span><text:alphabetical-index-mark text:string-value="istanze"/><text:alphabetical-index-mark text:string-value="istanze"/><text:alphabetical-index-mark text:string-value="istanze"/><text:span text:style-name="T172">istanza) </text:span>ci sono le informazioni <text:span text:style-name="T172">del</text:span>la lista d<text:span text:style-name="T172">e</text:span>gli elementi che <text:span text:style-name="T173">l'</text:span><text:alphabetical-index-mark text:string-value="istanze"/><text:alphabetical-index-mark text:string-value="istanze"/><text:alphabetical-index-mark text:string-value="istanze"/><text:span text:style-name="T173">istanza di quel componente contiene</text:span></text:p>
      <text:p text:style-name="P30"/>
      <text:p text:style-name="P35"><draw:frame draw:style-name="fr2" draw:name="Frame2" text:anchor-type="paragraph" svg:x="-0.1299in" svg:y="0.0098in" svg:width="6.7in" draw:z-index="15"><draw:text-box fo:min-height="2.6634in"><text:p text:style-name="P114"><draw:custom-shape text:anchor-type="paragraph" draw:z-index="16" draw:style-name="gr245" draw:text-style-name="P247" svg:width="6.6886in" svg:height="2.6516in" svg:x="0.0055in" svg:y="0in"><text:p/><draw:enhanced-geometry svg:viewBox="0 0 21600 21600" draw:type="rectangle" draw:enhanced-path="M 0 0 L 21600 0 21600 21600 0 21600 0 0 Z N"/></draw:custom-shape><text:span text:style-name="T36">Codice</text:span><text:span text:style-name="T9"> </text:span><text:span text:style-name="T9"><text:sequence text:ref-name="refText3" text:name="Text" text:formula="ooow:Text+1" style:num-format="1">4</text:sequence></text:span><text:span text:style-name="T9">: Tabella list</text:span><text:span text:style-name="T37">a</text:span><text:span text:style-name="T9"> elementi </text:span><text:span text:style-name="T37">d</text:span><text:span text:style-name="T9">ei moduli "uiPage" e "uiLbox" - dal file "uiApplication.c"</text:span></text:p></draw:text-box></draw:frame></text:p>
      <text:p text:style-name="P103">// SEZIONE - TABELLE DELLE LISTE ELEMENTI DEI MODULI PAGE E LBOX</text:p>
      <text:p text:style-name="P103"/>
      <text:p text:style-name="P103">// </text:p>
      <text:p text:style-name="P103">_ROM LboxListaElementiStruct LboxListaElementi[NUMERO_LBOX_LISTA_ELEMENTI] = {</text:p>
      <text:p text:style-name="P103">// <text:s text:c="3"/>IdParametro <text:s text:c="24"/>,TipoElemento (Label, EditBox)</text:p>
      <text:p text:style-name="P103"><text:s text:c="4"/>{ ID_PAR_TERMOSTATO_SETPOINT <text:s text:c="9"/>,EL_PAR <text:s text:c="22"/>} // ID_LBOX_ELEMENT_0 <text:s text:c="15"/>0 <text:s/></text:p>
      <text:p text:style-name="P103"><text:s text:c="3"/>,{ ID_PAR_TERMOSTATO_SETPOINT_MIN <text:s text:c="5"/>,EL_PAR <text:s text:c="22"/>} // ID_LBOX_ELEMENT_1 <text:s text:c="15"/>1 <text:s/></text:p>
      <text:p text:style-name="P103"><text:s text:c="3"/>,{ ID_PAR_TERMOSTATO_SETPOINT_MAX <text:s text:c="5"/>,EL_PAR <text:s text:c="22"/>} // ID_LBOX_ELEMENT_2 <text:s text:c="15"/>2 <text:s/></text:p>
      <text:p text:style-name="P103"><text:s text:c="3"/>,{ ID_PAR_TERMOSTATO_DELTA <text:s text:c="12"/>,EL_PAR <text:s text:c="22"/>} // ID_LBOX_ELEMENT_3 <text:s text:c="15"/>3 <text:s/></text:p>
      <text:p text:style-name="P103"><text:s text:c="3"/>,{ ID_PAR_TERMOSTATO_TEMPO_MINUTI <text:s text:c="5"/>,EL_PAR <text:s text:c="22"/>} // ID_LBOX_ELEMENT_4 <text:s text:c="15"/>4 <text:s/></text:p>
      <text:p text:style-name="P103"><text:s text:c="3"/>,{ ID_PAR_TERMOSTATO_TEMPO_SECONDI <text:s text:c="4"/>,EL_PAR <text:s text:c="22"/>} // ID_LBOX_ELEMENT_5 <text:s text:c="15"/>5 <text:s/></text:p>
      <text:p text:style-name="P103"><text:s text:c="3"/>,{ ID_VAR_TERMOSTATO_TEMPERATURA <text:s text:c="6"/>,EL_VAR <text:s text:c="22"/>} // ID_LBOX_ELEMENT_6 <text:s text:c="15"/>6 <text:s/></text:p>
      <text:p text:style-name="P103"><text:s text:c="3"/>,{ ID_VAR_TERMOSTATO_UMIDITA <text:s text:c="10"/>,EL_VAR <text:s text:c="22"/>} // ID_LBOX_ELEMENT_7 <text:s text:c="15"/>7 <text:s/></text:p>
      <text:p text:style-name="P103"><text:s text:c="3"/>,{ ID_PAR_GENERAL_LANGUAGE <text:s text:c="12"/>,EL_PAR <text:s text:c="22"/>} // ID_LBOX_ELEMENT_8 <text:s text:c="15"/>8 <text:s/></text:p>
      <text:p text:style-name="P103">};</text:p>
      <text:p text:style-name="P103"/>
      <text:p text:style-name="P103"/>
      <text:p text:style-name="P103">// </text:p>
      <text:p text:style-name="P103">_ROM PageListaElementiStruct <text:s/>PageListaElementi[NUMERO_PAGE_LISTA_ELEMENTI] = {</text:p>
      <text:p text:style-name="P103">// <text:s text:c="2"/>IdElemento <text:s text:c="21"/>,TipoElemento ,Pos:Row ,Pos:Column ,Dim:Width <text:s text:c="5"/></text:p>
      <text:p text:style-name="P103"><text:s text:c="3"/>{ ID_PAR_TERMOSTATO_SETPOINT_MIN <text:s/>,EL_PAR <text:s text:c="6"/>,{1 <text:s text:c="5"/>,0 <text:s text:c="9"/>,0} <text:s text:c="2"/>} <text:s/>// ID_PAGE_HOME_ELEMENT_0 <text:s text:c="10"/>0</text:p>
      <text:p text:style-name="P103"><text:s text:c="2"/>,{ ID_LBOX_SETTINGS_A <text:s text:c="13"/>,EL_LBOX <text:s text:c="5"/>,{2 <text:s text:c="5"/>,1 <text:s text:c="9"/>,0} <text:s text:c="2"/>} <text:s/>// ID_PAGE_SETTINGS_A_ELEMENT_0 <text:s text:c="4"/>5</text:p>
      <text:p text:style-name="P103"><text:s text:c="2"/>,{ ID_LBOX_SETTINGS_B <text:s text:c="13"/>,EL_LBOX <text:s text:c="5"/>,{2 <text:s text:c="5"/>,0 <text:s text:c="9"/>,0} <text:s text:c="2"/>} <text:s/>// ID_PAGE_SETTINGS_B_ELEMENT_0 <text:s text:c="4"/>6</text:p>
      <text:p text:style-name="P103"><text:s text:c="2"/>,{ ID_STR_WEB_SITE <text:s text:c="16"/>,EL_STR <text:s text:c="6"/>,{2 <text:s text:c="5"/>,0 <text:s text:c="9"/>,0} <text:s text:c="2"/>} <text:s/>// ID_PAGE_INFO_ELEMENT_0 <text:s text:c="10"/>7</text:p>
      <text:p text:style-name="P103"><text:s text:c="2"/>,{ ID_STR_E_MAIL <text:s text:c="18"/>,EL_STR <text:s text:c="6"/>,{3 <text:s text:c="5"/>,0 <text:s text:c="9"/>,0} <text:s text:c="2"/>} <text:s/>// ID_PAGE_INFO_ELEMENT_1 <text:s text:c="10"/>8</text:p>
      <text:p text:style-name="P103"><text:s text:c="2"/>,{ ID_STR_PHONE <text:s text:c="19"/>,EL_STR <text:s text:c="6"/>,{4 <text:s text:c="5"/>,0 <text:s text:c="9"/>,0} <text:s text:c="2"/>} <text:s/>// ID_PAGE_INFO_ELEMENT_2 <text:s text:c="10"/>9</text:p>
      <text:p text:style-name="P103">};</text:p>
      <text:p text:style-name="P35"/>
      <text:p text:style-name="P35"/>
      <text:p text:style-name="P42"/>
      <text:p text:style-name="P42"><text:s/></text:p>
      <text:p text:style-name="P42"/>
      <text:p text:style-name="P17"/>
      <text:p text:style-name="P13"/>
      <text:p text:style-name="P13"/>
      <text:h text:style-name="P137" text:outline-level="2"><text:bookmark-start text:name="__RefHeading___Toc1262_289744690"/>2.<text:span text:style-name="T193">5</text:span> Flusso di esecuzione <text:span text:style-name="T47">del codice</text:span><text:bookmark-end text:name="__RefHeading___Toc1262_289744690"/></text:h>
      <text:p text:style-name="P16">In questo paragrafo vengono descritte le parti dinamiche del codice <text:span text:style-name="T47">si farà quindi uso dei diagrammi delle sequenze e delle macchine a stati</text:span></text:p>
      <text:h text:style-name="P142" text:outline-level="3"><text:bookmark-start text:name="__RefHeading___Toc10753_2141414465"/>2.<text:span text:style-name="T193">5</text:span>.1 Diagramma delle sequenze – Main Loop<text:bookmark-end text:name="__RefHeading___Toc10753_2141414465"/></text:h>
      <text:p text:style-name="P90"><draw:frame draw:style-name="fr1" draw:name="Frame6" text:anchor-type="paragraph" svg:x="0in" svg:y="0.0835in" svg:width="6.7374in" draw:z-index="27"><draw:text-box fo:min-height="7.4929in"><text:p text:style-name="P109"><draw:g text:anchor-type="paragraph" draw:z-index="28" draw:style-name="gr1"><draw:custom-shape draw:style-name="gr274" draw:text-style-name="P237" svg:width="0.3941in" svg:height="5.9059in" svg:x="0.6327in" svg:y="1.5752in"><text:p/><draw:enhanced-geometry svg:viewBox="0 0 21600 21600" draw:type="rectangle" draw:enhanced-path="M 0 0 L 21600 0 21600 21600 0 21600 0 0 Z N"/></draw:custom-shape><draw:line draw:style-name="gr275" draw:text-style-name="P237" svg:x1="0.8295in" svg:y1="0.3937in" svg:x2="0.8295in" svg:y2="1.5748in"><text:p/></draw:line><draw:custom-shape draw:style-name="gr276" draw:text-style-name="P270" svg:width="1.5748in" svg:height="0.3941in" svg:x="0.0425in" svg:y="0in"><text:p/><draw:enhanced-geometry svg:viewBox="0 0 21600 21600" draw:type="rectangle" draw:enhanced-path="M 0 0 L 21600 0 21600 21600 0 21600 0 0 Z N"/></draw:custom-shape><draw:frame draw:style-name="gr277" draw:text-style-name="P271" svg:width="0.9453in" svg:height="0.2913in" svg:x="0.3965in" svg:y="0.0398in"><draw:text-box><text:p text:style-name="P242"><text:span text:style-name="T212">krProcess</text:span></text:p></draw:text-box></draw:frame><draw:custom-shape draw:style-name="gr278" draw:text-style-name="P272" svg:width="1.5752in" svg:height="0.3941in" svg:x="2.798in" svg:y="0in"><text:p text:style-name="P238"><text:span text:style-name="T212">EventSupply</text:span></text:p><text:p text:style-name="P238"><text:span text:style-name="T212">Modules</text:span></text:p><draw:enhanced-geometry svg:viewBox="0 0 21600 21600" draw:type="rectangle" draw:enhanced-path="M 0 0 L 21600 0 21600 21600 0 21600 0 0 Z N"/></draw:custom-shape><draw:custom-shape draw:style-name="gr279" draw:text-style-name="P272" svg:width="1.5748in" svg:height="0.3941in" svg:x="5.1602in" svg:y="0in"><text:p text:style-name="P238"><text:span text:style-name="T212">EventFunction</text:span></text:p><text:p text:style-name="P238"><text:span text:style-name="T212">Modules</text:span></text:p><draw:enhanced-geometry svg:viewBox="0 0 21600 21600" draw:type="rectangle" draw:enhanced-path="M 0 0 L 21600 0 21600 21600 0 21600 0 0 Z N"/></draw:custom-shape><draw:custom-shape draw:style-name="gr280" draw:text-style-name="P273" svg:width="6.6925in" svg:height="4.7248in" svg:x="0.0425in" svg:y="2.3626in"><text:p/><draw:enhanced-geometry svg:viewBox="0 0 21600 21600" draw:type="rectangle" draw:enhanced-path="M 0 0 L 21600 0 21600 21600 0 21600 0 0 Z N"/></draw:custom-shape><draw:line draw:style-name="gr281" draw:text-style-name="P261" svg:x1="0.0421in" svg:y1="1.6535in" svg:x2="0.6327in" svg:y2="1.6535in"><text:p/></draw:line><draw:frame draw:style-name="gr282" draw:text-style-name="P274" svg:width="0.9213in" svg:height="0.2276in" svg:x="0.0028in" svg:y="1.378in"><draw:text-box><text:p text:style-name="P238"><text:span text:style-name="T200">ProcessLoop()</text:span></text:p></draw:text-box></draw:frame><draw:custom-shape draw:style-name="gr283" draw:text-style-name="P273" svg:width="6.2996in" svg:height="3.7406in" svg:x="0.239in" svg:y="3.1492in"><text:p/><draw:enhanced-geometry svg:viewBox="0 0 21600 21600" draw:type="rectangle" draw:enhanced-path="M 0 0 L 21600 0 21600 21600 0 21600 0 0 Z N"/></draw:custom-shape><draw:custom-shape draw:style-name="gr284" draw:text-style-name="P275" svg:width="0.3949in" svg:height="1.1815in" svg:x="5.7508in" svg:y="5.3146in"><text:p/><draw:enhanced-geometry svg:viewBox="0 0 21600 21600" draw:type="rectangle" draw:enhanced-path="M 0 0 L 21600 0 21600 21600 0 21600 0 0 Z N"/></draw:custom-shape><draw:line draw:style-name="gr285" draw:text-style-name="P237" svg:x1="1.0264in" svg:y1="5.7087in" svg:x2="5.7508in" svg:y2="5.7087in"><text:p/></draw:line><draw:line draw:style-name="gr286" draw:text-style-name="P237" svg:x1="5.7508in" svg:y1="6.1024in" svg:x2="1.0264in" svg:y2="6.1024in"><text:p/></draw:line><draw:frame draw:style-name="gr287" draw:text-style-name="P276" svg:width="2.6386in" svg:height="0.2594in" svg:x="2.0165in" svg:y="5.4154in"><draw:text-box><text:p text:style-name="P242"><text:span text:style-name="T216">Execute Event identified by Event Code</text:span></text:p></draw:text-box></draw:frame><draw:frame draw:style-name="gr288" draw:text-style-name="P243" svg:width="1.687in" svg:height="0.2276in" svg:x="0.9866in" svg:y="5.0783in"><draw:text-box><text:p text:style-name="P242"><text:span text:style-name="T200">If Event Code other than 0xFF</text:span></text:p></draw:text-box></draw:frame><draw:custom-shape draw:style-name="gr289" draw:text-style-name="P273" svg:width="5.9059in" svg:height="1.615in" svg:x="0.4362in" svg:y="5.0783in"><text:p/><draw:enhanced-geometry svg:viewBox="0 0 21600 21600" draw:type="rectangle" draw:enhanced-path="M 0 0 L 21600 0 21600 21600 0 21600 0 0 Z N"/></draw:custom-shape><draw:custom-shape draw:style-name="gr290" draw:text-style-name="P272" svg:width="0.5516in" svg:height="0.3941in" svg:x="0.239in" svg:y="3.1492in"><text:p text:style-name="P238"><text:span text:style-name="T212">Loop</text:span></text:p><draw:enhanced-geometry svg:viewBox="0 0 21600 21600" draw:glue-points="10800 0 0 10800 10800 21600 21600 10800" draw:text-areas="0 0 21600 ?f11" draw:type="paper" draw:modifiers="15348.109517601"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91" draw:text-style-name="P243" svg:width="4.174in" svg:height="0.2276in" svg:x="0.9866in" svg:y="3.1492in"><draw:text-box><text:p text:style-name="P242"><text:span text:style-name="T200">(&lt;EventSupply Function&gt; parametrizzata: è il caso di ControlloTimer – indice j)</text:span></text:p></draw:text-box></draw:frame><draw:line draw:style-name="gr292" draw:text-style-name="P237" svg:x1="1.0264in" svg:y1="3.7402in" svg:x2="3.3886in" svg:y2="3.7402in"><text:p/></draw:line><draw:frame draw:style-name="gr293" draw:text-style-name="P276" svg:width="2.3232in" svg:height="0.2594in" svg:x="1.0264in" svg:y="3.5366in"><draw:text-box><text:p text:style-name="P242"><text:span text:style-name="T216">Execute EventSupply Function</text:span></text:p></draw:text-box></draw:frame><draw:line draw:style-name="gr294" draw:text-style-name="P237" svg:x1="3.3886in" svg:y1="4.5276in" svg:x2="1.0264in" svg:y2="4.5276in"><text:p/></draw:line><draw:frame draw:style-name="gr295" draw:text-style-name="P276" svg:width="1.4189in" svg:height="0.2594in" svg:x="1.4201in" svg:y="4.2736in"><draw:text-box><text:p text:style-name="P242"><text:span text:style-name="T216">Return: Event Code</text:span></text:p></draw:text-box></draw:frame><draw:frame draw:style-name="gr296" draw:text-style-name="P243" svg:width="2.3232in" svg:height="0.2276in" svg:x="1.0264in" svg:y="3.8402in"><draw:text-box><text:p text:style-name="P242"><text:span text:style-name="T200">ControlloButtons(j) / ControlloTimer(j)</text:span></text:p></draw:text-box></draw:frame><draw:custom-shape draw:style-name="gr297" draw:text-style-name="P272" svg:width="0.5512in" svg:height="0.3933in" svg:x="0.0425in" svg:y="2.3626in"><text:p text:style-name="P238"><text:span text:style-name="T212">Loop</text:span></text:p><draw:enhanced-geometry svg:viewBox="0 0 21600 21600" draw:glue-points="10800 0 0 10800 10800 21600 21600 10800" draw:text-areas="0 0 21600 ?f11" draw:type="paper" draw:modifiers="15348.109517601"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98" draw:text-style-name="P243" svg:width="2.7169in" svg:height="0.2276in" svg:x="0.711in" svg:y="2.3626in"><draw:text-box><text:p text:style-name="P242"><text:span text:style-name="T200">(per ogni riga della matrice dei processi – indice i)</text:span></text:p></draw:text-box></draw:frame><draw:custom-shape draw:style-name="gr299" draw:text-style-name="P275" svg:width="0.3953in" svg:height="1.1815in" svg:x="3.3874in" svg:y="3.5429in"><text:p/><draw:enhanced-geometry svg:viewBox="0 0 21600 21600" draw:type="rectangle" draw:enhanced-path="M 0 0 L 21600 0 21600 21600 0 21600 0 0 Z N"/></draw:custom-shape><draw:line draw:style-name="gr275" draw:text-style-name="P237" svg:x1="3.5854in" svg:y1="0.3937in" svg:x2="3.5854in" svg:y2="3.5433in"><text:p/></draw:line><draw:line draw:style-name="gr275" draw:text-style-name="P237" svg:x1="5.9476in" svg:y1="0.3937in" svg:x2="5.9476in" svg:y2="5.315in"><text:p/></draw:line><draw:custom-shape draw:style-name="gr300" draw:text-style-name="P272" svg:width="0.5512in" svg:height="0.3941in" svg:x="0.4362in" svg:y="5.0783in"><text:p text:style-name="P238"><text:span text:style-name="T212">Opt</text:span></text:p><draw:enhanced-geometry svg:viewBox="0 0 21600 21600" draw:glue-points="10800 0 0 10800 10800 21600 21600 10800" draw:text-areas="0 0 21600 ?f11" draw:type="paper" draw:modifiers="15348.109517601"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g></text:p><text:p text:style-name="P109"><text:span text:style-name="T175">Diag. </text:span><text:s/><text:sequence text:ref-name="refDrawing4" text:name="Drawing" text:formula="ooow:Drawing+1" style:num-format="1">5</text:sequence>: Diagramma delle Sequenze - Descrizione "main loop"</text:p></draw:text-box></draw:frame> </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59" text:outline-level="4"><text:bookmark-start text:name="__RefHeading___Toc10755_2141414465"/><text:span text:style-name="T120">2.5.1.1 S</text:span>chema <text:alphabetical-index-mark text:string-value="produttore/consumatore"/><text:alphabetical-index-mark text:string-value="produttore/consumatore"/><text:alphabetical-index-mark text:string-value="produttore/consumatore"/><text:alphabetical-index-mark text:string-value="produttore/consumatore"/>Produttore/Consumatore<text:bookmark-end text:name="__RefHeading___Toc10755_2141414465"/></text:h>
      <text:p text:style-name="P18">Il diagramma delle sequenze <text:span text:style-name="T146">riportato nella pagina precedente </text:span>illust<text:span text:style-name="T86">ra</text:span> il flusso di esecuzione principale del <text:alphabetical-index-mark text:string-value="firmware"/><text:alphabetical-index-mark text:string-value="firmware"/><text:alphabetical-index-mark text:string-value="firmware"/><text:alphabetical-index-mark text:string-value="firmware"/><text:span text:style-name="T120">firmware e allo stesso tempo il meccanismo del</text:span> <text:span text:style-name="T109">modello</text:span> <text:alphabetical-index-mark text:string-value="produttore/consumatore"/><text:alphabetical-index-mark text:string-value="produttore/consumatore"/><text:alphabetical-index-mark text:string-value="produttore/consumatore"/><text:alphabetical-index-mark text:string-value="produttore/consumatore"/><text:span text:style-name="T120">P</text:span>roduttore/<text:span text:style-name="T120">C</text:span>onsumatore.</text:p>
      <text:p text:style-name="P60"><text:span text:style-name="T122">Per maggiore chiarezza d</text:span>i seguito <text:span text:style-name="T122">si riporta </text:span>il codice <text:span text:style-name="T146">corrispondente al diagramma.</text:span></text:p>
      <text:p text:style-name="P59"/>
      <text:p text:style-name="P100"><draw:frame draw:style-name="fr2" draw:name="Frame12" text:anchor-type="paragraph" svg:x="-0.1598in" svg:y="0.0402in" svg:width="6.6728in" draw:z-index="3"><draw:text-box fo:min-height="2.2598in"><text:p text:style-name="P113"><draw:custom-shape text:anchor-type="paragraph" draw:z-index="4" draw:style-name="gr89" draw:text-style-name="P247" svg:width="6.6614in" svg:height="2.248in" svg:x="0.0055in" svg:y="0in"><text:p/><draw:enhanced-geometry svg:viewBox="0 0 21600 21600" draw:type="rectangle" draw:enhanced-path="M 0 0 L 21600 0 21600 21600 0 21600 0 0 Z N"/></draw:custom-shape><text:span text:style-name="T163">Codice</text:span> <text:sequence text:ref-name="refText4" text:name="Text" text:formula="ooow:Text+1" style:num-format="1">5</text:sequence>: "main loop" e modello Produttore / Consumatore – dal file “krProcess.c”</text:p></draw:text-box></draw:frame></text:p>
      <text:p text:style-name="P100"/>
      <text:p text:style-name="P100">void ProcessLoop (void)</text:p>
      <text:p text:style-name="P100">{</text:p>
      <text:p text:style-name="P100"><text:s text:c="3"/>char i, j;</text:p>
      <text:p text:style-name="P100"><text:s text:c="3"/>unsigned char evento;</text:p>
      <text:p text:style-name="P100"><text:s text:c="3"/></text:p>
      <text:p text:style-name="P100"><text:s text:c="3"/>for(i=0;i&lt;NUMBER_PROCESS;i++)</text:p>
      <text:p text:style-name="P100"><text:s text:c="3"/>{</text:p>
      <text:p text:style-name="P100"><text:s text:c="6"/>for(j=0;j&lt;ProcessTable[i].NumeroRipetizioniControllo;j++)</text:p>
      <text:p text:style-name="P100"><text:s text:c="6"/>{</text:p>
      <text:p text:style-name="P100"><text:s text:c="9"/>evento = (ProcessTable[i].Controllo)(j);</text:p>
      <text:p text:style-name="P100"><text:s text:c="9"/>if(evento != 0xFF)</text:p>
      <text:p text:style-name="P100"><text:s text:c="9"/>{</text:p>
      <text:p text:style-name="P100"><text:s text:c="12"/>(ProcessTable[i].EventMatrix[0].EventTable[evento])();</text:p>
      <text:p text:style-name="P100"><text:s text:c="9"/>}</text:p>
      <text:p text:style-name="P100"><text:s text:c="6"/>}</text:p>
      <text:p text:style-name="P100"><text:s text:c="3"/>}</text:p>
      <text:p text:style-name="P100">}</text:p>
      <text:p text:style-name="P18"/>
      <text:p text:style-name="P18"/>
      <text:p text:style-name="P56"><text:span text:style-name="T123">Questo codice </text:span>implementa <text:span text:style-name="T123">attraverso la gestione della matrice dei processi (“ProcessTable”, si veda il riquadro “Codice 2”) il</text:span> modello <text:alphabetical-index-mark text:string-value="produttore/consumatore"/><text:alphabetical-index-mark text:string-value="produttore/consumatore"/><text:alphabetical-index-mark text:string-value="produttore/consumatore"/><text:alphabetical-index-mark text:string-value="produttore/consumatore"/><text:span text:style-name="T123">Produttore/Consumatore. Ogni riga di questa matrice rappresenta un processo (in cui è presente la generazione ed il conseguente processamento di un evento), gli elementi del processo sono: </text:span></text:p>
      <text:list xml:id="list2585473251163498151" text:style-name="L25">
        <text:list-item>
          <text:p text:style-name="P211">la funzione di generazione eventi che ha il ruolo di Produttore; ad esempio: “ControlloButtons”</text:p>
        </text:list-item>
        <text:list-item>
          <text:p text:style-name="P211">la tabella delle funzioni eventi che ha il ruolo di Consumatore; ad esempio “ButtonsEventMatrix”</text:p>
        </text:list-item>
        <text:list-item>
          <text:p text:style-name="P212">limite per l'inidce di parametrizzazione della funzione Produttore (per maggiori dettagli leggere la nota che segue)</text:p>
        </text:list-item>
      </text:list>
      <text:p text:style-name="P57"><text:span text:style-name="T124">i primi due</text:span> elementi sono in relazione tra loro più precisamente devono condividere la stessa codifica degli eventi, <text:span text:style-name="T121">per maggiori dettagli vedere la nota seguente.</text:span></text:p>
      <text:p text:style-name="P55"><draw:frame draw:style-name="fr2" draw:name="Frame13" text:anchor-type="paragraph" svg:x="-0.1598in" svg:y="0.1402in" svg:width="6.6728in" draw:z-index="7"><draw:text-box fo:min-height="0.8827in"><text:p text:style-name="P114"><draw:custom-shape text:anchor-type="paragraph" draw:z-index="8" draw:style-name="gr91" draw:text-style-name="P248" svg:width="6.6614in" svg:height="0.8713in" svg:x="0.0055in" svg:y="0in"><text:p/><draw:enhanced-geometry svg:viewBox="0 0 21600 21600" draw:type="rectangle" draw:enhanced-path="M 0 0 L 21600 0 21600 21600 0 21600 0 0 Z N"/></draw:custom-shape><text:span text:style-name="T38">Codice</text:span><text:span text:style-name="T9"> </text:span><text:span text:style-name="T9"><text:sequence text:ref-name="refText5" text:name="Text" text:formula="ooow:Text+1" style:num-format="1">6</text:sequence></text:span><text:span text:style-name="T9">: Matrice dei processi – dal file “krProcessTbl.c”</text:span></text:p></draw:text-box></draw:frame></text:p>
      <text:p text:style-name="P101">_ROM ProcessStruct ProcessTable[NUMBER_PROCESS] = {</text:p>
      <text:p text:style-name="P101">{ControlloTimer0 <text:s text:c="4"/>,EventTimerMatrix <text:s text:c="6"/>,TMR_NUMBER}, <text:s text:c="4"/>// PROCESS_TIMER <text:s text:c="7"/>0</text:p>
      <text:p text:style-name="P101">{ControlloButtons <text:s text:c="3"/>,ButtonsEventMatrix <text:s text:c="4"/>,1} <text:s text:c="14"/>// PROCESS_BUTTONS <text:s text:c="5"/>1</text:p>
      <text:p text:style-name="P101">}; <text:s text:c="60"/>// NUMBER_PROCESS <text:s text:c="6"/>2 </text:p>
      <text:p text:style-name="P101"/>
      <text:p text:style-name="P55"/>
      <text:p text:style-name="P40"/>
      <text:p text:style-name="P49"/>
      <text:p text:style-name="P58"><text:span text:style-name="T69">Note sul codice</text:span><text:span text:style-name="T65">:</text:span></text:p>
      <text:list xml:id="list50338370693446797" text:style-name="L26">
        <text:list-item>
          <text:p text:style-name="P172"><text:soft-page-break/>la relazione tra i due elementi <text:s/>consiste nella condivisione della codifica degli eventi</text:p>
        </text:list-item>
        <text:list-item>
          <text:p text:style-name="P213"><text:span text:style-name="T70">la posizione delle funzioni evento all'interno della tabella rispettano la codifica degli eventi, </text:span><text:span text:style-name="T71">come esempio si veda la tabella eventi del componente uiLbox riportata nel riquadro Codice 3</text:span></text:p>
        </text:list-item>
      </text:list>
      <text:p text:style-name="P62"><draw:frame draw:style-name="fr2" draw:name="Frame14" text:anchor-type="paragraph" svg:x="-0.1in" svg:y="0.1402in" svg:width="6.6728in" draw:z-index="5"><draw:text-box fo:min-height="1.152in"><text:p text:style-name="P114"><draw:custom-shape text:anchor-type="paragraph" draw:z-index="6" draw:style-name="gr90" draw:text-style-name="P247" svg:width="6.6614in" svg:height="1.1406in" svg:x="0.0055in" svg:y="0in"><text:p/><draw:enhanced-geometry svg:viewBox="0 0 21600 21600" draw:type="rectangle" draw:enhanced-path="M 0 0 L 21600 0 21600 21600 0 21600 0 0 Z N"/></draw:custom-shape><text:span text:style-name="T38">Codice</text:span><text:span text:style-name="T9"> </text:span><text:span text:style-name="T9"><text:sequence text:ref-name="refText6" text:name="Text" text:formula="ooow:Text+1" style:num-format="1">7</text:sequence></text:span><text:span text:style-name="T9">: Tabella eventi – dal file “uiLbox.c”</text:span></text:p></draw:text-box></draw:frame></text:p>
      <text:p text:style-name="P100">_ROM EventTableDef uiLboxEvent[NUMBER_EVENT_BUTTONS] = {</text:p>
      <text:p text:style-name="P100"><text:s text:c="4"/>uiLboxEventButtonsRight <text:s text:c="8"/>// <text:s text:c="3"/>EVENT_BUTTONS_RIGHT <text:s text:c="4"/>0</text:p>
      <text:p text:style-name="P100"><text:s text:c="3"/>,uiLboxEventButtonsUp <text:s text:c="11"/>// <text:s text:c="3"/>EVENT_BUTTONS_UP <text:s text:c="7"/>1</text:p>
      <text:p text:style-name="P100"><text:s text:c="3"/>,uiLboxEventButtonsEnter <text:s text:c="8"/>// <text:s text:c="3"/>EVENT_BUTTONS_ENTER <text:s text:c="4"/>2</text:p>
      <text:p text:style-name="P100"><text:s text:c="3"/>,uiLboxEventButtonsDown <text:s text:c="9"/>// <text:s text:c="3"/>EVENT_BUTTONS_DOWN <text:s text:c="5"/>3</text:p>
      <text:p text:style-name="P100"><text:s text:c="3"/>,uiLboxEventButtonsLeft <text:s text:c="9"/>// <text:s text:c="3"/>EVENT_BUTTONS_LEFT <text:s text:c="5"/>4</text:p>
      <text:p text:style-name="P100">}; <text:s text:c="33"/>// <text:s text:c="3"/>NUMBER_EVENT_BUTTONS <text:s text:c="3"/>5</text:p>
      <text:p text:style-name="P32"/>
      <text:p text:style-name="P33"/>
      <text:list xml:id="list7875565005591359987" text:style-name="L27">
        <text:list-item>
          <text:p text:style-name="P214"><text:span text:style-name="T73">dal codice </text:span><text:span text:style-name="T71">(riquadro Codice 1) si nota che</text:span><text:span text:style-name="T73"> </text:span><text:span text:style-name="T72">la funzione Controllo (che sarebbe la funzione EventSupply) è parametrizzata; il parametro, </text:span><text:span text:style-name="T73">che ha come limite superiore il terzo elemento presente </text:span><text:span text:style-name="T71">nella riga “processo” d</text:span><text:span text:style-name="T73">ella matrice de</text:span><text:span text:style-name="T71">i</text:span><text:span text:style-name="T73"> process</text:span><text:span text:style-name="T71">i</text:span><text:span text:style-name="T73">, </text:span><text:span text:style-name="T72">viene usato solo nel caso d</text:span><text:span text:style-name="T71">ella funzione <text:s/>“ControlloTimer”</text:span><text:span text:style-name="T72"> </text:span><text:span text:style-name="T71">mentre </text:span><text:span text:style-name="T72">per la funzione “</text:span><text:span text:style-name="T71">ControlloButtons</text:span><text:span text:style-name="T72">” non viene considerato; questo è stato fatto per gestire in modo uniforme le funzioni di controllo </text:span><text:span text:style-name="T71">(o EventSupply) </text:span><text:span text:style-name="T72">dei timer e dei tasti </text:span><text:span text:style-name="T71">e di altri eventuali mdouli</text:span><text:span text:style-name="T72">; </text:span></text:p>
        </text:list-item>
      </text:list>
      <text:p text:style-name="P61"/>
      <text:p text:style-name="P61"/>
      <text:h text:style-name="P147" text:outline-level="3"><text:bookmark-start text:name="__RefHeading___Toc2676_473660269"/><text:span text:style-name="T125">2.5.2 </text:span>Diagramm<text:span text:style-name="T151">i</text:span> Macchina a Stati – <text:span text:style-name="T154">Sistema Interfaccia</text:span><text:bookmark-end text:name="__RefHeading___Toc2676_473660269"/></text:h>
      <text:h text:style-name="Heading_20_4" text:outline-level="4"><text:bookmark-start text:name="__RefHeading___Toc2728_1016977302"/>2.<text:span text:style-name="T193">5</text:span>.2.1 Introduzione<text:bookmark-end text:name="__RefHeading___Toc2728_1016977302"/></text:h>
      <text:p text:style-name="P19"><text:span text:style-name="T128">N</text:span>el presente <text:alphabetical-index-mark text:string-value="firmware"/><text:alphabetical-index-mark text:string-value="firmware"/><text:alphabetical-index-mark text:string-value="firmware"/><text:alphabetical-index-mark text:string-value="firmware"/><text:span text:style-name="T131">firmware</text:span> ci sono tre situazioni <text:span text:style-name="T131">che possono essere schematizzate/implementate secondo un modello di macchina a stati:</text:span></text:p>
      <text:list xml:id="list2117617414340231243" text:style-name="L28">
        <text:list-item>
          <text:p text:style-name="P215">Gestione dell'interfaccia utente;</text:p>
        </text:list-item>
        <text:list-item>
          <text:p text:style-name="P217">Gestione della visualizzazione di una lista di n elementi all'interno di una finestra con m righe con m&lt;=n; </text:p>
        </text:list-item>
        <text:list-item>
          <text:p text:style-name="P217">Gestione lettura tasti.</text:p>
        </text:list-item>
      </text:list>
      <text:p text:style-name="P68">Le macchine a stati possono implementarsi a grandi linee in tre modi differenti: </text:p>
      <text:list xml:id="list8391746853349656958" text:style-name="L29">
        <text:list-item>
          <text:p text:style-name="P216">via codice con l'uso delle istruzioni di <text:span text:style-name="T9">if-</text:span><text:span text:style-name="T30">then-else</text:span> o più in generale di <text:span text:style-name="T9">switch</text:span>; </text:p>
        </text:list-item>
        <text:list-item>
          <text:p text:style-name="P216">via <text:span text:style-name="T26">matrice stato-evento</text:span>; </text:p>
        </text:list-item>
        <text:list-item>
          <text:p text:style-name="P218">via<text:span text:style-name="T138"> schema </text:span><text:alphabetical-index-mark text:string-value="produttore/consumatore"/><text:alphabetical-index-mark text:string-value="produttore/consumatore"/><text:alphabetical-index-mark text:string-value="produttore/consumatore"/><text:alphabetical-index-mark text:string-value="produttore/consumatore"/><text:span text:style-name="T27">produttore/consumatore</text:span><text:span text:style-name="T138"> </text:span>con la defin<text:span text:style-name="T143">i</text:span>zione di una classe per ogni stato; a livello di codice questo implica la creazione di p<text:span text:style-name="T138">i</text:span>ù modlui ed inoltre necessita anche dell'implementazione di un modello <text:alphabetical-index-mark text:string-value="produttore/consumatore"/><text:alphabetical-index-mark text:string-value="produttore/consumatore"/><text:alphabetical-index-mark text:string-value="produttore/consumatore"/><text:alphabetical-index-mark text:string-value="produttore/consumatore"/>produttore/consumatore <text:span text:style-name="T138">e </text:span>quindi <text:span text:style-name="T138">anche di una</text:span> funzione gen<text:span text:style-name="T138">e</text:span>ratore evento (<text:span text:style-name="T150">ad esempio i</text:span>mplementata nel modulo <text:span text:style-name="T27">rs2Buttons</text:span>) <text:span text:style-name="T138">e di </text:span>una tabella degli ev<text:span text:style-name="T138">en</text:span>ti (<text:span text:style-name="T150">ad esempio </text:span>implementate ne<text:span text:style-name="T142">i</text:span> <text:span text:style-name="T9">mod</text:span><text:span text:style-name="T27">uli</text:span><text:span text:style-name="T9"> interfaccia</text:span>).</text:p>
        </text:list-item>
      </text:list>
      <text:p text:style-name="P76">Tutte e tre queste <text:span text:style-name="T141">modalità</text:span> sono state <text:span text:style-name="T141">implementate</text:span> nel presente <text:alphabetical-index-mark text:string-value="firmware"/><text:alphabetical-index-mark text:string-value="firmware"/><text:alphabetical-index-mark text:string-value="firmware"/><text:alphabetical-index-mark text:string-value="firmware"/>firmware, in particolare <text:span text:style-name="T141">la</text:span>:</text:p>
      <text:list xml:id="list7488435584701424936" text:style-name="L30">
        <text:list-item>
          <text:p text:style-name="P219">gestione interfaccia fa uso del <text:span text:style-name="T9">modello </text:span><text:alphabetical-index-mark text:string-value="produttore/consumatore"/><text:alphabetical-index-mark text:string-value="produttore/consumatore"/><text:alphabetical-index-mark text:string-value="produttore/consumatore"/><text:alphabetical-index-mark text:string-value="produttore/consumatore"/><text:span text:style-name="T9">Produttore/Consumatore</text:span><text:span text:style-name="T52">;</text:span></text:p>
        </text:list-item>
        <text:list-item>
          <text:p text:style-name="P219">gestione <text:span text:style-name="T138">della visualizzazione di una</text:span> lista elementi fa uso di una <text:span text:style-name="T24">matrice</text:span><text:span text:style-name="T9"> </text:span><text:span text:style-name="T25">degli stati-eventi</text:span><text:span text:style-name="T140"> in cui le righe e le colonne sono rappresentate dallo stato e dall'evento mentre gli elementi sono dei puntatori a funzione che identificano l'azione da intraprendere al verificarsi delle coppie stato-evento;</text:span></text:p>
        </text:list-item>
        <text:list-item>
          <text:p text:style-name="P219">gestione lettura tasti fa uso delle istruzioni <text:span text:style-name="T9">if-then-else</text:span> / <text:span text:style-name="T9">swtitch</text:span><text:span text:style-name="T52">;</text:span></text:p>
        </text:list-item>
      </text:list>
      <text:h text:style-name="P153" text:outline-level="4"><text:bookmark-start text:name="__RefHeading___Toc2720_1016977302"/>2.<text:span text:style-name="T193">5</text:span>.2.2 Istanze e Oggetti<text:bookmark-end text:name="__RefHeading___Toc2720_1016977302"/></text:h>
      <text:p text:style-name="P78">Come accennato sopra la gestione <text:span text:style-name="T135">dell'</text:span>interfaccia utente <text:span text:style-name="T132">passa per la definizione di </text:span>classi/moduli di componenti “<text:span text:style-name="T135">grafici</text:span>” <text:span text:style-name="T134">le cui strutture e relazioni sono gia state descritte nei paragrafi delle classi</text:span>, <text:span text:style-name="T135">mentre adesso descriveremo il loro aspetto dinamico e quindi il comportamento delle loro istanze.</text:span></text:p>
      <text:p text:style-name="P75">Nell'ambito della programmazione ad oggetti</text:p>
      <text:list xml:id="list6981061766424528881" text:style-name="L31">
        <text:list-item>
          <text:p text:style-name="P220"><text:span text:style-name="T135">L'</text:span><text:alphabetical-index-mark text:string-value="istanze"/><text:alphabetical-index-mark text:string-value="istanze"/><text:alphabetical-index-mark text:string-value="istanze"/><text:alphabetical-index-mark text:string-value="istanze"/>istanza è un puntatore alla struttura della classe, il puntatore <text:span text:style-name="T135">contiene il </text:span>riferimento ad una <text:span text:style-name="T136">porzione di memoria, presente nello heap, riservata alla struttura dati della classe</text:span>; <text:span text:style-name="T135">sotto certi punti di vista l'</text:span><text:alphabetical-index-mark text:string-value="istanze"/><text:alphabetical-index-mark text:string-value="istanze"/><text:alphabetical-index-mark text:string-value="istanze"/><text:alphabetical-index-mark text:string-value="istanze"/><text:span text:style-name="T135">istanza potrebbe essere vista come il record di un database ovvero una riga all'interno di una matrice (quest'ultima analogia bene si adatta alle tabelle delle istanze descritte nel diagramma delle tabelle </text:span><text:span text:style-name="T61">Diag </text:span><text:span text:style-name="T62">xxx</text:span><text:span text:style-name="T135">)</text:span></text:p>
        </text:list-item>
        <text:list-item>
          <text:p text:style-name="P221"><text:soft-page-break/><text:span text:style-name="T135">L'</text:span><text:alphabetical-index-mark text:string-value="oggetti"/><text:alphabetical-index-mark text:string-value="oggetti"/><text:alphabetical-index-mark text:string-value="oggetti"/><text:alphabetical-index-mark text:string-value="oggetti"/>oggetto <text:span text:style-name="T135">di una classe </text:span>è <text:span text:style-name="T135">rappresentato dal</text:span>l'<text:alphabetical-index-mark text:string-value="istanze"/><text:alphabetical-index-mark text:string-value="istanze"/><text:alphabetical-index-mark text:string-value="istanze"/><text:alphabetical-index-mark text:string-value="istanze"/>istanza <text:span text:style-name="T135">della stessa</text:span>.</text:p>
        </text:list-item>
        <text:list-item>
          <text:p text:style-name="P222">Un <text:alphabetical-index-mark text:string-value="istanze"/><text:alphabetical-index-mark text:string-value="istanze"/><text:alphabetical-index-mark text:string-value="istanze"/><text:alphabetical-index-mark text:string-value="istanze"/>istanza viene generata <text:span text:style-name="T9">run time</text:span> con la funzione <text:span text:style-name="T9">new();</text:span></text:p>
        </text:list-item>
      </text:list>
      <text:h text:style-name="P154" text:outline-level="4"><text:bookmark-start text:name="__RefHeading___Toc2722_1016977302"/><text:span text:style-name="T130">2.5.2.3 </text:span>Istanze statiche e dinamiche<text:bookmark-end text:name="__RefHeading___Toc2722_1016977302"/></text:h>
      <text:p text:style-name="P77"><text:span text:style-name="T135">Nell'ambito</text:span> <text:span text:style-name="T133">del</text:span> presente <text:alphabetical-index-mark text:string-value="firmware"/><text:alphabetical-index-mark text:string-value="firmware"/><text:alphabetical-index-mark text:string-value="firmware"/><text:alphabetical-index-mark text:string-value="firmware"/>firmware, dovute <text:s/>a tecniche <text:span text:style-name="T133">di</text:span> ottimizzazione del codice</text:p>
      <text:list xml:id="list8667733433031155275" text:style-name="L32">
        <text:list-item>
          <text:p text:style-name="P224">l'<text:alphabetical-index-mark text:string-value="istanze"/><text:alphabetical-index-mark text:string-value="istanze"/><text:alphabetical-index-mark text:string-value="istanze"/><text:alphabetical-index-mark text:string-value="istanze"/>istanza è spezzata in due parti una parte dinamica (presente nella RAM) ed una statica (presente nella ROM)</text:p>
        </text:list-item>
        <text:list-item>
          <text:p text:style-name="P225">per ogni modulo il numero di istanze dinamiche <text:span text:style-name="T139">(poniamo </text:span>d<text:span text:style-name="T139">)</text:span>, è inferiore al numero di sitanze statiche <text:span text:style-name="T139">(poniamo </text:span>s<text:span text:style-name="T139">)</text:span>, <text:span text:style-name="T139">quindi</text:span> d&lt;s; in particolare per le funzionalità implementate nel present<text:span text:style-name="T139">e</text:span> fw si è <text:span text:style-name="T139">constato</text:span> che è suffciente usare una sola <text:alphabetical-index-mark text:string-value="istanze"/><text:alphabetical-index-mark text:string-value="istanze"/><text:alphabetical-index-mark text:string-value="istanze"/><text:alphabetical-index-mark text:string-value="istanze"/>istanza dinamica ovvero d=1 <text:span text:style-name="T139">per i moduli uiPage, uiLbox e uiPar mentre le cose cambiano per il modulo uiVar in cui le istanze dinamiche possono essere anche maggiori di 1;</text:span></text:p>
        </text:list-item>
        <text:list-item>
          <text:p text:style-name="P226">un <text:alphabetical-index-mark text:string-value="oggetti"/><text:alphabetical-index-mark text:string-value="oggetti"/><text:alphabetical-index-mark text:string-value="oggetti"/><text:alphabetical-index-mark text:string-value="oggetti"/>oggetto, essendo l'<text:alphabetical-index-mark text:string-value="istanze"/><text:alphabetical-index-mark text:string-value="istanze"/><text:alphabetical-index-mark text:string-value="istanze"/><text:alphabetical-index-mark text:string-value="istanze"/>istanza spezzata in due e il numero di istanzae dinamiche inferiore al numero di istnaze statiche (in particolare come già detto ogni modulo gestisce una sola <text:alphabetical-index-mark text:string-value="istanze"/><text:alphabetical-index-mark text:string-value="istanze"/><text:alphabetical-index-mark text:string-value="istanze"/><text:alphabetical-index-mark text:string-value="istanze"/>istanza <text:span text:style-name="T137">dinamica</text:span>), può <text:span text:style-name="T137">trovarsi in due situazioni o stati </text:span></text:p>
          <text:list>
            <text:list-item>
              <text:p text:style-name="P226"><text:span text:style-name="T31">C</text:span><text:span text:style-name="T9">ongelato </text:span><text:span text:style-name="T58">(quando all'</text:span><text:alphabetical-index-mark text:string-value="istanze"/><text:alphabetical-index-mark text:string-value="istanze"/><text:alphabetical-index-mark text:string-value="istanze"/><text:alphabetical-index-mark text:string-value="istanze"/><text:span text:style-name="T58">istanza statica non è associata </text:span><text:span text:style-name="T59">nessuna </text:span><text:alphabetical-index-mark text:string-value="istanze"/><text:alphabetical-index-mark text:string-value="istanze"/><text:alphabetical-index-mark text:string-value="istanze"/><text:alphabetical-index-mark text:string-value="istanze"/><text:span text:style-name="T58">istanza dinamica, quindi l'</text:span><text:alphabetical-index-mark text:string-value="oggetti"/><text:alphabetical-index-mark text:string-value="oggetti"/><text:alphabetical-index-mark text:string-value="oggetti"/><text:alphabetical-index-mark text:string-value="oggetti"/><text:span text:style-name="T58">oggetto nello stato di congelato è rappresentato dalla sola </text:span><text:alphabetical-index-mark text:string-value="istanze"/><text:alphabetical-index-mark text:string-value="istanze"/><text:alphabetical-index-mark text:string-value="istanze"/><text:alphabetical-index-mark text:string-value="istanze"/><text:span text:style-name="T58">istanza statica)</text:span> e</text:p>
            </text:list-item>
            <text:list-item>
              <text:p text:style-name="P226"><text:span text:style-name="T31">S</text:span><text:span text:style-name="T9">elezionato </text:span><text:span text:style-name="T58">(quando all'</text:span><text:alphabetical-index-mark text:string-value="istanze"/><text:alphabetical-index-mark text:string-value="istanze"/><text:alphabetical-index-mark text:string-value="istanze"/><text:alphabetical-index-mark text:string-value="istanze"/><text:span text:style-name="T58">istanza statica è associata </text:span><text:span text:style-name="T59">un'</text:span><text:alphabetical-index-mark text:string-value="istanze"/><text:alphabetical-index-mark text:string-value="istanze"/><text:alphabetical-index-mark text:string-value="istanze"/><text:alphabetical-index-mark text:string-value="istanze"/><text:span text:style-name="T58">istanza dinamica, in questo stato l'</text:span><text:alphabetical-index-mark text:string-value="oggetti"/><text:alphabetical-index-mark text:string-value="oggetti"/><text:alphabetical-index-mark text:string-value="oggetti"/><text:alphabetical-index-mark text:string-value="oggetti"/><text:span text:style-name="T58">oggetto è completo è può essere usato, </text:span><text:span text:style-name="T59">ad esempio può essere visualizzato ed eventualmente attivato</text:span><text:span text:style-name="T58">)</text:span>, </text:p>
            </text:list-item>
          </text:list>
        </text:list-item>
        <text:list-item>
          <text:p text:style-name="P227">un <text:alphabetical-index-mark text:string-value="oggetti"/><text:alphabetical-index-mark text:string-value="oggetti"/><text:alphabetical-index-mark text:string-value="oggetti"/><text:alphabetical-index-mark text:string-value="oggetti"/>ogget<text:span text:style-name="T139">t</text:span>o si considera <text:span text:style-name="T152">A</text:span><text:span text:style-name="T9">ttivo</text:span> quando la tabella degli eventi del modulo di cui è <text:alphabetical-index-mark text:string-value="istanze"/><text:alphabetical-index-mark text:string-value="istanze"/><text:alphabetical-index-mark text:string-value="istanze"/><text:alphabetical-index-mark text:string-value="istanze"/>istanza è presente nella tabella dei processi</text:p>
        </text:list-item>
        <text:list-item>
          <text:p text:style-name="P228">le proprietà identitarie dell'<text:alphabetical-index-mark text:string-value="oggetti"/><text:alphabetical-index-mark text:string-value="oggetti"/><text:alphabetical-index-mark text:string-value="oggetti"/><text:alphabetical-index-mark text:string-value="oggetti"/>oggetto sono definite nell'<text:alphabetical-index-mark text:string-value="istanze"/><text:alphabetical-index-mark text:string-value="istanze"/><text:alphabetical-index-mark text:string-value="istanze"/><text:alphabetical-index-mark text:string-value="istanze"/>istanza statica</text:p>
        </text:list-item>
        <text:list-item>
          <text:p text:style-name="P223"><text:span text:style-name="T147">le istanze, sia statiche che dinamiche, non vengono create attraverso la funzione </text:span><text:span text:style-name="T23">new()</text:span><text:span text:style-name="T139"> ma, a design time, definendo tabelle in ROM (per le istanze statiche) e variabili in RAM (per le istanze dinamiche)</text:span></text:p>
        </text:list-item>
      </text:list>
      <text:p text:style-name="P79">Esempi: Proprietà statiche e dinamiche</text:p>
      <text:h text:style-name="Heading_20_4" text:outline-level="4"><text:bookmark-start text:name="__RefHeading___Toc2229_854820432"/><text:span text:style-name="T130">2.5.2.4 </text:span>Stati del Sistema interfaccia<text:bookmark-end text:name="__RefHeading___Toc2229_854820432"/></text:h>
      <text:p text:style-name="P69">Per descrivere lo stato del sistema interfaccia ci sono tre situazioni <text:span text:style-name="T119">che vengono considerate</text:span></text:p>
      <text:list xml:id="list6164135104107464127" text:style-name="L33">
        <text:list-item>
          <text:p text:style-name="P229"><text:alphabetical-index-mark text:string-value="istanze"/><text:alphabetical-index-mark text:string-value="istanze"/><text:alphabetical-index-mark text:string-value="istanze"/><text:alphabetical-index-mark text:string-value="istanze"/><text:span text:style-name="T28">istanza della pagina attiva</text:span><text:span text:style-name="T149">: si vede quale </text:span><text:alphabetical-index-mark text:string-value="oggetti"/><text:alphabetical-index-mark text:string-value="oggetti"/><text:alphabetical-index-mark text:string-value="oggetti"/><text:alphabetical-index-mark text:string-value="oggetti"/><text:span text:style-name="T149">oggetto del componente pagina è selezionato ovvero quale </text:span><text:alphabetical-index-mark text:string-value="istanze"/><text:alphabetical-index-mark text:string-value="istanze"/><text:alphabetical-index-mark text:string-value="istanze"/><text:alphabetical-index-mark text:string-value="istanze"/><text:span text:style-name="T149">istanza statica è allineata con l'</text:span><text:alphabetical-index-mark text:string-value="istanze"/><text:alphabetical-index-mark text:string-value="istanze"/><text:alphabetical-index-mark text:string-value="istanze"/><text:alphabetical-index-mark text:string-value="istanze"/><text:span text:style-name="T149">istanza dinamica; il passaggio di stato è stabilito a design time, gli eventi che generano questo passaggio di stato sono i tast right e left; per il passaggio di stato vedere il diagramma (a)</text:span></text:p>
        </text:list-item>
        <text:list-item>
          <text:p text:style-name="P229"><text:span text:style-name="T29">modulo/</text:span><text:span text:style-name="T28">componente attivo</text:span><text:span text:style-name="T149">: si vede quale modulo/componente è attivo ovvero quale tabella eventi, di quale componente, sia presente nella matrice dei processi; per i passaggi di </text:span><text:soft-page-break/><text:span text:style-name="T149">stato vedere il diagramma (b)</text:span></text:p>
        </text:list-item>
        <text:list-item>
          <text:p text:style-name="P229"><text:span text:style-name="T28">stato de</text:span><text:span text:style-name="T29">gli oggetti</text:span><text:span text:style-name="T149">: come già detto un </text:span><text:alphabetical-index-mark text:string-value="oggetti"/><text:alphabetical-index-mark text:string-value="oggetti"/><text:alphabetical-index-mark text:string-value="oggetti"/><text:alphabetical-index-mark text:string-value="oggetti"/><text:span text:style-name="T149">oggetto, a causa della scissione dell' </text:span><text:alphabetical-index-mark text:string-value="istanze"/><text:alphabetical-index-mark text:string-value="istanze"/><text:alphabetical-index-mark text:string-value="istanze"/><text:alphabetical-index-mark text:string-value="istanze"/><text:span text:style-name="T149">istanza che lo rappresenta in statica e dinamica puo assumere lo stato di </text:span><text:span text:style-name="T28">Congelato</text:span><text:span text:style-name="T149"> e </text:span><text:span text:style-name="T28">Selezionato</text:span><text:span text:style-name="T149">, oltre a questi due stati ce ne è un terzo, lo stato di </text:span><text:span text:style-name="T28">Attivo</text:span><text:span text:style-name="T149"> che dice se la tabella eventi associata all'</text:span><text:alphabetical-index-mark text:string-value="oggetti"/><text:alphabetical-index-mark text:string-value="oggetti"/><text:alphabetical-index-mark text:string-value="oggetti"/><text:alphabetical-index-mark text:string-value="oggetti"/><text:span text:style-name="T149">oggetto sia presente nella tabella dei processi; per i passaggi di stato vedere il diagramma (c) questo diagramma è riferito ai soli componenti <text:s/>Lbox, Par e Var, per il componente uiPage la gestione degli stati congelato, selezione e attivo sono gestiti in modo diverso, per questo si faccia riferimento al diagramma (d)</text:span></text:p>
        </text:list-item>
      </text:list>
      <text:p text:style-name="P50">Osservazioni: </text:p>
      <text:list xml:id="list8383420236629780469" text:style-name="L34">
        <text:list-item>
          <text:p text:style-name="P173">le macchine a stati descritte dai diagrammi a e b possono intendersi tra loro annidate; si può pensare il diagramma a annidato nel diagramma b e viceversa</text:p>
        </text:list-item>
        <text:list-item>
          <text:p text:style-name="P173">la macchina a stati che descrive lo stato degli oggetti (diagramma c) lavora invece in parallelo con le altre <text:s/>due macchine a stati;</text:p>
        </text:list-item>
        <text:list-item>
          <text:p text:style-name="P173">a voler essere rigorosi la macchina a stati descritta nel diagramma a è conseguenza delle altre due, ovvero può essere dedotta dalle altre due</text:p>
        </text:list-item>
        <text:list-item>
          <text:p text:style-name="P174">il componente uiVar non ha tabella eventi quindi i suoi oggetti non possono assumero lo stato di Attivo</text:p>
        </text:list-item>
        <text:list-item>
          <text:p text:style-name="P174">per il componente uiVar lo stato di Selezionato equivale a quello di Visualizzato, infatti tutte le istanze selezionate rappresentando valori variabili vengono aggiornate periodicamente attraverso una funzione Timer </text:p>
        </text:list-item>
      </text:list>
      <text:h text:style-name="P155" text:outline-level="4"><text:bookmark-start text:name="__RefHeading___Toc2730_1016977302"/><text:span text:style-name="T130">2.5.2.5 </text:span>Passaggi di stato<text:bookmark-end text:name="__RefHeading___Toc2730_1016977302"/></text:h>
      <text:p text:style-name="P80">I diagrammi <text:span text:style-name="T148">di seguito riportati illustrano i cambi di stato; ogni cambio di stato è generato da un evento e viene compiuto per mezzo di una funzione ovvero conseguenza di un evento è la chiamata di una funzione che esegue il cambio di stato, di seguito si riporta la lista degli eventi e delle funzioni coinvolte nei diagrammi delle macchine a stati:</text:span></text:p>
      <text:list xml:id="list6413750707097172841" text:style-name="L35">
        <text:list-item>
          <text:p text:style-name="P230"><text:span text:style-name="T32">Eventi</text:span><text:span text:style-name="T153">: Enter, Left, Right, Up, Down</text:span></text:p>
        </text:list-item>
        <text:list-item>
          <text:p text:style-name="P230"><text:span text:style-name="T32">Funzioni</text:span><text:span text:style-name="T153">: seleziona_successivo, seleziona_precedente, incrementa_valore, decrementa_valore, conferma, annulla, vai_pagina_successiva, vai_pagina_precedente, passa_controllo (all'elemento selezionato), restituisci_controllo (al padre), EventOn, Select, Deselect</text:span></text:p>
        </text:list-item>
      </text:list>
      <text:p text:style-name="P82">Osservazioni:</text:p>
      <text:p text:style-name="P82">i passaggi di stato possono essere stabiliti a </text:p>
      <text:list xml:id="list648447235917617270" text:style-name="L36">
        <text:list-item>
          <text:p text:style-name="P231">design time, è questo il caso del diagramma 2.2 in cui il passaggio da un <text:alphabetical-index-mark text:string-value="istanze"/><text:alphabetical-index-mark text:string-value="istanze"/><text:alphabetical-index-mark text:string-value="istanze"/><text:alphabetical-index-mark text:string-value="istanze"/>istanza all'altra del componente uiPage è stabilita a design time ed in particolare è parte integrante dell'<text:alphabetical-index-mark text:string-value="istanze"/><text:alphabetical-index-mark text:string-value="istanze"/><text:alphabetical-index-mark text:string-value="istanze"/><text:alphabetical-index-mark text:string-value="istanze"/>istanza statica del modulo uiPage</text:p>
        </text:list-item>
        <text:list-item>
          <text:p text:style-name="P231"><text:soft-page-break/>run time, è questo il caso del diagramma 2.3 in cui il passaggio dello stato di attivo da un componente ad un altro viene stabilito a run-time attraverso la procedura di selezione </text:p>
        </text:list-item>
      </text:list>
      <text:p text:style-name="P92"/>
      <text:p text:style-name="P5"><draw:frame draw:style-name="fr1" draw:name="Frame7" text:anchor-type="paragraph" svg:x="0in" svg:y="0.1161in" svg:width="5.1307in" draw:z-index="31"><draw:text-box fo:min-height="2.3673in"><text:p text:style-name="P109"><draw:g text:anchor-type="paragraph" draw:z-index="32" draw:style-name="gr1"><draw:connector draw:style-name="gr249" draw:text-style-name="P237" draw:type="curve" svg:x1="0.5965in" svg:y1="0.9839in" svg:x2="2.5602in" svg:y2="0.9839in" draw:start-shape="id50" draw:start-glue-point="0" draw:end-shape="id51" draw:end-glue-point="0" svg:d="M1515 2499c0-772 4988-772 4988 0" svg:viewBox="0 0 4990 580"><text:p/></draw:connector><draw:connector draw:style-name="gr249" draw:text-style-name="P237" draw:type="curve" svg:x1="2.5606in" svg:y1="0.9839in" svg:x2="4.5339in" svg:y2="0.9839in" draw:start-shape="id51" draw:start-glue-point="0" draw:end-shape="id52" draw:end-glue-point="0" svg:d="M6504 2499c0-772 5012-772 5012 0" svg:viewBox="0 0 5013 580"><text:p/></draw:connector><draw:connector draw:style-name="gr263" draw:text-style-name="P237" draw:type="curve" draw:line-skew="0.0047in" svg:x1="4.5339in" svg:y1="1.378in" svg:x2="2.5606in" svg:y2="1.378in" draw:start-shape="id52" draw:start-glue-point="2" draw:end-shape="id51" draw:end-glue-point="2" svg:d="M11516 3500c0 790-5012 790-5012 0" svg:viewBox="0 0 5013 594"><text:p/></draw:connector><draw:frame draw:style-name="gr251" draw:text-style-name="P237" svg:width="1.0496in" svg:height="0.2276in" svg:x="3.0374in" svg:y="0.5118in"><draw:text-box><text:p text:style-name="P238"><text:span text:style-name="T200">Evento Right</text:span></text:p></draw:text-box></draw:frame><draw:frame draw:style-name="gr251" draw:text-style-name="P237" svg:width="1.0496in" svg:height="0.2276in" svg:x="1.0299in" svg:y="0.5256in"><draw:text-box><text:p text:style-name="P238"><text:span text:style-name="T200">Evento Right</text:span></text:p></draw:text-box></draw:frame><draw:frame draw:style-name="gr251" draw:text-style-name="P237" svg:width="1.0496in" svg:height="0.2276in" svg:x="2.0488in" svg:y="0in"><draw:text-box><text:p text:style-name="P238"><text:span text:style-name="T200">Evento Right</text:span></text:p></draw:text-box></draw:frame><draw:frame draw:style-name="gr251" draw:text-style-name="P237" svg:width="1.0496in" svg:height="0.2276in" svg:x="0.9646in" svg:y="1.6138in"><draw:text-box><text:p text:style-name="P238"><text:span text:style-name="T200">Evento Left</text:span></text:p></draw:text-box></draw:frame><draw:frame draw:style-name="gr251" draw:text-style-name="P237" svg:width="1.0496in" svg:height="0.2276in" svg:x="3.0909in" svg:y="1.6138in"><draw:text-box><text:p text:style-name="P238"><text:span text:style-name="T200">Evento Left</text:span></text:p></draw:text-box></draw:frame><draw:frame draw:style-name="gr251" draw:text-style-name="P237" svg:width="1.0496in" svg:height="0.2276in" svg:x="2.0228in" svg:y="2.1398in"><draw:text-box><text:p text:style-name="P238"><text:span text:style-name="T200">Evento Left</text:span></text:p></draw:text-box></draw:frame><draw:g draw:style-name="gr2" xml:id="id50" draw:id="id50"><draw:custom-shape draw:style-name="gr302" draw:text-style-name="P277" svg:width="1.1815in" svg:height="0.3941in" svg:x="0.0063in" svg:y="0.9839in"><text:p/><draw:enhanced-geometry svg:viewBox="0 0 21600 21600" draw:path-stretchpoint-x="10800" draw:path-stretchpoint-y="10800" draw:text-areas="?f3 ?f4 ?f5 ?f6" draw:type="round-rectangle" draw:modifiers="4512.143928035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03" draw:text-style-name="P278" svg:width="1.1307in" svg:height="0.2669in" svg:x="0.0461in" svg:y="1.0335in"><draw:text-box><text:p text:style-name="P238"><text:span text:style-name="T217">uiPage&lt;1&gt;</text:span></text:p></draw:text-box></draw:frame></draw:g><draw:g draw:style-name="gr2" xml:id="id51" draw:id="id51"><draw:custom-shape draw:style-name="gr302" draw:text-style-name="P277" svg:width="1.1815in" svg:height="0.3941in" svg:x="1.9701in" svg:y="0.9839in"><text:p/><draw:enhanced-geometry svg:viewBox="0 0 21600 21600" draw:path-stretchpoint-x="10800" draw:path-stretchpoint-y="10800" draw:text-areas="?f3 ?f4 ?f5 ?f6" draw:type="round-rectangle" draw:modifiers="4512.143928035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03" draw:text-style-name="P278" svg:width="1.0969in" svg:height="0.2669in" svg:x="2.0091in" svg:y="1.0335in"><draw:text-box><text:p text:style-name="P238"><text:span text:style-name="T217">uiPage&lt;i&gt;</text:span></text:p></draw:text-box></draw:frame></draw:g><draw:g draw:style-name="gr2" xml:id="id52" draw:id="id52"><draw:custom-shape draw:style-name="gr302" draw:text-style-name="P277" svg:width="1.1815in" svg:height="0.3941in" svg:x="3.9429in" svg:y="0.9839in"><text:p/><draw:enhanced-geometry svg:viewBox="0 0 21600 21600" draw:path-stretchpoint-x="10800" draw:path-stretchpoint-y="10800" draw:text-areas="?f3 ?f4 ?f5 ?f6" draw:type="round-rectangle" draw:modifiers="4512.143928035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03" draw:text-style-name="P278" svg:width="1.0961in" svg:height="0.2669in" svg:x="3.9827in" svg:y="1.0335in"><draw:text-box><text:p text:style-name="P238"><text:span text:style-name="T217">uiPage&lt;n&gt;</text:span></text:p></draw:text-box></draw:frame></draw:g><draw:connector draw:style-name="gr263" draw:text-style-name="P237" draw:type="curve" svg:x1="2.5602in" svg:y1="1.378in" svg:x2="0.5965in" svg:y2="1.378in" draw:start-shape="id51" draw:start-glue-point="2" draw:end-shape="id50" draw:end-glue-point="2" svg:d="M6503 3500c0 772-4988 772-4988 0" svg:viewBox="0 0 4990 582"><text:p/></draw:connector><draw:connector draw:style-name="gr304" draw:text-style-name="P237" draw:type="curve" draw:line-skew="0.4835in" svg:x1="0.5965in" svg:y1="1.378in" svg:x2="4.5335in" svg:y2="1.378in" draw:start-shape="id50" draw:start-glue-point="2" draw:end-shape="id52" draw:end-glue-point="2" svg:d="M1515 3500c0 2614 10000 2614 10000 0" svg:viewBox="0 0 10001 1963"><text:p/></draw:connector><draw:connector draw:style-name="gr263" draw:text-style-name="P237" draw:type="curve" draw:line-skew="-0.4642in" svg:x1="4.5335in" svg:y1="0.9839in" svg:x2="0.5965in" svg:y2="0.9839in" draw:start-shape="id52" draw:start-glue-point="0" draw:end-shape="id50" draw:end-glue-point="0" svg:d="M11515 2499c0-2541-10000-2541-10000 0" svg:viewBox="0 0 10001 1909"><text:p/></draw:connector></draw:g>D<text:span text:style-name="T177">iag.</text:span> <text:sequence text:ref-name="refDrawing5" text:name="Drawing" text:formula="ooow:Drawing+1" style:num-format="1">6</text:sequence>: Macchina a Stati – <text:span text:style-name="T177">P</text:span>assaggi di stato tra le istanze del modulo uiPage</text:p></draw:text-box></draw:frame></text:p>
      <text:p text:style-name="P3"/>
      <text:p text:style-name="P3"/>
      <text:p text:style-name="P3"/>
      <text:p text:style-name="P3"/>
      <text:p text:style-name="P3"/>
      <text:p text:style-name="P3"/>
      <text:p text:style-name="P66"/>
      <text:p text:style-name="P81"/>
      <text:p text:style-name="P81"/>
      <text:p text:style-name="P81"><draw:frame draw:style-name="fr1" draw:name="Frame8" text:anchor-type="paragraph" svg:x="0.3945in" svg:y="0.1937in" svg:width="6.3008in" draw:z-index="17"><draw:text-box fo:min-height="4.8736in"><text:p text:style-name="P108"><draw:g text:anchor-type="paragraph" draw:z-index="18" draw:style-name="gr1"><draw:custom-shape draw:style-name="gr246" draw:text-style-name="P237" xml:id="id41" draw:id="id41" svg:width="1.5752in" svg:height="1.2598in" svg:x="0.7874in" svg:y="0.6634in"><text:p/><draw:enhanced-geometry svg:viewBox="0 0 21600 21600" draw:path-stretchpoint-x="10800" draw:path-stretchpoint-y="10800" draw:text-areas="?f3 ?f4 ?f5 ?f6" draw:type="round-rectangle" draw:modifiers="4512.143928035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7" draw:text-style-name="P237" xml:id="id42" draw:id="id42" svg:width="1.5752in" svg:height="0.7878in" svg:x="0.7874in" svg:y="2.8681in"><text:p/><draw:enhanced-geometry svg:viewBox="0 0 21600 21600" draw:path-stretchpoint-x="10800" draw:path-stretchpoint-y="10800" draw:text-areas="?f3 ?f4 ?f5 ?f6" draw:type="round-rectangle" draw:modifiers="4512.143928035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8" draw:text-style-name="P237" xml:id="id43" draw:id="id43" svg:width="1.5752in" svg:height="0.7878in" svg:x="3.9366in" svg:y="2.8681in"><text:p text:style-name="P238"><text:span text:style-name="T209">uiPar&lt;i&gt;</text:span></text:p><draw:enhanced-geometry svg:viewBox="0 0 21600 21600" draw:path-stretchpoint-x="10800" draw:path-stretchpoint-y="10800" draw:text-areas="?f3 ?f4 ?f5 ?f6" draw:type="round-rectangle" draw:modifiers="4512.143928035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9" draw:text-style-name="P237" draw:type="curve" svg:x1="1.5752in" svg:y1="1.9228in" svg:x2="1.5752in" svg:y2="2.8681in" draw:start-shape="id41" draw:start-glue-point="2" draw:end-shape="id42" draw:end-glue-point="0" svg:d="M4001 4884v2401" svg:viewBox="0 0 2 2402"><text:p/></draw:connector><draw:connector draw:style-name="gr249" draw:text-style-name="P237" draw:type="curve" svg:x1="1.5752in" svg:y1="1.9228in" svg:x2="4.7244in" svg:y2="2.8681in" draw:start-shape="id41" draw:start-glue-point="2" draw:end-shape="id43" draw:end-glue-point="0" svg:d="M4001 4884c0 1801 7999 602 7999 2401" svg:viewBox="0 0 8001 2402"><text:p/></draw:connector><draw:connector draw:style-name="gr249" draw:text-style-name="P237" draw:type="curve" draw:line-skew="0.5874in -0.4469in" svg:x1="5.5118in" svg:y1="3.2618in" svg:x2="1.5752in" svg:y2="0.6634in" draw:start-shape="id43" draw:start-glue-point="1" draw:end-shape="id41" draw:end-glue-point="0" svg:d="M14000 8285c3011 0 2509-4127-743-6396-3251-2269-9256-2681-9256-204" svg:viewBox="0 0 12002 8287"><text:p/></draw:connector><draw:connector draw:style-name="gr249" draw:text-style-name="P261" draw:type="curve" svg:x1="2.3626in" svg:y1="3.2618in" svg:x2="3.9366in" svg:y2="3.2618in" draw:start-shape="id42" draw:start-glue-point="1" draw:end-shape="id43" draw:end-glue-point="3" svg:d="M6001 8285h3998" svg:viewBox="0 0 4001 2"><text:p/></draw:connector><draw:connector draw:style-name="gr249" draw:text-style-name="P237" draw:type="curve" draw:line-skew="0.5874in 0.4693in" svg:x1="5.5118in" svg:y1="3.2618in" svg:x2="1.5752in" svg:y2="3.6555in" draw:start-shape="id43" draw:start-glue-point="1" draw:end-shape="id42" draw:end-glue-point="2" svg:d="M14000 8285c3011 0 2509 1356-743 2245-3251 890-9256 1316-9256-1245" svg:viewBox="0 0 12002 2937"><text:p/></draw:connector><draw:connector draw:style-name="gr249" draw:text-style-name="P261" draw:type="curve" draw:line-skew="-0.3823in" svg:x1="0.7874in" svg:y1="3.2618in" svg:x2="0.7874in" svg:y2="1.2929in" draw:start-shape="id42" draw:start-glue-point="3" draw:end-shape="id41" draw:end-glue-point="3" svg:d="M2000 8285c-2228 0-2228-5001 0-5001" svg:viewBox="0 0 1672 5002"><text:p/></draw:connector><draw:frame draw:style-name="gr250" draw:text-style-name="P262" svg:width="1.0512in" svg:height="0.2276in" svg:x="0in" svg:y="2.1591in"><draw:text-box><text:p text:style-name="P238"><text:span text:style-name="T200">Evento Left/Right</text:span></text:p></draw:text-box></draw:frame><draw:frame draw:style-name="gr251" draw:text-style-name="P237" svg:width="1.0496in" svg:height="0.2276in" svg:x="2.5984in" svg:y="3.039in"><draw:text-box><text:p text:style-name="P238"><text:span text:style-name="T200">Evento Enter</text:span></text:p></draw:text-box></draw:frame><draw:frame draw:style-name="gr252" draw:text-style-name="P237" svg:width="0.9843in" svg:height="0.3453in" svg:x="1.5752in" svg:y="2.2909in"><draw:text-box><text:p text:style-name="P238"><text:span text:style-name="T200">Eveneto Enter</text:span></text:p></draw:text-box></draw:frame><draw:frame draw:style-name="gr251" draw:text-style-name="P237" svg:width="1.0496in" svg:height="0.2276in" svg:x="2.8484in" svg:y="2.0547in"><draw:text-box><text:p text:style-name="P238"><text:span text:style-name="T200">Evento Enter</text:span></text:p></draw:text-box></draw:frame><draw:frame draw:style-name="gr253" draw:text-style-name="P264" svg:width="1.6398in" svg:height="0.3551in" svg:x="2.1654in" svg:y="0.1598in"><draw:text-box><text:p text:style-name="P263"><text:span text:style-name="T200">Evento Enter → OK/Confirm</text:span></text:p><text:p text:style-name="P263"><text:span text:style-name="T200">Evento Left/Right → Cancel</text:span></text:p></draw:text-box></draw:frame><draw:frame draw:style-name="gr253" draw:text-style-name="P264" svg:width="1.6398in" svg:height="0.3551in" svg:x="2.7563in" svg:y="4.452in"><draw:text-box><text:p text:style-name="P263"><text:span text:style-name="T200">Evento Enter → OK/Confirm</text:span></text:p><text:p text:style-name="P263"><text:span text:style-name="T200">Evento Left/Right → Cancel</text:span></text:p></draw:text-box></draw:frame><draw:frame draw:style-name="gr254" draw:text-style-name="P265" svg:width="1.0496in" svg:height="0.2913in" svg:x="1.0374in" svg:y="0.6634in"><draw:text-box><text:p text:style-name="P238"><text:span text:style-name="T212">uiPage&lt;i&gt;</text:span></text:p></draw:text-box></draw:frame><draw:line draw:style-name="gr255" draw:text-style-name="P237" svg:x1="0.7874in" svg:y1="0.9772in" svg:x2="2.3622in" svg:y2="0.9772in"><text:p/></draw:line><draw:frame draw:style-name="gr256" draw:text-style-name="P264" svg:width="1.5752in" svg:height="0.4831in" svg:x="0.7874in" svg:y="0.9772in"><draw:text-box><text:p text:style-name="P263"><text:span text:style-name="T213">Evento Up / Down:</text:span></text:p><text:p text:style-name="P263"><text:span text:style-name="T200">Selezionare gli elementi che si vogliono attivare</text:span></text:p></draw:text-box></draw:frame><draw:frame draw:style-name="gr257" draw:text-style-name="P264" svg:width="1.5752in" svg:height="0.5921in" svg:x="0.7874in" svg:y="3.1819in"><draw:text-box><text:p text:style-name="P263"><text:span text:style-name="T213">Evento Up / Down:</text:span></text:p><text:p text:style-name="P263"><text:span text:style-name="T200">Selezionare gli elementi che si vogliono attivare</text:span></text:p></draw:text-box></draw:frame><draw:line draw:style-name="gr255" draw:text-style-name="P237" svg:x1="0.7874in" svg:y1="3.1417in" svg:x2="2.3622in" svg:y2="3.1417in"><text:p/></draw:line><draw:frame draw:style-name="gr254" draw:text-style-name="P265" svg:width="1.0496in" svg:height="0.2913in" svg:x="1.0374in" svg:y="2.8681in"><draw:text-box><text:p text:style-name="P238"><text:span text:style-name="T212">uiLbox&lt;i&gt;</text:span></text:p></draw:text-box></draw:frame><draw:frame draw:style-name="gr256" draw:text-style-name="P264" svg:width="1.5752in" svg:height="0.4831in" svg:x="0.7874in" svg:y="1.3756in"><draw:text-box><text:p text:style-name="P263"><text:span text:style-name="T213">Evento Left/Right:</text:span></text:p><text:p text:style-name="P263"><text:span text:style-name="T200">Vedere la macchina a stati sottostante</text:span></text:p></draw:text-box></draw:frame></draw:g><text:span text:style-name="T9">D</text:span><text:span text:style-name="T41">iag.</text:span><text:span text:style-name="T9"> </text:span><text:span text:style-name="T9"><text:sequence text:ref-name="refDrawing6" text:name="Drawing" text:formula="ooow:Drawing+1" style:num-format="1">7</text:sequence></text:span><text:span text:style-name="T9">: Macchina a Stati – </text:span><text:span text:style-name="T42">P</text:span><text:span text:style-name="T9">assaggi di stato tra i moduli</text:span></text:p></draw:text-box></draw:frame></text:p>
      <text:p text:style-name="P81"/>
      <text:p text:style-name="P81"/>
      <text:p text:style-name="P81"/>
      <text:p text:style-name="P81"/>
      <text:p text:style-name="P81"/>
      <text:p text:style-name="P81"/>
      <text:p text:style-name="P81"/>
      <text:p text:style-name="P81"/>
      <text:p text:style-name="P81"/>
      <text:p text:style-name="P81"/>
      <text:h text:style-name="P143" text:outline-level="3"/>
      <text:h text:style-name="P232" text:outline-level="3"/>
      <text:h text:style-name="P232" text:outline-level="3"/>
      <text:h text:style-name="P232" text:outline-level="3"/>
      <text:h text:style-name="P232" text:outline-level="3"/>
      <text:h text:style-name="P233" text:outline-level="3"/>
      <text:h text:style-name="P236" text:outline-level="3"/>
      <text:h text:style-name="P234" text:outline-level="3"><draw:frame draw:style-name="fr3" draw:name="Frame9" text:anchor-type="paragraph" svg:x="0in" svg:y="0.1362in" svg:width="5.7827in" draw:z-index="19"><draw:text-box fo:min-height="2.3346in"><text:p text:style-name="Drawing"><draw:g text:anchor-type="paragraph" draw:z-index="20" draw:style-name="gr1"><draw:g draw:style-name="gr2" xml:id="id44" draw:id="id44"><draw:custom-shape draw:style-name="gr258" draw:text-style-name="P237" svg:width="1.5752in" svg:height="0.3941in" svg:x="0.1346in" svg:y="0.96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59" draw:text-style-name="P266" svg:width="1.0988in" svg:height="0.2661in" svg:x="0.3768in" svg:y="1.0091in"><draw:text-box><text:p text:style-name="P242"><text:span text:style-name="T199">Congelato</text:span></text:p></draw:text-box></draw:frame></draw:g><draw:g draw:style-name="gr2" xml:id="id46" draw:id="id46"><draw:custom-shape draw:style-name="gr260" draw:text-style-name="P237" svg:width="1.5748in" svg:height="0.3941in" svg:x="2.1031in" svg:y="0.96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1" draw:text-style-name="P266" svg:width="1.2988in" svg:height="0.2661in" svg:x="2.2638in" svg:y="1.0189in"><draw:text-box><text:p text:style-name="P242"><text:span text:style-name="T199">Selezionato</text:span></text:p></draw:text-box></draw:frame></draw:g><draw:g draw:style-name="gr2" xml:id="id45" draw:id="id45"><draw:custom-shape draw:style-name="gr258" draw:text-style-name="P237" svg:width="1.5752in" svg:height="0.3941in" svg:x="4.0713in" svg:y="0.930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2" draw:text-style-name="P266" svg:width="0.7988in" svg:height="0.2661in" svg:x="4.465in" svg:y="0.9693in"><draw:text-box><text:p text:style-name="P242"><text:span text:style-name="T199">Attivo</text:span></text:p></draw:text-box></draw:frame></draw:g><draw:connector draw:style-name="gr263" draw:text-style-name="P237" draw:type="curve" draw:line-skew="0in 1.4217in" svg:x1="0.1346in" svg:y1="1.1661in" svg:x2="5.6465in" svg:y2="1.1272in" draw:start-shape="id44" draw:start-glue-point="3" draw:end-shape="id45" draw:end-glue-point="1" svg:d="M342 2962c-769 0-513 2497 7001 2497s7772-2596 6999-2596" svg:viewBox="0 0 14589 2598"><text:p/></draw:connector><draw:connector draw:style-name="gr263" draw:text-style-name="P237" draw:type="curve" draw:line-skew="-0.0441in" svg:x1="2.8902in" svg:y1="0.9693in" svg:x2="4.8591in" svg:y2="0.9307in" draw:start-shape="id46" draw:start-glue-point="0" draw:end-shape="id45" draw:end-glue-point="0" svg:d="M7341 2462c0-1090 5001-1040 5001-98" svg:viewBox="0 0 5002 813"><text:p/></draw:connector><draw:connector draw:style-name="gr264" draw:text-style-name="P237" draw:type="curve" draw:line-skew="0.1291in" svg:x1="4.8591in" svg:y1="1.3244in" svg:x2="2.8902in" svg:y2="1.3634in" draw:start-shape="id45" draw:start-glue-point="2" draw:end-shape="id46" draw:end-glue-point="2" svg:d="M12342 3364c0 1413-5001 1363-5001 99" svg:viewBox="0 0 5002 1055"><text:p/></draw:connector><draw:connector draw:style-name="gr263" draw:text-style-name="P237" draw:type="curve" draw:line-skew="0in -0.4677in" svg:x1="5.6465in" svg:y1="1.1272in" svg:x2="0.1346in" svg:y2="1.1661in" draw:start-shape="id45" draw:start-glue-point="1" draw:end-shape="id44" draw:end-glue-point="3" svg:d="M14342 2863c773 0 515-2203-6999-2203s-7770 2302-7001 2302" svg:viewBox="0 0 14589 2304"><text:p/></draw:connector><draw:frame draw:style-name="gr265" draw:text-style-name="P267" svg:width="1.0488in" svg:height="0.1835in" svg:x="2.3547in" svg:y="0in"><draw:text-box><text:p text:style-name="P242"><text:span text:style-name="T214">Evento Left/Right</text:span></text:p></draw:text-box></draw:frame><draw:frame draw:style-name="gr265" draw:text-style-name="P267" svg:width="1.0488in" svg:height="0.1835in" svg:x="2.3504in" svg:y="2.1508in"><draw:text-box><text:p text:style-name="P242"><text:span text:style-name="T214">Evento Left/Right</text:span></text:p></draw:text-box></draw:frame><draw:frame draw:style-name="gr266" draw:text-style-name="P267" svg:width="0.998in" svg:height="0.1835in" svg:x="3.8748in" svg:y="0.3791in"><draw:text-box><text:p text:style-name="P242"><text:span text:style-name="T214">EvenOn()</text:span></text:p></draw:text-box></draw:frame><draw:frame draw:style-name="gr267" draw:text-style-name="P268" svg:width="1.3996in" svg:height="0.3516in" svg:x="2.3575in" svg:y="1.6047in"><draw:text-box><text:p text:style-name="P238"><text:span text:style-name="T215">EvenOn()</text:span></text:p><text:p text:style-name="P238"><text:span text:style-name="T215">Funzione del componente</text:span></text:p><text:p text:style-name="P238"><text:span text:style-name="T215">in procinto di attivarsi</text:span></text:p></draw:text-box></draw:frame></draw:g></text:p><text:p text:style-name="P109">D<text:span text:style-name="T157">iag.</text:span> <text:sequence text:ref-name="refDrawing7" text:name="Drawing" text:formula="ooow:Drawing+1" style:num-format="1">8</text:sequence>: Macchina a <text:span text:style-name="T158">S</text:span>tati – Passaggi di stato per gli oggetti del modulo <text:span text:style-name="T161">ui</text:span>Page</text:p></draw:text-box></draw:frame></text:h>
      <text:h text:style-name="P234" text:outline-level="3"/>
      <text:h text:style-name="P234" text:outline-level="3"/>
      <text:h text:style-name="P234" text:outline-level="3"/>
      <text:h text:style-name="P234" text:outline-level="3"/>
      <text:h text:style-name="P234" text:outline-level="3"/>
      <text:h text:style-name="P234" text:outline-level="3"/>
      <text:h text:style-name="P234" text:outline-level="3"/>
      <text:p text:style-name="P41"/>
      <text:p text:style-name="P65"/>
      <text:h text:style-name="P234" text:outline-level="3"/>
      <text:p text:style-name="P64"><draw:frame draw:style-name="fr3" draw:name="Frame10" text:anchor-type="paragraph" svg:x="0in" svg:y="0.1366in" svg:width="6.7055in" draw:z-index="21"><draw:text-box fo:min-height="1.8138in"><text:p text:style-name="P112"><draw:g text:anchor-type="paragraph" draw:z-index="22" draw:style-name="gr1"><draw:g draw:style-name="gr2" xml:id="id47" draw:id="id47"><draw:custom-shape draw:style-name="gr258" draw:text-style-name="P237" svg:width="1.5752in" svg:height="0.3941in" svg:x="0.0063in" svg:y="0.5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59" draw:text-style-name="P266" svg:width="1.0988in" svg:height="0.2661in" svg:x="0.2488in" svg:y="0.6299in"><draw:text-box><text:p text:style-name="P242"><text:span text:style-name="T199">Congelato</text:span></text:p></draw:text-box></draw:frame></draw:g><draw:g draw:style-name="gr2" xml:id="id48" draw:id="id48"><draw:custom-shape draw:style-name="gr258" draw:text-style-name="P237" svg:width="1.5752in" svg:height="0.3941in" svg:x="2.5654in" svg:y="0.5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1" draw:text-style-name="P266" svg:width="1.2988in" svg:height="0.2661in" svg:x="2.7256in" svg:y="0.6398in"><draw:text-box><text:p text:style-name="P242"><text:span text:style-name="T199">Selezionato</text:span></text:p></draw:text-box></draw:frame></draw:g><draw:g draw:style-name="gr2" xml:id="id49" draw:id="id49"><draw:custom-shape draw:style-name="gr258" draw:text-style-name="P237" svg:width="1.5752in" svg:height="0.3941in" svg:x="5.1244in" svg:y="0.5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2" draw:text-style-name="P266" svg:width="0.7988in" svg:height="0.2661in" svg:x="5.5181in" svg:y="0.6299in"><draw:text-box><text:p text:style-name="P242"><text:span text:style-name="T199">Attivo</text:span></text:p></draw:text-box></draw:frame></draw:g><draw:connector draw:style-name="gr263" draw:text-style-name="P237" draw:type="curve" draw:line-skew="-0.0386in" svg:x1="0.7937in" svg:y1="0.5902in" svg:x2="3.3528in" svg:y2="0.5902in" draw:start-shape="id47" draw:start-glue-point="0" draw:end-shape="id48" svg:d="M2016 1499c0-920 6500-920 6500 0" svg:viewBox="0 0 6502 691"><text:p/></draw:connector><draw:connector draw:style-name="gr263" draw:text-style-name="P237" draw:type="curve" draw:line-skew="-0.0386in" svg:x1="3.3528in" svg:y1="0.5902in" svg:x2="5.9118in" svg:y2="0.5902in" draw:start-shape="id48" draw:start-glue-point="0" draw:end-shape="id49" draw:end-glue-point="0" svg:d="M8516 1499c0-920 6500-920 6500 0" svg:viewBox="0 0 6502 691"><text:p/></draw:connector><draw:connector draw:style-name="gr264" draw:text-style-name="P237" draw:type="curve" draw:line-skew="0.1291in" svg:x1="5.9118in" svg:y1="0.9839in" svg:x2="3.3528in" svg:y2="0.9839in" draw:start-shape="id49" draw:start-glue-point="2" draw:end-shape="id48" draw:end-glue-point="2" svg:d="M15016 2499c0 1262-6500 1262-6500 0" svg:viewBox="0 0 6502 947"><text:p/></draw:connector><draw:connector draw:style-name="gr263" draw:text-style-name="P237" draw:type="curve" draw:line-skew="0.128in" svg:x1="3.3528in" svg:y1="0.9839in" svg:x2="0.7937in" svg:y2="0.9839in" draw:start-shape="id48" draw:start-glue-point="2" draw:end-shape="id47" draw:end-glue-point="2" svg:d="M8516 2499c0 1256-6500 1256-6500 0" svg:viewBox="0 0 6502 944"><text:p/></draw:connector><draw:frame draw:style-name="gr268" draw:text-style-name="P267" svg:width="1.6996in" svg:height="0.1835in" svg:x="1.3055in" svg:y="0.0146in"><draw:text-box><text:p text:style-name="P242"><text:span text:style-name="T214">Select(id_istanza, coordinate)</text:span></text:p></draw:text-box></draw:frame><draw:frame draw:style-name="gr269" draw:text-style-name="P267" svg:width="0.6988in" svg:height="0.1835in" svg:x="1.6201in" svg:y="1.378in"><draw:text-box><text:p text:style-name="P242"><text:span text:style-name="T214">Deselect()</text:span></text:p></draw:text-box></draw:frame><draw:frame draw:style-name="gr270" draw:text-style-name="P267" svg:width="0.9988in" svg:height="0.1835in" svg:x="4.1402in" svg:y="0in"><draw:text-box><text:p text:style-name="P242"><text:span text:style-name="T214">EvenOn(id_padre)</text:span></text:p></draw:text-box></draw:frame><draw:frame draw:style-name="gr271" draw:text-style-name="P268" svg:width="1.3988in" svg:height="0.4358in" svg:x="4.1008in" svg:y="1.378in"><draw:text-box><text:p text:style-name="P238"><text:span text:style-name="T215">EvenOn()</text:span></text:p><text:p text:style-name="P238"><text:span text:style-name="T215">Funzione del componente</text:span></text:p><text:p text:style-name="P238"><text:span text:style-name="T215">In procinto di diventare</text:span></text:p><text:p text:style-name="P238"><text:span text:style-name="T215">attivo</text:span></text:p></draw:text-box></draw:frame></draw:g></text:p><text:p text:style-name="P109">D<text:span text:style-name="T157">iag.</text:span> <text:sequence text:ref-name="refDrawing8" text:name="Drawing" text:formula="ooow:Drawing+1" style:num-format="1">9</text:sequence>: Macchina a <text:span text:style-name="T158">S</text:span>tati – Passaggi di stato per gli oggetti dei moduli Lbox e Par</text:p></draw:text-box></draw:frame><text:bookmark-start text:name="__RefHeading___Toc2736_1016977302"/><text:bookmark-end text:name="__RefHeading___Toc2736_1016977302"/></text:p>
      <text:h text:style-name="P234" text:outline-level="3"/>
      <text:h text:style-name="P144" text:outline-level="3"><text:bookmark-start text:name="__RefHeading___Toc2680_473660269"/>2.<text:span text:style-name="T193">5</text:span>.<text:span text:style-name="T198">3</text:span> Diagramma Macchina a Stati - Visualizzazione lista di elementi<text:bookmark-end text:name="__RefHeading___Toc2680_473660269"/></text:h>
      <text:p text:style-name="P67">Il componente uiLbox ha il compito di visualizzare una lista di “<text:span text:style-name="T9">n</text:span><text:span text:style-name="T52">”</text:span> elementi (che possono essere Parametri, Variabili ma anche altre tipologie) all'interno di una finestra il cui numero di righe “<text:span text:style-name="T22">m</text:span>” è inferiore ad “<text:span text:style-name="T9">n</text:span>” (<text:span text:style-name="T22">m</text:span><text:span text:style-name="T9"> &lt; n</text:span>). <text:span text:style-name="T127">Per svolgere questo compito è stata implementata una macchina a stati attraverso una tabella.</text:span></text:p>
      <text:p text:style-name="P67">Il diagramma verra presentato in una futura versione della presente documentazione.</text:p>
      <text:h text:style-name="Heading_20_3" text:outline-level="3"><text:bookmark-start text:name="__RefHeading___Toc2682_473660269"/>2.<text:span text:style-name="T193">5</text:span>.<text:span text:style-name="T198">4</text:span> Diagramma Macchina a Stati - <text:span text:style-name="T126">Lettura tasti</text:span><text:bookmark-end text:name="__RefHeading___Toc2682_473660269"/></text:h>
      <text:p text:style-name="P67">Anche la lettura dei tasti viene <text:span text:style-name="T127">svolta implementando</text:span> una macchina a stati, <text:span text:style-name="T127">questa volta però usando la tecnica più semplice quella degli if-then-elese. </text:span></text:p>
      <text:p text:style-name="P67">Il diagramma verra presentato in una futura versione della presente documentazione.</text:p>
      <text:p text:style-name="P67"/>
      <text:p text:style-name="P67"/>
      <text:p text:style-name="P67"/>
      <text:h text:style-name="P127" text:outline-level="1"><text:bookmark-start text:name="__RefHeading___Toc4416_911036608"/>3. Lavorare con il codice<text:bookmark-end text:name="__RefHeading___Toc4416_911036608"/></text:h>
      <text:h text:style-name="P136" text:outline-level="2"><text:bookmark-start text:name="__RefHeading___Toc4418_911036608"/>3.1 File .Def<text:bookmark-end text:name="__RefHeading___Toc4418_911036608"/></text:h>
      <text:h text:style-name="P136" text:outline-level="2"><text:bookmark-start text:name="__RefHeading___Toc4420_911036608"/>3.2 Servizio “Timer”<text:bookmark-end text:name="__RefHeading___Toc4420_911036608"/></text:h>
      <text:h text:style-name="P136" text:outline-level="2"><text:bookmark-start text:name="__RefHeading___Toc4422_911036608"/>3.3 Matrice dei Processi <text:bookmark-end text:name="__RefHeading___Toc4422_911036608"/></text:h>
      <text:h text:style-name="P156" text:outline-level="4"/>
      <text:p text:style-name="P4"/>
      <text:p text:style-name="P91"/>
      <text:p text:style-name="P4"/>
      <text:h text:style-name="P138" text:outline-level="2"><text:bookmark-start text:name="__RefHeading___Toc2705_473660269"/>Appendice<text:bookmark-end text:name="__RefHeading___Toc2705_473660269"/></text:h>
      <text:h text:style-name="P157" text:outline-level="4"><text:bookmark-start text:name="__RefHeading___Toc2211_854820432"/>Cose Interessanti da inserire<text:bookmark-end text:name="__RefHeading___Toc2211_854820432"/></text:h>
      <text:h text:style-name="Heading_20_4" text:outline-level="4">Uso dei timer</text:h>
      <text:p text:style-name="P235">**** uso dei timer</text:p>
      <text:p text:style-name="P235"/>
      <text:p text:style-name="P235">// File uiVar.c</text:p>
      <text:p text:style-name="P235">#include "krTimerGlo.h"// File krTimerGlo.h</text:p>
      <text:p text:style-name="P235">definire la variabile timer nell’arry dei SysTimer</text:p>
      <text:p text:style-name="P235"/>
      <text:p text:style-name="P235">// File krTimerTlb.c</text:p>
      <text:p text:style-name="P235">insisrire la funzione EventoTimer</text:p>
      <text:h text:style-name="P158" text:outline-level="4"><text:bookmark-start text:name="__RefHeading___Toc2213_854820432"/>Timer a word<text:bookmark-end text:name="__RefHeading___Toc2213_854820432"/></text:h>
      <text:p text:style-name="P74">Nel presente <text:alphabetical-index-mark text:string-value="firmware"/><text:alphabetical-index-mark text:string-value="firmware"/><text:alphabetical-index-mark text:string-value="firmware"/><text:alphabetical-index-mark text:string-value="firmware"/>firmware sono considerati solo timer Byte, per gestire anche timer a word si dovranno duplicare le funzioni di init, SupplyEvent UpdateState e naturalmente la tabella eventi.</text:p>
      <text:h text:style-name="P157" text:outline-level="4"><text:bookmark-start text:name="__RefHeading___Toc2215_854820432"/>Variabili globali<text:bookmark-end text:name="__RefHeading___Toc2215_854820432"/></text:h>
      <text:p text:style-name="P74">Uso delle variabili globali e parola chiave “extern”</text:p>
      <text:p text:style-name="P74">Uso di variabili globali per usare le variabili globali si usano gli extern, per una querstione di ordine del codice è utile definire gli extern in un unico file, il &lt;prefisso&gt;Def.c appunto, poi per un un po' di paranoia si puo voler suddividere <text:s/>la definzione per gruppii di file o più esattamente per moduli Per un ulteriore meticolosità si potrebbe poi definire le variabili stati in modo da renderle private Notare poi che per poter deinire le variabili in un unico file senza però preoccuparsi ogni volta di definire un extern nel file di utilizzo e ridefinirla nel file def Per fare questo si usa la seguente tecnica che sfrutta le define del preprocessore del compilatore C le variabili globali vanno definite in un file <text:s/>header e nel particolare del presente <text:alphabetical-index-mark text:string-value="firmware"/><text:alphabetical-index-mark text:string-value="firmware"/><text:alphabetical-index-mark text:string-value="firmware"/><text:alphabetical-index-mark text:string-value="firmware"/>firmware in un file Glo inizio file pippoGlo.h</text:p>
      <text:p text:style-name="P74">#ifdef DEF_C</text:p>
      <text:p text:style-name="P74">#define _EXTERN</text:p>
      <text:p text:style-name="P74">#elseif</text:p>
      <text:p text:style-name="P74">#define _EXTERN extern</text:p>
      <text:p text:style-name="P74">#endif</text:p>
      <text:p text:style-name="P74"/>
      <text:p text:style-name="P74">…</text:p>
      <text:p text:style-name="P74"><text:soft-page-break/>_EXTERN char var_pippo;</text:p>
      <text:p text:style-name="P74">…</text:p>
      <text:p text:style-name="P74"/>
      <text:p text:style-name="P74">end file "pippoGlo.h"</text:p>
      <text:p text:style-name="P74"/>
      <text:p text:style-name="P74">inizio</text:p>
      <text:p text:style-name="P74">file pippo1.c oppure pippo2.c (files in cui si usa la variabile "var_pippo")</text:p>
      <text:p text:style-name="P74"/>
      <text:p text:style-name="P74">#include "pippoGlo.h" (adesso la viariabile "var_pippo" viene definita come extern)</text:p>
      <text:p text:style-name="P74"/>
      <text:p text:style-name="P74">…</text:p>
      <text:p text:style-name="P74">// generico uso della variabile</text:p>
      <text:p text:style-name="P74">var_pippo = 2;</text:p>
      <text:p text:style-name="P74">…</text:p>
      <text:p text:style-name="P74"/>
      <text:p text:style-name="P74">end file "pippo1.c" oppure "pippo2.c"</text:p>
      <text:p text:style-name="P74"/>
      <text:p text:style-name="P74"/>
      <text:p text:style-name="P74">inizio file def.c</text:p>
      <text:p text:style-name="P74"/>
      <text:p text:style-name="P74">#define DEF_C (questa definizione deve precedere l'istruzione di include del file "pippoGlo.h")</text:p>
      <text:p text:style-name="P74">#include "pippoGlo.h" (adesso la variabile "var_pippo" viene definita senza extern e quindi qui è il</text:p>
      <text:p text:style-name="P74">punto in cui viene realmente definita)</text:p>
      <text:p text:style-name="P74"/>
      <text:p text:style-name="P74">…</text:p>
      <text:p text:style-name="P74"/>
      <text:p text:style-name="P74">end file "def.c"</text:p>
      <text:p text:style-name="P74"/>
      <text:p text:style-name="P74">Per un modo alternativo di spiegare questo aspetto vedere "Sistemi Operativi" di Thannembaum</text:p>
      <text:p text:style-name="P74">editore Utet edizione 3a Pag. 70</text:p>
      <text:h text:style-name="P157" text:outline-level="4"><text:bookmark-start text:name="__RefHeading___Toc2217_854820432"/><text:soft-page-break/>Implementazione dipendenze indirette<text:bookmark-end text:name="__RefHeading___Toc2217_854820432"/></text:h>
      <text:p text:style-name="P74">IMPLEMENTAZIONE DIPENDENZE INDIRETTE USO DEL INIT, TIMER, EVENT-SUPPLY / EVENT-PTR-TABLE, Le dipendenze indirette hanno associato un nome. </text:p>
      <text:p text:style-name="P3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1" svg:font-family="Courier" style:font-family-generic="modern" style:font-pitch="variable"/>
    <style:font-face style:name="Courier" svg:font-family="Courier" style:font-adornments="Regular"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_20_45_20_unfilled" draw:display-name="Square 45 unfilled" svg:viewBox="0 0 3000 3000" svg:d="M1500 3000l-1500-1500 1500-1500 1500 1500zM1500 2715l-1215-1215 1215-1215 1215 1215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 draw:display-name="Dashed (var) 1" draw:style="rect" draw:dots1="1" draw:dots1-length="0.0024in" draw:dots2="1" draw:dots2-length="0.0024in" draw:distance="0.0024in"/>
    <draw:stroke-dash draw:name="Dashed_20__28_var_29__20_10" draw:display-name="Dashed (var) 10" draw:style="rect" draw:dots1="1" draw:dots1-length="0.0024in" draw:dots2="1" draw:dots2-length="0.0024in" draw:distance="0.0024in"/>
    <draw:stroke-dash draw:name="Dashed_20__28_var_29__20_1054" draw:display-name="Dashed (var) 1054" draw:style="rect" draw:dots1="1" draw:dots1-length="0.0043in" draw:dots2="1" draw:dots2-length="0.0043in" draw:distance="0.0043in"/>
    <draw:stroke-dash draw:name="Dashed_20__28_var_29__20_1055" draw:display-name="Dashed (var) 1055" draw:style="rect" draw:dots1="1" draw:dots1-length="0.0043in" draw:dots2="1" draw:dots2-length="0.0043in" draw:distance="0.0043in"/>
    <draw:stroke-dash draw:name="Dashed_20__28_var_29__20_1056" draw:display-name="Dashed (var) 1056" draw:style="rect" draw:dots1="1" draw:dots1-length="0.0043in" draw:dots2="1" draw:dots2-length="0.0043in" draw:distance="0.0043in"/>
    <draw:stroke-dash draw:name="Dashed_20__28_var_29__20_1057" draw:display-name="Dashed (var) 1057" draw:style="rect" draw:dots1="1" draw:dots1-length="0.0043in" draw:dots2="1" draw:dots2-length="0.0043in" draw:distance="0.0043in"/>
    <draw:stroke-dash draw:name="Dashed_20__28_var_29__20_1058" draw:display-name="Dashed (var) 1058" draw:style="rect" draw:dots1="1" draw:dots1-length="0.0043in" draw:dots2="1" draw:dots2-length="0.0043in" draw:distance="0.0043in"/>
    <draw:stroke-dash draw:name="Dashed_20__28_var_29__20_1059" draw:display-name="Dashed (var) 1059" draw:style="rect" draw:dots1="1" draw:dots1-length="0.0043in" draw:dots2="1" draw:dots2-length="0.0043in" draw:distance="0.0043in"/>
    <draw:stroke-dash draw:name="Dashed_20__28_var_29__20_1060" draw:display-name="Dashed (var) 1060" draw:style="rect" draw:dots1="1" draw:dots1-length="0.0043in" draw:dots2="1" draw:dots2-length="0.0043in" draw:distance="0.0043in"/>
    <draw:stroke-dash draw:name="Dashed_20__28_var_29__20_1061" draw:display-name="Dashed (var) 1061" draw:style="rect" draw:dots1="1" draw:dots1-length="0.0043in" draw:dots2="1" draw:dots2-length="0.0043in" draw:distance="0.0043in"/>
    <draw:stroke-dash draw:name="Dashed_20__28_var_29__20_1062" draw:display-name="Dashed (var) 1062" draw:style="rect" draw:dots1="1" draw:dots1-length="0.0043in" draw:dots2="1" draw:dots2-length="0.0043in" draw:distance="0.0043in"/>
    <draw:stroke-dash draw:name="Dashed_20__28_var_29__20_1063" draw:display-name="Dashed (var) 1063" draw:style="rect" draw:dots1="1" draw:dots1-length="0.0043in" draw:dots2="1" draw:dots2-length="0.0043in" draw:distance="0.0043in"/>
    <draw:stroke-dash draw:name="Dashed_20__28_var_29__20_1064" draw:display-name="Dashed (var) 1064" draw:style="rect" draw:dots1="1" draw:dots1-length="0.0043in" draw:dots2="1" draw:dots2-length="0.0043in" draw:distance="0.0043in"/>
    <draw:stroke-dash draw:name="Dashed_20__28_var_29__20_1065" draw:display-name="Dashed (var) 1065" draw:style="rect" draw:dots1="1" draw:dots1-length="0.0043in" draw:dots2="1" draw:dots2-length="0.0043in" draw:distance="0.0043in"/>
    <draw:stroke-dash draw:name="Dashed_20__28_var_29__20_1066" draw:display-name="Dashed (var) 1066" draw:style="rect" draw:dots1="1" draw:dots1-length="0.0043in" draw:dots2="1" draw:dots2-length="0.0043in" draw:distance="0.0043in"/>
    <draw:stroke-dash draw:name="Dashed_20__28_var_29__20_1067" draw:display-name="Dashed (var) 1067" draw:style="rect" draw:dots1="1" draw:dots1-length="0.0043in" draw:dots2="1" draw:dots2-length="0.0043in" draw:distance="0.0043in"/>
    <draw:stroke-dash draw:name="Dashed_20__28_var_29__20_1068" draw:display-name="Dashed (var) 1068" draw:style="rect" draw:dots1="1" draw:dots1-length="0.0043in" draw:dots2="1" draw:dots2-length="0.0043in" draw:distance="0.0043in"/>
    <draw:stroke-dash draw:name="Dashed_20__28_var_29__20_1069" draw:display-name="Dashed (var) 1069" draw:style="rect" draw:dots1="1" draw:dots1-length="0.0043in" draw:dots2="1" draw:dots2-length="0.0043in" draw:distance="0.0043in"/>
    <draw:stroke-dash draw:name="Dashed_20__28_var_29__20_1070" draw:display-name="Dashed (var) 1070" draw:style="rect" draw:dots1="1" draw:dots1-length="0.0043in" draw:dots2="1" draw:dots2-length="0.0043in" draw:distance="0.0043in"/>
    <draw:stroke-dash draw:name="Dashed_20__28_var_29__20_1071" draw:display-name="Dashed (var) 1071" draw:style="rect" draw:dots1="1" draw:dots1-length="0.0043in" draw:dots2="1" draw:dots2-length="0.0043in" draw:distance="0.0043in"/>
    <draw:stroke-dash draw:name="Dashed_20__28_var_29__20_1072" draw:display-name="Dashed (var) 1072" draw:style="rect" draw:dots1="1" draw:dots1-length="0.0043in" draw:dots2="1" draw:dots2-length="0.0043in" draw:distance="0.0043in"/>
    <draw:stroke-dash draw:name="Dashed_20__28_var_29__20_1073" draw:display-name="Dashed (var) 1073" draw:style="rect" draw:dots1="1" draw:dots1-length="0.0043in" draw:dots2="1" draw:dots2-length="0.0043in" draw:distance="0.0043in"/>
    <draw:stroke-dash draw:name="Dashed_20__28_var_29__20_1074" draw:display-name="Dashed (var) 1074" draw:style="rect" draw:dots1="1" draw:dots1-length="0.0043in" draw:dots2="1" draw:dots2-length="0.0043in" draw:distance="0.0043in"/>
    <draw:stroke-dash draw:name="Dashed_20__28_var_29__20_1075" draw:display-name="Dashed (var) 1075" draw:style="rect" draw:dots1="1" draw:dots1-length="0.0043in" draw:dots2="1" draw:dots2-length="0.0043in" draw:distance="0.0043in"/>
    <draw:stroke-dash draw:name="Dashed_20__28_var_29__20_1076" draw:display-name="Dashed (var) 1076" draw:style="rect" draw:dots1="1" draw:dots1-length="0.0043in" draw:dots2="1" draw:dots2-length="0.0043in" draw:distance="0.0043in"/>
    <draw:stroke-dash draw:name="Dashed_20__28_var_29__20_1077" draw:display-name="Dashed (var) 1077" draw:style="rect" draw:dots1="1" draw:dots1-length="0.0043in" draw:dots2="1" draw:dots2-length="0.0043in" draw:distance="0.0043in"/>
    <draw:stroke-dash draw:name="Dashed_20__28_var_29__20_1078" draw:display-name="Dashed (var) 1078" draw:style="rect" draw:dots1="1" draw:dots1-length="0.0043in" draw:dots2="1" draw:dots2-length="0.0043in" draw:distance="0.0043in"/>
    <draw:stroke-dash draw:name="Dashed_20__28_var_29__20_1079" draw:display-name="Dashed (var) 1079" draw:style="rect" draw:dots1="1" draw:dots1-length="0.0043in" draw:dots2="1" draw:dots2-length="0.0043in" draw:distance="0.0043in"/>
    <draw:stroke-dash draw:name="Dashed_20__28_var_29__20_1080" draw:display-name="Dashed (var) 1080" draw:style="rect" draw:dots1="1" draw:dots1-length="0.0043in" draw:dots2="1" draw:dots2-length="0.0043in" draw:distance="0.0043in"/>
    <draw:stroke-dash draw:name="Dashed_20__28_var_29__20_1081" draw:display-name="Dashed (var) 1081" draw:style="rect" draw:dots1="1" draw:dots1-length="0.0043in" draw:dots2="1" draw:dots2-length="0.0043in" draw:distance="0.0043in"/>
    <draw:stroke-dash draw:name="Dashed_20__28_var_29__20_1082" draw:display-name="Dashed (var) 1082" draw:style="rect" draw:dots1="1" draw:dots1-length="0.0043in" draw:dots2="1" draw:dots2-length="0.0043in" draw:distance="0.0043in"/>
    <draw:stroke-dash draw:name="Dashed_20__28_var_29__20_1083" draw:display-name="Dashed (var) 1083" draw:style="rect" draw:dots1="1" draw:dots1-length="0.0043in" draw:dots2="1" draw:dots2-length="0.0043in" draw:distance="0.0043in"/>
    <draw:stroke-dash draw:name="Dashed_20__28_var_29__20_1084" draw:display-name="Dashed (var) 1084" draw:style="rect" draw:dots1="1" draw:dots1-length="0.0043in" draw:dots2="1" draw:dots2-length="0.0043in" draw:distance="0.0043in"/>
    <draw:stroke-dash draw:name="Dashed_20__28_var_29__20_1085" draw:display-name="Dashed (var) 1085" draw:style="rect" draw:dots1="1" draw:dots1-length="0.0043in" draw:dots2="1" draw:dots2-length="0.0043in" draw:distance="0.0043in"/>
    <draw:stroke-dash draw:name="Dashed_20__28_var_29__20_1086" draw:display-name="Dashed (var) 1086" draw:style="rect" draw:dots1="1" draw:dots1-length="0.0043in" draw:dots2="1" draw:dots2-length="0.0043in" draw:distance="0.0043in"/>
    <draw:stroke-dash draw:name="Dashed_20__28_var_29__20_1087" draw:display-name="Dashed (var) 1087" draw:style="rect" draw:dots1="1" draw:dots1-length="0.0043in" draw:dots2="1" draw:dots2-length="0.0043in" draw:distance="0.0043in"/>
    <draw:stroke-dash draw:name="Dashed_20__28_var_29__20_1088" draw:display-name="Dashed (var) 1088" draw:style="rect" draw:dots1="1" draw:dots1-length="0.0043in" draw:dots2="1" draw:dots2-length="0.0043in" draw:distance="0.0043in"/>
    <draw:stroke-dash draw:name="Dashed_20__28_var_29__20_1089" draw:display-name="Dashed (var) 1089" draw:style="rect" draw:dots1="1" draw:dots1-length="0.0043in" draw:dots2="1" draw:dots2-length="0.0043in" draw:distance="0.0043in"/>
    <draw:stroke-dash draw:name="Dashed_20__28_var_29__20_1090" draw:display-name="Dashed (var) 1090" draw:style="rect" draw:dots1="1" draw:dots1-length="0.0043in" draw:dots2="1" draw:dots2-length="0.0043in" draw:distance="0.0043in"/>
    <draw:stroke-dash draw:name="Dashed_20__28_var_29__20_1091" draw:display-name="Dashed (var) 1091" draw:style="rect" draw:dots1="1" draw:dots1-length="0.0043in" draw:dots2="1" draw:dots2-length="0.0043in" draw:distance="0.0043in"/>
    <draw:stroke-dash draw:name="Dashed_20__28_var_29__20_1092" draw:display-name="Dashed (var) 1092" draw:style="rect" draw:dots1="1" draw:dots1-length="0.0043in" draw:dots2="1" draw:dots2-length="0.0043in" draw:distance="0.0043in"/>
    <draw:stroke-dash draw:name="Dashed_20__28_var_29__20_1093" draw:display-name="Dashed (var) 1093" draw:style="rect" draw:dots1="1" draw:dots1-length="0.0043in" draw:dots2="1" draw:dots2-length="0.0043in" draw:distance="0.0043in"/>
    <draw:stroke-dash draw:name="Dashed_20__28_var_29__20_1094" draw:display-name="Dashed (var) 1094" draw:style="rect" draw:dots1="1" draw:dots1-length="0.0043in" draw:dots2="1" draw:dots2-length="0.0043in" draw:distance="0.0043in"/>
    <draw:stroke-dash draw:name="Dashed_20__28_var_29__20_1095" draw:display-name="Dashed (var) 1095" draw:style="rect" draw:dots1="1" draw:dots1-length="0.0043in" draw:dots2="1" draw:dots2-length="0.0043in" draw:distance="0.0043in"/>
    <draw:stroke-dash draw:name="Dashed_20__28_var_29__20_1096" draw:display-name="Dashed (var) 1096" draw:style="rect" draw:dots1="1" draw:dots1-length="0.0043in" draw:dots2="1" draw:dots2-length="0.0043in" draw:distance="0.0043in"/>
    <draw:stroke-dash draw:name="Dashed_20__28_var_29__20_1097" draw:display-name="Dashed (var) 1097" draw:style="rect" draw:dots1="1" draw:dots1-length="0.0043in" draw:dots2="1" draw:dots2-length="0.0043in" draw:distance="0.0043in"/>
    <draw:stroke-dash draw:name="Dashed_20__28_var_29__20_1098" draw:display-name="Dashed (var) 1098" draw:style="rect" draw:dots1="1" draw:dots1-length="0.0043in" draw:dots2="1" draw:dots2-length="0.0043in" draw:distance="0.0043in"/>
    <draw:stroke-dash draw:name="Dashed_20__28_var_29__20_1099" draw:display-name="Dashed (var) 1099" draw:style="rect" draw:dots1="1" draw:dots1-length="0.0043in" draw:dots2="1" draw:dots2-length="0.0043in" draw:distance="0.0043in"/>
    <draw:stroke-dash draw:name="Dashed_20__28_var_29__20_11" draw:display-name="Dashed (var) 11" draw:style="rect" draw:dots1="1" draw:dots1-length="0.0024in" draw:dots2="1" draw:dots2-length="0.0024in" draw:distance="0.0024in"/>
    <draw:stroke-dash draw:name="Dashed_20__28_var_29__20_1100" draw:display-name="Dashed (var) 1100" draw:style="rect" draw:dots1="1" draw:dots1-length="0.0043in" draw:dots2="1" draw:dots2-length="0.0043in" draw:distance="0.0043in"/>
    <draw:stroke-dash draw:name="Dashed_20__28_var_29__20_1101" draw:display-name="Dashed (var) 1101" draw:style="rect" draw:dots1="1" draw:dots1-length="0.0043in" draw:dots2="1" draw:dots2-length="0.0043in" draw:distance="0.0043in"/>
    <draw:stroke-dash draw:name="Dashed_20__28_var_29__20_1102" draw:display-name="Dashed (var) 1102" draw:style="rect" draw:dots1="1" draw:dots1-length="0.0043in" draw:dots2="1" draw:dots2-length="0.0043in" draw:distance="0.0043in"/>
    <draw:stroke-dash draw:name="Dashed_20__28_var_29__20_1103" draw:display-name="Dashed (var) 1103" draw:style="rect" draw:dots1="1" draw:dots1-length="0.0043in" draw:dots2="1" draw:dots2-length="0.0043in" draw:distance="0.0043in"/>
    <draw:stroke-dash draw:name="Dashed_20__28_var_29__20_1104" draw:display-name="Dashed (var) 1104" draw:style="rect" draw:dots1="1" draw:dots1-length="0.0043in" draw:dots2="1" draw:dots2-length="0.0043in" draw:distance="0.0043in"/>
    <draw:stroke-dash draw:name="Dashed_20__28_var_29__20_1105" draw:display-name="Dashed (var) 1105" draw:style="rect" draw:dots1="1" draw:dots1-length="0.0043in" draw:dots2="1" draw:dots2-length="0.0043in" draw:distance="0.0043in"/>
    <draw:stroke-dash draw:name="Dashed_20__28_var_29__20_1106" draw:display-name="Dashed (var) 1106" draw:style="rect" draw:dots1="1" draw:dots1-length="0.0043in" draw:dots2="1" draw:dots2-length="0.0043in" draw:distance="0.0043in"/>
    <draw:stroke-dash draw:name="Dashed_20__28_var_29__20_1107" draw:display-name="Dashed (var) 1107" draw:style="rect" draw:dots1="1" draw:dots1-length="0.0043in" draw:dots2="1" draw:dots2-length="0.0043in" draw:distance="0.0043in"/>
    <draw:stroke-dash draw:name="Dashed_20__28_var_29__20_1108" draw:display-name="Dashed (var) 1108" draw:style="rect" draw:dots1="1" draw:dots1-length="0.0043in" draw:dots2="1" draw:dots2-length="0.0043in" draw:distance="0.0043in"/>
    <draw:stroke-dash draw:name="Dashed_20__28_var_29__20_1109" draw:display-name="Dashed (var) 1109" draw:style="rect" draw:dots1="1" draw:dots1-length="0.0043in" draw:dots2="1" draw:dots2-length="0.0043in" draw:distance="0.0043in"/>
    <draw:stroke-dash draw:name="Dashed_20__28_var_29__20_1110" draw:display-name="Dashed (var) 1110" draw:style="rect" draw:dots1="1" draw:dots1-length="0.0043in" draw:dots2="1" draw:dots2-length="0.0043in" draw:distance="0.0043in"/>
    <draw:stroke-dash draw:name="Dashed_20__28_var_29__20_1111" draw:display-name="Dashed (var) 1111" draw:style="rect" draw:dots1="1" draw:dots1-length="0.0043in" draw:dots2="1" draw:dots2-length="0.0043in" draw:distance="0.0043in"/>
    <draw:stroke-dash draw:name="Dashed_20__28_var_29__20_1112" draw:display-name="Dashed (var) 1112" draw:style="rect" draw:dots1="1" draw:dots1-length="0.0043in" draw:dots2="1" draw:dots2-length="0.0043in" draw:distance="0.0043in"/>
    <draw:stroke-dash draw:name="Dashed_20__28_var_29__20_1113" draw:display-name="Dashed (var) 1113" draw:style="rect" draw:dots1="1" draw:dots1-length="0.0043in" draw:dots2="1" draw:dots2-length="0.0043in" draw:distance="0.0043in"/>
    <draw:stroke-dash draw:name="Dashed_20__28_var_29__20_1114" draw:display-name="Dashed (var) 1114" draw:style="rect" draw:dots1="1" draw:dots1-length="0.0043in" draw:dots2="1" draw:dots2-length="0.0043in" draw:distance="0.0043in"/>
    <draw:stroke-dash draw:name="Dashed_20__28_var_29__20_1115" draw:display-name="Dashed (var) 1115" draw:style="rect" draw:dots1="1" draw:dots1-length="0.0043in" draw:dots2="1" draw:dots2-length="0.0043in" draw:distance="0.0043in"/>
    <draw:stroke-dash draw:name="Dashed_20__28_var_29__20_1116" draw:display-name="Dashed (var) 1116" draw:style="rect" draw:dots1="1" draw:dots1-length="0.0043in" draw:dots2="1" draw:dots2-length="0.0043in" draw:distance="0.0043in"/>
    <draw:stroke-dash draw:name="Dashed_20__28_var_29__20_1117" draw:display-name="Dashed (var) 1117" draw:style="rect" draw:dots1="1" draw:dots1-length="0.0043in" draw:dots2="1" draw:dots2-length="0.0043in" draw:distance="0.0043in"/>
    <draw:stroke-dash draw:name="Dashed_20__28_var_29__20_1118" draw:display-name="Dashed (var) 1118" draw:style="rect" draw:dots1="1" draw:dots1-length="0.0043in" draw:dots2="1" draw:dots2-length="0.0043in" draw:distance="0.0043in"/>
    <draw:stroke-dash draw:name="Dashed_20__28_var_29__20_1119" draw:display-name="Dashed (var) 1119" draw:style="rect" draw:dots1="1" draw:dots1-length="0.0043in" draw:dots2="1" draw:dots2-length="0.0043in" draw:distance="0.0043in"/>
    <draw:stroke-dash draw:name="Dashed_20__28_var_29__20_1120" draw:display-name="Dashed (var) 1120" draw:style="rect" draw:dots1="1" draw:dots1-length="0.0043in" draw:dots2="1" draw:dots2-length="0.0043in" draw:distance="0.0043in"/>
    <draw:stroke-dash draw:name="Dashed_20__28_var_29__20_1121" draw:display-name="Dashed (var) 1121" draw:style="rect" draw:dots1="1" draw:dots1-length="0.0043in" draw:dots2="1" draw:dots2-length="0.0043in" draw:distance="0.0043in"/>
    <draw:stroke-dash draw:name="Dashed_20__28_var_29__20_1122" draw:display-name="Dashed (var) 1122" draw:style="rect" draw:dots1="1" draw:dots1-length="0.0043in" draw:dots2="1" draw:dots2-length="0.0043in" draw:distance="0.0043in"/>
    <draw:stroke-dash draw:name="Dashed_20__28_var_29__20_1123" draw:display-name="Dashed (var) 1123" draw:style="rect" draw:dots1="1" draw:dots1-length="0.0043in" draw:dots2="1" draw:dots2-length="0.0043in" draw:distance="0.0043in"/>
    <draw:stroke-dash draw:name="Dashed_20__28_var_29__20_1150" draw:display-name="Dashed (var) 1150" draw:style="rect" draw:dots1="1" draw:dots1-length="0.0043in" draw:dots2="1" draw:dots2-length="0.0043in" draw:distance="0.0043in"/>
    <draw:stroke-dash draw:name="Dashed_20__28_var_29__20_1151" draw:display-name="Dashed (var) 1151" draw:style="rect" draw:dots1="1" draw:dots1-length="0.0043in" draw:dots2="1" draw:dots2-length="0.0043in" draw:distance="0.0043in"/>
    <draw:stroke-dash draw:name="Dashed_20__28_var_29__20_1152" draw:display-name="Dashed (var) 1152" draw:style="rect" draw:dots1="1" draw:dots1-length="0.0043in" draw:dots2="1" draw:dots2-length="0.0043in" draw:distance="0.0043in"/>
    <draw:stroke-dash draw:name="Dashed_20__28_var_29__20_1153" draw:display-name="Dashed (var) 1153" draw:style="rect" draw:dots1="1" draw:dots1-length="0.0043in" draw:dots2="1" draw:dots2-length="0.0043in" draw:distance="0.0043in"/>
    <draw:stroke-dash draw:name="Dashed_20__28_var_29__20_1154" draw:display-name="Dashed (var) 1154" draw:style="rect" draw:dots1="1" draw:dots1-length="0.0043in" draw:dots2="1" draw:dots2-length="0.0043in" draw:distance="0.0043in"/>
    <draw:stroke-dash draw:name="Dashed_20__28_var_29__20_1155" draw:display-name="Dashed (var) 1155" draw:style="rect" draw:dots1="1" draw:dots1-length="0.0043in" draw:dots2="1" draw:dots2-length="0.0043in" draw:distance="0.0043in"/>
    <draw:stroke-dash draw:name="Dashed_20__28_var_29__20_1156" draw:display-name="Dashed (var) 1156" draw:style="rect" draw:dots1="1" draw:dots1-length="0.0043in" draw:dots2="1" draw:dots2-length="0.0043in" draw:distance="0.0043in"/>
    <draw:stroke-dash draw:name="Dashed_20__28_var_29__20_1157" draw:display-name="Dashed (var) 1157" draw:style="rect" draw:dots1="1" draw:dots1-length="0.0043in" draw:dots2="1" draw:dots2-length="0.0043in" draw:distance="0.0043in"/>
    <draw:stroke-dash draw:name="Dashed_20__28_var_29__20_1158" draw:display-name="Dashed (var) 1158" draw:style="rect" draw:dots1="1" draw:dots1-length="0.0043in" draw:dots2="1" draw:dots2-length="0.0043in" draw:distance="0.0043in"/>
    <draw:stroke-dash draw:name="Dashed_20__28_var_29__20_1159" draw:display-name="Dashed (var) 1159" draw:style="rect" draw:dots1="1" draw:dots1-length="0.0043in" draw:dots2="1" draw:dots2-length="0.0043in" draw:distance="0.0043in"/>
    <draw:stroke-dash draw:name="Dashed_20__28_var_29__20_1160" draw:display-name="Dashed (var) 1160" draw:style="rect" draw:dots1="1" draw:dots1-length="0.0043in" draw:dots2="1" draw:dots2-length="0.0043in" draw:distance="0.0043in"/>
    <draw:stroke-dash draw:name="Dashed_20__28_var_29__20_1161" draw:display-name="Dashed (var) 1161" draw:style="rect" draw:dots1="1" draw:dots1-length="0.0043in" draw:dots2="1" draw:dots2-length="0.0043in" draw:distance="0.0043in"/>
    <draw:stroke-dash draw:name="Dashed_20__28_var_29__20_1162" draw:display-name="Dashed (var) 1162" draw:style="rect" draw:dots1="1" draw:dots1-length="0.0043in" draw:dots2="1" draw:dots2-length="0.0043in" draw:distance="0.0043in"/>
    <draw:stroke-dash draw:name="Dashed_20__28_var_29__20_1163" draw:display-name="Dashed (var) 1163" draw:style="rect" draw:dots1="1" draw:dots1-length="0.0043in" draw:dots2="1" draw:dots2-length="0.0043in" draw:distance="0.0043in"/>
    <draw:stroke-dash draw:name="Dashed_20__28_var_29__20_1164" draw:display-name="Dashed (var) 1164" draw:style="rect" draw:dots1="1" draw:dots1-length="0.0043in" draw:dots2="1" draw:dots2-length="0.0043in" draw:distance="0.0043in"/>
    <draw:stroke-dash draw:name="Dashed_20__28_var_29__20_1165" draw:display-name="Dashed (var) 1165" draw:style="rect" draw:dots1="1" draw:dots1-length="0.0043in" draw:dots2="1" draw:dots2-length="0.0043in" draw:distance="0.0043in"/>
    <draw:stroke-dash draw:name="Dashed_20__28_var_29__20_1166" draw:display-name="Dashed (var) 1166" draw:style="rect" draw:dots1="1" draw:dots1-length="0.0043in" draw:dots2="1" draw:dots2-length="0.0043in" draw:distance="0.0043in"/>
    <draw:stroke-dash draw:name="Dashed_20__28_var_29__20_1167" draw:display-name="Dashed (var) 1167" draw:style="rect" draw:dots1="1" draw:dots1-length="0.0043in" draw:dots2="1" draw:dots2-length="0.0043in" draw:distance="0.0043in"/>
    <draw:stroke-dash draw:name="Dashed_20__28_var_29__20_1168" draw:display-name="Dashed (var) 1168" draw:style="rect" draw:dots1="1" draw:dots1-length="0.0043in" draw:dots2="1" draw:dots2-length="0.0043in" draw:distance="0.0043in"/>
    <draw:stroke-dash draw:name="Dashed_20__28_var_29__20_1169" draw:display-name="Dashed (var) 1169" draw:style="rect" draw:dots1="1" draw:dots1-length="0.0043in" draw:dots2="1" draw:dots2-length="0.0043in" draw:distance="0.0043in"/>
    <draw:stroke-dash draw:name="Dashed_20__28_var_29__20_1170" draw:display-name="Dashed (var) 1170" draw:style="rect" draw:dots1="1" draw:dots1-length="0.0043in" draw:dots2="1" draw:dots2-length="0.0043in" draw:distance="0.0043in"/>
    <draw:stroke-dash draw:name="Dashed_20__28_var_29__20_1171" draw:display-name="Dashed (var) 1171" draw:style="rect" draw:dots1="1" draw:dots1-length="0.0043in" draw:dots2="1" draw:dots2-length="0.0043in" draw:distance="0.0043in"/>
    <draw:stroke-dash draw:name="Dashed_20__28_var_29__20_1172" draw:display-name="Dashed (var) 1172" draw:style="rect" draw:dots1="1" draw:dots1-length="0.0043in" draw:dots2="1" draw:dots2-length="0.0043in" draw:distance="0.0043in"/>
    <draw:stroke-dash draw:name="Dashed_20__28_var_29__20_1173" draw:display-name="Dashed (var) 1173" draw:style="rect" draw:dots1="1" draw:dots1-length="0.0043in" draw:dots2="1" draw:dots2-length="0.0043in" draw:distance="0.0043in"/>
    <draw:stroke-dash draw:name="Dashed_20__28_var_29__20_1174" draw:display-name="Dashed (var) 1174" draw:style="rect" draw:dots1="1" draw:dots1-length="0.0043in" draw:dots2="1" draw:dots2-length="0.0043in" draw:distance="0.0043in"/>
    <draw:stroke-dash draw:name="Dashed_20__28_var_29__20_1175" draw:display-name="Dashed (var) 1175" draw:style="rect" draw:dots1="1" draw:dots1-length="0.0043in" draw:dots2="1" draw:dots2-length="0.0043in" draw:distance="0.0043in"/>
    <draw:stroke-dash draw:name="Dashed_20__28_var_29__20_1181" draw:display-name="Dashed (var) 1181" draw:style="rect" draw:dots1="1" draw:dots1-length="0.0043in" draw:dots2="1" draw:dots2-length="0.0043in" draw:distance="0.0043in"/>
    <draw:stroke-dash draw:name="Dashed_20__28_var_29__20_1182" draw:display-name="Dashed (var) 1182" draw:style="rect" draw:dots1="1" draw:dots1-length="0.0043in" draw:dots2="1" draw:dots2-length="0.0043in" draw:distance="0.0043in"/>
    <draw:stroke-dash draw:name="Dashed_20__28_var_29__20_1183" draw:display-name="Dashed (var) 1183" draw:style="rect" draw:dots1="1" draw:dots1-length="0.0043in" draw:dots2="1" draw:dots2-length="0.0043in" draw:distance="0.0043in"/>
    <draw:stroke-dash draw:name="Dashed_20__28_var_29__20_1184" draw:display-name="Dashed (var) 1184" draw:style="rect" draw:dots1="1" draw:dots1-length="0.0043in" draw:dots2="1" draw:dots2-length="0.0043in" draw:distance="0.0043in"/>
    <draw:stroke-dash draw:name="Dashed_20__28_var_29__20_1185" draw:display-name="Dashed (var) 1185" draw:style="rect" draw:dots1="1" draw:dots1-length="0.0043in" draw:dots2="1" draw:dots2-length="0.0043in" draw:distance="0.0043in"/>
    <draw:stroke-dash draw:name="Dashed_20__28_var_29__20_1186" draw:display-name="Dashed (var) 1186" draw:style="rect" draw:dots1="1" draw:dots1-length="0.0043in" draw:dots2="1" draw:dots2-length="0.0043in" draw:distance="0.0043in"/>
    <draw:stroke-dash draw:name="Dashed_20__28_var_29__20_1187" draw:display-name="Dashed (var) 1187" draw:style="rect" draw:dots1="1" draw:dots1-length="0.0043in" draw:dots2="1" draw:dots2-length="0.0043in" draw:distance="0.0043in"/>
    <draw:stroke-dash draw:name="Dashed_20__28_var_29__20_1188" draw:display-name="Dashed (var) 1188" draw:style="rect" draw:dots1="1" draw:dots1-length="0.0043in" draw:dots2="1" draw:dots2-length="0.0043in" draw:distance="0.0043in"/>
    <draw:stroke-dash draw:name="Dashed_20__28_var_29__20_1189" draw:display-name="Dashed (var) 1189" draw:style="rect" draw:dots1="1" draw:dots1-length="0.0043in" draw:dots2="1" draw:dots2-length="0.0043in" draw:distance="0.0043in"/>
    <draw:stroke-dash draw:name="Dashed_20__28_var_29__20_1190" draw:display-name="Dashed (var) 1190" draw:style="rect" draw:dots1="1" draw:dots1-length="0.0043in" draw:dots2="1" draw:dots2-length="0.0043in" draw:distance="0.0043in"/>
    <draw:stroke-dash draw:name="Dashed_20__28_var_29__20_1191" draw:display-name="Dashed (var) 1191" draw:style="rect" draw:dots1="1" draw:dots1-length="0.0043in" draw:dots2="1" draw:dots2-length="0.0043in" draw:distance="0.0043in"/>
    <draw:stroke-dash draw:name="Dashed_20__28_var_29__20_1192" draw:display-name="Dashed (var) 1192" draw:style="rect" draw:dots1="1" draw:dots1-length="0.0043in" draw:dots2="1" draw:dots2-length="0.0043in" draw:distance="0.0043in"/>
    <draw:stroke-dash draw:name="Dashed_20__28_var_29__20_1193" draw:display-name="Dashed (var) 1193" draw:style="rect" draw:dots1="1" draw:dots1-length="0.0043in" draw:dots2="1" draw:dots2-length="0.0043in" draw:distance="0.0043in"/>
    <draw:stroke-dash draw:name="Dashed_20__28_var_29__20_1194" draw:display-name="Dashed (var) 1194" draw:style="rect" draw:dots1="1" draw:dots1-length="0.0043in" draw:dots2="1" draw:dots2-length="0.0043in" draw:distance="0.0043in"/>
    <draw:stroke-dash draw:name="Dashed_20__28_var_29__20_1195" draw:display-name="Dashed (var) 1195" draw:style="rect" draw:dots1="1" draw:dots1-length="0.0043in" draw:dots2="1" draw:dots2-length="0.0043in" draw:distance="0.0043in"/>
    <draw:stroke-dash draw:name="Dashed_20__28_var_29__20_1196" draw:display-name="Dashed (var) 1196" draw:style="rect" draw:dots1="1" draw:dots1-length="0.0043in" draw:dots2="1" draw:dots2-length="0.0043in" draw:distance="0.0043in"/>
    <draw:stroke-dash draw:name="Dashed_20__28_var_29__20_1197" draw:display-name="Dashed (var) 1197" draw:style="rect" draw:dots1="1" draw:dots1-length="0.0043in" draw:dots2="1" draw:dots2-length="0.0043in" draw:distance="0.0043in"/>
    <draw:stroke-dash draw:name="Dashed_20__28_var_29__20_1198" draw:display-name="Dashed (var) 1198" draw:style="rect" draw:dots1="1" draw:dots1-length="0.0043in" draw:dots2="1" draw:dots2-length="0.0043in" draw:distance="0.0043in"/>
    <draw:stroke-dash draw:name="Dashed_20__28_var_29__20_1199" draw:display-name="Dashed (var) 1199" draw:style="rect" draw:dots1="1" draw:dots1-length="0.0043in" draw:dots2="1" draw:dots2-length="0.0043in" draw:distance="0.0043in"/>
    <draw:stroke-dash draw:name="Dashed_20__28_var_29__20_12" draw:display-name="Dashed (var) 12" draw:style="rect" draw:dots1="1" draw:dots1-length="0.0024in" draw:dots2="1" draw:dots2-length="0.0024in" draw:distance="0.0024in"/>
    <draw:stroke-dash draw:name="Dashed_20__28_var_29__20_1200" draw:display-name="Dashed (var) 1200" draw:style="rect" draw:dots1="1" draw:dots1-length="0.0043in" draw:dots2="1" draw:dots2-length="0.0043in" draw:distance="0.0043in"/>
    <draw:stroke-dash draw:name="Dashed_20__28_var_29__20_1201" draw:display-name="Dashed (var) 1201" draw:style="rect" draw:dots1="1" draw:dots1-length="0.0043in" draw:dots2="1" draw:dots2-length="0.0043in" draw:distance="0.0043in"/>
    <draw:stroke-dash draw:name="Dashed_20__28_var_29__20_1202" draw:display-name="Dashed (var) 1202" draw:style="rect" draw:dots1="1" draw:dots1-length="0.0043in" draw:dots2="1" draw:dots2-length="0.0043in" draw:distance="0.0043in"/>
    <draw:stroke-dash draw:name="Dashed_20__28_var_29__20_1203" draw:display-name="Dashed (var) 1203" draw:style="rect" draw:dots1="1" draw:dots1-length="0.0043in" draw:dots2="1" draw:dots2-length="0.0043in" draw:distance="0.0043in"/>
    <draw:stroke-dash draw:name="Dashed_20__28_var_29__20_1204" draw:display-name="Dashed (var) 1204" draw:style="rect" draw:dots1="1" draw:dots1-length="0.0043in" draw:dots2="1" draw:dots2-length="0.0043in" draw:distance="0.0043in"/>
    <draw:stroke-dash draw:name="Dashed_20__28_var_29__20_1205" draw:display-name="Dashed (var) 1205" draw:style="rect" draw:dots1="1" draw:dots1-length="0.0043in" draw:dots2="1" draw:dots2-length="0.0043in" draw:distance="0.0043in"/>
    <draw:stroke-dash draw:name="Dashed_20__28_var_29__20_1206" draw:display-name="Dashed (var) 1206" draw:style="rect" draw:dots1="1" draw:dots1-length="0.0043in" draw:dots2="1" draw:dots2-length="0.0043in" draw:distance="0.0043in"/>
    <draw:stroke-dash draw:name="Dashed_20__28_var_29__20_1207" draw:display-name="Dashed (var) 1207" draw:style="rect" draw:dots1="1" draw:dots1-length="0.0043in" draw:dots2="1" draw:dots2-length="0.0043in" draw:distance="0.0043in"/>
    <draw:stroke-dash draw:name="Dashed_20__28_var_29__20_1208" draw:display-name="Dashed (var) 1208" draw:style="rect" draw:dots1="1" draw:dots1-length="0.0043in" draw:dots2="1" draw:dots2-length="0.0043in" draw:distance="0.0043in"/>
    <draw:stroke-dash draw:name="Dashed_20__28_var_29__20_1209" draw:display-name="Dashed (var) 1209" draw:style="rect" draw:dots1="1" draw:dots1-length="0.0043in" draw:dots2="1" draw:dots2-length="0.0043in" draw:distance="0.0043in"/>
    <draw:stroke-dash draw:name="Dashed_20__28_var_29__20_1210" draw:display-name="Dashed (var) 1210" draw:style="rect" draw:dots1="1" draw:dots1-length="0.0043in" draw:dots2="1" draw:dots2-length="0.0043in" draw:distance="0.0043in"/>
    <draw:stroke-dash draw:name="Dashed_20__28_var_29__20_1211" draw:display-name="Dashed (var) 1211" draw:style="rect" draw:dots1="1" draw:dots1-length="0.0043in" draw:dots2="1" draw:dots2-length="0.0043in" draw:distance="0.0043in"/>
    <draw:stroke-dash draw:name="Dashed_20__28_var_29__20_13" draw:display-name="Dashed (var) 13" draw:style="rect" draw:dots1="1" draw:dots1-length="0.0024in" draw:dots2="1" draw:dots2-length="0.0024in" draw:distance="0.0024in"/>
    <draw:stroke-dash draw:name="Dashed_20__28_var_29__20_14" draw:display-name="Dashed (var) 14" draw:style="rect" draw:dots1="1" draw:dots1-length="0.0024in" draw:dots2="1" draw:dots2-length="0.0024in" draw:distance="0.0024in"/>
    <draw:stroke-dash draw:name="Dashed_20__28_var_29__20_15" draw:display-name="Dashed (var) 15" draw:style="rect" draw:dots1="1" draw:dots1-length="0.0024in" draw:dots2="1" draw:dots2-length="0.0024in" draw:distance="0.0024in"/>
    <draw:stroke-dash draw:name="Dashed_20__28_var_29__20_16" draw:display-name="Dashed (var) 16" draw:style="rect" draw:dots1="1" draw:dots1-length="0.0024in" draw:dots2="1" draw:dots2-length="0.0024in" draw:distance="0.0024in"/>
    <draw:stroke-dash draw:name="Dashed_20__28_var_29__20_17" draw:display-name="Dashed (var) 17" draw:style="rect" draw:dots1="1" draw:dots1-length="0.0024in" draw:dots2="1" draw:dots2-length="0.0024in" draw:distance="0.0024in"/>
    <draw:stroke-dash draw:name="Dashed_20__28_var_29__20_18" draw:display-name="Dashed (var) 18" draw:style="rect" draw:dots1="1" draw:dots1-length="0.0024in" draw:dots2="1" draw:dots2-length="0.0024in" draw:distance="0.0024in"/>
    <draw:stroke-dash draw:name="Dashed_20__28_var_29__20_187" draw:display-name="Dashed (var) 187" draw:style="rect" draw:dots1="1" draw:dots1-length="0.0043in" draw:dots2="1" draw:dots2-length="0.0043in" draw:distance="0.0043in"/>
    <draw:stroke-dash draw:name="Dashed_20__28_var_29__20_188" draw:display-name="Dashed (var) 188" draw:style="rect" draw:dots1="1" draw:dots1-length="0.0043in" draw:dots2="1" draw:dots2-length="0.0043in" draw:distance="0.0043in"/>
    <draw:stroke-dash draw:name="Dashed_20__28_var_29__20_189" draw:display-name="Dashed (var) 189" draw:style="rect" draw:dots1="1" draw:dots1-length="0.0043in" draw:dots2="1" draw:dots2-length="0.0043in" draw:distance="0.0043in"/>
    <draw:stroke-dash draw:name="Dashed_20__28_var_29__20_19" draw:display-name="Dashed (var) 19" draw:style="rect" draw:dots1="1" draw:dots1-length="0.0024in" draw:dots2="1" draw:dots2-length="0.0024in" draw:distance="0.0024in"/>
    <draw:stroke-dash draw:name="Dashed_20__28_var_29__20_190" draw:display-name="Dashed (var) 190" draw:style="rect" draw:dots1="1" draw:dots1-length="0.0043in" draw:dots2="1" draw:dots2-length="0.0043in" draw:distance="0.0043in"/>
    <draw:stroke-dash draw:name="Dashed_20__28_var_29__20_191" draw:display-name="Dashed (var) 191" draw:style="rect" draw:dots1="1" draw:dots1-length="0.0043in" draw:dots2="1" draw:dots2-length="0.0043in" draw:distance="0.0043in"/>
    <draw:stroke-dash draw:name="Dashed_20__28_var_29__20_192" draw:display-name="Dashed (var) 192" draw:style="rect" draw:dots1="1" draw:dots1-length="0.0043in" draw:dots2="1" draw:dots2-length="0.0043in" draw:distance="0.0043in"/>
    <draw:stroke-dash draw:name="Dashed_20__28_var_29__20_193" draw:display-name="Dashed (var) 193" draw:style="rect" draw:dots1="1" draw:dots1-length="0.0043in" draw:dots2="1" draw:dots2-length="0.0043in" draw:distance="0.0043in"/>
    <draw:stroke-dash draw:name="Dashed_20__28_var_29__20_194" draw:display-name="Dashed (var) 194" draw:style="rect" draw:dots1="1" draw:dots1-length="0.0043in" draw:dots2="1" draw:dots2-length="0.0043in" draw:distance="0.0043in"/>
    <draw:stroke-dash draw:name="Dashed_20__28_var_29__20_195" draw:display-name="Dashed (var) 195" draw:style="rect" draw:dots1="1" draw:dots1-length="0.0043in" draw:dots2="1" draw:dots2-length="0.0043in" draw:distance="0.0043in"/>
    <draw:stroke-dash draw:name="Dashed_20__28_var_29__20_196" draw:display-name="Dashed (var) 196" draw:style="rect" draw:dots1="1" draw:dots1-length="0.0043in" draw:dots2="1" draw:dots2-length="0.0043in" draw:distance="0.0043in"/>
    <draw:stroke-dash draw:name="Dashed_20__28_var_29__20_197" draw:display-name="Dashed (var) 197" draw:style="rect" draw:dots1="1" draw:dots1-length="0.0043in" draw:dots2="1" draw:dots2-length="0.0043in" draw:distance="0.0043in"/>
    <draw:stroke-dash draw:name="Dashed_20__28_var_29__20_198" draw:display-name="Dashed (var) 198" draw:style="rect" draw:dots1="1" draw:dots1-length="0.0043in" draw:dots2="1" draw:dots2-length="0.0043in" draw:distance="0.0043in"/>
    <draw:stroke-dash draw:name="Dashed_20__28_var_29__20_199" draw:display-name="Dashed (var) 199" draw:style="rect" draw:dots1="1" draw:dots1-length="0.0043in" draw:dots2="1" draw:dots2-length="0.0043in" draw:distance="0.0043in"/>
    <draw:stroke-dash draw:name="Dashed_20__28_var_29__20_20" draw:display-name="Dashed (var) 20" draw:style="rect" draw:dots1="1" draw:dots1-length="0.0024in" draw:dots2="1" draw:dots2-length="0.0024in" draw:distance="0.0024in"/>
    <draw:stroke-dash draw:name="Dashed_20__28_var_29__20_200" draw:display-name="Dashed (var) 200" draw:style="rect" draw:dots1="1" draw:dots1-length="0.0043in" draw:dots2="1" draw:dots2-length="0.0043in" draw:distance="0.0043in"/>
    <draw:stroke-dash draw:name="Dashed_20__28_var_29__20_201" draw:display-name="Dashed (var) 201" draw:style="rect" draw:dots1="1" draw:dots1-length="0.0043in" draw:dots2="1" draw:dots2-length="0.0043in" draw:distance="0.0043in"/>
    <draw:stroke-dash draw:name="Dashed_20__28_var_29__20_202" draw:display-name="Dashed (var) 202" draw:style="rect" draw:dots1="1" draw:dots1-length="0.0043in" draw:dots2="1" draw:dots2-length="0.0043in" draw:distance="0.0043in"/>
    <draw:stroke-dash draw:name="Dashed_20__28_var_29__20_203" draw:display-name="Dashed (var) 203" draw:style="rect" draw:dots1="1" draw:dots1-length="0.0043in" draw:dots2="1" draw:dots2-length="0.0043in" draw:distance="0.0043in"/>
    <draw:stroke-dash draw:name="Dashed_20__28_var_29__20_204" draw:display-name="Dashed (var) 204" draw:style="rect" draw:dots1="1" draw:dots1-length="0.0043in" draw:dots2="1" draw:dots2-length="0.0043in" draw:distance="0.0043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 draw:display-name="Dashed (var) 21" draw:style="rect" draw:dots1="1" draw:dots1-length="0.0024in" draw:dots2="1" draw:dots2-length="0.0024in" draw:distance="0.0024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 draw:display-name="Dashed (var) 22" draw:style="rect" draw:dots1="1" draw:dots1-length="0.0024in" draw:dots2="1" draw:dots2-length="0.0024in" draw:distance="0.0024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26" draw:display-name="Dashed (var) 226" draw:style="rect" draw:dots1="1" draw:dots1-length="0.0043in" draw:dots2="1" draw:dots2-length="0.0043in" draw:distance="0.0043in"/>
    <draw:stroke-dash draw:name="Dashed_20__28_var_29__20_227" draw:display-name="Dashed (var) 227" draw:style="rect" draw:dots1="1" draw:dots1-length="0.0043in" draw:dots2="1" draw:dots2-length="0.0043in" draw:distance="0.0043in"/>
    <draw:stroke-dash draw:name="Dashed_20__28_var_29__20_228" draw:display-name="Dashed (var) 228" draw:style="rect" draw:dots1="1" draw:dots1-length="0.0043in" draw:dots2="1" draw:dots2-length="0.0043in" draw:distance="0.0043in"/>
    <draw:stroke-dash draw:name="Dashed_20__28_var_29__20_229" draw:display-name="Dashed (var) 229" draw:style="rect" draw:dots1="1" draw:dots1-length="0.0043in" draw:dots2="1" draw:dots2-length="0.0043in" draw:distance="0.0043in"/>
    <draw:stroke-dash draw:name="Dashed_20__28_var_29__20_23" draw:display-name="Dashed (var) 23" draw:style="rect" draw:dots1="1" draw:dots1-length="0.0024in" draw:dots2="1" draw:dots2-length="0.0024in" draw:distance="0.0024in"/>
    <draw:stroke-dash draw:name="Dashed_20__28_var_29__20_230" draw:display-name="Dashed (var) 230" draw:style="rect" draw:dots1="1" draw:dots1-length="0.0043in" draw:dots2="1" draw:dots2-length="0.0043in" draw:distance="0.0043in"/>
    <draw:stroke-dash draw:name="Dashed_20__28_var_29__20_231" draw:display-name="Dashed (var) 231" draw:style="rect" draw:dots1="1" draw:dots1-length="0.0043in" draw:dots2="1" draw:dots2-length="0.0043in" draw:distance="0.0043in"/>
    <draw:stroke-dash draw:name="Dashed_20__28_var_29__20_232" draw:display-name="Dashed (var) 232" draw:style="rect" draw:dots1="1" draw:dots1-length="0.0043in" draw:dots2="1" draw:dots2-length="0.0043in" draw:distance="0.0043in"/>
    <draw:stroke-dash draw:name="Dashed_20__28_var_29__20_233" draw:display-name="Dashed (var) 233" draw:style="rect" draw:dots1="1" draw:dots1-length="0.0043in" draw:dots2="1" draw:dots2-length="0.0043in" draw:distance="0.0043in"/>
    <draw:stroke-dash draw:name="Dashed_20__28_var_29__20_234" draw:display-name="Dashed (var) 234" draw:style="rect" draw:dots1="1" draw:dots1-length="0.0043in" draw:dots2="1" draw:dots2-length="0.0043in" draw:distance="0.0043in"/>
    <draw:stroke-dash draw:name="Dashed_20__28_var_29__20_235" draw:display-name="Dashed (var) 235" draw:style="rect" draw:dots1="1" draw:dots1-length="0.0043in" draw:dots2="1" draw:dots2-length="0.0043in" draw:distance="0.0043in"/>
    <draw:stroke-dash draw:name="Dashed_20__28_var_29__20_236" draw:display-name="Dashed (var) 236" draw:style="rect" draw:dots1="1" draw:dots1-length="0.0043in" draw:dots2="1" draw:dots2-length="0.0043in" draw:distance="0.0043in"/>
    <draw:stroke-dash draw:name="Dashed_20__28_var_29__20_237" draw:display-name="Dashed (var) 237" draw:style="rect" draw:dots1="1" draw:dots1-length="0.0043in" draw:dots2="1" draw:dots2-length="0.0043in" draw:distance="0.0043in"/>
    <draw:stroke-dash draw:name="Dashed_20__28_var_29__20_238" draw:display-name="Dashed (var) 238" draw:style="rect" draw:dots1="1" draw:dots1-length="0.0043in" draw:dots2="1" draw:dots2-length="0.0043in" draw:distance="0.0043in"/>
    <draw:stroke-dash draw:name="Dashed_20__28_var_29__20_239" draw:display-name="Dashed (var) 239" draw:style="rect" draw:dots1="1" draw:dots1-length="0.0043in" draw:dots2="1" draw:dots2-length="0.0043in" draw:distance="0.0043in"/>
    <draw:stroke-dash draw:name="Dashed_20__28_var_29__20_24" draw:display-name="Dashed (var) 24" draw:style="rect" draw:dots1="1" draw:dots1-length="0.0024in" draw:dots2="1" draw:dots2-length="0.0024in" draw:distance="0.0024in"/>
    <draw:stroke-dash draw:name="Dashed_20__28_var_29__20_240" draw:display-name="Dashed (var) 240" draw:style="rect" draw:dots1="1" draw:dots1-length="0.0043in" draw:dots2="1" draw:dots2-length="0.0043in" draw:distance="0.0043in"/>
    <draw:stroke-dash draw:name="Dashed_20__28_var_29__20_241" draw:display-name="Dashed (var) 241" draw:style="rect" draw:dots1="1" draw:dots1-length="0.0043in" draw:dots2="1" draw:dots2-length="0.0043in" draw:distance="0.0043in"/>
    <draw:stroke-dash draw:name="Dashed_20__28_var_29__20_242" draw:display-name="Dashed (var) 242" draw:style="rect" draw:dots1="1" draw:dots1-length="0.0043in" draw:dots2="1" draw:dots2-length="0.0043in" draw:distance="0.0043in"/>
    <draw:stroke-dash draw:name="Dashed_20__28_var_29__20_243" draw:display-name="Dashed (var) 243" draw:style="rect" draw:dots1="1" draw:dots1-length="0.0043in" draw:dots2="1" draw:dots2-length="0.0043in" draw:distance="0.0043in"/>
    <draw:stroke-dash draw:name="Dashed_20__28_var_29__20_244" draw:display-name="Dashed (var) 244"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 draw:display-name="Dashed (var) 25" draw:style="rect" draw:dots1="1" draw:dots1-length="0.0024in" draw:dots2="1" draw:dots2-length="0.0024in" draw:distance="0.0024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 draw:display-name="Dashed (var) 26" draw:style="rect" draw:dots1="1" draw:dots1-length="0.0024in" draw:dots2="1" draw:dots2-length="0.0024in" draw:distance="0.0024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4" draw:display-name="Dashed (var) 4" draw:style="rect" draw:dots1="1" draw:dots1-length="0.0024in" draw:dots2="1" draw:dots2-length="0.0024in" draw:distance="0.0024in"/>
    <draw:stroke-dash draw:name="Dashed_20__28_var_29__20_429" draw:display-name="Dashed (var) 429" draw:style="rect" draw:dots1="1" draw:dots1-length="0.0043in" draw:dots2="1" draw:dots2-length="0.0043in" draw:distance="0.0043in"/>
    <draw:stroke-dash draw:name="Dashed_20__28_var_29__20_430" draw:display-name="Dashed (var) 430" draw:style="rect" draw:dots1="1" draw:dots1-length="0.0043in" draw:dots2="1" draw:dots2-length="0.0043in" draw:distance="0.0043in"/>
    <draw:stroke-dash draw:name="Dashed_20__28_var_29__20_431" draw:display-name="Dashed (var) 431" draw:style="rect" draw:dots1="1" draw:dots1-length="0.0043in" draw:dots2="1" draw:dots2-length="0.0043in" draw:distance="0.0043in"/>
    <draw:stroke-dash draw:name="Dashed_20__28_var_29__20_432" draw:display-name="Dashed (var) 432" draw:style="rect" draw:dots1="1" draw:dots1-length="0.0043in" draw:dots2="1" draw:dots2-length="0.0043in" draw:distance="0.0043in"/>
    <draw:stroke-dash draw:name="Dashed_20__28_var_29__20_433" draw:display-name="Dashed (var) 433" draw:style="rect" draw:dots1="1" draw:dots1-length="0.0043in" draw:dots2="1" draw:dots2-length="0.0043in" draw:distance="0.0043in"/>
    <draw:stroke-dash draw:name="Dashed_20__28_var_29__20_434" draw:display-name="Dashed (var) 434" draw:style="rect" draw:dots1="1" draw:dots1-length="0.0043in" draw:dots2="1" draw:dots2-length="0.0043in" draw:distance="0.0043in"/>
    <draw:stroke-dash draw:name="Dashed_20__28_var_29__20_435" draw:display-name="Dashed (var) 435" draw:style="rect" draw:dots1="1" draw:dots1-length="0.0043in" draw:dots2="1" draw:dots2-length="0.0043in" draw:distance="0.0043in"/>
    <draw:stroke-dash draw:name="Dashed_20__28_var_29__20_436" draw:display-name="Dashed (var) 436" draw:style="rect" draw:dots1="1" draw:dots1-length="0.0043in" draw:dots2="1" draw:dots2-length="0.0043in" draw:distance="0.0043in"/>
    <draw:stroke-dash draw:name="Dashed_20__28_var_29__20_437" draw:display-name="Dashed (var) 437" draw:style="rect" draw:dots1="1" draw:dots1-length="0.0043in" draw:dots2="1" draw:dots2-length="0.0043in" draw:distance="0.0043in"/>
    <draw:stroke-dash draw:name="Dashed_20__28_var_29__20_438" draw:display-name="Dashed (var) 438" draw:style="rect" draw:dots1="1" draw:dots1-length="0.0043in" draw:dots2="1" draw:dots2-length="0.0043in" draw:distance="0.0043in"/>
    <draw:stroke-dash draw:name="Dashed_20__28_var_29__20_439" draw:display-name="Dashed (var) 439" draw:style="rect" draw:dots1="1" draw:dots1-length="0.0043in" draw:dots2="1" draw:dots2-length="0.0043in" draw:distance="0.0043in"/>
    <draw:stroke-dash draw:name="Dashed_20__28_var_29__20_440" draw:display-name="Dashed (var) 440" draw:style="rect" draw:dots1="1" draw:dots1-length="0.0043in" draw:dots2="1" draw:dots2-length="0.0043in" draw:distance="0.0043in"/>
    <draw:stroke-dash draw:name="Dashed_20__28_var_29__20_441" draw:display-name="Dashed (var) 441" draw:style="rect" draw:dots1="1" draw:dots1-length="0.0043in" draw:dots2="1" draw:dots2-length="0.0043in" draw:distance="0.0043in"/>
    <draw:stroke-dash draw:name="Dashed_20__28_var_29__20_442" draw:display-name="Dashed (var) 442" draw:style="rect" draw:dots1="1" draw:dots1-length="0.0043in" draw:dots2="1" draw:dots2-length="0.0043in" draw:distance="0.0043in"/>
    <draw:stroke-dash draw:name="Dashed_20__28_var_29__20_443" draw:display-name="Dashed (var) 443" draw:style="rect" draw:dots1="1" draw:dots1-length="0.0043in" draw:dots2="1" draw:dots2-length="0.0043in" draw:distance="0.0043in"/>
    <draw:stroke-dash draw:name="Dashed_20__28_var_29__20_444" draw:display-name="Dashed (var) 444" draw:style="rect" draw:dots1="1" draw:dots1-length="0.0043in" draw:dots2="1" draw:dots2-length="0.0043in" draw:distance="0.0043in"/>
    <draw:stroke-dash draw:name="Dashed_20__28_var_29__20_445" draw:display-name="Dashed (var) 445" draw:style="rect" draw:dots1="1" draw:dots1-length="0.0043in" draw:dots2="1" draw:dots2-length="0.0043in" draw:distance="0.0043in"/>
    <draw:stroke-dash draw:name="Dashed_20__28_var_29__20_446" draw:display-name="Dashed (var) 446" draw:style="rect" draw:dots1="1" draw:dots1-length="0.0043in" draw:dots2="1" draw:dots2-length="0.0043in" draw:distance="0.0043in"/>
    <draw:stroke-dash draw:name="Dashed_20__28_var_29__20_447" draw:display-name="Dashed (var) 447" draw:style="rect" draw:dots1="1" draw:dots1-length="0.0043in" draw:dots2="1" draw:dots2-length="0.0043in" draw:distance="0.0043in"/>
    <draw:stroke-dash draw:name="Dashed_20__28_var_29__20_448" draw:display-name="Dashed (var) 448" draw:style="rect" draw:dots1="1" draw:dots1-length="0.0043in" draw:dots2="1" draw:dots2-length="0.0043in" draw:distance="0.0043in"/>
    <draw:stroke-dash draw:name="Dashed_20__28_var_29__20_449" draw:display-name="Dashed (var) 449" draw:style="rect" draw:dots1="1" draw:dots1-length="0.0043in" draw:dots2="1" draw:dots2-length="0.0043in" draw:distance="0.0043in"/>
    <draw:stroke-dash draw:name="Dashed_20__28_var_29__20_450" draw:display-name="Dashed (var) 450" draw:style="rect" draw:dots1="1" draw:dots1-length="0.0043in" draw:dots2="1" draw:dots2-length="0.0043in" draw:distance="0.0043in"/>
    <draw:stroke-dash draw:name="Dashed_20__28_var_29__20_451" draw:display-name="Dashed (var) 451" draw:style="rect" draw:dots1="1" draw:dots1-length="0.0043in" draw:dots2="1" draw:dots2-length="0.0043in" draw:distance="0.0043in"/>
    <draw:stroke-dash draw:name="Dashed_20__28_var_29__20_452" draw:display-name="Dashed (var) 452" draw:style="rect" draw:dots1="1" draw:dots1-length="0.0043in" draw:dots2="1" draw:dots2-length="0.0043in" draw:distance="0.0043in"/>
    <draw:stroke-dash draw:name="Dashed_20__28_var_29__20_453" draw:display-name="Dashed (var) 453" draw:style="rect" draw:dots1="1" draw:dots1-length="0.0043in" draw:dots2="1" draw:dots2-length="0.0043in" draw:distance="0.0043in"/>
    <draw:stroke-dash draw:name="Dashed_20__28_var_29__20_454" draw:display-name="Dashed (var) 454" draw:style="rect" draw:dots1="1" draw:dots1-length="0.0043in" draw:dots2="1" draw:dots2-length="0.0043in" draw:distance="0.0043in"/>
    <draw:stroke-dash draw:name="Dashed_20__28_var_29__20_455" draw:display-name="Dashed (var) 455" draw:style="rect" draw:dots1="1" draw:dots1-length="0.0043in" draw:dots2="1" draw:dots2-length="0.0043in" draw:distance="0.0043in"/>
    <draw:stroke-dash draw:name="Dashed_20__28_var_29__20_456" draw:display-name="Dashed (var) 456" draw:style="rect" draw:dots1="1" draw:dots1-length="0.0043in" draw:dots2="1" draw:dots2-length="0.0043in" draw:distance="0.0043in"/>
    <draw:stroke-dash draw:name="Dashed_20__28_var_29__20_457" draw:display-name="Dashed (var) 457" draw:style="rect" draw:dots1="1" draw:dots1-length="0.0043in" draw:dots2="1" draw:dots2-length="0.0043in" draw:distance="0.0043in"/>
    <draw:stroke-dash draw:name="Dashed_20__28_var_29__20_458" draw:display-name="Dashed (var) 458" draw:style="rect" draw:dots1="1" draw:dots1-length="0.0043in" draw:dots2="1" draw:dots2-length="0.0043in" draw:distance="0.0043in"/>
    <draw:stroke-dash draw:name="Dashed_20__28_var_29__20_459" draw:display-name="Dashed (var) 459" draw:style="rect" draw:dots1="1" draw:dots1-length="0.0043in" draw:dots2="1" draw:dots2-length="0.0043in" draw:distance="0.0043in"/>
    <draw:stroke-dash draw:name="Dashed_20__28_var_29__20_460" draw:display-name="Dashed (var) 460" draw:style="rect" draw:dots1="1" draw:dots1-length="0.0043in" draw:dots2="1" draw:dots2-length="0.0043in" draw:distance="0.0043in"/>
    <draw:stroke-dash draw:name="Dashed_20__28_var_29__20_461" draw:display-name="Dashed (var) 461" draw:style="rect" draw:dots1="1" draw:dots1-length="0.0043in" draw:dots2="1" draw:dots2-length="0.0043in" draw:distance="0.0043in"/>
    <draw:stroke-dash draw:name="Dashed_20__28_var_29__20_462" draw:display-name="Dashed (var) 462" draw:style="rect" draw:dots1="1" draw:dots1-length="0.0043in" draw:dots2="1" draw:dots2-length="0.0043in" draw:distance="0.0043in"/>
    <draw:stroke-dash draw:name="Dashed_20__28_var_29__20_463" draw:display-name="Dashed (var) 463" draw:style="rect" draw:dots1="1" draw:dots1-length="0.0043in" draw:dots2="1" draw:dots2-length="0.0043in" draw:distance="0.0043in"/>
    <draw:stroke-dash draw:name="Dashed_20__28_var_29__20_464" draw:display-name="Dashed (var) 464" draw:style="rect" draw:dots1="1" draw:dots1-length="0.0043in" draw:dots2="1" draw:dots2-length="0.0043in" draw:distance="0.0043in"/>
    <draw:stroke-dash draw:name="Dashed_20__28_var_29__20_465" draw:display-name="Dashed (var) 465" draw:style="rect" draw:dots1="1" draw:dots1-length="0.0043in" draw:dots2="1" draw:dots2-length="0.0043in" draw:distance="0.0043in"/>
    <draw:stroke-dash draw:name="Dashed_20__28_var_29__20_466" draw:display-name="Dashed (var) 466" draw:style="rect" draw:dots1="1" draw:dots1-length="0.0043in" draw:dots2="1" draw:dots2-length="0.0043in" draw:distance="0.0043in"/>
    <draw:stroke-dash draw:name="Dashed_20__28_var_29__20_467" draw:display-name="Dashed (var) 467" draw:style="rect" draw:dots1="1" draw:dots1-length="0.0043in" draw:dots2="1" draw:dots2-length="0.0043in" draw:distance="0.0043in"/>
    <draw:stroke-dash draw:name="Dashed_20__28_var_29__20_468" draw:display-name="Dashed (var) 468" draw:style="rect" draw:dots1="1" draw:dots1-length="0.0043in" draw:dots2="1" draw:dots2-length="0.0043in" draw:distance="0.0043in"/>
    <draw:stroke-dash draw:name="Dashed_20__28_var_29__20_469" draw:display-name="Dashed (var) 469" draw:style="rect" draw:dots1="1" draw:dots1-length="0.0043in" draw:dots2="1" draw:dots2-length="0.0043in" draw:distance="0.0043in"/>
    <draw:stroke-dash draw:name="Dashed_20__28_var_29__20_470" draw:display-name="Dashed (var) 470"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 draw:display-name="Dashed (var) 6" draw:style="rect" draw:dots1="1" draw:dots1-length="0.0024in" draw:dots2="1" draw:dots2-length="0.0024in" draw:distance="0.0024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08" draw:display-name="Dashed (var) 608" draw:style="rect" draw:dots1="1" draw:dots1-length="0.0043in" draw:dots2="1" draw:dots2-length="0.0043in" draw:distance="0.0043in"/>
    <draw:stroke-dash draw:name="Dashed_20__28_var_29__20_609" draw:display-name="Dashed (var) 609" draw:style="rect" draw:dots1="1" draw:dots1-length="0.0043in" draw:dots2="1" draw:dots2-length="0.0043in" draw:distance="0.0043in"/>
    <draw:stroke-dash draw:name="Dashed_20__28_var_29__20_610" draw:display-name="Dashed (var) 610" draw:style="rect" draw:dots1="1" draw:dots1-length="0.0043in" draw:dots2="1" draw:dots2-length="0.0043in" draw:distance="0.0043in"/>
    <draw:stroke-dash draw:name="Dashed_20__28_var_29__20_611" draw:display-name="Dashed (var) 611" draw:style="rect" draw:dots1="1" draw:dots1-length="0.0043in" draw:dots2="1" draw:dots2-length="0.0043in" draw:distance="0.0043in"/>
    <draw:stroke-dash draw:name="Dashed_20__28_var_29__20_612" draw:display-name="Dashed (var) 612" draw:style="rect" draw:dots1="1" draw:dots1-length="0.0043in" draw:dots2="1" draw:dots2-length="0.0043in" draw:distance="0.0043in"/>
    <draw:stroke-dash draw:name="Dashed_20__28_var_29__20_613" draw:display-name="Dashed (var) 613" draw:style="rect" draw:dots1="1" draw:dots1-length="0.0043in" draw:dots2="1" draw:dots2-length="0.0043in" draw:distance="0.0043in"/>
    <draw:stroke-dash draw:name="Dashed_20__28_var_29__20_614" draw:display-name="Dashed (var) 614" draw:style="rect" draw:dots1="1" draw:dots1-length="0.0043in" draw:dots2="1" draw:dots2-length="0.0043in" draw:distance="0.0043in"/>
    <draw:stroke-dash draw:name="Dashed_20__28_var_29__20_615" draw:display-name="Dashed (var) 615" draw:style="rect" draw:dots1="1" draw:dots1-length="0.0043in" draw:dots2="1" draw:dots2-length="0.0043in" draw:distance="0.0043in"/>
    <draw:stroke-dash draw:name="Dashed_20__28_var_29__20_616" draw:display-name="Dashed (var) 616" draw:style="rect" draw:dots1="1" draw:dots1-length="0.0043in" draw:dots2="1" draw:dots2-length="0.0043in" draw:distance="0.0043in"/>
    <draw:stroke-dash draw:name="Dashed_20__28_var_29__20_617" draw:display-name="Dashed (var) 617" draw:style="rect" draw:dots1="1" draw:dots1-length="0.0043in" draw:dots2="1" draw:dots2-length="0.0043in" draw:distance="0.0043in"/>
    <draw:stroke-dash draw:name="Dashed_20__28_var_29__20_618" draw:display-name="Dashed (var) 618" draw:style="rect" draw:dots1="1" draw:dots1-length="0.0043in" draw:dots2="1" draw:dots2-length="0.0043in" draw:distance="0.0043in"/>
    <draw:stroke-dash draw:name="Dashed_20__28_var_29__20_619" draw:display-name="Dashed (var) 619" draw:style="rect" draw:dots1="1" draw:dots1-length="0.0043in" draw:dots2="1" draw:dots2-length="0.0043in" draw:distance="0.0043in"/>
    <draw:stroke-dash draw:name="Dashed_20__28_var_29__20_620" draw:display-name="Dashed (var) 620" draw:style="rect" draw:dots1="1" draw:dots1-length="0.0043in" draw:dots2="1" draw:dots2-length="0.0043in" draw:distance="0.0043in"/>
    <draw:stroke-dash draw:name="Dashed_20__28_var_29__20_621" draw:display-name="Dashed (var) 621" draw:style="rect" draw:dots1="1" draw:dots1-length="0.0043in" draw:dots2="1" draw:dots2-length="0.0043in" draw:distance="0.0043in"/>
    <draw:stroke-dash draw:name="Dashed_20__28_var_29__20_622" draw:display-name="Dashed (var) 622" draw:style="rect" draw:dots1="1" draw:dots1-length="0.0043in" draw:dots2="1" draw:dots2-length="0.0043in" draw:distance="0.0043in"/>
    <draw:stroke-dash draw:name="Dashed_20__28_var_29__20_623" draw:display-name="Dashed (var) 623" draw:style="rect" draw:dots1="1" draw:dots1-length="0.0043in" draw:dots2="1" draw:dots2-length="0.0043in" draw:distance="0.0043in"/>
    <draw:stroke-dash draw:name="Dashed_20__28_var_29__20_624" draw:display-name="Dashed (var) 624" draw:style="rect" draw:dots1="1" draw:dots1-length="0.0043in" draw:dots2="1" draw:dots2-length="0.0043in" draw:distance="0.0043in"/>
    <draw:stroke-dash draw:name="Dashed_20__28_var_29__20_625" draw:display-name="Dashed (var) 625" draw:style="rect" draw:dots1="1" draw:dots1-length="0.0043in" draw:dots2="1" draw:dots2-length="0.0043in" draw:distance="0.0043in"/>
    <draw:stroke-dash draw:name="Dashed_20__28_var_29__20_626" draw:display-name="Dashed (var) 626" draw:style="rect" draw:dots1="1" draw:dots1-length="0.0043in" draw:dots2="1" draw:dots2-length="0.0043in" draw:distance="0.0043in"/>
    <draw:stroke-dash draw:name="Dashed_20__28_var_29__20_627" draw:display-name="Dashed (var) 627" draw:style="rect" draw:dots1="1" draw:dots1-length="0.0043in" draw:dots2="1" draw:dots2-length="0.0043in" draw:distance="0.0043in"/>
    <draw:stroke-dash draw:name="Dashed_20__28_var_29__20_628" draw:display-name="Dashed (var) 628" draw:style="rect" draw:dots1="1" draw:dots1-length="0.0043in" draw:dots2="1" draw:dots2-length="0.0043in" draw:distance="0.0043in"/>
    <draw:stroke-dash draw:name="Dashed_20__28_var_29__20_629" draw:display-name="Dashed (var) 629" draw:style="rect" draw:dots1="1" draw:dots1-length="0.0043in" draw:dots2="1" draw:dots2-length="0.0043in" draw:distance="0.0043in"/>
    <draw:stroke-dash draw:name="Dashed_20__28_var_29__20_630" draw:display-name="Dashed (var) 630" draw:style="rect" draw:dots1="1" draw:dots1-length="0.0043in" draw:dots2="1" draw:dots2-length="0.0043in" draw:distance="0.0043in"/>
    <draw:stroke-dash draw:name="Dashed_20__28_var_29__20_631" draw:display-name="Dashed (var) 631" draw:style="rect" draw:dots1="1" draw:dots1-length="0.0043in" draw:dots2="1" draw:dots2-length="0.0043in" draw:distance="0.0043in"/>
    <draw:stroke-dash draw:name="Dashed_20__28_var_29__20_632" draw:display-name="Dashed (var) 632" draw:style="rect" draw:dots1="1" draw:dots1-length="0.0043in" draw:dots2="1" draw:dots2-length="0.0043in" draw:distance="0.0043in"/>
    <draw:stroke-dash draw:name="Dashed_20__28_var_29__20_633" draw:display-name="Dashed (var) 633" draw:style="rect" draw:dots1="1" draw:dots1-length="0.0043in" draw:dots2="1" draw:dots2-length="0.0043in" draw:distance="0.0043in"/>
    <draw:stroke-dash draw:name="Dashed_20__28_var_29__20_634" draw:display-name="Dashed (var) 634" draw:style="rect" draw:dots1="1" draw:dots1-length="0.0043in" draw:dots2="1" draw:dots2-length="0.0043in" draw:distance="0.0043in"/>
    <draw:stroke-dash draw:name="Dashed_20__28_var_29__20_635" draw:display-name="Dashed (var) 635" draw:style="rect" draw:dots1="1" draw:dots1-length="0.0043in" draw:dots2="1" draw:dots2-length="0.0043in" draw:distance="0.0043in"/>
    <draw:stroke-dash draw:name="Dashed_20__28_var_29__20_636" draw:display-name="Dashed (var) 636" draw:style="rect" draw:dots1="1" draw:dots1-length="0.0043in" draw:dots2="1" draw:dots2-length="0.0043in" draw:distance="0.0043in"/>
    <draw:stroke-dash draw:name="Dashed_20__28_var_29__20_637" draw:display-name="Dashed (var) 637" draw:style="rect" draw:dots1="1" draw:dots1-length="0.0043in" draw:dots2="1" draw:dots2-length="0.0043in" draw:distance="0.0043in"/>
    <draw:stroke-dash draw:name="Dashed_20__28_var_29__20_638" draw:display-name="Dashed (var) 638" draw:style="rect" draw:dots1="1" draw:dots1-length="0.0043in" draw:dots2="1" draw:dots2-length="0.0043in" draw:distance="0.0043in"/>
    <draw:stroke-dash draw:name="Dashed_20__28_var_29__20_639" draw:display-name="Dashed (var) 639" draw:style="rect" draw:dots1="1" draw:dots1-length="0.0043in" draw:dots2="1" draw:dots2-length="0.0043in" draw:distance="0.0043in"/>
    <draw:stroke-dash draw:name="Dashed_20__28_var_29__20_640" draw:display-name="Dashed (var) 640" draw:style="rect" draw:dots1="1" draw:dots1-length="0.0043in" draw:dots2="1" draw:dots2-length="0.0043in" draw:distance="0.0043in"/>
    <draw:stroke-dash draw:name="Dashed_20__28_var_29__20_641" draw:display-name="Dashed (var) 641" draw:style="rect" draw:dots1="1" draw:dots1-length="0.0043in" draw:dots2="1" draw:dots2-length="0.0043in" draw:distance="0.0043in"/>
    <draw:stroke-dash draw:name="Dashed_20__28_var_29__20_642" draw:display-name="Dashed (var) 642" draw:style="rect" draw:dots1="1" draw:dots1-length="0.0043in" draw:dots2="1" draw:dots2-length="0.0043in" draw:distance="0.0043in"/>
    <draw:stroke-dash draw:name="Dashed_20__28_var_29__20_643" draw:display-name="Dashed (var) 643" draw:style="rect" draw:dots1="1" draw:dots1-length="0.0043in" draw:dots2="1" draw:dots2-length="0.0043in" draw:distance="0.0043in"/>
    <draw:stroke-dash draw:name="Dashed_20__28_var_29__20_644" draw:display-name="Dashed (var) 644" draw:style="rect" draw:dots1="1" draw:dots1-length="0.0043in" draw:dots2="1" draw:dots2-length="0.0043in" draw:distance="0.0043in"/>
    <draw:stroke-dash draw:name="Dashed_20__28_var_29__20_645" draw:display-name="Dashed (var) 645" draw:style="rect" draw:dots1="1" draw:dots1-length="0.0043in" draw:dots2="1" draw:dots2-length="0.0043in" draw:distance="0.0043in"/>
    <draw:stroke-dash draw:name="Dashed_20__28_var_29__20_646" draw:display-name="Dashed (var) 646" draw:style="rect" draw:dots1="1" draw:dots1-length="0.0043in" draw:dots2="1" draw:dots2-length="0.0043in" draw:distance="0.0043in"/>
    <draw:stroke-dash draw:name="Dashed_20__28_var_29__20_647" draw:display-name="Dashed (var) 647" draw:style="rect" draw:dots1="1" draw:dots1-length="0.0043in" draw:dots2="1" draw:dots2-length="0.0043in" draw:distance="0.0043in"/>
    <draw:stroke-dash draw:name="Dashed_20__28_var_29__20_648" draw:display-name="Dashed (var) 648" draw:style="rect" draw:dots1="1" draw:dots1-length="0.0043in" draw:dots2="1" draw:dots2-length="0.0043in" draw:distance="0.0043in"/>
    <draw:stroke-dash draw:name="Dashed_20__28_var_29__20_649" draw:display-name="Dashed (var) 649" draw:style="rect" draw:dots1="1" draw:dots1-length="0.0043in" draw:dots2="1" draw:dots2-length="0.0043in" draw:distance="0.0043in"/>
    <draw:stroke-dash draw:name="Dashed_20__28_var_29__20_650" draw:display-name="Dashed (var) 650" draw:style="rect" draw:dots1="1" draw:dots1-length="0.0043in" draw:dots2="1" draw:dots2-length="0.0043in" draw:distance="0.0043in"/>
    <draw:stroke-dash draw:name="Dashed_20__28_var_29__20_651" draw:display-name="Dashed (var) 651" draw:style="rect" draw:dots1="1" draw:dots1-length="0.0043in" draw:dots2="1" draw:dots2-length="0.0043in" draw:distance="0.0043in"/>
    <draw:stroke-dash draw:name="Dashed_20__28_var_29__20_652" draw:display-name="Dashed (var) 652" draw:style="rect" draw:dots1="1" draw:dots1-length="0.0043in" draw:dots2="1" draw:dots2-length="0.0043in" draw:distance="0.0043in"/>
    <draw:stroke-dash draw:name="Dashed_20__28_var_29__20_653" draw:display-name="Dashed (var) 653" draw:style="rect" draw:dots1="1" draw:dots1-length="0.0043in" draw:dots2="1" draw:dots2-length="0.0043in" draw:distance="0.0043in"/>
    <draw:stroke-dash draw:name="Dashed_20__28_var_29__20_654" draw:display-name="Dashed (var) 654" draw:style="rect" draw:dots1="1" draw:dots1-length="0.0043in" draw:dots2="1" draw:dots2-length="0.0043in" draw:distance="0.0043in"/>
    <draw:stroke-dash draw:name="Dashed_20__28_var_29__20_655" draw:display-name="Dashed (var) 655" draw:style="rect" draw:dots1="1" draw:dots1-length="0.0043in" draw:dots2="1" draw:dots2-length="0.0043in" draw:distance="0.0043in"/>
    <draw:stroke-dash draw:name="Dashed_20__28_var_29__20_656" draw:display-name="Dashed (var) 656" draw:style="rect" draw:dots1="1" draw:dots1-length="0.0043in" draw:dots2="1" draw:dots2-length="0.0043in" draw:distance="0.0043in"/>
    <draw:stroke-dash draw:name="Dashed_20__28_var_29__20_657" draw:display-name="Dashed (var) 657" draw:style="rect" draw:dots1="1" draw:dots1-length="0.0043in" draw:dots2="1" draw:dots2-length="0.0043in" draw:distance="0.0043in"/>
    <draw:stroke-dash draw:name="Dashed_20__28_var_29__20_658" draw:display-name="Dashed (var) 658" draw:style="rect" draw:dots1="1" draw:dots1-length="0.0043in" draw:dots2="1" draw:dots2-length="0.0043in" draw:distance="0.0043in"/>
    <draw:stroke-dash draw:name="Dashed_20__28_var_29__20_659" draw:display-name="Dashed (var) 659" draw:style="rect" draw:dots1="1" draw:dots1-length="0.0043in" draw:dots2="1" draw:dots2-length="0.0043in" draw:distance="0.0043in"/>
    <draw:stroke-dash draw:name="Dashed_20__28_var_29__20_660" draw:display-name="Dashed (var) 660" draw:style="rect" draw:dots1="1" draw:dots1-length="0.0043in" draw:dots2="1" draw:dots2-length="0.0043in" draw:distance="0.0043in"/>
    <draw:stroke-dash draw:name="Dashed_20__28_var_29__20_661" draw:display-name="Dashed (var) 661" draw:style="rect" draw:dots1="1" draw:dots1-length="0.0043in" draw:dots2="1" draw:dots2-length="0.0043in" draw:distance="0.0043in"/>
    <draw:stroke-dash draw:name="Dashed_20__28_var_29__20_662" draw:display-name="Dashed (var) 662" draw:style="rect" draw:dots1="1" draw:dots1-length="0.0043in" draw:dots2="1" draw:dots2-length="0.0043in" draw:distance="0.0043in"/>
    <draw:stroke-dash draw:name="Dashed_20__28_var_29__20_663" draw:display-name="Dashed (var) 663" draw:style="rect" draw:dots1="1" draw:dots1-length="0.0043in" draw:dots2="1" draw:dots2-length="0.0043in" draw:distance="0.0043in"/>
    <draw:stroke-dash draw:name="Dashed_20__28_var_29__20_664" draw:display-name="Dashed (var) 664" draw:style="rect" draw:dots1="1" draw:dots1-length="0.0043in" draw:dots2="1" draw:dots2-length="0.0043in" draw:distance="0.0043in"/>
    <draw:stroke-dash draw:name="Dashed_20__28_var_29__20_665" draw:display-name="Dashed (var) 665" draw:style="rect" draw:dots1="1" draw:dots1-length="0.0043in" draw:dots2="1" draw:dots2-length="0.0043in" draw:distance="0.0043in"/>
    <draw:stroke-dash draw:name="Dashed_20__28_var_29__20_666" draw:display-name="Dashed (var) 666" draw:style="rect" draw:dots1="1" draw:dots1-length="0.0043in" draw:dots2="1" draw:dots2-length="0.0043in" draw:distance="0.0043in"/>
    <draw:stroke-dash draw:name="Dashed_20__28_var_29__20_667" draw:display-name="Dashed (var) 667" draw:style="rect" draw:dots1="1" draw:dots1-length="0.0043in" draw:dots2="1" draw:dots2-length="0.0043in" draw:distance="0.0043in"/>
    <draw:stroke-dash draw:name="Dashed_20__28_var_29__20_668" draw:display-name="Dashed (var) 668" draw:style="rect" draw:dots1="1" draw:dots1-length="0.0043in" draw:dots2="1" draw:dots2-length="0.0043in" draw:distance="0.0043in"/>
    <draw:stroke-dash draw:name="Dashed_20__28_var_29__20_669" draw:display-name="Dashed (var) 669" draw:style="rect" draw:dots1="1" draw:dots1-length="0.0043in" draw:dots2="1" draw:dots2-length="0.0043in" draw:distance="0.0043in"/>
    <draw:stroke-dash draw:name="Dashed_20__28_var_29__20_670" draw:display-name="Dashed (var) 670" draw:style="rect" draw:dots1="1" draw:dots1-length="0.0043in" draw:dots2="1" draw:dots2-length="0.0043in" draw:distance="0.0043in"/>
    <draw:stroke-dash draw:name="Dashed_20__28_var_29__20_671" draw:display-name="Dashed (var) 671" draw:style="rect" draw:dots1="1" draw:dots1-length="0.0043in" draw:dots2="1" draw:dots2-length="0.0043in" draw:distance="0.0043in"/>
    <draw:stroke-dash draw:name="Dashed_20__28_var_29__20_672" draw:display-name="Dashed (var) 672" draw:style="rect" draw:dots1="1" draw:dots1-length="0.0043in" draw:dots2="1" draw:dots2-length="0.0043in" draw:distance="0.0043in"/>
    <draw:stroke-dash draw:name="Dashed_20__28_var_29__20_673" draw:display-name="Dashed (var) 673" draw:style="rect" draw:dots1="1" draw:dots1-length="0.0043in" draw:dots2="1" draw:dots2-length="0.0043in" draw:distance="0.0043in"/>
    <draw:stroke-dash draw:name="Dashed_20__28_var_29__20_674" draw:display-name="Dashed (var) 674" draw:style="rect" draw:dots1="1" draw:dots1-length="0.0043in" draw:dots2="1" draw:dots2-length="0.0043in" draw:distance="0.0043in"/>
    <draw:stroke-dash draw:name="Dashed_20__28_var_29__20_675" draw:display-name="Dashed (var) 675" draw:style="rect" draw:dots1="1" draw:dots1-length="0.0043in" draw:dots2="1" draw:dots2-length="0.0043in" draw:distance="0.0043in"/>
    <draw:stroke-dash draw:name="Dashed_20__28_var_29__20_676" draw:display-name="Dashed (var) 676" draw:style="rect" draw:dots1="1" draw:dots1-length="0.0043in" draw:dots2="1" draw:dots2-length="0.0043in" draw:distance="0.0043in"/>
    <draw:stroke-dash draw:name="Dashed_20__28_var_29__20_677" draw:display-name="Dashed (var) 677" draw:style="rect" draw:dots1="1" draw:dots1-length="0.0043in" draw:dots2="1" draw:dots2-length="0.0043in" draw:distance="0.0043in"/>
    <draw:stroke-dash draw:name="Dashed_20__28_var_29__20_678" draw:display-name="Dashed (var) 678" draw:style="rect" draw:dots1="1" draw:dots1-length="0.0043in" draw:dots2="1" draw:dots2-length="0.0043in" draw:distance="0.0043in"/>
    <draw:stroke-dash draw:name="Dashed_20__28_var_29__20_679" draw:display-name="Dashed (var) 679" draw:style="rect" draw:dots1="1" draw:dots1-length="0.0043in" draw:dots2="1" draw:dots2-length="0.0043in" draw:distance="0.0043in"/>
    <draw:stroke-dash draw:name="Dashed_20__28_var_29__20_680" draw:display-name="Dashed (var) 680" draw:style="rect" draw:dots1="1" draw:dots1-length="0.0043in" draw:dots2="1" draw:dots2-length="0.0043in" draw:distance="0.0043in"/>
    <draw:stroke-dash draw:name="Dashed_20__28_var_29__20_681" draw:display-name="Dashed (var) 681" draw:style="rect" draw:dots1="1" draw:dots1-length="0.0043in" draw:dots2="1" draw:dots2-length="0.0043in" draw:distance="0.0043in"/>
    <draw:stroke-dash draw:name="Dashed_20__28_var_29__20_682" draw:display-name="Dashed (var) 682" draw:style="rect" draw:dots1="1" draw:dots1-length="0.0043in" draw:dots2="1" draw:dots2-length="0.0043in" draw:distance="0.0043in"/>
    <draw:stroke-dash draw:name="Dashed_20__28_var_29__20_683" draw:display-name="Dashed (var) 683" draw:style="rect" draw:dots1="1" draw:dots1-length="0.0043in" draw:dots2="1" draw:dots2-length="0.0043in" draw:distance="0.0043in"/>
    <draw:stroke-dash draw:name="Dashed_20__28_var_29__20_684" draw:display-name="Dashed (var) 684" draw:style="rect" draw:dots1="1" draw:dots1-length="0.0043in" draw:dots2="1" draw:dots2-length="0.0043in" draw:distance="0.0043in"/>
    <draw:stroke-dash draw:name="Dashed_20__28_var_29__20_685" draw:display-name="Dashed (var) 685" draw:style="rect" draw:dots1="1" draw:dots1-length="0.0043in" draw:dots2="1" draw:dots2-length="0.0043in" draw:distance="0.0043in"/>
    <draw:stroke-dash draw:name="Dashed_20__28_var_29__20_686" draw:display-name="Dashed (var) 686" draw:style="rect" draw:dots1="1" draw:dots1-length="0.0043in" draw:dots2="1" draw:dots2-length="0.0043in" draw:distance="0.0043in"/>
    <draw:stroke-dash draw:name="Dashed_20__28_var_29__20_687" draw:display-name="Dashed (var) 687" draw:style="rect" draw:dots1="1" draw:dots1-length="0.0043in" draw:dots2="1" draw:dots2-length="0.0043in" draw:distance="0.0043in"/>
    <draw:stroke-dash draw:name="Dashed_20__28_var_29__20_688" draw:display-name="Dashed (var) 688" draw:style="rect" draw:dots1="1" draw:dots1-length="0.0043in" draw:dots2="1" draw:dots2-length="0.0043in" draw:distance="0.0043in"/>
    <draw:stroke-dash draw:name="Dashed_20__28_var_29__20_689" draw:display-name="Dashed (var) 689" draw:style="rect" draw:dots1="1" draw:dots1-length="0.0043in" draw:dots2="1" draw:dots2-length="0.0043in" draw:distance="0.0043in"/>
    <draw:stroke-dash draw:name="Dashed_20__28_var_29__20_690" draw:display-name="Dashed (var) 690" draw:style="rect" draw:dots1="1" draw:dots1-length="0.0043in" draw:dots2="1" draw:dots2-length="0.0043in" draw:distance="0.0043in"/>
    <draw:stroke-dash draw:name="Dashed_20__28_var_29__20_691" draw:display-name="Dashed (var) 691" draw:style="rect" draw:dots1="1" draw:dots1-length="0.0043in" draw:dots2="1" draw:dots2-length="0.0043in" draw:distance="0.0043in"/>
    <draw:stroke-dash draw:name="Dashed_20__28_var_29__20_692" draw:display-name="Dashed (var) 692" draw:style="rect" draw:dots1="1" draw:dots1-length="0.0043in" draw:dots2="1" draw:dots2-length="0.0043in" draw:distance="0.0043in"/>
    <draw:stroke-dash draw:name="Dashed_20__28_var_29__20_693" draw:display-name="Dashed (var) 693" draw:style="rect" draw:dots1="1" draw:dots1-length="0.0043in" draw:dots2="1" draw:dots2-length="0.0043in" draw:distance="0.0043in"/>
    <draw:stroke-dash draw:name="Dashed_20__28_var_29__20_694" draw:display-name="Dashed (var) 694" draw:style="rect" draw:dots1="1" draw:dots1-length="0.0043in" draw:dots2="1" draw:dots2-length="0.0043in" draw:distance="0.0043in"/>
    <draw:stroke-dash draw:name="Dashed_20__28_var_29__20_695" draw:display-name="Dashed (var) 695" draw:style="rect" draw:dots1="1" draw:dots1-length="0.0043in" draw:dots2="1" draw:dots2-length="0.0043in" draw:distance="0.0043in"/>
    <draw:stroke-dash draw:name="Dashed_20__28_var_29__20_696" draw:display-name="Dashed (var) 696" draw:style="rect" draw:dots1="1" draw:dots1-length="0.0043in" draw:dots2="1" draw:dots2-length="0.0043in" draw:distance="0.0043in"/>
    <draw:stroke-dash draw:name="Dashed_20__28_var_29__20_697" draw:display-name="Dashed (var) 697" draw:style="rect" draw:dots1="1" draw:dots1-length="0.0043in" draw:dots2="1" draw:dots2-length="0.0043in" draw:distance="0.0043in"/>
    <draw:stroke-dash draw:name="Dashed_20__28_var_29__20_698" draw:display-name="Dashed (var) 698" draw:style="rect" draw:dots1="1" draw:dots1-length="0.0043in" draw:dots2="1" draw:dots2-length="0.0043in" draw:distance="0.0043in"/>
    <draw:stroke-dash draw:name="Dashed_20__28_var_29__20_699" draw:display-name="Dashed (var) 699" draw:style="rect" draw:dots1="1" draw:dots1-length="0.0043in" draw:dots2="1" draw:dots2-length="0.0043in" draw:distance="0.0043in"/>
    <draw:stroke-dash draw:name="Dashed_20__28_var_29__20_7" draw:display-name="Dashed (var) 7" draw:style="rect" draw:dots1="1" draw:dots1-length="0.0024in" draw:dots2="1" draw:dots2-length="0.0024in" draw:distance="0.0024in"/>
    <draw:stroke-dash draw:name="Dashed_20__28_var_29__20_700" draw:display-name="Dashed (var) 700" draw:style="rect" draw:dots1="1" draw:dots1-length="0.0043in" draw:dots2="1" draw:dots2-length="0.0043in" draw:distance="0.0043in"/>
    <draw:stroke-dash draw:name="Dashed_20__28_var_29__20_701" draw:display-name="Dashed (var) 701" draw:style="rect" draw:dots1="1" draw:dots1-length="0.0043in" draw:dots2="1" draw:dots2-length="0.0043in" draw:distance="0.0043in"/>
    <draw:stroke-dash draw:name="Dashed_20__28_var_29__20_702" draw:display-name="Dashed (var) 702" draw:style="rect" draw:dots1="1" draw:dots1-length="0.0043in" draw:dots2="1" draw:dots2-length="0.0043in" draw:distance="0.0043in"/>
    <draw:stroke-dash draw:name="Dashed_20__28_var_29__20_703" draw:display-name="Dashed (var) 703" draw:style="rect" draw:dots1="1" draw:dots1-length="0.0043in" draw:dots2="1" draw:dots2-length="0.0043in" draw:distance="0.0043in"/>
    <draw:stroke-dash draw:name="Dashed_20__28_var_29__20_704" draw:display-name="Dashed (var) 704" draw:style="rect" draw:dots1="1" draw:dots1-length="0.0043in" draw:dots2="1" draw:dots2-length="0.0043in" draw:distance="0.0043in"/>
    <draw:stroke-dash draw:name="Dashed_20__28_var_29__20_705" draw:display-name="Dashed (var) 705" draw:style="rect" draw:dots1="1" draw:dots1-length="0.0043in" draw:dots2="1" draw:dots2-length="0.0043in" draw:distance="0.0043in"/>
    <draw:stroke-dash draw:name="Dashed_20__28_var_29__20_706" draw:display-name="Dashed (var) 706" draw:style="rect" draw:dots1="1" draw:dots1-length="0.0043in" draw:dots2="1" draw:dots2-length="0.0043in" draw:distance="0.0043in"/>
    <draw:stroke-dash draw:name="Dashed_20__28_var_29__20_707" draw:display-name="Dashed (var) 707" draw:style="rect" draw:dots1="1" draw:dots1-length="0.0043in" draw:dots2="1" draw:dots2-length="0.0043in" draw:distance="0.0043in"/>
    <draw:stroke-dash draw:name="Dashed_20__28_var_29__20_708" draw:display-name="Dashed (var) 708" draw:style="rect" draw:dots1="1" draw:dots1-length="0.0043in" draw:dots2="1" draw:dots2-length="0.0043in" draw:distance="0.0043in"/>
    <draw:stroke-dash draw:name="Dashed_20__28_var_29__20_709" draw:display-name="Dashed (var) 709" draw:style="rect" draw:dots1="1" draw:dots1-length="0.0043in" draw:dots2="1" draw:dots2-length="0.0043in" draw:distance="0.0043in"/>
    <draw:stroke-dash draw:name="Dashed_20__28_var_29__20_710" draw:display-name="Dashed (var) 710" draw:style="rect" draw:dots1="1" draw:dots1-length="0.0043in" draw:dots2="1" draw:dots2-length="0.0043in" draw:distance="0.0043in"/>
    <draw:stroke-dash draw:name="Dashed_20__28_var_29__20_711" draw:display-name="Dashed (var) 711" draw:style="rect" draw:dots1="1" draw:dots1-length="0.0043in" draw:dots2="1" draw:dots2-length="0.0043in" draw:distance="0.0043in"/>
    <draw:stroke-dash draw:name="Dashed_20__28_var_29__20_712" draw:display-name="Dashed (var) 712" draw:style="rect" draw:dots1="1" draw:dots1-length="0.0043in" draw:dots2="1" draw:dots2-length="0.0043in" draw:distance="0.0043in"/>
    <draw:stroke-dash draw:name="Dashed_20__28_var_29__20_713" draw:display-name="Dashed (var) 713" draw:style="rect" draw:dots1="1" draw:dots1-length="0.0043in" draw:dots2="1" draw:dots2-length="0.0043in" draw:distance="0.0043in"/>
    <draw:stroke-dash draw:name="Dashed_20__28_var_29__20_714" draw:display-name="Dashed (var) 714" draw:style="rect" draw:dots1="1" draw:dots1-length="0.0043in" draw:dots2="1" draw:dots2-length="0.0043in" draw:distance="0.0043in"/>
    <draw:stroke-dash draw:name="Dashed_20__28_var_29__20_715" draw:display-name="Dashed (var) 715" draw:style="rect" draw:dots1="1" draw:dots1-length="0.0043in" draw:dots2="1" draw:dots2-length="0.0043in" draw:distance="0.0043in"/>
    <draw:stroke-dash draw:name="Dashed_20__28_var_29__20_716" draw:display-name="Dashed (var) 716" draw:style="rect" draw:dots1="1" draw:dots1-length="0.0043in" draw:dots2="1" draw:dots2-length="0.0043in" draw:distance="0.0043in"/>
    <draw:stroke-dash draw:name="Dashed_20__28_var_29__20_717" draw:display-name="Dashed (var) 717" draw:style="rect" draw:dots1="1" draw:dots1-length="0.0043in" draw:dots2="1" draw:dots2-length="0.0043in" draw:distance="0.0043in"/>
    <draw:stroke-dash draw:name="Dashed_20__28_var_29__20_718" draw:display-name="Dashed (var) 718" draw:style="rect" draw:dots1="1" draw:dots1-length="0.0043in" draw:dots2="1" draw:dots2-length="0.0043in" draw:distance="0.0043in"/>
    <draw:stroke-dash draw:name="Dashed_20__28_var_29__20_719" draw:display-name="Dashed (var) 719" draw:style="rect" draw:dots1="1" draw:dots1-length="0.0043in" draw:dots2="1" draw:dots2-length="0.0043in" draw:distance="0.0043in"/>
    <draw:stroke-dash draw:name="Dashed_20__28_var_29__20_720" draw:display-name="Dashed (var) 720" draw:style="rect" draw:dots1="1" draw:dots1-length="0.0043in" draw:dots2="1" draw:dots2-length="0.0043in" draw:distance="0.0043in"/>
    <draw:stroke-dash draw:name="Dashed_20__28_var_29__20_721" draw:display-name="Dashed (var) 721" draw:style="rect" draw:dots1="1" draw:dots1-length="0.0043in" draw:dots2="1" draw:dots2-length="0.0043in" draw:distance="0.0043in"/>
    <draw:stroke-dash draw:name="Dashed_20__28_var_29__20_722" draw:display-name="Dashed (var) 722" draw:style="rect" draw:dots1="1" draw:dots1-length="0.0043in" draw:dots2="1" draw:dots2-length="0.0043in" draw:distance="0.0043in"/>
    <draw:stroke-dash draw:name="Dashed_20__28_var_29__20_723" draw:display-name="Dashed (var) 723" draw:style="rect" draw:dots1="1" draw:dots1-length="0.0043in" draw:dots2="1" draw:dots2-length="0.0043in" draw:distance="0.0043in"/>
    <draw:stroke-dash draw:name="Dashed_20__28_var_29__20_724" draw:display-name="Dashed (var) 724" draw:style="rect" draw:dots1="1" draw:dots1-length="0.0043in" draw:dots2="1" draw:dots2-length="0.0043in" draw:distance="0.0043in"/>
    <draw:stroke-dash draw:name="Dashed_20__28_var_29__20_725" draw:display-name="Dashed (var) 725" draw:style="rect" draw:dots1="1" draw:dots1-length="0.0043in" draw:dots2="1" draw:dots2-length="0.0043in" draw:distance="0.0043in"/>
    <draw:stroke-dash draw:name="Dashed_20__28_var_29__20_726" draw:display-name="Dashed (var) 726" draw:style="rect" draw:dots1="1" draw:dots1-length="0.0043in" draw:dots2="1" draw:dots2-length="0.0043in" draw:distance="0.0043in"/>
    <draw:stroke-dash draw:name="Dashed_20__28_var_29__20_727" draw:display-name="Dashed (var) 727" draw:style="rect" draw:dots1="1" draw:dots1-length="0.0043in" draw:dots2="1" draw:dots2-length="0.0043in" draw:distance="0.0043in"/>
    <draw:stroke-dash draw:name="Dashed_20__28_var_29__20_728" draw:display-name="Dashed (var) 728" draw:style="rect" draw:dots1="1" draw:dots1-length="0.0043in" draw:dots2="1" draw:dots2-length="0.0043in" draw:distance="0.0043in"/>
    <draw:stroke-dash draw:name="Dashed_20__28_var_29__20_729" draw:display-name="Dashed (var) 729" draw:style="rect" draw:dots1="1" draw:dots1-length="0.0043in" draw:dots2="1" draw:dots2-length="0.0043in" draw:distance="0.0043in"/>
    <draw:stroke-dash draw:name="Dashed_20__28_var_29__20_730" draw:display-name="Dashed (var) 730" draw:style="rect" draw:dots1="1" draw:dots1-length="0.0043in" draw:dots2="1" draw:dots2-length="0.0043in" draw:distance="0.0043in"/>
    <draw:stroke-dash draw:name="Dashed_20__28_var_29__20_731" draw:display-name="Dashed (var) 731" draw:style="rect" draw:dots1="1" draw:dots1-length="0.0043in" draw:dots2="1" draw:dots2-length="0.0043in" draw:distance="0.0043in"/>
    <draw:stroke-dash draw:name="Dashed_20__28_var_29__20_732" draw:display-name="Dashed (var) 732" draw:style="rect" draw:dots1="1" draw:dots1-length="0.0043in" draw:dots2="1" draw:dots2-length="0.0043in" draw:distance="0.0043in"/>
    <draw:stroke-dash draw:name="Dashed_20__28_var_29__20_733" draw:display-name="Dashed (var) 733" draw:style="rect" draw:dots1="1" draw:dots1-length="0.0043in" draw:dots2="1" draw:dots2-length="0.0043in" draw:distance="0.0043in"/>
    <draw:stroke-dash draw:name="Dashed_20__28_var_29__20_734" draw:display-name="Dashed (var) 734" draw:style="rect" draw:dots1="1" draw:dots1-length="0.0043in" draw:dots2="1" draw:dots2-length="0.0043in" draw:distance="0.0043in"/>
    <draw:stroke-dash draw:name="Dashed_20__28_var_29__20_735" draw:display-name="Dashed (var) 735" draw:style="rect" draw:dots1="1" draw:dots1-length="0.0043in" draw:dots2="1" draw:dots2-length="0.0043in" draw:distance="0.0043in"/>
    <draw:stroke-dash draw:name="Dashed_20__28_var_29__20_736" draw:display-name="Dashed (var) 736" draw:style="rect" draw:dots1="1" draw:dots1-length="0.0043in" draw:dots2="1" draw:dots2-length="0.0043in" draw:distance="0.0043in"/>
    <draw:stroke-dash draw:name="Dashed_20__28_var_29__20_737" draw:display-name="Dashed (var) 737" draw:style="rect" draw:dots1="1" draw:dots1-length="0.0043in" draw:dots2="1" draw:dots2-length="0.0043in" draw:distance="0.0043in"/>
    <draw:stroke-dash draw:name="Dashed_20__28_var_29__20_738" draw:display-name="Dashed (var) 738" draw:style="rect" draw:dots1="1" draw:dots1-length="0.0043in" draw:dots2="1" draw:dots2-length="0.0043in" draw:distance="0.0043in"/>
    <draw:stroke-dash draw:name="Dashed_20__28_var_29__20_739" draw:display-name="Dashed (var) 739" draw:style="rect" draw:dots1="1" draw:dots1-length="0.0043in" draw:dots2="1" draw:dots2-length="0.0043in" draw:distance="0.0043in"/>
    <draw:stroke-dash draw:name="Dashed_20__28_var_29__20_740" draw:display-name="Dashed (var) 740" draw:style="rect" draw:dots1="1" draw:dots1-length="0.0043in" draw:dots2="1" draw:dots2-length="0.0043in" draw:distance="0.0043in"/>
    <draw:stroke-dash draw:name="Dashed_20__28_var_29__20_741" draw:display-name="Dashed (var) 741" draw:style="rect" draw:dots1="1" draw:dots1-length="0.0043in" draw:dots2="1" draw:dots2-length="0.0043in" draw:distance="0.0043in"/>
    <draw:stroke-dash draw:name="Dashed_20__28_var_29__20_742" draw:display-name="Dashed (var) 742" draw:style="rect" draw:dots1="1" draw:dots1-length="0.0043in" draw:dots2="1" draw:dots2-length="0.0043in" draw:distance="0.0043in"/>
    <draw:stroke-dash draw:name="Dashed_20__28_var_29__20_743" draw:display-name="Dashed (var) 743" draw:style="rect" draw:dots1="1" draw:dots1-length="0.0043in" draw:dots2="1" draw:dots2-length="0.0043in" draw:distance="0.0043in"/>
    <draw:stroke-dash draw:name="Dashed_20__28_var_29__20_744" draw:display-name="Dashed (var) 744" draw:style="rect" draw:dots1="1" draw:dots1-length="0.0043in" draw:dots2="1" draw:dots2-length="0.0043in" draw:distance="0.0043in"/>
    <draw:stroke-dash draw:name="Dashed_20__28_var_29__20_745" draw:display-name="Dashed (var) 745" draw:style="rect" draw:dots1="1" draw:dots1-length="0.0043in" draw:dots2="1" draw:dots2-length="0.0043in" draw:distance="0.0043in"/>
    <draw:stroke-dash draw:name="Dashed_20__28_var_29__20_746" draw:display-name="Dashed (var) 746" draw:style="rect" draw:dots1="1" draw:dots1-length="0.0043in" draw:dots2="1" draw:dots2-length="0.0043in" draw:distance="0.0043in"/>
    <draw:stroke-dash draw:name="Dashed_20__28_var_29__20_747" draw:display-name="Dashed (var) 747" draw:style="rect" draw:dots1="1" draw:dots1-length="0.0043in" draw:dots2="1" draw:dots2-length="0.0043in" draw:distance="0.0043in"/>
    <draw:stroke-dash draw:name="Dashed_20__28_var_29__20_748" draw:display-name="Dashed (var) 748" draw:style="rect" draw:dots1="1" draw:dots1-length="0.0043in" draw:dots2="1" draw:dots2-length="0.0043in" draw:distance="0.0043in"/>
    <draw:stroke-dash draw:name="Dashed_20__28_var_29__20_749" draw:display-name="Dashed (var) 749" draw:style="rect" draw:dots1="1" draw:dots1-length="0.0043in" draw:dots2="1" draw:dots2-length="0.0043in" draw:distance="0.0043in"/>
    <draw:stroke-dash draw:name="Dashed_20__28_var_29__20_750" draw:display-name="Dashed (var) 750" draw:style="rect" draw:dots1="1" draw:dots1-length="0.0043in" draw:dots2="1" draw:dots2-length="0.0043in" draw:distance="0.0043in"/>
    <draw:stroke-dash draw:name="Dashed_20__28_var_29__20_751" draw:display-name="Dashed (var) 751" draw:style="rect" draw:dots1="1" draw:dots1-length="0.0043in" draw:dots2="1" draw:dots2-length="0.0043in" draw:distance="0.0043in"/>
    <draw:stroke-dash draw:name="Dashed_20__28_var_29__20_752" draw:display-name="Dashed (var) 752" draw:style="rect" draw:dots1="1" draw:dots1-length="0.0043in" draw:dots2="1" draw:dots2-length="0.0043in" draw:distance="0.0043in"/>
    <draw:stroke-dash draw:name="Dashed_20__28_var_29__20_753" draw:display-name="Dashed (var) 753" draw:style="rect" draw:dots1="1" draw:dots1-length="0.0043in" draw:dots2="1" draw:dots2-length="0.0043in" draw:distance="0.0043in"/>
    <draw:stroke-dash draw:name="Dashed_20__28_var_29__20_754" draw:display-name="Dashed (var) 754" draw:style="rect" draw:dots1="1" draw:dots1-length="0.0043in" draw:dots2="1" draw:dots2-length="0.0043in" draw:distance="0.0043in"/>
    <draw:stroke-dash draw:name="Dashed_20__28_var_29__20_755" draw:display-name="Dashed (var) 755" draw:style="rect" draw:dots1="1" draw:dots1-length="0.0043in" draw:dots2="1" draw:dots2-length="0.0043in" draw:distance="0.0043in"/>
    <draw:stroke-dash draw:name="Dashed_20__28_var_29__20_756" draw:display-name="Dashed (var) 756" draw:style="rect" draw:dots1="1" draw:dots1-length="0.0043in" draw:dots2="1" draw:dots2-length="0.0043in" draw:distance="0.0043in"/>
    <draw:stroke-dash draw:name="Dashed_20__28_var_29__20_757" draw:display-name="Dashed (var) 757" draw:style="rect" draw:dots1="1" draw:dots1-length="0.0043in" draw:dots2="1" draw:dots2-length="0.0043in" draw:distance="0.0043in"/>
    <draw:stroke-dash draw:name="Dashed_20__28_var_29__20_758" draw:display-name="Dashed (var) 758" draw:style="rect" draw:dots1="1" draw:dots1-length="0.0043in" draw:dots2="1" draw:dots2-length="0.0043in" draw:distance="0.0043in"/>
    <draw:stroke-dash draw:name="Dashed_20__28_var_29__20_759" draw:display-name="Dashed (var) 759" draw:style="rect" draw:dots1="1" draw:dots1-length="0.0043in" draw:dots2="1" draw:dots2-length="0.0043in" draw:distance="0.0043in"/>
    <draw:stroke-dash draw:name="Dashed_20__28_var_29__20_760" draw:display-name="Dashed (var) 760" draw:style="rect" draw:dots1="1" draw:dots1-length="0.0043in" draw:dots2="1" draw:dots2-length="0.0043in" draw:distance="0.0043in"/>
    <draw:stroke-dash draw:name="Dashed_20__28_var_29__20_761" draw:display-name="Dashed (var) 761" draw:style="rect" draw:dots1="1" draw:dots1-length="0.0043in" draw:dots2="1" draw:dots2-length="0.0043in" draw:distance="0.0043in"/>
    <draw:stroke-dash draw:name="Dashed_20__28_var_29__20_762" draw:display-name="Dashed (var) 762" draw:style="rect" draw:dots1="1" draw:dots1-length="0.0043in" draw:dots2="1" draw:dots2-length="0.0043in" draw:distance="0.0043in"/>
    <draw:stroke-dash draw:name="Dashed_20__28_var_29__20_763" draw:display-name="Dashed (var) 763" draw:style="rect" draw:dots1="1" draw:dots1-length="0.0043in" draw:dots2="1" draw:dots2-length="0.0043in" draw:distance="0.0043in"/>
    <draw:stroke-dash draw:name="Dashed_20__28_var_29__20_764" draw:display-name="Dashed (var) 764" draw:style="rect" draw:dots1="1" draw:dots1-length="0.0043in" draw:dots2="1" draw:dots2-length="0.0043in" draw:distance="0.0043in"/>
    <draw:stroke-dash draw:name="Dashed_20__28_var_29__20_765" draw:display-name="Dashed (var) 765" draw:style="rect" draw:dots1="1" draw:dots1-length="0.0043in" draw:dots2="1" draw:dots2-length="0.0043in" draw:distance="0.0043in"/>
    <draw:stroke-dash draw:name="Dashed_20__28_var_29__20_766" draw:display-name="Dashed (var) 766" draw:style="rect" draw:dots1="1" draw:dots1-length="0.0043in" draw:dots2="1" draw:dots2-length="0.0043in" draw:distance="0.0043in"/>
    <draw:stroke-dash draw:name="Dashed_20__28_var_29__20_767" draw:display-name="Dashed (var) 767" draw:style="rect" draw:dots1="1" draw:dots1-length="0.0043in" draw:dots2="1" draw:dots2-length="0.0043in" draw:distance="0.0043in"/>
    <draw:stroke-dash draw:name="Dashed_20__28_var_29__20_768" draw:display-name="Dashed (var) 768" draw:style="rect" draw:dots1="1" draw:dots1-length="0.0043in" draw:dots2="1" draw:dots2-length="0.0043in" draw:distance="0.0043in"/>
    <draw:stroke-dash draw:name="Dashed_20__28_var_29__20_769" draw:display-name="Dashed (var) 769" draw:style="rect" draw:dots1="1" draw:dots1-length="0.0043in" draw:dots2="1" draw:dots2-length="0.0043in" draw:distance="0.0043in"/>
    <draw:stroke-dash draw:name="Dashed_20__28_var_29__20_770" draw:display-name="Dashed (var) 770" draw:style="rect" draw:dots1="1" draw:dots1-length="0.0043in" draw:dots2="1" draw:dots2-length="0.0043in" draw:distance="0.0043in"/>
    <draw:stroke-dash draw:name="Dashed_20__28_var_29__20_771" draw:display-name="Dashed (var) 771" draw:style="rect" draw:dots1="1" draw:dots1-length="0.0043in" draw:dots2="1" draw:dots2-length="0.0043in" draw:distance="0.0043in"/>
    <draw:stroke-dash draw:name="Dashed_20__28_var_29__20_772" draw:display-name="Dashed (var) 772" draw:style="rect" draw:dots1="1" draw:dots1-length="0.0043in" draw:dots2="1" draw:dots2-length="0.0043in" draw:distance="0.0043in"/>
    <draw:stroke-dash draw:name="Dashed_20__28_var_29__20_773" draw:display-name="Dashed (var) 773" draw:style="rect" draw:dots1="1" draw:dots1-length="0.0043in" draw:dots2="1" draw:dots2-length="0.0043in" draw:distance="0.0043in"/>
    <draw:stroke-dash draw:name="Dashed_20__28_var_29__20_774" draw:display-name="Dashed (var) 774" draw:style="rect" draw:dots1="1" draw:dots1-length="0.0043in" draw:dots2="1" draw:dots2-length="0.0043in" draw:distance="0.0043in"/>
    <draw:stroke-dash draw:name="Dashed_20__28_var_29__20_775" draw:display-name="Dashed (var) 775" draw:style="rect" draw:dots1="1" draw:dots1-length="0.0043in" draw:dots2="1" draw:dots2-length="0.0043in" draw:distance="0.0043in"/>
    <draw:stroke-dash draw:name="Dashed_20__28_var_29__20_776" draw:display-name="Dashed (var) 776" draw:style="rect" draw:dots1="1" draw:dots1-length="0.0043in" draw:dots2="1" draw:dots2-length="0.0043in" draw:distance="0.0043in"/>
    <draw:stroke-dash draw:name="Dashed_20__28_var_29__20_777" draw:display-name="Dashed (var) 777" draw:style="rect" draw:dots1="1" draw:dots1-length="0.0043in" draw:dots2="1" draw:dots2-length="0.0043in" draw:distance="0.0043in"/>
    <draw:stroke-dash draw:name="Dashed_20__28_var_29__20_778" draw:display-name="Dashed (var) 778" draw:style="rect" draw:dots1="1" draw:dots1-length="0.0043in" draw:dots2="1" draw:dots2-length="0.0043in" draw:distance="0.0043in"/>
    <draw:stroke-dash draw:name="Dashed_20__28_var_29__20_779" draw:display-name="Dashed (var) 779" draw:style="rect" draw:dots1="1" draw:dots1-length="0.0043in" draw:dots2="1" draw:dots2-length="0.0043in" draw:distance="0.0043in"/>
    <draw:stroke-dash draw:name="Dashed_20__28_var_29__20_780" draw:display-name="Dashed (var) 780" draw:style="rect" draw:dots1="1" draw:dots1-length="0.0043in" draw:dots2="1" draw:dots2-length="0.0043in" draw:distance="0.0043in"/>
    <draw:stroke-dash draw:name="Dashed_20__28_var_29__20_781" draw:display-name="Dashed (var) 781" draw:style="rect" draw:dots1="1" draw:dots1-length="0.0043in" draw:dots2="1" draw:dots2-length="0.0043in" draw:distance="0.0043in"/>
    <draw:stroke-dash draw:name="Dashed_20__28_var_29__20_782" draw:display-name="Dashed (var) 782" draw:style="rect" draw:dots1="1" draw:dots1-length="0.0043in" draw:dots2="1" draw:dots2-length="0.0043in" draw:distance="0.0043in"/>
    <draw:stroke-dash draw:name="Dashed_20__28_var_29__20_783" draw:display-name="Dashed (var) 783" draw:style="rect" draw:dots1="1" draw:dots1-length="0.0043in" draw:dots2="1" draw:dots2-length="0.0043in" draw:distance="0.0043in"/>
    <draw:stroke-dash draw:name="Dashed_20__28_var_29__20_784" draw:display-name="Dashed (var) 784" draw:style="rect" draw:dots1="1" draw:dots1-length="0.0043in" draw:dots2="1" draw:dots2-length="0.0043in" draw:distance="0.0043in"/>
    <draw:stroke-dash draw:name="Dashed_20__28_var_29__20_785" draw:display-name="Dashed (var) 785" draw:style="rect" draw:dots1="1" draw:dots1-length="0.0043in" draw:dots2="1" draw:dots2-length="0.0043in" draw:distance="0.0043in"/>
    <draw:stroke-dash draw:name="Dashed_20__28_var_29__20_786" draw:display-name="Dashed (var) 786" draw:style="rect" draw:dots1="1" draw:dots1-length="0.0043in" draw:dots2="1" draw:dots2-length="0.0043in" draw:distance="0.0043in"/>
    <draw:stroke-dash draw:name="Dashed_20__28_var_29__20_787" draw:display-name="Dashed (var) 787" draw:style="rect" draw:dots1="1" draw:dots1-length="0.0043in" draw:dots2="1" draw:dots2-length="0.0043in" draw:distance="0.0043in"/>
    <draw:stroke-dash draw:name="Dashed_20__28_var_29__20_788" draw:display-name="Dashed (var) 788" draw:style="rect" draw:dots1="1" draw:dots1-length="0.0043in" draw:dots2="1" draw:dots2-length="0.0043in" draw:distance="0.0043in"/>
    <draw:stroke-dash draw:name="Dashed_20__28_var_29__20_789" draw:display-name="Dashed (var) 789" draw:style="rect" draw:dots1="1" draw:dots1-length="0.0043in" draw:dots2="1" draw:dots2-length="0.0043in" draw:distance="0.0043in"/>
    <draw:stroke-dash draw:name="Dashed_20__28_var_29__20_790" draw:display-name="Dashed (var) 790" draw:style="rect" draw:dots1="1" draw:dots1-length="0.0043in" draw:dots2="1" draw:dots2-length="0.0043in" draw:distance="0.0043in"/>
    <draw:stroke-dash draw:name="Dashed_20__28_var_29__20_791" draw:display-name="Dashed (var) 791" draw:style="rect" draw:dots1="1" draw:dots1-length="0.0043in" draw:dots2="1" draw:dots2-length="0.0043in" draw:distance="0.0043in"/>
    <draw:stroke-dash draw:name="Dashed_20__28_var_29__20_792" draw:display-name="Dashed (var) 792" draw:style="rect" draw:dots1="1" draw:dots1-length="0.0043in" draw:dots2="1" draw:dots2-length="0.0043in" draw:distance="0.0043in"/>
    <draw:stroke-dash draw:name="Dashed_20__28_var_29__20_793" draw:display-name="Dashed (var) 793" draw:style="rect" draw:dots1="1" draw:dots1-length="0.0043in" draw:dots2="1" draw:dots2-length="0.0043in" draw:distance="0.0043in"/>
    <draw:stroke-dash draw:name="Dashed_20__28_var_29__20_794" draw:display-name="Dashed (var) 794" draw:style="rect" draw:dots1="1" draw:dots1-length="0.0043in" draw:dots2="1" draw:dots2-length="0.0043in" draw:distance="0.0043in"/>
    <draw:stroke-dash draw:name="Dashed_20__28_var_29__20_795" draw:display-name="Dashed (var) 795" draw:style="rect" draw:dots1="1" draw:dots1-length="0.0043in" draw:dots2="1" draw:dots2-length="0.0043in" draw:distance="0.0043in"/>
    <draw:stroke-dash draw:name="Dashed_20__28_var_29__20_796" draw:display-name="Dashed (var) 796" draw:style="rect" draw:dots1="1" draw:dots1-length="0.0043in" draw:dots2="1" draw:dots2-length="0.0043in" draw:distance="0.0043in"/>
    <draw:stroke-dash draw:name="Dashed_20__28_var_29__20_797" draw:display-name="Dashed (var) 797" draw:style="rect" draw:dots1="1" draw:dots1-length="0.0043in" draw:dots2="1" draw:dots2-length="0.0043in" draw:distance="0.0043in"/>
    <draw:stroke-dash draw:name="Dashed_20__28_var_29__20_798" draw:display-name="Dashed (var) 798" draw:style="rect" draw:dots1="1" draw:dots1-length="0.0043in" draw:dots2="1" draw:dots2-length="0.0043in" draw:distance="0.0043in"/>
    <draw:stroke-dash draw:name="Dashed_20__28_var_29__20_799" draw:display-name="Dashed (var) 799" draw:style="rect" draw:dots1="1" draw:dots1-length="0.0043in" draw:dots2="1" draw:dots2-length="0.0043in" draw:distance="0.0043in"/>
    <draw:stroke-dash draw:name="Dashed_20__28_var_29__20_8" draw:display-name="Dashed (var) 8" draw:style="rect" draw:dots1="1" draw:dots1-length="0.0024in" draw:dots2="1" draw:dots2-length="0.0024in" draw:distance="0.0024in"/>
    <draw:stroke-dash draw:name="Dashed_20__28_var_29__20_800" draw:display-name="Dashed (var) 800" draw:style="rect" draw:dots1="1" draw:dots1-length="0.0043in" draw:dots2="1" draw:dots2-length="0.0043in" draw:distance="0.0043in"/>
    <draw:stroke-dash draw:name="Dashed_20__28_var_29__20_801" draw:display-name="Dashed (var) 801" draw:style="rect" draw:dots1="1" draw:dots1-length="0.0043in" draw:dots2="1" draw:dots2-length="0.0043in" draw:distance="0.0043in"/>
    <draw:stroke-dash draw:name="Dashed_20__28_var_29__20_802" draw:display-name="Dashed (var) 802" draw:style="rect" draw:dots1="1" draw:dots1-length="0.0043in" draw:dots2="1" draw:dots2-length="0.0043in" draw:distance="0.0043in"/>
    <draw:stroke-dash draw:name="Dashed_20__28_var_29__20_803" draw:display-name="Dashed (var) 803" draw:style="rect" draw:dots1="1" draw:dots1-length="0.0043in" draw:dots2="1" draw:dots2-length="0.0043in" draw:distance="0.0043in"/>
    <draw:stroke-dash draw:name="Dashed_20__28_var_29__20_804" draw:display-name="Dashed (var) 804" draw:style="rect" draw:dots1="1" draw:dots1-length="0.0043in" draw:dots2="1" draw:dots2-length="0.0043in" draw:distance="0.0043in"/>
    <draw:stroke-dash draw:name="Dashed_20__28_var_29__20_805" draw:display-name="Dashed (var) 805" draw:style="rect" draw:dots1="1" draw:dots1-length="0.0043in" draw:dots2="1" draw:dots2-length="0.0043in" draw:distance="0.0043in"/>
    <draw:stroke-dash draw:name="Dashed_20__28_var_29__20_806" draw:display-name="Dashed (var) 806" draw:style="rect" draw:dots1="1" draw:dots1-length="0.0043in" draw:dots2="1" draw:dots2-length="0.0043in" draw:distance="0.0043in"/>
    <draw:stroke-dash draw:name="Dashed_20__28_var_29__20_807" draw:display-name="Dashed (var) 807" draw:style="rect" draw:dots1="1" draw:dots1-length="0.0043in" draw:dots2="1" draw:dots2-length="0.0043in" draw:distance="0.0043in"/>
    <draw:stroke-dash draw:name="Dashed_20__28_var_29__20_808" draw:display-name="Dashed (var) 808" draw:style="rect" draw:dots1="1" draw:dots1-length="0.0043in" draw:dots2="1" draw:dots2-length="0.0043in" draw:distance="0.0043in"/>
    <draw:stroke-dash draw:name="Dashed_20__28_var_29__20_809" draw:display-name="Dashed (var) 809" draw:style="rect" draw:dots1="1" draw:dots1-length="0.0043in" draw:dots2="1" draw:dots2-length="0.0043in" draw:distance="0.0043in"/>
    <draw:stroke-dash draw:name="Dashed_20__28_var_29__20_810" draw:display-name="Dashed (var) 810" draw:style="rect" draw:dots1="1" draw:dots1-length="0.0043in" draw:dots2="1" draw:dots2-length="0.0043in" draw:distance="0.0043in"/>
    <draw:stroke-dash draw:name="Dashed_20__28_var_29__20_811" draw:display-name="Dashed (var) 811" draw:style="rect" draw:dots1="1" draw:dots1-length="0.0043in" draw:dots2="1" draw:dots2-length="0.0043in" draw:distance="0.0043in"/>
    <draw:stroke-dash draw:name="Dashed_20__28_var_29__20_812" draw:display-name="Dashed (var) 812" draw:style="rect" draw:dots1="1" draw:dots1-length="0.0043in" draw:dots2="1" draw:dots2-length="0.0043in" draw:distance="0.0043in"/>
    <draw:stroke-dash draw:name="Dashed_20__28_var_29__20_813" draw:display-name="Dashed (var) 813" draw:style="rect" draw:dots1="1" draw:dots1-length="0.0043in" draw:dots2="1" draw:dots2-length="0.0043in" draw:distance="0.0043in"/>
    <draw:stroke-dash draw:name="Dashed_20__28_var_29__20_814" draw:display-name="Dashed (var) 814" draw:style="rect" draw:dots1="1" draw:dots1-length="0.0043in" draw:dots2="1" draw:dots2-length="0.0043in" draw:distance="0.0043in"/>
    <draw:stroke-dash draw:name="Dashed_20__28_var_29__20_815" draw:display-name="Dashed (var) 815" draw:style="rect" draw:dots1="1" draw:dots1-length="0.0043in" draw:dots2="1" draw:dots2-length="0.0043in" draw:distance="0.0043in"/>
    <draw:stroke-dash draw:name="Dashed_20__28_var_29__20_816" draw:display-name="Dashed (var) 816" draw:style="rect" draw:dots1="1" draw:dots1-length="0.0043in" draw:dots2="1" draw:dots2-length="0.0043in" draw:distance="0.0043in"/>
    <draw:stroke-dash draw:name="Dashed_20__28_var_29__20_817" draw:display-name="Dashed (var) 817" draw:style="rect" draw:dots1="1" draw:dots1-length="0.0043in" draw:dots2="1" draw:dots2-length="0.0043in" draw:distance="0.0043in"/>
    <draw:stroke-dash draw:name="Dashed_20__28_var_29__20_818" draw:display-name="Dashed (var) 818" draw:style="rect" draw:dots1="1" draw:dots1-length="0.0043in" draw:dots2="1" draw:dots2-length="0.0043in" draw:distance="0.0043in"/>
    <draw:stroke-dash draw:name="Dashed_20__28_var_29__20_819" draw:display-name="Dashed (var) 819" draw:style="rect" draw:dots1="1" draw:dots1-length="0.0043in" draw:dots2="1" draw:dots2-length="0.0043in" draw:distance="0.0043in"/>
    <draw:stroke-dash draw:name="Dashed_20__28_var_29__20_820" draw:display-name="Dashed (var) 820" draw:style="rect" draw:dots1="1" draw:dots1-length="0.0043in" draw:dots2="1" draw:dots2-length="0.0043in" draw:distance="0.0043in"/>
    <draw:stroke-dash draw:name="Dashed_20__28_var_29__20_821" draw:display-name="Dashed (var) 821" draw:style="rect" draw:dots1="1" draw:dots1-length="0.0043in" draw:dots2="1" draw:dots2-length="0.0043in" draw:distance="0.0043in"/>
    <draw:stroke-dash draw:name="Dashed_20__28_var_29__20_822" draw:display-name="Dashed (var) 822" draw:style="rect" draw:dots1="1" draw:dots1-length="0.0043in" draw:dots2="1" draw:dots2-length="0.0043in" draw:distance="0.0043in"/>
    <draw:stroke-dash draw:name="Dashed_20__28_var_29__20_823" draw:display-name="Dashed (var) 823" draw:style="rect" draw:dots1="1" draw:dots1-length="0.0043in" draw:dots2="1" draw:dots2-length="0.0043in" draw:distance="0.0043in"/>
    <draw:stroke-dash draw:name="Dashed_20__28_var_29__20_824" draw:display-name="Dashed (var) 824" draw:style="rect" draw:dots1="1" draw:dots1-length="0.0043in" draw:dots2="1" draw:dots2-length="0.0043in" draw:distance="0.0043in"/>
    <draw:stroke-dash draw:name="Dashed_20__28_var_29__20_825" draw:display-name="Dashed (var) 825" draw:style="rect" draw:dots1="1" draw:dots1-length="0.0043in" draw:dots2="1" draw:dots2-length="0.0043in" draw:distance="0.0043in"/>
    <draw:stroke-dash draw:name="Dashed_20__28_var_29__20_826" draw:display-name="Dashed (var) 826" draw:style="rect" draw:dots1="1" draw:dots1-length="0.0043in" draw:dots2="1" draw:dots2-length="0.0043in" draw:distance="0.0043in"/>
    <draw:stroke-dash draw:name="Dashed_20__28_var_29__20_827" draw:display-name="Dashed (var) 827" draw:style="rect" draw:dots1="1" draw:dots1-length="0.0043in" draw:dots2="1" draw:dots2-length="0.0043in" draw:distance="0.0043in"/>
    <draw:stroke-dash draw:name="Dashed_20__28_var_29__20_828" draw:display-name="Dashed (var) 828" draw:style="rect" draw:dots1="1" draw:dots1-length="0.0043in" draw:dots2="1" draw:dots2-length="0.0043in" draw:distance="0.0043in"/>
    <draw:stroke-dash draw:name="Dashed_20__28_var_29__20_829" draw:display-name="Dashed (var) 829" draw:style="rect" draw:dots1="1" draw:dots1-length="0.0043in" draw:dots2="1" draw:dots2-length="0.0043in" draw:distance="0.0043in"/>
    <draw:stroke-dash draw:name="Dashed_20__28_var_29__20_830" draw:display-name="Dashed (var) 830" draw:style="rect" draw:dots1="1" draw:dots1-length="0.0043in" draw:dots2="1" draw:dots2-length="0.0043in" draw:distance="0.0043in"/>
    <draw:stroke-dash draw:name="Dashed_20__28_var_29__20_831" draw:display-name="Dashed (var) 831" draw:style="rect" draw:dots1="1" draw:dots1-length="0.0043in" draw:dots2="1" draw:dots2-length="0.0043in" draw:distance="0.0043in"/>
    <draw:stroke-dash draw:name="Dashed_20__28_var_29__20_832" draw:display-name="Dashed (var) 832" draw:style="rect" draw:dots1="1" draw:dots1-length="0.0043in" draw:dots2="1" draw:dots2-length="0.0043in" draw:distance="0.0043in"/>
    <draw:stroke-dash draw:name="Dashed_20__28_var_29__20_833" draw:display-name="Dashed (var) 833" draw:style="rect" draw:dots1="1" draw:dots1-length="0.0043in" draw:dots2="1" draw:dots2-length="0.0043in" draw:distance="0.0043in"/>
    <draw:stroke-dash draw:name="Dashed_20__28_var_29__20_834" draw:display-name="Dashed (var) 834" draw:style="rect" draw:dots1="1" draw:dots1-length="0.0043in" draw:dots2="1" draw:dots2-length="0.0043in" draw:distance="0.0043in"/>
    <draw:stroke-dash draw:name="Dashed_20__28_var_29__20_835" draw:display-name="Dashed (var) 835" draw:style="rect" draw:dots1="1" draw:dots1-length="0.0043in" draw:dots2="1" draw:dots2-length="0.0043in" draw:distance="0.0043in"/>
    <draw:stroke-dash draw:name="Dashed_20__28_var_29__20_836" draw:display-name="Dashed (var) 836" draw:style="rect" draw:dots1="1" draw:dots1-length="0.0043in" draw:dots2="1" draw:dots2-length="0.0043in" draw:distance="0.0043in"/>
    <draw:stroke-dash draw:name="Dashed_20__28_var_29__20_837" draw:display-name="Dashed (var) 837" draw:style="rect" draw:dots1="1" draw:dots1-length="0.0043in" draw:dots2="1" draw:dots2-length="0.0043in" draw:distance="0.0043in"/>
    <draw:stroke-dash draw:name="Dashed_20__28_var_29__20_838" draw:display-name="Dashed (var) 838" draw:style="rect" draw:dots1="1" draw:dots1-length="0.0043in" draw:dots2="1" draw:dots2-length="0.0043in" draw:distance="0.0043in"/>
    <draw:stroke-dash draw:name="Dashed_20__28_var_29__20_839" draw:display-name="Dashed (var) 839" draw:style="rect" draw:dots1="1" draw:dots1-length="0.0043in" draw:dots2="1" draw:dots2-length="0.0043in" draw:distance="0.0043in"/>
    <draw:stroke-dash draw:name="Dashed_20__28_var_29__20_840" draw:display-name="Dashed (var) 840" draw:style="rect" draw:dots1="1" draw:dots1-length="0.0043in" draw:dots2="1" draw:dots2-length="0.0043in" draw:distance="0.0043in"/>
    <draw:stroke-dash draw:name="Dashed_20__28_var_29__20_841" draw:display-name="Dashed (var) 841" draw:style="rect" draw:dots1="1" draw:dots1-length="0.0043in" draw:dots2="1" draw:dots2-length="0.0043in" draw:distance="0.0043in"/>
    <draw:stroke-dash draw:name="Dashed_20__28_var_29__20_842" draw:display-name="Dashed (var) 842" draw:style="rect" draw:dots1="1" draw:dots1-length="0.0043in" draw:dots2="1" draw:dots2-length="0.0043in" draw:distance="0.0043in"/>
    <draw:stroke-dash draw:name="Dashed_20__28_var_29__20_843" draw:display-name="Dashed (var) 843" draw:style="rect" draw:dots1="1" draw:dots1-length="0.0043in" draw:dots2="1" draw:dots2-length="0.0043in" draw:distance="0.0043in"/>
    <draw:stroke-dash draw:name="Dashed_20__28_var_29__20_844" draw:display-name="Dashed (var) 844" draw:style="rect" draw:dots1="1" draw:dots1-length="0.0043in" draw:dots2="1" draw:dots2-length="0.0043in" draw:distance="0.0043in"/>
    <draw:stroke-dash draw:name="Dashed_20__28_var_29__20_845" draw:display-name="Dashed (var) 845" draw:style="rect" draw:dots1="1" draw:dots1-length="0.0043in" draw:dots2="1" draw:dots2-length="0.0043in" draw:distance="0.0043in"/>
    <draw:stroke-dash draw:name="Dashed_20__28_var_29__20_846" draw:display-name="Dashed (var) 846" draw:style="rect" draw:dots1="1" draw:dots1-length="0.0043in" draw:dots2="1" draw:dots2-length="0.0043in" draw:distance="0.0043in"/>
    <draw:stroke-dash draw:name="Dashed_20__28_var_29__20_847" draw:display-name="Dashed (var) 847" draw:style="rect" draw:dots1="1" draw:dots1-length="0.0043in" draw:dots2="1" draw:dots2-length="0.0043in" draw:distance="0.0043in"/>
    <draw:stroke-dash draw:name="Dashed_20__28_var_29__20_848" draw:display-name="Dashed (var) 848" draw:style="rect" draw:dots1="1" draw:dots1-length="0.0043in" draw:dots2="1" draw:dots2-length="0.0043in" draw:distance="0.0043in"/>
    <draw:stroke-dash draw:name="Dashed_20__28_var_29__20_849" draw:display-name="Dashed (var) 849" draw:style="rect" draw:dots1="1" draw:dots1-length="0.0043in" draw:dots2="1" draw:dots2-length="0.0043in" draw:distance="0.0043in"/>
    <draw:stroke-dash draw:name="Dashed_20__28_var_29__20_850" draw:display-name="Dashed (var) 850" draw:style="rect" draw:dots1="1" draw:dots1-length="0.0043in" draw:dots2="1" draw:dots2-length="0.0043in" draw:distance="0.0043in"/>
    <draw:stroke-dash draw:name="Dashed_20__28_var_29__20_851" draw:display-name="Dashed (var) 851" draw:style="rect" draw:dots1="1" draw:dots1-length="0.0043in" draw:dots2="1" draw:dots2-length="0.0043in" draw:distance="0.0043in"/>
    <draw:stroke-dash draw:name="Dashed_20__28_var_29__20_852" draw:display-name="Dashed (var) 852" draw:style="rect" draw:dots1="1" draw:dots1-length="0.0043in" draw:dots2="1" draw:dots2-length="0.0043in" draw:distance="0.0043in"/>
    <draw:stroke-dash draw:name="Dashed_20__28_var_29__20_853" draw:display-name="Dashed (var) 853" draw:style="rect" draw:dots1="1" draw:dots1-length="0.0043in" draw:dots2="1" draw:dots2-length="0.0043in" draw:distance="0.0043in"/>
    <draw:stroke-dash draw:name="Dashed_20__28_var_29__20_854" draw:display-name="Dashed (var) 854" draw:style="rect" draw:dots1="1" draw:dots1-length="0.0043in" draw:dots2="1" draw:dots2-length="0.0043in" draw:distance="0.0043in"/>
    <draw:stroke-dash draw:name="Dashed_20__28_var_29__20_855" draw:display-name="Dashed (var) 855" draw:style="rect" draw:dots1="1" draw:dots1-length="0.0043in" draw:dots2="1" draw:dots2-length="0.0043in" draw:distance="0.0043in"/>
    <draw:stroke-dash draw:name="Dashed_20__28_var_29__20_856" draw:display-name="Dashed (var) 856" draw:style="rect" draw:dots1="1" draw:dots1-length="0.0043in" draw:dots2="1" draw:dots2-length="0.0043in" draw:distance="0.0043in"/>
    <draw:stroke-dash draw:name="Dashed_20__28_var_29__20_857" draw:display-name="Dashed (var) 857" draw:style="rect" draw:dots1="1" draw:dots1-length="0.0043in" draw:dots2="1" draw:dots2-length="0.0043in" draw:distance="0.0043in"/>
    <draw:stroke-dash draw:name="Dashed_20__28_var_29__20_858" draw:display-name="Dashed (var) 858" draw:style="rect" draw:dots1="1" draw:dots1-length="0.0043in" draw:dots2="1" draw:dots2-length="0.0043in" draw:distance="0.0043in"/>
    <draw:stroke-dash draw:name="Dashed_20__28_var_29__20_859" draw:display-name="Dashed (var) 859" draw:style="rect" draw:dots1="1" draw:dots1-length="0.0043in" draw:dots2="1" draw:dots2-length="0.0043in" draw:distance="0.0043in"/>
    <draw:stroke-dash draw:name="Dashed_20__28_var_29__20_860" draw:display-name="Dashed (var) 860" draw:style="rect" draw:dots1="1" draw:dots1-length="0.0043in" draw:dots2="1" draw:dots2-length="0.0043in" draw:distance="0.0043in"/>
    <draw:stroke-dash draw:name="Dashed_20__28_var_29__20_861" draw:display-name="Dashed (var) 861" draw:style="rect" draw:dots1="1" draw:dots1-length="0.0043in" draw:dots2="1" draw:dots2-length="0.0043in" draw:distance="0.0043in"/>
    <draw:stroke-dash draw:name="Dashed_20__28_var_29__20_862" draw:display-name="Dashed (var) 862" draw:style="rect" draw:dots1="1" draw:dots1-length="0.0043in" draw:dots2="1" draw:dots2-length="0.0043in" draw:distance="0.0043in"/>
    <draw:stroke-dash draw:name="Dashed_20__28_var_29__20_863" draw:display-name="Dashed (var) 863" draw:style="rect" draw:dots1="1" draw:dots1-length="0.0043in" draw:dots2="1" draw:dots2-length="0.0043in" draw:distance="0.0043in"/>
    <draw:stroke-dash draw:name="Dashed_20__28_var_29__20_864" draw:display-name="Dashed (var) 864" draw:style="rect" draw:dots1="1" draw:dots1-length="0.0043in" draw:dots2="1" draw:dots2-length="0.0043in" draw:distance="0.0043in"/>
    <draw:stroke-dash draw:name="Dashed_20__28_var_29__20_865" draw:display-name="Dashed (var) 865" draw:style="rect" draw:dots1="1" draw:dots1-length="0.0043in" draw:dots2="1" draw:dots2-length="0.0043in" draw:distance="0.0043in"/>
    <draw:stroke-dash draw:name="Dashed_20__28_var_29__20_866" draw:display-name="Dashed (var) 866" draw:style="rect" draw:dots1="1" draw:dots1-length="0.0043in" draw:dots2="1" draw:dots2-length="0.0043in" draw:distance="0.0043in"/>
    <draw:stroke-dash draw:name="Dashed_20__28_var_29__20_867" draw:display-name="Dashed (var) 867" draw:style="rect" draw:dots1="1" draw:dots1-length="0.0043in" draw:dots2="1" draw:dots2-length="0.0043in" draw:distance="0.0043in"/>
    <draw:stroke-dash draw:name="Dashed_20__28_var_29__20_868" draw:display-name="Dashed (var) 868" draw:style="rect" draw:dots1="1" draw:dots1-length="0.0043in" draw:dots2="1" draw:dots2-length="0.0043in" draw:distance="0.0043in"/>
    <draw:stroke-dash draw:name="Dashed_20__28_var_29__20_869" draw:display-name="Dashed (var) 869" draw:style="rect" draw:dots1="1" draw:dots1-length="0.0043in" draw:dots2="1" draw:dots2-length="0.0043in" draw:distance="0.0043in"/>
    <draw:stroke-dash draw:name="Dashed_20__28_var_29__20_870" draw:display-name="Dashed (var) 870" draw:style="rect" draw:dots1="1" draw:dots1-length="0.0043in" draw:dots2="1" draw:dots2-length="0.0043in" draw:distance="0.0043in"/>
    <draw:stroke-dash draw:name="Dashed_20__28_var_29__20_871" draw:display-name="Dashed (var) 871" draw:style="rect" draw:dots1="1" draw:dots1-length="0.0043in" draw:dots2="1" draw:dots2-length="0.0043in" draw:distance="0.0043in"/>
    <draw:stroke-dash draw:name="Dashed_20__28_var_29__20_872" draw:display-name="Dashed (var) 872" draw:style="rect" draw:dots1="1" draw:dots1-length="0.0043in" draw:dots2="1" draw:dots2-length="0.0043in" draw:distance="0.0043in"/>
    <draw:stroke-dash draw:name="Dashed_20__28_var_29__20_873" draw:display-name="Dashed (var) 873" draw:style="rect" draw:dots1="1" draw:dots1-length="0.0043in" draw:dots2="1" draw:dots2-length="0.0043in" draw:distance="0.0043in"/>
    <draw:stroke-dash draw:name="Dashed_20__28_var_29__20_874" draw:display-name="Dashed (var) 874" draw:style="rect" draw:dots1="1" draw:dots1-length="0.0043in" draw:dots2="1" draw:dots2-length="0.0043in" draw:distance="0.0043in"/>
    <draw:stroke-dash draw:name="Dashed_20__28_var_29__20_875" draw:display-name="Dashed (var) 875" draw:style="rect" draw:dots1="1" draw:dots1-length="0.0043in" draw:dots2="1" draw:dots2-length="0.0043in" draw:distance="0.0043in"/>
    <draw:stroke-dash draw:name="Dashed_20__28_var_29__20_876" draw:display-name="Dashed (var) 876" draw:style="rect" draw:dots1="1" draw:dots1-length="0.0043in" draw:dots2="1" draw:dots2-length="0.0043in" draw:distance="0.0043in"/>
    <draw:stroke-dash draw:name="Dashed_20__28_var_29__20_877" draw:display-name="Dashed (var) 877" draw:style="rect" draw:dots1="1" draw:dots1-length="0.0043in" draw:dots2="1" draw:dots2-length="0.0043in" draw:distance="0.0043in"/>
    <draw:stroke-dash draw:name="Dashed_20__28_var_29__20_878" draw:display-name="Dashed (var) 878" draw:style="rect" draw:dots1="1" draw:dots1-length="0.0043in" draw:dots2="1" draw:dots2-length="0.0043in" draw:distance="0.0043in"/>
    <draw:stroke-dash draw:name="Dashed_20__28_var_29__20_879" draw:display-name="Dashed (var) 879" draw:style="rect" draw:dots1="1" draw:dots1-length="0.0043in" draw:dots2="1" draw:dots2-length="0.0043in" draw:distance="0.0043in"/>
    <draw:stroke-dash draw:name="Dashed_20__28_var_29__20_880" draw:display-name="Dashed (var) 880" draw:style="rect" draw:dots1="1" draw:dots1-length="0.0043in" draw:dots2="1" draw:dots2-length="0.0043in" draw:distance="0.0043in"/>
    <draw:stroke-dash draw:name="Dashed_20__28_var_29__20_881" draw:display-name="Dashed (var) 881" draw:style="rect" draw:dots1="1" draw:dots1-length="0.0043in" draw:dots2="1" draw:dots2-length="0.0043in" draw:distance="0.0043in"/>
    <draw:stroke-dash draw:name="Dashed_20__28_var_29__20_882" draw:display-name="Dashed (var) 882" draw:style="rect" draw:dots1="1" draw:dots1-length="0.0043in" draw:dots2="1" draw:dots2-length="0.0043in" draw:distance="0.0043in"/>
    <draw:stroke-dash draw:name="Dashed_20__28_var_29__20_883" draw:display-name="Dashed (var) 883" draw:style="rect" draw:dots1="1" draw:dots1-length="0.0043in" draw:dots2="1" draw:dots2-length="0.0043in" draw:distance="0.0043in"/>
    <draw:stroke-dash draw:name="Dashed_20__28_var_29__20_884" draw:display-name="Dashed (var) 884" draw:style="rect" draw:dots1="1" draw:dots1-length="0.0043in" draw:dots2="1" draw:dots2-length="0.0043in" draw:distance="0.0043in"/>
    <draw:stroke-dash draw:name="Dashed_20__28_var_29__20_885" draw:display-name="Dashed (var) 885" draw:style="rect" draw:dots1="1" draw:dots1-length="0.0043in" draw:dots2="1" draw:dots2-length="0.0043in" draw:distance="0.0043in"/>
    <draw:stroke-dash draw:name="Dashed_20__28_var_29__20_886" draw:display-name="Dashed (var) 886" draw:style="rect" draw:dots1="1" draw:dots1-length="0.0043in" draw:dots2="1" draw:dots2-length="0.0043in" draw:distance="0.0043in"/>
    <draw:stroke-dash draw:name="Dashed_20__28_var_29__20_887" draw:display-name="Dashed (var) 887" draw:style="rect" draw:dots1="1" draw:dots1-length="0.0043in" draw:dots2="1" draw:dots2-length="0.0043in" draw:distance="0.0043in"/>
    <draw:stroke-dash draw:name="Dashed_20__28_var_29__20_888" draw:display-name="Dashed (var) 888" draw:style="rect" draw:dots1="1" draw:dots1-length="0.0043in" draw:dots2="1" draw:dots2-length="0.0043in" draw:distance="0.0043in"/>
    <draw:stroke-dash draw:name="Dashed_20__28_var_29__20_889" draw:display-name="Dashed (var) 889" draw:style="rect" draw:dots1="1" draw:dots1-length="0.0043in" draw:dots2="1" draw:dots2-length="0.0043in" draw:distance="0.0043in"/>
    <draw:stroke-dash draw:name="Dashed_20__28_var_29__20_890" draw:display-name="Dashed (var) 890" draw:style="rect" draw:dots1="1" draw:dots1-length="0.0043in" draw:dots2="1" draw:dots2-length="0.0043in" draw:distance="0.0043in"/>
    <draw:stroke-dash draw:name="Dashed_20__28_var_29__20_891" draw:display-name="Dashed (var) 891" draw:style="rect" draw:dots1="1" draw:dots1-length="0.0043in" draw:dots2="1" draw:dots2-length="0.0043in" draw:distance="0.0043in"/>
    <draw:stroke-dash draw:name="Dashed_20__28_var_29__20_892" draw:display-name="Dashed (var) 892" draw:style="rect" draw:dots1="1" draw:dots1-length="0.0043in" draw:dots2="1" draw:dots2-length="0.0043in" draw:distance="0.0043in"/>
    <draw:stroke-dash draw:name="Dashed_20__28_var_29__20_893" draw:display-name="Dashed (var) 893" draw:style="rect" draw:dots1="1" draw:dots1-length="0.0043in" draw:dots2="1" draw:dots2-length="0.0043in" draw:distance="0.0043in"/>
    <draw:stroke-dash draw:name="Dashed_20__28_var_29__20_894" draw:display-name="Dashed (var) 894" draw:style="rect" draw:dots1="1" draw:dots1-length="0.0043in" draw:dots2="1" draw:dots2-length="0.0043in" draw:distance="0.0043in"/>
    <draw:stroke-dash draw:name="Dashed_20__28_var_29__20_895" draw:display-name="Dashed (var) 895" draw:style="rect" draw:dots1="1" draw:dots1-length="0.0043in" draw:dots2="1" draw:dots2-length="0.0043in" draw:distance="0.0043in"/>
    <draw:stroke-dash draw:name="Dashed_20__28_var_29__20_896" draw:display-name="Dashed (var) 896" draw:style="rect" draw:dots1="1" draw:dots1-length="0.0043in" draw:dots2="1" draw:dots2-length="0.0043in" draw:distance="0.0043in"/>
    <draw:stroke-dash draw:name="Dashed_20__28_var_29__20_897" draw:display-name="Dashed (var) 897" draw:style="rect" draw:dots1="1" draw:dots1-length="0.0043in" draw:dots2="1" draw:dots2-length="0.0043in" draw:distance="0.0043in"/>
    <draw:stroke-dash draw:name="Dashed_20__28_var_29__20_898" draw:display-name="Dashed (var) 898" draw:style="rect" draw:dots1="1" draw:dots1-length="0.0043in" draw:dots2="1" draw:dots2-length="0.0043in" draw:distance="0.0043in"/>
    <draw:stroke-dash draw:name="Dashed_20__28_var_29__20_899" draw:display-name="Dashed (var) 899" draw:style="rect" draw:dots1="1" draw:dots1-length="0.0043in" draw:dots2="1" draw:dots2-length="0.0043in" draw:distance="0.0043in"/>
    <draw:stroke-dash draw:name="Dashed_20__28_var_29__20_9" draw:display-name="Dashed (var) 9" draw:style="rect" draw:dots1="1" draw:dots1-length="0.0024in" draw:dots2="1" draw:dots2-length="0.0024in" draw:distance="0.0024in"/>
    <draw:stroke-dash draw:name="Dashed_20__28_var_29__20_900" draw:display-name="Dashed (var) 900" draw:style="rect" draw:dots1="1" draw:dots1-length="0.0043in" draw:dots2="1" draw:dots2-length="0.0043in" draw:distance="0.0043in"/>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4:39:04.705383000</meta:creation-date>
    <dc:date>2016-07-27T18:17:35.790606000</dc:date>
    <meta:editing-duration>P1DT15H37M34S</meta:editing-duration>
    <meta:editing-cycles>406</meta:editing-cycles>
    <meta:generator>LibreOffice/5.0.6.3$MacOSX_X86_64 LibreOffice_project/490fc03b25318460cfc54456516ea2519c11d1aa</meta:generator>
    <meta:document-statistic meta:table-count="0" meta:image-count="0" meta:object-count="0" meta:page-count="34" meta:paragraph-count="509" meta:word-count="6901" meta:character-count="48452" meta:non-whitespace-character-count="39612"/>
  </office:meta>
</office:document-meta>
</file>